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results_with_con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52783333333333" calcext:value-type="float">
            <text:p>0.552783333333333</text:p>
          </table:table-cell>
          <table:table-cell office:value-type="float" office:value="0.6434" calcext:value-type="float">
            <text:p>0.6434</text:p>
          </table:table-cell>
          <table:table-cell office:value-type="float" office:value="1.89920631006582" calcext:value-type="float">
            <text:p>1.89920631006582</text:p>
          </table:table-cell>
          <table:table-cell office:value-type="float" office:value="1.3645160145061" calcext:value-type="float">
            <text:p>1.3645160145061</text:p>
          </table:table-cell>
          <table:table-cell office:value-type="float" office:value="12.7885331150001" calcext:value-type="float">
            <text:p>12.788533115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7204" calcext:value-type="float">
            <text:p>0.7204</text:p>
          </table:table-cell>
          <table:table-cell office:value-type="float" office:value="1.03946123257883" calcext:value-type="float">
            <text:p>1.03946123257883</text:p>
          </table:table-cell>
          <table:table-cell office:value-type="float" office:value="0.855616939675276" calcext:value-type="float">
            <text:p>0.855616939675276</text:p>
          </table:table-cell>
          <table:table-cell office:value-type="float" office:value="16.0887766469999" calcext:value-type="float">
            <text:p>16.088776646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3183333333333" calcext:value-type="float">
            <text:p>0.74318333333333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190310688034" calcext:value-type="float">
            <text:p>0.76190310688034</text:p>
          </table:table-cell>
          <table:table-cell office:value-type="float" office:value="0.714778429383685" calcext:value-type="float">
            <text:p>0.714778429383685</text:p>
          </table:table-cell>
          <table:table-cell office:value-type="float" office:value="15.458044211" calcext:value-type="float">
            <text:p>15.45804421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0666666666667" calcext:value-type="float">
            <text:p>0.760666666666667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668609886503677" calcext:value-type="float">
            <text:p>0.668609886503677</text:p>
          </table:table-cell>
          <table:table-cell office:value-type="float" office:value="0.653609073275973" calcext:value-type="float">
            <text:p>0.653609073275973</text:p>
          </table:table-cell>
          <table:table-cell office:value-type="float" office:value="14.513115352" calcext:value-type="float">
            <text:p>14.51311535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5166666666667" calcext:value-type="float">
            <text:p>0.775166666666667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21009812521528" calcext:value-type="float">
            <text:p>0.621009812521528</text:p>
          </table:table-cell>
          <table:table-cell office:value-type="float" office:value="0.616674723518882" calcext:value-type="float">
            <text:p>0.616674723518882</text:p>
          </table:table-cell>
          <table:table-cell office:value-type="float" office:value="14.593789988" calcext:value-type="float">
            <text:p>14.5937899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796" calcext:value-type="float">
            <text:p>0.6796</text:p>
          </table:table-cell>
          <table:table-cell office:value-type="float" office:value="1.74272138922453" calcext:value-type="float">
            <text:p>1.74272138922453</text:p>
          </table:table-cell>
          <table:table-cell office:value-type="float" office:value="1.16373199755978" calcext:value-type="float">
            <text:p>1.16373199755978</text:p>
          </table:table-cell>
          <table:table-cell office:value-type="float" office:value="12.057462135" calcext:value-type="float">
            <text:p>12.05746213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4583333333333" calcext:value-type="float">
            <text:p>0.714583333333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928504128636582" calcext:value-type="float">
            <text:p>0.928504128636582</text:p>
          </table:table-cell>
          <table:table-cell office:value-type="float" office:value="0.798806313876134" calcext:value-type="float">
            <text:p>0.798806313876134</text:p>
          </table:table-cell>
          <table:table-cell office:value-type="float" office:value="11.660437561" calcext:value-type="float">
            <text:p>11.6604375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8533333333333" calcext:value-type="float">
            <text:p>0.74853333333333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25864244422425" calcext:value-type="float">
            <text:p>0.725864244422425</text:p>
          </table:table-cell>
          <table:table-cell office:value-type="float" office:value="0.691283482654839" calcext:value-type="float">
            <text:p>0.691283482654839</text:p>
          </table:table-cell>
          <table:table-cell office:value-type="float" office:value="11.628340734" calcext:value-type="float">
            <text:p>11.62834073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6533333333333" calcext:value-type="float">
            <text:p>0.766533333333333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649984670727492" calcext:value-type="float">
            <text:p>0.649984670727492</text:p>
          </table:table-cell>
          <table:table-cell office:value-type="float" office:value="0.637999701841622" calcext:value-type="float">
            <text:p>0.637999701841622</text:p>
          </table:table-cell>
          <table:table-cell office:value-type="float" office:value="11.634971579" calcext:value-type="float">
            <text:p>11.63497157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81666666666667" calcext:value-type="float">
            <text:p>0.78166666666666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605802139652563" calcext:value-type="float">
            <text:p>0.605802139652563</text:p>
          </table:table-cell>
          <table:table-cell office:value-type="float" office:value="0.603002852695003" calcext:value-type="float">
            <text:p>0.603002852695003</text:p>
          </table:table-cell>
          <table:table-cell office:value-type="float" office:value="11.9904580470001" calcext:value-type="float">
            <text:p>11.99045804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6685" calcext:value-type="float">
            <text:p>0.6685</text:p>
          </table:table-cell>
          <table:table-cell office:value-type="float" office:value="1.79304346156273" calcext:value-type="float">
            <text:p>1.79304346156273</text:p>
          </table:table-cell>
          <table:table-cell office:value-type="float" office:value="1.21077165216397" calcext:value-type="float">
            <text:p>1.21077165216397</text:p>
          </table:table-cell>
          <table:table-cell office:value-type="float" office:value="12.3643277570001" calcext:value-type="float">
            <text:p>12.36432775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5083333333333" calcext:value-type="float">
            <text:p>0.715083333333333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944599549145078" calcext:value-type="float">
            <text:p>0.944599549145078</text:p>
          </table:table-cell>
          <table:table-cell office:value-type="float" office:value="0.802772764567357" calcext:value-type="float">
            <text:p>0.802772764567357</text:p>
          </table:table-cell>
          <table:table-cell office:value-type="float" office:value="12.1102066159999" calcext:value-type="float">
            <text:p>12.110206615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775" calcext:value-type="float">
            <text:p>0.74775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27157754748106" calcext:value-type="float">
            <text:p>0.727157754748106</text:p>
          </table:table-cell>
          <table:table-cell office:value-type="float" office:value="0.692213575171817" calcext:value-type="float">
            <text:p>0.692213575171817</text:p>
          </table:table-cell>
          <table:table-cell office:value-type="float" office:value="11.6724311400001" calcext:value-type="float">
            <text:p>11.672431140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4733333333333" calcext:value-type="float">
            <text:p>0.76473333333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071459149501" calcext:value-type="float">
            <text:p>0.65071459149501</text:p>
          </table:table-cell>
          <table:table-cell office:value-type="float" office:value="0.639557170829955" calcext:value-type="float">
            <text:p>0.639557170829955</text:p>
          </table:table-cell>
          <table:table-cell office:value-type="float" office:value="12.3310530449999" calcext:value-type="float">
            <text:p>12.331053044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07455447538575" calcext:value-type="float">
            <text:p>0.607455447538575</text:p>
          </table:table-cell>
          <table:table-cell office:value-type="float" office:value="0.605254593358678" calcext:value-type="float">
            <text:p>0.605254593358678</text:p>
          </table:table-cell>
          <table:table-cell office:value-type="float" office:value="11.6565535120001" calcext:value-type="float">
            <text:p>11.656553512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76883333333333" calcext:value-type="float">
            <text:p>0.576883333333333</text:p>
          </table:table-cell>
          <table:table-cell office:value-type="float" office:value="0.671" calcext:value-type="float">
            <text:p>0.671</text:p>
          </table:table-cell>
          <table:table-cell office:value-type="float" office:value="1.8335427263144" calcext:value-type="float">
            <text:p>1.8335427263144</text:p>
          </table:table-cell>
          <table:table-cell office:value-type="float" office:value="1.25872749280018" calcext:value-type="float">
            <text:p>1.25872749280018</text:p>
          </table:table-cell>
          <table:table-cell office:value-type="float" office:value="11.7805564169998" calcext:value-type="float">
            <text:p>11.780556416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0533333333333" calcext:value-type="float">
            <text:p>0.71053333333333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979197264162462" calcext:value-type="float">
            <text:p>0.979197264162462</text:p>
          </table:table-cell>
          <table:table-cell office:value-type="float" office:value="0.823927784801289" calcext:value-type="float">
            <text:p>0.823927784801289</text:p>
          </table:table-cell>
          <table:table-cell office:value-type="float" office:value="11.7598751849998" calcext:value-type="float">
            <text:p>11.759875184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465" calcext:value-type="float">
            <text:p>0.74465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42534029807872" calcext:value-type="float">
            <text:p>0.742534029807872</text:p>
          </table:table-cell>
          <table:table-cell office:value-type="float" office:value="0.701121952313526" calcext:value-type="float">
            <text:p>0.701121952313526</text:p>
          </table:table-cell>
          <table:table-cell office:value-type="float" office:value="12.1635551900001" calcext:value-type="float">
            <text:p>12.163555190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3083333333333" calcext:value-type="float">
            <text:p>0.763083333333333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57607553355984" calcext:value-type="float">
            <text:p>0.657607553355984</text:p>
          </table:table-cell>
          <table:table-cell office:value-type="float" office:value="0.643364054572051" calcext:value-type="float">
            <text:p>0.643364054572051</text:p>
          </table:table-cell>
          <table:table-cell office:value-type="float" office:value="11.646570802" calcext:value-type="float">
            <text:p>11.64657080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10538586815283" calcext:value-type="float">
            <text:p>0.610538586815283</text:p>
          </table:table-cell>
          <table:table-cell office:value-type="float" office:value="0.6063184800801" calcext:value-type="float">
            <text:p>0.6063184800801</text:p>
          </table:table-cell>
          <table:table-cell office:value-type="float" office:value="11.6387952170001" calcext:value-type="float">
            <text:p>11.63879521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654" calcext:value-type="float">
            <text:p>0.654</text:p>
          </table:table-cell>
          <table:table-cell office:value-type="float" office:value="1.89788907702798" calcext:value-type="float">
            <text:p>1.89788907702798</text:p>
          </table:table-cell>
          <table:table-cell office:value-type="float" office:value="1.34614304676177" calcext:value-type="float">
            <text:p>1.34614304676177</text:p>
          </table:table-cell>
          <table:table-cell office:value-type="float" office:value="11.7317359880001" calcext:value-type="float">
            <text:p>11.731735988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699716666666667" calcext:value-type="float">
            <text:p>0.699716666666667</text:p>
          </table:table-cell>
          <table:table-cell office:value-type="float" office:value="0.7211" calcext:value-type="float">
            <text:p>0.7211</text:p>
          </table:table-cell>
          <table:table-cell office:value-type="float" office:value="1.02785994223694" calcext:value-type="float">
            <text:p>1.02785994223694</text:p>
          </table:table-cell>
          <table:table-cell office:value-type="float" office:value="0.852407567440324" calcext:value-type="float">
            <text:p>0.852407567440324</text:p>
          </table:table-cell>
          <table:table-cell office:value-type="float" office:value="11.667543562" calcext:value-type="float">
            <text:p>11.6675435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39966666666667" calcext:value-type="float">
            <text:p>0.739966666666667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62503044246865" calcext:value-type="float">
            <text:p>0.762503044246865</text:p>
          </table:table-cell>
          <table:table-cell office:value-type="float" office:value="0.715906081305947" calcext:value-type="float">
            <text:p>0.715906081305947</text:p>
          </table:table-cell>
          <table:table-cell office:value-type="float" office:value="11.7391975410001" calcext:value-type="float">
            <text:p>11.739197541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669900084736505" calcext:value-type="float">
            <text:p>0.669900084736505</text:p>
          </table:table-cell>
          <table:table-cell office:value-type="float" office:value="0.654035048310164" calcext:value-type="float">
            <text:p>0.654035048310164</text:p>
          </table:table-cell>
          <table:table-cell office:value-type="float" office:value="11.7147903069999" calcext:value-type="float">
            <text:p>11.714790306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3733333333333" calcext:value-type="float">
            <text:p>0.773733333333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620424995290191" calcext:value-type="float">
            <text:p>0.620424995290191</text:p>
          </table:table-cell>
          <table:table-cell office:value-type="float" office:value="0.615113528670779" calcext:value-type="float">
            <text:p>0.615113528670779</text:p>
          </table:table-cell>
          <table:table-cell office:value-type="float" office:value="11.7052832060001" calcext:value-type="float">
            <text:p>11.705283206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53166666666667" calcext:value-type="float">
            <text:p>0.553166666666667</text:p>
          </table:table-cell>
          <table:table-cell office:value-type="float" office:value="0.6487" calcext:value-type="float">
            <text:p>0.6487</text:p>
          </table:table-cell>
          <table:table-cell office:value-type="float" office:value="1.85668387189349" calcext:value-type="float">
            <text:p>1.85668387189349</text:p>
          </table:table-cell>
          <table:table-cell office:value-type="float" office:value="1.30012642198308" calcext:value-type="float">
            <text:p>1.30012642198308</text:p>
          </table:table-cell>
          <table:table-cell office:value-type="float" office:value="11.9574912410001" calcext:value-type="float">
            <text:p>11.957491241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999608480091542" calcext:value-type="float">
            <text:p>0.999608480091542</text:p>
          </table:table-cell>
          <table:table-cell office:value-type="float" office:value="0.83276072277385" calcext:value-type="float">
            <text:p>0.83276072277385</text:p>
          </table:table-cell>
          <table:table-cell office:value-type="float" office:value="11.9223750240001" calcext:value-type="float">
            <text:p>11.922375024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235" calcext:value-type="float">
            <text:p>0.74235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49644627830367" calcext:value-type="float">
            <text:p>0.749644627830367</text:p>
          </table:table-cell>
          <table:table-cell office:value-type="float" office:value="0.707357888958257" calcext:value-type="float">
            <text:p>0.707357888958257</text:p>
          </table:table-cell>
          <table:table-cell office:value-type="float" office:value="11.865894303" calcext:value-type="float">
            <text:p>11.86589430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0633333333333" calcext:value-type="float">
            <text:p>0.760633333333333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66524631804876" calcext:value-type="float">
            <text:p>0.66524631804876</text:p>
          </table:table-cell>
          <table:table-cell office:value-type="float" office:value="0.651424615626123" calcext:value-type="float">
            <text:p>0.651424615626123</text:p>
          </table:table-cell>
          <table:table-cell office:value-type="float" office:value="11.898862108" calcext:value-type="float">
            <text:p>11.89886210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9768841116667" calcext:value-type="float">
            <text:p>0.619768841116667</text:p>
          </table:table-cell>
          <table:table-cell office:value-type="float" office:value="0.615806679626939" calcext:value-type="float">
            <text:p>0.615806679626939</text:p>
          </table:table-cell>
          <table:table-cell office:value-type="float" office:value="12.4864758059998" calcext:value-type="float">
            <text:p>12.486475805999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0.6414" calcext:value-type="float">
            <text:p>0.6414</text:p>
          </table:table-cell>
          <table:table-cell office:value-type="float" office:value="1.93897879822676" calcext:value-type="float">
            <text:p>1.93897879822676</text:p>
          </table:table-cell>
          <table:table-cell office:value-type="float" office:value="1.42906807941996" calcext:value-type="float">
            <text:p>1.42906807941996</text:p>
          </table:table-cell>
          <table:table-cell office:value-type="float" office:value="11.9454353819999" calcext:value-type="float">
            <text:p>11.945435381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694083333333333" calcext:value-type="float">
            <text:p>0.6940833333333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1.07951045805203" calcext:value-type="float">
            <text:p>1.07951045805203</text:p>
          </table:table-cell>
          <table:table-cell office:value-type="float" office:value="0.876830427889611" calcext:value-type="float">
            <text:p>0.876830427889611</text:p>
          </table:table-cell>
          <table:table-cell office:value-type="float" office:value="12.0364002920001" calcext:value-type="float">
            <text:p>12.03640029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36783333333333" calcext:value-type="float">
            <text:p>0.7367833333333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884493809519" calcext:value-type="float">
            <text:p>0.77884493809519</text:p>
          </table:table-cell>
          <table:table-cell office:value-type="float" office:value="0.725091011850697" calcext:value-type="float">
            <text:p>0.725091011850697</text:p>
          </table:table-cell>
          <table:table-cell office:value-type="float" office:value="11.8885363320001" calcext:value-type="float">
            <text:p>11.88853633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55333333333333" calcext:value-type="float">
            <text:p>0.755333333333333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677460810110005" calcext:value-type="float">
            <text:p>0.677460810110005</text:p>
          </table:table-cell>
          <table:table-cell office:value-type="float" office:value="0.659446581723584" calcext:value-type="float">
            <text:p>0.659446581723584</text:p>
          </table:table-cell>
          <table:table-cell office:value-type="float" office:value="11.9549553639999" calcext:value-type="float">
            <text:p>11.954955363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1116666666667" calcext:value-type="float">
            <text:p>0.771116666666667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626004876676145" calcext:value-type="float">
            <text:p>0.626004876676145</text:p>
          </table:table-cell>
          <table:table-cell office:value-type="float" office:value="0.619987480959315" calcext:value-type="float">
            <text:p>0.619987480959315</text:p>
          </table:table-cell>
          <table:table-cell office:value-type="float" office:value="11.9260525480001" calcext:value-type="float">
            <text:p>11.92605254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6673" calcext:value-type="float">
            <text:p>0.6673</text:p>
          </table:table-cell>
          <table:table-cell office:value-type="float" office:value="1.81360865655993" calcext:value-type="float">
            <text:p>1.81360865655993</text:p>
          </table:table-cell>
          <table:table-cell office:value-type="float" office:value="1.24156451908646" calcext:value-type="float">
            <text:p>1.24156451908646</text:p>
          </table:table-cell>
          <table:table-cell office:value-type="float" office:value="12.425779422" calcext:value-type="float">
            <text:p>12.42577942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1085" calcext:value-type="float">
            <text:p>0.71085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957514183480602" calcext:value-type="float">
            <text:p>0.957514183480602</text:p>
          </table:table-cell>
          <table:table-cell office:value-type="float" office:value="0.808161710857586" calcext:value-type="float">
            <text:p>0.808161710857586</text:p>
          </table:table-cell>
          <table:table-cell office:value-type="float" office:value="11.9137444800001" calcext:value-type="float">
            <text:p>11.913744480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7533333333333" calcext:value-type="float">
            <text:p>0.7475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29878186830071" calcext:value-type="float">
            <text:p>0.729878186830071</text:p>
          </table:table-cell>
          <table:table-cell office:value-type="float" office:value="0.69350925866206" calcext:value-type="float">
            <text:p>0.69350925866206</text:p>
          </table:table-cell>
          <table:table-cell office:value-type="float" office:value="11.9873137890002" calcext:value-type="float">
            <text:p>11.987313789000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3916666666667" calcext:value-type="float">
            <text:p>0.763916666666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52234705304032" calcext:value-type="float">
            <text:p>0.652234705304032</text:p>
          </table:table-cell>
          <table:table-cell office:value-type="float" office:value="0.641079831654858" calcext:value-type="float">
            <text:p>0.641079831654858</text:p>
          </table:table-cell>
          <table:table-cell office:value-type="float" office:value="11.9485615009999" calcext:value-type="float">
            <text:p>11.94856150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09891272715922" calcext:value-type="float">
            <text:p>0.609891272715922</text:p>
          </table:table-cell>
          <table:table-cell office:value-type="float" office:value="0.607659095981319" calcext:value-type="float">
            <text:p>0.607659095981319</text:p>
          </table:table-cell>
          <table:table-cell office:value-type="float" office:value="11.8728422689999" calcext:value-type="float">
            <text:p>11.872842268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56216666666667" calcext:value-type="float">
            <text:p>0.556216666666667</text:p>
          </table:table-cell>
          <table:table-cell office:value-type="float" office:value="0.6639" calcext:value-type="float">
            <text:p>0.6639</text:p>
          </table:table-cell>
          <table:table-cell office:value-type="float" office:value="1.82522181928285" calcext:value-type="float">
            <text:p>1.82522181928285</text:p>
          </table:table-cell>
          <table:table-cell office:value-type="float" office:value="1.25985631973121" calcext:value-type="float">
            <text:p>1.25985631973121</text:p>
          </table:table-cell>
          <table:table-cell office:value-type="float" office:value="11.9283076080001" calcext:value-type="float">
            <text:p>11.92830760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07816666666667" calcext:value-type="float">
            <text:p>0.707816666666667</text:p>
          </table:table-cell>
          <table:table-cell office:value-type="float" office:value="0.724" calcext:value-type="float">
            <text:p>0.724</text:p>
          </table:table-cell>
          <table:table-cell office:value-type="float" office:value="0.9727680960825" calcext:value-type="float">
            <text:p>0.9727680960825</text:p>
          </table:table-cell>
          <table:table-cell office:value-type="float" office:value="0.817427202015166" calcext:value-type="float">
            <text:p>0.817427202015166</text:p>
          </table:table-cell>
          <table:table-cell office:value-type="float" office:value="12.0012490909999" calcext:value-type="float">
            <text:p>12.00124909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7016666666667" calcext:value-type="float">
            <text:p>0.7470166666666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37622899477924" calcext:value-type="float">
            <text:p>0.737622899477924</text:p>
          </table:table-cell>
          <table:table-cell office:value-type="float" office:value="0.699257089833545" calcext:value-type="float">
            <text:p>0.699257089833545</text:p>
          </table:table-cell>
          <table:table-cell office:value-type="float" office:value="11.957617606" calcext:value-type="float">
            <text:p>11.9576176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644" calcext:value-type="float">
            <text:p>0.7644</text:p>
          </table:table-cell>
          <table:table-cell office:value-type="float" office:value="0.656669840057776" calcext:value-type="float">
            <text:p>0.656669840057776</text:p>
          </table:table-cell>
          <table:table-cell office:value-type="float" office:value="0.644258714405594" calcext:value-type="float">
            <text:p>0.644258714405594</text:p>
          </table:table-cell>
          <table:table-cell office:value-type="float" office:value="12.0057819030001" calcext:value-type="float">
            <text:p>12.005781903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9583333333333" calcext:value-type="float">
            <text:p>0.779583333333333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611747929028102" calcext:value-type="float">
            <text:p>0.611747929028102</text:p>
          </table:table-cell>
          <table:table-cell office:value-type="float" office:value="0.608922452493838" calcext:value-type="float">
            <text:p>0.608922452493838</text:p>
          </table:table-cell>
          <table:table-cell office:value-type="float" office:value="11.9563643849999" calcext:value-type="float">
            <text:p>11.956364384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81683333333333" calcext:value-type="float">
            <text:p>0.581683333333333</text:p>
          </table:table-cell>
          <table:table-cell office:value-type="float" office:value="0.6793" calcext:value-type="float">
            <text:p>0.6793</text:p>
          </table:table-cell>
          <table:table-cell office:value-type="float" office:value="1.75032039962089" calcext:value-type="float">
            <text:p>1.75032039962089</text:p>
          </table:table-cell>
          <table:table-cell office:value-type="float" office:value="1.16695423490682" calcext:value-type="float">
            <text:p>1.16695423490682</text:p>
          </table:table-cell>
          <table:table-cell office:value-type="float" office:value="11.933360321" calcext:value-type="float">
            <text:p>11.93336032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15733333333333" calcext:value-type="float">
            <text:p>0.715733333333333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92509210605357" calcext:value-type="float">
            <text:p>0.92509210605357</text:p>
          </table:table-cell>
          <table:table-cell office:value-type="float" office:value="0.794076318194152" calcext:value-type="float">
            <text:p>0.794076318194152</text:p>
          </table:table-cell>
          <table:table-cell office:value-type="float" office:value="11.8935390240001" calcext:value-type="float">
            <text:p>11.893539024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5766666666667" calcext:value-type="float">
            <text:p>0.745766666666667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22804398583705" calcext:value-type="float">
            <text:p>0.722804398583705</text:p>
          </table:table-cell>
          <table:table-cell office:value-type="float" office:value="0.689118818302823" calcext:value-type="float">
            <text:p>0.689118818302823</text:p>
          </table:table-cell>
          <table:table-cell office:value-type="float" office:value="12.3216532280001" calcext:value-type="float">
            <text:p>12.32165322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3783333333333" calcext:value-type="float">
            <text:p>0.763783333333333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649121739971104" calcext:value-type="float">
            <text:p>0.649121739971104</text:p>
          </table:table-cell>
          <table:table-cell office:value-type="float" office:value="0.637959890684504" calcext:value-type="float">
            <text:p>0.637959890684504</text:p>
          </table:table-cell>
          <table:table-cell office:value-type="float" office:value="11.9463685490002" calcext:value-type="float">
            <text:p>11.946368549000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9583333333333" calcext:value-type="float">
            <text:p>0.779583333333333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06727069787888" calcext:value-type="float">
            <text:p>0.606727069787888</text:p>
          </table:table-cell>
          <table:table-cell office:value-type="float" office:value="0.604555844880973" calcext:value-type="float">
            <text:p>0.604555844880973</text:p>
          </table:table-cell>
          <table:table-cell office:value-type="float" office:value="11.8839558300001" calcext:value-type="float">
            <text:p>11.88395583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307233003157" calcext:value-type="float">
            <text:p>2.30307233003157</text:p>
          </table:table-cell>
          <table:table-cell office:value-type="float" office:value="2.30292352293707" calcext:value-type="float">
            <text:p>2.30292352293707</text:p>
          </table:table-cell>
          <table:table-cell office:value-type="float" office:value="12.180274499" calcext:value-type="float">
            <text:p>12.1802744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219125125" calcext:value-type="float">
            <text:p>2.30279219125125</text:p>
          </table:table-cell>
          <table:table-cell office:value-type="float" office:value="2.30265996562448" calcext:value-type="float">
            <text:p>2.30265996562448</text:p>
          </table:table-cell>
          <table:table-cell office:value-type="float" office:value="12.1836054780001" calcext:value-type="float">
            <text:p>12.18360547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10065" calcext:value-type="float">
            <text:p>0.10065</text:p>
          </table:table-cell>
          <table:table-cell office:value-type="float" office:value="0.1" calcext:value-type="float">
            <text:p>0.1</text:p>
          </table:table-cell>
          <table:table-cell office:value-type="float" office:value="2.30254347695471" calcext:value-type="float">
            <text:p>2.30254347695471</text:p>
          </table:table-cell>
          <table:table-cell office:value-type="float" office:value="2.30242698815218" calcext:value-type="float">
            <text:p>2.30242698815218</text:p>
          </table:table-cell>
          <table:table-cell office:value-type="float" office:value="12.0945231429998" calcext:value-type="float">
            <text:p>12.094523142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6266666666667" calcext:value-type="float">
            <text:p>0.106266666666667</text:p>
          </table:table-cell>
          <table:table-cell office:value-type="float" office:value="0.1027" calcext:value-type="float">
            <text:p>0.1027</text:p>
          </table:table-cell>
          <table:table-cell office:value-type="float" office:value="2.30232134760062" calcext:value-type="float">
            <text:p>2.30232134760062</text:p>
          </table:table-cell>
          <table:table-cell office:value-type="float" office:value="2.30221546227765" calcext:value-type="float">
            <text:p>2.30221546227765</text:p>
          </table:table-cell>
          <table:table-cell office:value-type="float" office:value="12.5817641650001" calcext:value-type="float">
            <text:p>12.581764165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25766666666667" calcext:value-type="float">
            <text:p>0.125766666666667</text:p>
          </table:table-cell>
          <table:table-cell office:value-type="float" office:value="0.1394" calcext:value-type="float">
            <text:p>0.1394</text:p>
          </table:table-cell>
          <table:table-cell office:value-type="float" office:value="2.30211718072261" calcext:value-type="float">
            <text:p>2.30211718072261</text:p>
          </table:table-cell>
          <table:table-cell office:value-type="float" office:value="2.30201977073767" calcext:value-type="float">
            <text:p>2.30201977073767</text:p>
          </table:table-cell>
          <table:table-cell office:value-type="float" office:value="12.157161759" calcext:value-type="float">
            <text:p>12.15716175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4576317273" calcext:value-type="float">
            <text:p>2.30274576317273</text:p>
          </table:table-cell>
          <table:table-cell office:value-type="float" office:value="2.30268875049178" calcext:value-type="float">
            <text:p>2.30268875049178</text:p>
          </table:table-cell>
          <table:table-cell office:value-type="float" office:value="12.1679391130001" calcext:value-type="float">
            <text:p>12.167939113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9730083856" calcext:value-type="float">
            <text:p>2.30259730083856</text:p>
          </table:table-cell>
          <table:table-cell office:value-type="float" office:value="2.30254683980517" calcext:value-type="float">
            <text:p>2.30254683980517</text:p>
          </table:table-cell>
          <table:table-cell office:value-type="float" office:value="12.14467012" calcext:value-type="float">
            <text:p>12.1446701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6275777756" calcext:value-type="float">
            <text:p>2.30246275777756</text:p>
          </table:table-cell>
          <table:table-cell office:value-type="float" office:value="2.30241576425589" calcext:value-type="float">
            <text:p>2.30241576425589</text:p>
          </table:table-cell>
          <table:table-cell office:value-type="float" office:value="12.1411759789999" calcext:value-type="float">
            <text:p>12.14117597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33791489591" calcext:value-type="float">
            <text:p>2.30233791489591</text:p>
          </table:table-cell>
          <table:table-cell office:value-type="float" office:value="2.30229304246842" calcext:value-type="float">
            <text:p>2.30229304246842</text:p>
          </table:table-cell>
          <table:table-cell office:value-type="float" office:value="12.1359924919998" calcext:value-type="float">
            <text:p>12.135992491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1834289494" calcext:value-type="float">
            <text:p>2.30221834289494</text:p>
          </table:table-cell>
          <table:table-cell office:value-type="float" office:value="2.30217282179814" calcext:value-type="float">
            <text:p>2.30217282179814</text:p>
          </table:table-cell>
          <table:table-cell office:value-type="float" office:value="12.165282811" calcext:value-type="float">
            <text:p>12.16528281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5778159648" calcext:value-type="float">
            <text:p>2.30295778159648</text:p>
          </table:table-cell>
          <table:table-cell office:value-type="float" office:value="2.30286867603375" calcext:value-type="float">
            <text:p>2.30286867603375</text:p>
          </table:table-cell>
          <table:table-cell office:value-type="float" office:value="12.1587913230001" calcext:value-type="float">
            <text:p>12.158791323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2886290479" calcext:value-type="float">
            <text:p>2.30272886290479</text:p>
          </table:table-cell>
          <table:table-cell office:value-type="float" office:value="2.3026477242731" calcext:value-type="float">
            <text:p>2.3026477242731</text:p>
          </table:table-cell>
          <table:table-cell office:value-type="float" office:value="12.135559931" calcext:value-type="float">
            <text:p>12.13555993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2025300252" calcext:value-type="float">
            <text:p>2.30252025300252</text:p>
          </table:table-cell>
          <table:table-cell office:value-type="float" office:value="2.30244665388848" calcext:value-type="float">
            <text:p>2.30244665388848</text:p>
          </table:table-cell>
          <table:table-cell office:value-type="float" office:value="12.1215396839998" calcext:value-type="float">
            <text:p>12.121539683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32945891586" calcext:value-type="float">
            <text:p>2.30232945891586</text:p>
          </table:table-cell>
          <table:table-cell office:value-type="float" office:value="2.3022610093378" calcext:value-type="float">
            <text:p>2.3022610093378</text:p>
          </table:table-cell>
          <table:table-cell office:value-type="float" office:value="12.203963768" calcext:value-type="float">
            <text:p>12.20396376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0166666666667" calcext:value-type="float">
            <text:p>0.100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215073394369" calcext:value-type="float">
            <text:p>2.30215073394369</text:p>
          </table:table-cell>
          <table:table-cell office:value-type="float" office:value="2.30208437457965" calcext:value-type="float">
            <text:p>2.30208437457965</text:p>
          </table:table-cell>
          <table:table-cell office:value-type="float" office:value="12.1375926600001" calcext:value-type="float">
            <text:p>12.13759266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2251845036" calcext:value-type="float">
            <text:p>2.30282251845036</text:p>
          </table:table-cell>
          <table:table-cell office:value-type="float" office:value="2.30270273062834" calcext:value-type="float">
            <text:p>2.30270273062834</text:p>
          </table:table-cell>
          <table:table-cell office:value-type="float" office:value="12.6210321680001" calcext:value-type="float">
            <text:p>12.62103216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3046567628" calcext:value-type="float">
            <text:p>2.30263046567628</text:p>
          </table:table-cell>
          <table:table-cell office:value-type="float" office:value="2.30252252718446" calcext:value-type="float">
            <text:p>2.30252252718446</text:p>
          </table:table-cell>
          <table:table-cell office:value-type="float" office:value="12.1472492939999" calcext:value-type="float">
            <text:p>12.147249293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5742284413" calcext:value-type="float">
            <text:p>2.30245742284413</text:p>
          </table:table-cell>
          <table:table-cell office:value-type="float" office:value="2.3023592362738" calcext:value-type="float">
            <text:p>2.3023592362738</text:p>
          </table:table-cell>
          <table:table-cell office:value-type="float" office:value="12.157341134" calcext:value-type="float">
            <text:p>12.15734113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" calcext:value-type="float">
            <text:p>0.1</text:p>
          </table:table-cell>
          <table:table-cell office:value-type="float" office:value="2.30229708431626" calcext:value-type="float">
            <text:p>2.30229708431626</text:p>
          </table:table-cell>
          <table:table-cell office:value-type="float" office:value="2.30220447983711" calcext:value-type="float">
            <text:p>2.30220447983711</text:p>
          </table:table-cell>
          <table:table-cell office:value-type="float" office:value="12.1199397620001" calcext:value-type="float">
            <text:p>12.11993976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2333333333333" calcext:value-type="float">
            <text:p>0.102333333333333</text:p>
          </table:table-cell>
          <table:table-cell office:value-type="float" office:value="0.1109" calcext:value-type="float">
            <text:p>0.1109</text:p>
          </table:table-cell>
          <table:table-cell office:value-type="float" office:value="2.3021425176531" calcext:value-type="float">
            <text:p>2.3021425176531</text:p>
          </table:table-cell>
          <table:table-cell office:value-type="float" office:value="2.30205299899836" calcext:value-type="float">
            <text:p>2.30205299899836</text:p>
          </table:table-cell>
          <table:table-cell office:value-type="float" office:value="12.162005955" calcext:value-type="float">
            <text:p>12.16200595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6323737366" calcext:value-type="float">
            <text:p>2.30276323737366</text:p>
          </table:table-cell>
          <table:table-cell office:value-type="float" office:value="2.30264583970331" calcext:value-type="float">
            <text:p>2.30264583970331</text:p>
          </table:table-cell>
          <table:table-cell office:value-type="float" office:value="12.594080136" calcext:value-type="float">
            <text:p>12.59408013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8197698003" calcext:value-type="float">
            <text:p>2.30258197698003</text:p>
          </table:table-cell>
          <table:table-cell office:value-type="float" office:value="2.30247118518611" calcext:value-type="float">
            <text:p>2.30247118518611</text:p>
          </table:table-cell>
          <table:table-cell office:value-type="float" office:value="12.1357074569999" calcext:value-type="float">
            <text:p>12.135707456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1023731638" calcext:value-type="float">
            <text:p>2.30241023731638</text:p>
          </table:table-cell>
          <table:table-cell office:value-type="float" office:value="2.30230876139015" calcext:value-type="float">
            <text:p>2.30230876139015</text:p>
          </table:table-cell>
          <table:table-cell office:value-type="float" office:value="12.1174124640002" calcext:value-type="float">
            <text:p>12.117412464000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5289859243" calcext:value-type="float">
            <text:p>2.30225289859243</text:p>
          </table:table-cell>
          <table:table-cell office:value-type="float" office:value="2.30215987885834" calcext:value-type="float">
            <text:p>2.30215987885834</text:p>
          </table:table-cell>
          <table:table-cell office:value-type="float" office:value="12.1782724279999" calcext:value-type="float">
            <text:p>12.178272427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10565554816" calcext:value-type="float">
            <text:p>2.30210565554816</text:p>
          </table:table-cell>
          <table:table-cell office:value-type="float" office:value="2.30201755207815" calcext:value-type="float">
            <text:p>2.30201755207815</text:p>
          </table:table-cell>
          <table:table-cell office:value-type="float" office:value="12.174988968" calcext:value-type="float">
            <text:p>12.17498896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2213" calcext:value-type="float">
            <text:p>0.2213</text:p>
          </table:table-cell>
          <table:table-cell office:value-type="float" office:value="2.29720246435991" calcext:value-type="float">
            <text:p>2.29720246435991</text:p>
          </table:table-cell>
          <table:table-cell office:value-type="float" office:value="2.29185122137616" calcext:value-type="float">
            <text:p>2.29185122137616</text:p>
          </table:table-cell>
          <table:table-cell office:value-type="float" office:value="12.2479192819999" calcext:value-type="float">
            <text:p>12.247919281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362766666666667" calcext:value-type="float">
            <text:p>0.362766666666667</text:p>
          </table:table-cell>
          <table:table-cell office:value-type="float" office:value="0.4636" calcext:value-type="float">
            <text:p>0.4636</text:p>
          </table:table-cell>
          <table:table-cell office:value-type="float" office:value="2.28540708159587" calcext:value-type="float">
            <text:p>2.28540708159587</text:p>
          </table:table-cell>
          <table:table-cell office:value-type="float" office:value="2.27828831429694" calcext:value-type="float">
            <text:p>2.27828831429694</text:p>
          </table:table-cell>
          <table:table-cell office:value-type="float" office:value="12.1661482670002" calcext:value-type="float">
            <text:p>12.166148267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510433333333333" calcext:value-type="float">
            <text:p>0.510433333333333</text:p>
          </table:table-cell>
          <table:table-cell office:value-type="float" office:value="0.5309" calcext:value-type="float">
            <text:p>0.5309</text:p>
          </table:table-cell>
          <table:table-cell office:value-type="float" office:value="2.26880669314216" calcext:value-type="float">
            <text:p>2.26880669314216</text:p>
          </table:table-cell>
          <table:table-cell office:value-type="float" office:value="2.25802787853654" calcext:value-type="float">
            <text:p>2.25802787853654</text:p>
          </table:table-cell>
          <table:table-cell office:value-type="float" office:value="12.1651691689999" calcext:value-type="float">
            <text:p>12.16516916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532633333333333" calcext:value-type="float">
            <text:p>0.532633333333333</text:p>
          </table:table-cell>
          <table:table-cell office:value-type="float" office:value="0.5221" calcext:value-type="float">
            <text:p>0.5221</text:p>
          </table:table-cell>
          <table:table-cell office:value-type="float" office:value="2.24260097678536" calcext:value-type="float">
            <text:p>2.24260097678536</text:p>
          </table:table-cell>
          <table:table-cell office:value-type="float" office:value="2.22451082612299" calcext:value-type="float">
            <text:p>2.22451082612299</text:p>
          </table:table-cell>
          <table:table-cell office:value-type="float" office:value="12.183454103" calcext:value-type="float">
            <text:p>12.18345410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516533333333333" calcext:value-type="float">
            <text:p>0.516533333333333</text:p>
          </table:table-cell>
          <table:table-cell office:value-type="float" office:value="0.499" calcext:value-type="float">
            <text:p>0.499</text:p>
          </table:table-cell>
          <table:table-cell office:value-type="float" office:value="2.19675674697738" calcext:value-type="float">
            <text:p>2.19675674697738</text:p>
          </table:table-cell>
          <table:table-cell office:value-type="float" office:value="2.16308537562182" calcext:value-type="float">
            <text:p>2.16308537562182</text:p>
          </table:table-cell>
          <table:table-cell office:value-type="float" office:value="12.0803393229999" calcext:value-type="float">
            <text:p>12.08033932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6033333333333" calcext:value-type="float">
            <text:p>0.116033333333333</text:p>
          </table:table-cell>
          <table:table-cell office:value-type="float" office:value="0.1726" calcext:value-type="float">
            <text:p>0.1726</text:p>
          </table:table-cell>
          <table:table-cell office:value-type="float" office:value="2.29853541180015" calcext:value-type="float">
            <text:p>2.29853541180015</text:p>
          </table:table-cell>
          <table:table-cell office:value-type="float" office:value="2.29420030041105" calcext:value-type="float">
            <text:p>2.29420030041105</text:p>
          </table:table-cell>
          <table:table-cell office:value-type="float" office:value="12.222397712" calcext:value-type="float">
            <text:p>12.22239771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9283333333333" calcext:value-type="float">
            <text:p>0.199283333333333</text:p>
          </table:table-cell>
          <table:table-cell office:value-type="float" office:value="0.2522" calcext:value-type="float">
            <text:p>0.2522</text:p>
          </table:table-cell>
          <table:table-cell office:value-type="float" office:value="2.28930283634902" calcext:value-type="float">
            <text:p>2.28930283634902</text:p>
          </table:table-cell>
          <table:table-cell office:value-type="float" office:value="2.28405772804455" calcext:value-type="float">
            <text:p>2.28405772804455</text:p>
          </table:table-cell>
          <table:table-cell office:value-type="float" office:value="12.1078983690002" calcext:value-type="float">
            <text:p>12.107898369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99566666666667" calcext:value-type="float">
            <text:p>0.299566666666667</text:p>
          </table:table-cell>
          <table:table-cell office:value-type="float" office:value="0.3506" calcext:value-type="float">
            <text:p>0.3506</text:p>
          </table:table-cell>
          <table:table-cell office:value-type="float" office:value="2.27738324538477" calcext:value-type="float">
            <text:p>2.27738324538477</text:p>
          </table:table-cell>
          <table:table-cell office:value-type="float" office:value="2.26998036226649" calcext:value-type="float">
            <text:p>2.26998036226649</text:p>
          </table:table-cell>
          <table:table-cell office:value-type="float" office:value="12.215123643" calcext:value-type="float">
            <text:p>12.21512364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4572" calcext:value-type="float">
            <text:p>0.4572</text:p>
          </table:table-cell>
          <table:table-cell office:value-type="float" office:value="2.25976044104806" calcext:value-type="float">
            <text:p>2.25976044104806</text:p>
          </table:table-cell>
          <table:table-cell office:value-type="float" office:value="2.24794007410669" calcext:value-type="float">
            <text:p>2.24794007410669</text:p>
          </table:table-cell>
          <table:table-cell office:value-type="float" office:value="12.6302381959999" calcext:value-type="float">
            <text:p>12.63023819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4761" calcext:value-type="float">
            <text:p>0.4761</text:p>
          </table:table-cell>
          <table:table-cell office:value-type="float" office:value="2.23057152543749" calcext:value-type="float">
            <text:p>2.23057152543749</text:p>
          </table:table-cell>
          <table:table-cell office:value-type="float" office:value="2.20986692313176" calcext:value-type="float">
            <text:p>2.20986692313176</text:p>
          </table:table-cell>
          <table:table-cell office:value-type="float" office:value="12.166783852" calcext:value-type="float">
            <text:p>12.16678385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588" calcext:value-type="float">
            <text:p>0.1588</text:p>
          </table:table-cell>
          <table:table-cell office:value-type="float" office:value="2.29820750059604" calcext:value-type="float">
            <text:p>2.29820750059604</text:p>
          </table:table-cell>
          <table:table-cell office:value-type="float" office:value="2.29359701180914" calcext:value-type="float">
            <text:p>2.29359701180914</text:p>
          </table:table-cell>
          <table:table-cell office:value-type="float" office:value="12.2097773949999" calcext:value-type="float">
            <text:p>12.20977739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4933333333333" calcext:value-type="float">
            <text:p>0.194933333333333</text:p>
          </table:table-cell>
          <table:table-cell office:value-type="float" office:value="0.2372" calcext:value-type="float">
            <text:p>0.2372</text:p>
          </table:table-cell>
          <table:table-cell office:value-type="float" office:value="2.28849973454913" calcext:value-type="float">
            <text:p>2.28849973454913</text:p>
          </table:table-cell>
          <table:table-cell office:value-type="float" office:value="2.28299759451751" calcext:value-type="float">
            <text:p>2.28299759451751</text:p>
          </table:table-cell>
          <table:table-cell office:value-type="float" office:value="12.1394165889999" calcext:value-type="float">
            <text:p>12.13941658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4355" calcext:value-type="float">
            <text:p>0.343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2.27593505840057" calcext:value-type="float">
            <text:p>2.27593505840057</text:p>
          </table:table-cell>
          <table:table-cell office:value-type="float" office:value="2.26804532670671" calcext:value-type="float">
            <text:p>2.26804532670671</text:p>
          </table:table-cell>
          <table:table-cell office:value-type="float" office:value="12.1536356829999" calcext:value-type="float">
            <text:p>12.1536356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86583333333333" calcext:value-type="float">
            <text:p>0.486583333333333</text:p>
          </table:table-cell>
          <table:table-cell office:value-type="float" office:value="0.5021" calcext:value-type="float">
            <text:p>0.5021</text:p>
          </table:table-cell>
          <table:table-cell office:value-type="float" office:value="2.25699852219523" calcext:value-type="float">
            <text:p>2.25699852219523</text:p>
          </table:table-cell>
          <table:table-cell office:value-type="float" office:value="2.24417032405829" calcext:value-type="float">
            <text:p>2.24417032405829</text:p>
          </table:table-cell>
          <table:table-cell office:value-type="float" office:value="12.6006776239999" calcext:value-type="float">
            <text:p>12.60067762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508666666666667" calcext:value-type="float">
            <text:p>0.508666666666667</text:p>
          </table:table-cell>
          <table:table-cell office:value-type="float" office:value="0.4726" calcext:value-type="float">
            <text:p>0.4726</text:p>
          </table:table-cell>
          <table:table-cell office:value-type="float" office:value="2.22506880988953" calcext:value-type="float">
            <text:p>2.22506880988953</text:p>
          </table:table-cell>
          <table:table-cell office:value-type="float" office:value="2.20230564494042" calcext:value-type="float">
            <text:p>2.20230564494042</text:p>
          </table:table-cell>
          <table:table-cell office:value-type="float" office:value="12.163401193" calcext:value-type="float">
            <text:p>12.16340119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2989709783973" calcext:value-type="float">
            <text:p>2.2989709783973</text:p>
          </table:table-cell>
          <table:table-cell office:value-type="float" office:value="2.2953392730397" calcext:value-type="float">
            <text:p>2.2953392730397</text:p>
          </table:table-cell>
          <table:table-cell office:value-type="float" office:value="12.248948125" calcext:value-type="float">
            <text:p>12.248948125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82266666666667" calcext:value-type="float">
            <text:p>0.182266666666667</text:p>
          </table:table-cell>
          <table:table-cell office:value-type="float" office:value="0.2858" calcext:value-type="float">
            <text:p>0.2858</text:p>
          </table:table-cell>
          <table:table-cell office:value-type="float" office:value="2.29131712816926" calcext:value-type="float">
            <text:p>2.29131712816926</text:p>
          </table:table-cell>
          <table:table-cell office:value-type="float" office:value="2.28714827671173" calcext:value-type="float">
            <text:p>2.28714827671173</text:p>
          </table:table-cell>
          <table:table-cell office:value-type="float" office:value="12.1672450859999" calcext:value-type="float">
            <text:p>12.16724508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54983333333333" calcext:value-type="float">
            <text:p>0.354983333333333</text:p>
          </table:table-cell>
          <table:table-cell office:value-type="float" office:value="0.3869" calcext:value-type="float">
            <text:p>0.3869</text:p>
          </table:table-cell>
          <table:table-cell office:value-type="float" office:value="2.28201284311982" calcext:value-type="float">
            <text:p>2.28201284311982</text:p>
          </table:table-cell>
          <table:table-cell office:value-type="float" office:value="2.27653670614692" calcext:value-type="float">
            <text:p>2.27653670614692</text:p>
          </table:table-cell>
          <table:table-cell office:value-type="float" office:value="12.2196867089999" calcext:value-type="float">
            <text:p>12.21968670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26833333333333" calcext:value-type="float">
            <text:p>0.426833333333333</text:p>
          </table:table-cell>
          <table:table-cell office:value-type="float" office:value="0.4291" calcext:value-type="float">
            <text:p>0.4291</text:p>
          </table:table-cell>
          <table:table-cell office:value-type="float" office:value="2.26938398433392" calcext:value-type="float">
            <text:p>2.26938398433392</text:p>
          </table:table-cell>
          <table:table-cell office:value-type="float" office:value="2.26147503458011" calcext:value-type="float">
            <text:p>2.26147503458011</text:p>
          </table:table-cell>
          <table:table-cell office:value-type="float" office:value="12.1709778100001" calcext:value-type="float">
            <text:p>12.170977810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215" calcext:value-type="float">
            <text:p>0.4215</text:p>
          </table:table-cell>
          <table:table-cell office:value-type="float" office:value="2.25030902479249" calcext:value-type="float">
            <text:p>2.25030902479249</text:p>
          </table:table-cell>
          <table:table-cell office:value-type="float" office:value="2.23749259626789" calcext:value-type="float">
            <text:p>2.23749259626789</text:p>
          </table:table-cell>
          <table:table-cell office:value-type="float" office:value="12.1540417829999" calcext:value-type="float">
            <text:p>12.1540417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3116666666667" calcext:value-type="float">
            <text:p>0.113116666666667</text:p>
          </table:table-cell>
          <table:table-cell office:value-type="float" office:value="0.2123" calcext:value-type="float">
            <text:p>0.2123</text:p>
          </table:table-cell>
          <table:table-cell office:value-type="float" office:value="2.29597617746162" calcext:value-type="float">
            <text:p>2.29597617746162</text:p>
          </table:table-cell>
          <table:table-cell office:value-type="float" office:value="2.28990377134578" calcext:value-type="float">
            <text:p>2.28990377134578</text:p>
          </table:table-cell>
          <table:table-cell office:value-type="float" office:value="12.2213411180001" calcext:value-type="float">
            <text:p>12.22134111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337666666666667" calcext:value-type="float">
            <text:p>0.337666666666667</text:p>
          </table:table-cell>
          <table:table-cell office:value-type="float" office:value="0.3956" calcext:value-type="float">
            <text:p>0.3956</text:p>
          </table:table-cell>
          <table:table-cell office:value-type="float" office:value="2.2828595038416" calcext:value-type="float">
            <text:p>2.2828595038416</text:p>
          </table:table-cell>
          <table:table-cell office:value-type="float" office:value="2.27505677672708" calcext:value-type="float">
            <text:p>2.27505677672708</text:p>
          </table:table-cell>
          <table:table-cell office:value-type="float" office:value="12.1607888879998" calcext:value-type="float">
            <text:p>12.160788887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436466666666667" calcext:value-type="float">
            <text:p>0.436466666666667</text:p>
          </table:table-cell>
          <table:table-cell office:value-type="float" office:value="0.452" calcext:value-type="float">
            <text:p>0.452</text:p>
          </table:table-cell>
          <table:table-cell office:value-type="float" office:value="2.26433265488793" calcext:value-type="float">
            <text:p>2.26433265488793</text:p>
          </table:table-cell>
          <table:table-cell office:value-type="float" office:value="2.25194877424058" calcext:value-type="float">
            <text:p>2.25194877424058</text:p>
          </table:table-cell>
          <table:table-cell office:value-type="float" office:value="12.1505072969999" calcext:value-type="float">
            <text:p>12.1505072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74716666666667" calcext:value-type="float">
            <text:p>0.474716666666667</text:p>
          </table:table-cell>
          <table:table-cell office:value-type="float" office:value="0.467" calcext:value-type="float">
            <text:p>0.467</text:p>
          </table:table-cell>
          <table:table-cell office:value-type="float" office:value="2.23366676668114" calcext:value-type="float">
            <text:p>2.23366676668114</text:p>
          </table:table-cell>
          <table:table-cell office:value-type="float" office:value="2.21183373973628" calcext:value-type="float">
            <text:p>2.21183373973628</text:p>
          </table:table-cell>
          <table:table-cell office:value-type="float" office:value="12.1592250549998" calcext:value-type="float">
            <text:p>12.159225054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4517" calcext:value-type="float">
            <text:p>0.4517</text:p>
          </table:table-cell>
          <table:table-cell office:value-type="float" office:value="2.17734376555567" calcext:value-type="float">
            <text:p>2.17734376555567</text:p>
          </table:table-cell>
          <table:table-cell office:value-type="float" office:value="2.13496150028933" calcext:value-type="float">
            <text:p>2.13496150028933</text:p>
          </table:table-cell>
          <table:table-cell office:value-type="float" office:value="12.1548505840001" calcext:value-type="float">
            <text:p>12.154850584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305933333333333" calcext:value-type="float">
            <text:p>0.305933333333333</text:p>
          </table:table-cell>
          <table:table-cell office:value-type="float" office:value="0.4264" calcext:value-type="float">
            <text:p>0.4264</text:p>
          </table:table-cell>
          <table:table-cell office:value-type="float" office:value="2.25976784320782" calcext:value-type="float">
            <text:p>2.25976784320782</text:p>
          </table:table-cell>
          <table:table-cell office:value-type="float" office:value="2.20565846163756" calcext:value-type="float">
            <text:p>2.20565846163756</text:p>
          </table:table-cell>
          <table:table-cell office:value-type="float" office:value="12.5304610839999" calcext:value-type="float">
            <text:p>12.53046108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5378" calcext:value-type="float">
            <text:p>0.5378</text:p>
          </table:table-cell>
          <table:table-cell office:value-type="float" office:value="2.09360896613298" calcext:value-type="float">
            <text:p>2.09360896613298</text:p>
          </table:table-cell>
          <table:table-cell office:value-type="float" office:value="1.9299097835638" calcext:value-type="float">
            <text:p>1.9299097835638</text:p>
          </table:table-cell>
          <table:table-cell office:value-type="float" office:value="12.349160016" calcext:value-type="float">
            <text:p>12.34916001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597883333333333" calcext:value-type="float">
            <text:p>0.597883333333333</text:p>
          </table:table-cell>
          <table:table-cell office:value-type="float" office:value="0.6292" calcext:value-type="float">
            <text:p>0.6292</text:p>
          </table:table-cell>
          <table:table-cell office:value-type="float" office:value="1.63868463878184" calcext:value-type="float">
            <text:p>1.63868463878184</text:p>
          </table:table-cell>
          <table:table-cell office:value-type="float" office:value="1.35193930841555" calcext:value-type="float">
            <text:p>1.35193930841555</text:p>
          </table:table-cell>
          <table:table-cell office:value-type="float" office:value="12.1835663289999" calcext:value-type="float">
            <text:p>12.18356632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836" calcext:value-type="float">
            <text:p>0.6836</text:p>
          </table:table-cell>
          <table:table-cell office:value-type="float" office:value="1.15441158026266" calcext:value-type="float">
            <text:p>1.15441158026266</text:p>
          </table:table-cell>
          <table:table-cell office:value-type="float" office:value="1.01665978446888" calcext:value-type="float">
            <text:p>1.01665978446888</text:p>
          </table:table-cell>
          <table:table-cell office:value-type="float" office:value="12.3106345189999" calcext:value-type="float">
            <text:p>12.31063451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08366666666667" calcext:value-type="float">
            <text:p>0.70836666666666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920406207283423" calcext:value-type="float">
            <text:p>0.920406207283423</text:p>
          </table:table-cell>
          <table:table-cell office:value-type="float" office:value="0.859147320507438" calcext:value-type="float">
            <text:p>0.859147320507438</text:p>
          </table:table-cell>
          <table:table-cell office:value-type="float" office:value="12.159631081" calcext:value-type="float">
            <text:p>12.15963108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312416666666667" calcext:value-type="float">
            <text:p>0.312416666666667</text:p>
          </table:table-cell>
          <table:table-cell office:value-type="float" office:value="0.4476" calcext:value-type="float">
            <text:p>0.4476</text:p>
          </table:table-cell>
          <table:table-cell office:value-type="float" office:value="2.25726908585156" calcext:value-type="float">
            <text:p>2.25726908585156</text:p>
          </table:table-cell>
          <table:table-cell office:value-type="float" office:value="2.20060879257834" calcext:value-type="float">
            <text:p>2.20060879257834</text:p>
          </table:table-cell>
          <table:table-cell office:value-type="float" office:value="12.3459451449999" calcext:value-type="float">
            <text:p>12.34594514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31833333333333" calcext:value-type="float">
            <text:p>0.531833333333333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08164797129153" calcext:value-type="float">
            <text:p>2.08164797129153</text:p>
          </table:table-cell>
          <table:table-cell office:value-type="float" office:value="1.9065369435936" calcext:value-type="float">
            <text:p>1.9065369435936</text:p>
          </table:table-cell>
          <table:table-cell office:value-type="float" office:value="12.4286081800001" calcext:value-type="float">
            <text:p>12.428608180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571333333333333" calcext:value-type="float">
            <text:p>0.571333333333333</text:p>
          </table:table-cell>
          <table:table-cell office:value-type="float" office:value="0.6102" calcext:value-type="float">
            <text:p>0.6102</text:p>
          </table:table-cell>
          <table:table-cell office:value-type="float" office:value="1.61932131501912" calcext:value-type="float">
            <text:p>1.61932131501912</text:p>
          </table:table-cell>
          <table:table-cell office:value-type="float" office:value="1.34369829581801" calcext:value-type="float">
            <text:p>1.34369829581801</text:p>
          </table:table-cell>
          <table:table-cell office:value-type="float" office:value="12.1590074320002" calcext:value-type="float">
            <text:p>12.159007432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59883333333333" calcext:value-type="float">
            <text:p>0.659883333333333</text:p>
          </table:table-cell>
          <table:table-cell office:value-type="float" office:value="0.6885" calcext:value-type="float">
            <text:p>0.6885</text:p>
          </table:table-cell>
          <table:table-cell office:value-type="float" office:value="1.15629307242599" calcext:value-type="float">
            <text:p>1.15629307242599</text:p>
          </table:table-cell>
          <table:table-cell office:value-type="float" office:value="1.02231925004607" calcext:value-type="float">
            <text:p>1.02231925004607</text:p>
          </table:table-cell>
          <table:table-cell office:value-type="float" office:value="12.1358716530003" calcext:value-type="float">
            <text:p>12.1358716530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07983333333333" calcext:value-type="float">
            <text:p>0.707983333333333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29388286462471" calcext:value-type="float">
            <text:p>0.929388286462471</text:p>
          </table:table-cell>
          <table:table-cell office:value-type="float" office:value="0.866612497029031" calcext:value-type="float">
            <text:p>0.866612497029031</text:p>
          </table:table-cell>
          <table:table-cell office:value-type="float" office:value="12.1383012319998" calcext:value-type="float">
            <text:p>12.138301231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543783333333333" calcext:value-type="float">
            <text:p>0.543783333333333</text:p>
          </table:table-cell>
          <table:table-cell office:value-type="float" office:value="0.6252" calcext:value-type="float">
            <text:p>0.6252</text:p>
          </table:table-cell>
          <table:table-cell office:value-type="float" office:value="2.19209697887079" calcext:value-type="float">
            <text:p>2.19209697887079</text:p>
          </table:table-cell>
          <table:table-cell office:value-type="float" office:value="2.03227575873114" calcext:value-type="float">
            <text:p>2.03227575873114</text:p>
          </table:table-cell>
          <table:table-cell office:value-type="float" office:value="12.2512741699998" calcext:value-type="float">
            <text:p>12.251274169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624583333333333" calcext:value-type="float">
            <text:p>0.624583333333333</text:p>
          </table:table-cell>
          <table:table-cell office:value-type="float" office:value="0.6175" calcext:value-type="float">
            <text:p>0.6175</text:p>
          </table:table-cell>
          <table:table-cell office:value-type="float" office:value="1.71793433826869" calcext:value-type="float">
            <text:p>1.71793433826869</text:p>
          </table:table-cell>
          <table:table-cell office:value-type="float" office:value="1.39390852648741" calcext:value-type="float">
            <text:p>1.39390852648741</text:p>
          </table:table-cell>
          <table:table-cell office:value-type="float" office:value="12.0820495069997" calcext:value-type="float">
            <text:p>12.082049506999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58766666666667" calcext:value-type="float">
            <text:p>0.658766666666667</text:p>
          </table:table-cell>
          <table:table-cell office:value-type="float" office:value="0.6848" calcext:value-type="float">
            <text:p>0.6848</text:p>
          </table:table-cell>
          <table:table-cell office:value-type="float" office:value="1.17222061651602" calcext:value-type="float">
            <text:p>1.17222061651602</text:p>
          </table:table-cell>
          <table:table-cell office:value-type="float" office:value="1.01919068006953" calcext:value-type="float">
            <text:p>1.01919068006953</text:p>
          </table:table-cell>
          <table:table-cell office:value-type="float" office:value="12.1454468720003" calcext:value-type="float">
            <text:p>12.1454468720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709683333333333" calcext:value-type="float">
            <text:p>0.709683333333333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917682672487393" calcext:value-type="float">
            <text:p>0.917682672487393</text:p>
          </table:table-cell>
          <table:table-cell office:value-type="float" office:value="0.853510729066885" calcext:value-type="float">
            <text:p>0.853510729066885</text:p>
          </table:table-cell>
          <table:table-cell office:value-type="float" office:value="12.14234554" calcext:value-type="float">
            <text:p>12.1423455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91816587450662" calcext:value-type="float">
            <text:p>0.791816587450662</text:p>
          </table:table-cell>
          <table:table-cell office:value-type="float" office:value="0.761488247639055" calcext:value-type="float">
            <text:p>0.761488247639055</text:p>
          </table:table-cell>
          <table:table-cell office:value-type="float" office:value="12.0886326510004" calcext:value-type="float">
            <text:p>12.088632651000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418866666666667" calcext:value-type="float">
            <text:p>0.418866666666667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21299166974228" calcext:value-type="float">
            <text:p>2.21299166974228</text:p>
          </table:table-cell>
          <table:table-cell office:value-type="float" office:value="2.08670619338941" calcext:value-type="float">
            <text:p>2.08670619338941</text:p>
          </table:table-cell>
          <table:table-cell office:value-type="float" office:value="12.1653486320001" calcext:value-type="float">
            <text:p>12.165348632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68816666666667" calcext:value-type="float">
            <text:p>0.568816666666667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81859448278891" calcext:value-type="float">
            <text:p>1.81859448278891</text:p>
          </table:table-cell>
          <table:table-cell office:value-type="float" office:value="1.5094661484858" calcext:value-type="float">
            <text:p>1.5094661484858</text:p>
          </table:table-cell>
          <table:table-cell office:value-type="float" office:value="12.110839081" calcext:value-type="float">
            <text:p>12.11083908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93" calcext:value-type="float">
            <text:p>0.6493</text:p>
          </table:table-cell>
          <table:table-cell office:value-type="float" office:value="1.26664262832101" calcext:value-type="float">
            <text:p>1.26664262832101</text:p>
          </table:table-cell>
          <table:table-cell office:value-type="float" office:value="1.09423777100387" calcext:value-type="float">
            <text:p>1.09423777100387</text:p>
          </table:table-cell>
          <table:table-cell office:value-type="float" office:value="12.2075315060001" calcext:value-type="float">
            <text:p>12.207531506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82783333333333" calcext:value-type="float">
            <text:p>0.682783333333333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980494956980382" calcext:value-type="float">
            <text:p>0.980494956980382</text:p>
          </table:table-cell>
          <table:table-cell office:value-type="float" office:value="0.90685460028375" calcext:value-type="float">
            <text:p>0.90685460028375</text:p>
          </table:table-cell>
          <table:table-cell office:value-type="float" office:value="12.5293394559999" calcext:value-type="float">
            <text:p>12.52933945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18183333333333" calcext:value-type="float">
            <text:p>0.718183333333333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38050966387364" calcext:value-type="float">
            <text:p>0.838050966387364</text:p>
          </table:table-cell>
          <table:table-cell office:value-type="float" office:value="0.800914307688452" calcext:value-type="float">
            <text:p>0.800914307688452</text:p>
          </table:table-cell>
          <table:table-cell office:value-type="float" office:value="12.0844598379999" calcext:value-type="float">
            <text:p>12.084459837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434666666666667" calcext:value-type="float">
            <text:p>0.434666666666667</text:p>
          </table:table-cell>
          <table:table-cell office:value-type="float" office:value="0.4913" calcext:value-type="float">
            <text:p>0.4913</text:p>
          </table:table-cell>
          <table:table-cell office:value-type="float" office:value="2.23308609441908" calcext:value-type="float">
            <text:p>2.23308609441908</text:p>
          </table:table-cell>
          <table:table-cell office:value-type="float" office:value="2.14352089584253" calcext:value-type="float">
            <text:p>2.14352089584253</text:p>
          </table:table-cell>
          <table:table-cell office:value-type="float" office:value="12.1580623920004" calcext:value-type="float">
            <text:p>12.158062392000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30516666666667" calcext:value-type="float">
            <text:p>0.530516666666667</text:p>
          </table:table-cell>
          <table:table-cell office:value-type="float" office:value="0.5453" calcext:value-type="float">
            <text:p>0.5453</text:p>
          </table:table-cell>
          <table:table-cell office:value-type="float" office:value="1.94733437279394" calcext:value-type="float">
            <text:p>1.94733437279394</text:p>
          </table:table-cell>
          <table:table-cell office:value-type="float" office:value="1.6808870074096" calcext:value-type="float">
            <text:p>1.6808870074096</text:p>
          </table:table-cell>
          <table:table-cell office:value-type="float" office:value="12.114282426" calcext:value-type="float">
            <text:p>12.11428242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05116666666667" calcext:value-type="float">
            <text:p>0.605116666666667</text:p>
          </table:table-cell>
          <table:table-cell office:value-type="float" office:value="0.6377" calcext:value-type="float">
            <text:p>0.6377</text:p>
          </table:table-cell>
          <table:table-cell office:value-type="float" office:value="1.39802143301791" calcext:value-type="float">
            <text:p>1.39802143301791</text:p>
          </table:table-cell>
          <table:table-cell office:value-type="float" office:value="1.18017831691511" calcext:value-type="float">
            <text:p>1.18017831691511</text:p>
          </table:table-cell>
          <table:table-cell office:value-type="float" office:value="12.1822605990001" calcext:value-type="float">
            <text:p>12.18226059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71166666666667" calcext:value-type="float">
            <text:p>0.671166666666667</text:p>
          </table:table-cell>
          <table:table-cell office:value-type="float" office:value="0.6922" calcext:value-type="float">
            <text:p>0.6922</text:p>
          </table:table-cell>
          <table:table-cell office:value-type="float" office:value="1.04718442982448" calcext:value-type="float">
            <text:p>1.04718442982448</text:p>
          </table:table-cell>
          <table:table-cell office:value-type="float" office:value="0.954941247299219" calcext:value-type="float">
            <text:p>0.954941247299219</text:p>
          </table:table-cell>
          <table:table-cell office:value-type="float" office:value="12.566917616" calcext:value-type="float">
            <text:p>12.56691761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12616666666667" calcext:value-type="float">
            <text:p>0.712616666666667</text:p>
          </table:table-cell>
          <table:table-cell office:value-type="float" office:value="0.7189" calcext:value-type="float">
            <text:p>0.7189</text:p>
          </table:table-cell>
          <table:table-cell office:value-type="float" office:value="0.879205512021905" calcext:value-type="float">
            <text:p>0.879205512021905</text:p>
          </table:table-cell>
          <table:table-cell office:value-type="float" office:value="0.83156297009462" calcext:value-type="float">
            <text:p>0.83156297009462</text:p>
          </table:table-cell>
          <table:table-cell office:value-type="float" office:value="12.1608973750003" calcext:value-type="float">
            <text:p>12.160897375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75516666666667" calcext:value-type="float">
            <text:p>0.575516666666667</text:p>
          </table:table-cell>
          <table:table-cell office:value-type="float" office:value="0.6494" calcext:value-type="float">
            <text:p>0.6494</text:p>
          </table:table-cell>
          <table:table-cell office:value-type="float" office:value="1.90161044879763" calcext:value-type="float">
            <text:p>1.90161044879763</text:p>
          </table:table-cell>
          <table:table-cell office:value-type="float" office:value="1.36197471390864" calcext:value-type="float">
            <text:p>1.36197471390864</text:p>
          </table:table-cell>
          <table:table-cell office:value-type="float" office:value="12.1693045669999" calcext:value-type="float">
            <text:p>12.169304566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700716666666667" calcext:value-type="float">
            <text:p>0.700716666666667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03952634906464" calcext:value-type="float">
            <text:p>1.03952634906464</text:p>
          </table:table-cell>
          <table:table-cell office:value-type="float" office:value="0.855584302525612" calcext:value-type="float">
            <text:p>0.855584302525612</text:p>
          </table:table-cell>
          <table:table-cell office:value-type="float" office:value="12.0791361340002" calcext:value-type="float">
            <text:p>12.079136134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6340426924005" calcext:value-type="float">
            <text:p>0.76340426924005</text:p>
          </table:table-cell>
          <table:table-cell office:value-type="float" office:value="0.715093785030827" calcext:value-type="float">
            <text:p>0.715093785030827</text:p>
          </table:table-cell>
          <table:table-cell office:value-type="float" office:value="12.1436814170002" calcext:value-type="float">
            <text:p>12.14368141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935" calcext:value-type="float">
            <text:p>0.75935</text:p>
          </table:table-cell>
          <table:table-cell office:value-type="float" office:value="0.762" calcext:value-type="float">
            <text:p>0.762</text:p>
          </table:table-cell>
          <table:table-cell office:value-type="float" office:value="0.669338772863722" calcext:value-type="float">
            <text:p>0.669338772863722</text:p>
          </table:table-cell>
          <table:table-cell office:value-type="float" office:value="0.653269166209895" calcext:value-type="float">
            <text:p>0.653269166209895</text:p>
          </table:table-cell>
          <table:table-cell office:value-type="float" office:value="12.124469375" calcext:value-type="float">
            <text:p>12.12446937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74666666666667" calcext:value-type="float">
            <text:p>0.774666666666667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619901045267262" calcext:value-type="float">
            <text:p>0.619901045267262</text:p>
          </table:table-cell>
          <table:table-cell office:value-type="float" office:value="0.614865641115577" calcext:value-type="float">
            <text:p>0.614865641115577</text:p>
          </table:table-cell>
          <table:table-cell office:value-type="float" office:value="12.1487263560002" calcext:value-type="float">
            <text:p>12.148726356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59316666666667" calcext:value-type="float">
            <text:p>0.559316666666667</text:p>
          </table:table-cell>
          <table:table-cell office:value-type="float" office:value="0.6376" calcext:value-type="float">
            <text:p>0.6376</text:p>
          </table:table-cell>
          <table:table-cell office:value-type="float" office:value="1.93147133293945" calcext:value-type="float">
            <text:p>1.93147133293945</text:p>
          </table:table-cell>
          <table:table-cell office:value-type="float" office:value="1.40432979954276" calcext:value-type="float">
            <text:p>1.40432979954276</text:p>
          </table:table-cell>
          <table:table-cell office:value-type="float" office:value="12.2022473999996" calcext:value-type="float">
            <text:p>12.202247399999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94383333333333" calcext:value-type="float">
            <text:p>0.694383333333333</text:p>
          </table:table-cell>
          <table:table-cell office:value-type="float" office:value="0.7169" calcext:value-type="float">
            <text:p>0.7169</text:p>
          </table:table-cell>
          <table:table-cell office:value-type="float" office:value="1.05344078338731" calcext:value-type="float">
            <text:p>1.05344078338731</text:p>
          </table:table-cell>
          <table:table-cell office:value-type="float" office:value="0.86219301497101" calcext:value-type="float">
            <text:p>0.86219301497101</text:p>
          </table:table-cell>
          <table:table-cell office:value-type="float" office:value="12.0726505859998" calcext:value-type="float">
            <text:p>12.072650585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39333333333333" calcext:value-type="float">
            <text:p>0.739333333333333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770373771312648" calcext:value-type="float">
            <text:p>0.770373771312648</text:p>
          </table:table-cell>
          <table:table-cell office:value-type="float" office:value="0.723817381699374" calcext:value-type="float">
            <text:p>0.723817381699374</text:p>
          </table:table-cell>
          <table:table-cell office:value-type="float" office:value="12.137818191" calcext:value-type="float">
            <text:p>12.13781819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6866666666667" calcext:value-type="float">
            <text:p>0.756866666666667</text:p>
          </table:table-cell>
          <table:table-cell office:value-type="float" office:value="0.759" calcext:value-type="float">
            <text:p>0.759</text:p>
          </table:table-cell>
          <table:table-cell office:value-type="float" office:value="0.677516554432637" calcext:value-type="float">
            <text:p>0.677516554432637</text:p>
          </table:table-cell>
          <table:table-cell office:value-type="float" office:value="0.662075076133582" calcext:value-type="float">
            <text:p>0.662075076133582</text:p>
          </table:table-cell>
          <table:table-cell office:value-type="float" office:value="12.0782207340003" calcext:value-type="float">
            <text:p>12.07822073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72166666666667" calcext:value-type="float">
            <text:p>0.772166666666667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28134992744114" calcext:value-type="float">
            <text:p>0.628134992744114</text:p>
          </table:table-cell>
          <table:table-cell office:value-type="float" office:value="0.623247167487053" calcext:value-type="float">
            <text:p>0.623247167487053</text:p>
          </table:table-cell>
          <table:table-cell office:value-type="float" office:value="12.1349959730001" calcext:value-type="float">
            <text:p>12.13499597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64533333333333" calcext:value-type="float">
            <text:p>0.564533333333333</text:p>
          </table:table-cell>
          <table:table-cell office:value-type="float" office:value="0.6644" calcext:value-type="float">
            <text:p>0.6644</text:p>
          </table:table-cell>
          <table:table-cell office:value-type="float" office:value="1.7495270928086" calcext:value-type="float">
            <text:p>1.7495270928086</text:p>
          </table:table-cell>
          <table:table-cell office:value-type="float" office:value="1.1812662653103" calcext:value-type="float">
            <text:p>1.1812662653103</text:p>
          </table:table-cell>
          <table:table-cell office:value-type="float" office:value="12.2259744000003" calcext:value-type="float">
            <text:p>12.22597440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711966666666667" calcext:value-type="float">
            <text:p>0.711966666666667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938837044910073" calcext:value-type="float">
            <text:p>0.938837044910073</text:p>
          </table:table-cell>
          <table:table-cell office:value-type="float" office:value="0.806919997664773" calcext:value-type="float">
            <text:p>0.806919997664773</text:p>
          </table:table-cell>
          <table:table-cell office:value-type="float" office:value="12.6075524970001" calcext:value-type="float">
            <text:p>12.60755249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49616666666667" calcext:value-type="float">
            <text:p>0.749616666666667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29648450321989" calcext:value-type="float">
            <text:p>0.729648450321989</text:p>
          </table:table-cell>
          <table:table-cell office:value-type="float" office:value="0.69421356783551" calcext:value-type="float">
            <text:p>0.69421356783551</text:p>
          </table:table-cell>
          <table:table-cell office:value-type="float" office:value="12.1660064299999" calcext:value-type="float">
            <text:p>12.166006429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66083333333333" calcext:value-type="float">
            <text:p>0.766083333333333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651405051763632" calcext:value-type="float">
            <text:p>0.651405051763632</text:p>
          </table:table-cell>
          <table:table-cell office:value-type="float" office:value="0.640384273734062" calcext:value-type="float">
            <text:p>0.640384273734062</text:p>
          </table:table-cell>
          <table:table-cell office:value-type="float" office:value="12.0854634970001" calcext:value-type="float">
            <text:p>12.08546349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08010842093527" calcext:value-type="float">
            <text:p>0.608010842093527</text:p>
          </table:table-cell>
          <table:table-cell office:value-type="float" office:value="0.606137495321833" calcext:value-type="float">
            <text:p>0.606137495321833</text:p>
          </table:table-cell>
          <table:table-cell office:value-type="float" office:value="12.07129373" calcext:value-type="float">
            <text:p>12.0712937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54" calcext:value-type="float">
            <text:p>0.654</text:p>
          </table:table-cell>
          <table:table-cell office:value-type="float" office:value="2.09186234047164" calcext:value-type="float">
            <text:p>2.09186234047164</text:p>
          </table:table-cell>
          <table:table-cell office:value-type="float" office:value="1.72991932197741" calcext:value-type="float">
            <text:p>1.72991932197741</text:p>
          </table:table-cell>
          <table:table-cell office:value-type="float" office:value="12.066149885" calcext:value-type="float">
            <text:p>12.06614988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7099" calcext:value-type="float">
            <text:p>0.7099</text:p>
          </table:table-cell>
          <table:table-cell office:value-type="float" office:value="1.27118911989716" calcext:value-type="float">
            <text:p>1.27118911989716</text:p>
          </table:table-cell>
          <table:table-cell office:value-type="float" office:value="0.975254004927957" calcext:value-type="float">
            <text:p>0.975254004927957</text:p>
          </table:table-cell>
          <table:table-cell office:value-type="float" office:value="12.305159599" calcext:value-type="float">
            <text:p>12.3051595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27983333333333" calcext:value-type="float">
            <text:p>0.727983333333333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44932410317952" calcext:value-type="float">
            <text:p>0.844932410317952</text:p>
          </table:table-cell>
          <table:table-cell office:value-type="float" office:value="0.767776873081353" calcext:value-type="float">
            <text:p>0.767776873081353</text:p>
          </table:table-cell>
          <table:table-cell office:value-type="float" office:value="12.1032917760003" calcext:value-type="float">
            <text:p>12.103291776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48016666666667" calcext:value-type="float">
            <text:p>0.748016666666667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10914387441139" calcext:value-type="float">
            <text:p>0.710914387441139</text:p>
          </table:table-cell>
          <table:table-cell office:value-type="float" office:value="0.686326137204079" calcext:value-type="float">
            <text:p>0.686326137204079</text:p>
          </table:table-cell>
          <table:table-cell office:value-type="float" office:value="11.9549106330001" calcext:value-type="float">
            <text:p>11.95491063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62383333333333" calcext:value-type="float">
            <text:p>0.76238333333333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649834472995831" calcext:value-type="float">
            <text:p>0.649834472995831</text:p>
          </table:table-cell>
          <table:table-cell office:value-type="float" office:value="0.641387537406508" calcext:value-type="float">
            <text:p>0.641387537406508</text:p>
          </table:table-cell>
          <table:table-cell office:value-type="float" office:value="12.0123259300003" calcext:value-type="float">
            <text:p>12.01232593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24716666666667" calcext:value-type="float">
            <text:p>0.524716666666667</text:p>
          </table:table-cell>
          <table:table-cell office:value-type="float" office:value="0.5988" calcext:value-type="float">
            <text:p>0.5988</text:p>
          </table:table-cell>
          <table:table-cell office:value-type="float" office:value="1.99814078472316" calcext:value-type="float">
            <text:p>1.99814078472316</text:p>
          </table:table-cell>
          <table:table-cell office:value-type="float" office:value="1.53190313251155" calcext:value-type="float">
            <text:p>1.53190313251155</text:p>
          </table:table-cell>
          <table:table-cell office:value-type="float" office:value="11.9719483440003" calcext:value-type="float">
            <text:p>11.97194834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70183333333333" calcext:value-type="float">
            <text:p>0.670183333333333</text:p>
          </table:table-cell>
          <table:table-cell office:value-type="float" office:value="0.7069" calcext:value-type="float">
            <text:p>0.7069</text:p>
          </table:table-cell>
          <table:table-cell office:value-type="float" office:value="1.14082541324691" calcext:value-type="float">
            <text:p>1.14082541324691</text:p>
          </table:table-cell>
          <table:table-cell office:value-type="float" office:value="0.914886429810979" calcext:value-type="float">
            <text:p>0.914886429810979</text:p>
          </table:table-cell>
          <table:table-cell office:value-type="float" office:value="11.9096774600002" calcext:value-type="float">
            <text:p>11.909677460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30233333333333" calcext:value-type="float">
            <text:p>0.730233333333333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80772863547685" calcext:value-type="float">
            <text:p>0.80772863547685</text:p>
          </table:table-cell>
          <table:table-cell office:value-type="float" office:value="0.746569943086357" calcext:value-type="float">
            <text:p>0.746569943086357</text:p>
          </table:table-cell>
          <table:table-cell office:value-type="float" office:value="11.967757336" calcext:value-type="float">
            <text:p>11.96775733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693402918734784" calcext:value-type="float">
            <text:p>0.693402918734784</text:p>
          </table:table-cell>
          <table:table-cell office:value-type="float" office:value="0.672121459321611" calcext:value-type="float">
            <text:p>0.672121459321611</text:p>
          </table:table-cell>
          <table:table-cell office:value-type="float" office:value="11.9746688579999" calcext:value-type="float">
            <text:p>11.974668857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67383333333333" calcext:value-type="float">
            <text:p>0.767383333333333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635519119849337" calcext:value-type="float">
            <text:p>0.635519119849337</text:p>
          </table:table-cell>
          <table:table-cell office:value-type="float" office:value="0.628233186758248" calcext:value-type="float">
            <text:p>0.628233186758248</text:p>
          </table:table-cell>
          <table:table-cell office:value-type="float" office:value="11.979522483" calcext:value-type="float">
            <text:p>11.97952248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1833333333333" calcext:value-type="float">
            <text:p>0.661833333333333</text:p>
          </table:table-cell>
          <table:table-cell office:value-type="float" office:value="0.7302" calcext:value-type="float">
            <text:p>0.7302</text:p>
          </table:table-cell>
          <table:table-cell office:value-type="float" office:value="1.38763690776408" calcext:value-type="float">
            <text:p>1.38763690776408</text:p>
          </table:table-cell>
          <table:table-cell office:value-type="float" office:value="0.842228418322885" calcext:value-type="float">
            <text:p>0.842228418322885</text:p>
          </table:table-cell>
          <table:table-cell office:value-type="float" office:value="12.0070896310003" calcext:value-type="float">
            <text:p>12.007089631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3233333333333" calcext:value-type="float">
            <text:p>0.753233333333333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720368382677849" calcext:value-type="float">
            <text:p>0.720368382677849</text:p>
          </table:table-cell>
          <table:table-cell office:value-type="float" office:value="0.662795956727046" calcext:value-type="float">
            <text:p>0.662795956727046</text:p>
          </table:table-cell>
          <table:table-cell office:value-type="float" office:value="11.9179171609999" calcext:value-type="float">
            <text:p>11.917917160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015" calcext:value-type="float">
            <text:p>0.78015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614330471610464" calcext:value-type="float">
            <text:p>0.614330471610464</text:p>
          </table:table-cell>
          <table:table-cell office:value-type="float" office:value="0.597791616704054" calcext:value-type="float">
            <text:p>0.597791616704054</text:p>
          </table:table-cell>
          <table:table-cell office:value-type="float" office:value="12.002225406" calcext:value-type="float">
            <text:p>12.00222540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1033333333333" calcext:value-type="float">
            <text:p>0.80103333333333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56169650095231" calcext:value-type="float">
            <text:p>0.56169650095231</text:p>
          </table:table-cell>
          <table:table-cell office:value-type="float" office:value="0.558835268969748" calcext:value-type="float">
            <text:p>0.558835268969748</text:p>
          </table:table-cell>
          <table:table-cell office:value-type="float" office:value="11.9813006610002" calcext:value-type="float">
            <text:p>11.98130066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3266666666667" calcext:value-type="float">
            <text:p>0.813266666666667</text:p>
          </table:table-cell>
          <table:table-cell office:value-type="float" office:value="0.807" calcext:value-type="float">
            <text:p>0.807</text:p>
          </table:table-cell>
          <table:table-cell office:value-type="float" office:value="0.527017240934789" calcext:value-type="float">
            <text:p>0.527017240934789</text:p>
          </table:table-cell>
          <table:table-cell office:value-type="float" office:value="0.532956776345611" calcext:value-type="float">
            <text:p>0.532956776345611</text:p>
          </table:table-cell>
          <table:table-cell office:value-type="float" office:value="12.2453694229998" calcext:value-type="float">
            <text:p>12.245369422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40833333333333" calcext:value-type="float">
            <text:p>0.640833333333333</text:p>
          </table:table-cell>
          <table:table-cell office:value-type="float" office:value="0.729" calcext:value-type="float">
            <text:p>0.729</text:p>
          </table:table-cell>
          <table:table-cell office:value-type="float" office:value="1.41067226564706" calcext:value-type="float">
            <text:p>1.41067226564706</text:p>
          </table:table-cell>
          <table:table-cell office:value-type="float" office:value="0.857857655188081" calcext:value-type="float">
            <text:p>0.857857655188081</text:p>
          </table:table-cell>
          <table:table-cell office:value-type="float" office:value="12.171721743" calcext:value-type="float">
            <text:p>12.17172174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4050484645341" calcext:value-type="float">
            <text:p>0.724050484645341</text:p>
          </table:table-cell>
          <table:table-cell office:value-type="float" office:value="0.659794269094042" calcext:value-type="float">
            <text:p>0.659794269094042</text:p>
          </table:table-cell>
          <table:table-cell office:value-type="float" office:value="12.0904062879999" calcext:value-type="float">
            <text:p>12.090406287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3916666666667" calcext:value-type="float">
            <text:p>0.78391666666666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609083968057815" calcext:value-type="float">
            <text:p>0.609083968057815</text:p>
          </table:table-cell>
          <table:table-cell office:value-type="float" office:value="0.591577320531675" calcext:value-type="float">
            <text:p>0.591577320531675</text:p>
          </table:table-cell>
          <table:table-cell office:value-type="float" office:value="12.0392883140003" calcext:value-type="float">
            <text:p>12.039288314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2566666666667" calcext:value-type="float">
            <text:p>0.802566666666667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555380763211992" calcext:value-type="float">
            <text:p>0.555380763211992</text:p>
          </table:table-cell>
          <table:table-cell office:value-type="float" office:value="0.552724174443324" calcext:value-type="float">
            <text:p>0.552724174443324</text:p>
          </table:table-cell>
          <table:table-cell office:value-type="float" office:value="12.084279358" calcext:value-type="float">
            <text:p>12.08427935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5916666666667" calcext:value-type="float">
            <text:p>0.815916666666667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521304751001696" calcext:value-type="float">
            <text:p>0.521304751001696</text:p>
          </table:table-cell>
          <table:table-cell office:value-type="float" office:value="0.52751727544578" calcext:value-type="float">
            <text:p>0.52751727544578</text:p>
          </table:table-cell>
          <table:table-cell office:value-type="float" office:value="12.3224557089998" calcext:value-type="float">
            <text:p>12.322455708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57533333333333" calcext:value-type="float">
            <text:p>0.657533333333333</text:p>
          </table:table-cell>
          <table:table-cell office:value-type="float" office:value="0.7307" calcext:value-type="float">
            <text:p>0.7307</text:p>
          </table:table-cell>
          <table:table-cell office:value-type="float" office:value="1.29412566103152" calcext:value-type="float">
            <text:p>1.29412566103152</text:p>
          </table:table-cell>
          <table:table-cell office:value-type="float" office:value="0.808030236678518" calcext:value-type="float">
            <text:p>0.808030236678518</text:p>
          </table:table-cell>
          <table:table-cell office:value-type="float" office:value="12.1287016480001" calcext:value-type="float">
            <text:p>12.128701648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355" calcext:value-type="float">
            <text:p>0.75355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04955851440745" calcext:value-type="float">
            <text:p>0.704955851440745</text:p>
          </table:table-cell>
          <table:table-cell office:value-type="float" office:value="0.654580013387522" calcext:value-type="float">
            <text:p>0.654580013387522</text:p>
          </table:table-cell>
          <table:table-cell office:value-type="float" office:value="12.2869339780004" calcext:value-type="float">
            <text:p>12.28693397800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0883333333333" calcext:value-type="float">
            <text:p>0.780883333333333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609303480304126" calcext:value-type="float">
            <text:p>0.609303480304126</text:p>
          </table:table-cell>
          <table:table-cell office:value-type="float" office:value="0.593959799238071" calcext:value-type="float">
            <text:p>0.593959799238071</text:p>
          </table:table-cell>
          <table:table-cell office:value-type="float" office:value="12.150748" calcext:value-type="float">
            <text:p>12.15074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1116666666667" calcext:value-type="float">
            <text:p>0.801116666666667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59556006114366" calcext:value-type="float">
            <text:p>0.559556006114366</text:p>
          </table:table-cell>
          <table:table-cell office:value-type="float" office:value="0.557816945443487" calcext:value-type="float">
            <text:p>0.557816945443487</text:p>
          </table:table-cell>
          <table:table-cell office:value-type="float" office:value="12.1416929710003" calcext:value-type="float">
            <text:p>12.141692971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465" calcext:value-type="float">
            <text:p>0.81465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526576670279889" calcext:value-type="float">
            <text:p>0.526576670279889</text:p>
          </table:table-cell>
          <table:table-cell office:value-type="float" office:value="0.533928102558585" calcext:value-type="float">
            <text:p>0.533928102558585</text:p>
          </table:table-cell>
          <table:table-cell office:value-type="float" office:value="12.1197102429996" calcext:value-type="float">
            <text:p>12.119710242999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6866666666667" calcext:value-type="float">
            <text:p>0.666866666666667</text:p>
          </table:table-cell>
          <table:table-cell office:value-type="float" office:value="0.7286" calcext:value-type="float">
            <text:p>0.7286</text:p>
          </table:table-cell>
          <table:table-cell office:value-type="float" office:value="1.37094320855669" calcext:value-type="float">
            <text:p>1.37094320855669</text:p>
          </table:table-cell>
          <table:table-cell office:value-type="float" office:value="0.836303448221486" calcext:value-type="float">
            <text:p>0.836303448221486</text:p>
          </table:table-cell>
          <table:table-cell office:value-type="float" office:value="12.0982382810002" calcext:value-type="float">
            <text:p>12.09823828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1166666666667" calcext:value-type="float">
            <text:p>0.7511666666666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18469145805088" calcext:value-type="float">
            <text:p>0.718469145805088</text:p>
          </table:table-cell>
          <table:table-cell office:value-type="float" office:value="0.660774333082187" calcext:value-type="float">
            <text:p>0.660774333082187</text:p>
          </table:table-cell>
          <table:table-cell office:value-type="float" office:value="12.0365966750001" calcext:value-type="float">
            <text:p>12.036596675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79333333333333" calcext:value-type="float">
            <text:p>0.779333333333333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613022682731594" calcext:value-type="float">
            <text:p>0.613022682731594</text:p>
          </table:table-cell>
          <table:table-cell office:value-type="float" office:value="0.596382787842659" calcext:value-type="float">
            <text:p>0.596382787842659</text:p>
          </table:table-cell>
          <table:table-cell office:value-type="float" office:value="12.0694786829999" calcext:value-type="float">
            <text:p>12.06947868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9915" calcext:value-type="float">
            <text:p>0.79915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561227977974837" calcext:value-type="float">
            <text:p>0.561227977974837</text:p>
          </table:table-cell>
          <table:table-cell office:value-type="float" office:value="0.558459092477325" calcext:value-type="float">
            <text:p>0.558459092477325</text:p>
          </table:table-cell>
          <table:table-cell office:value-type="float" office:value="12.131591589" calcext:value-type="float">
            <text:p>12.13159158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215" calcext:value-type="float">
            <text:p>0.81215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527468093041418" calcext:value-type="float">
            <text:p>0.527468093041418</text:p>
          </table:table-cell>
          <table:table-cell office:value-type="float" office:value="0.532966030441272" calcext:value-type="float">
            <text:p>0.532966030441272</text:p>
          </table:table-cell>
          <table:table-cell office:value-type="float" office:value="12.1138078009999" calcext:value-type="float">
            <text:p>12.113807800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9683333333333" calcext:value-type="float">
            <text:p>0.669683333333333</text:p>
          </table:table-cell>
          <table:table-cell office:value-type="float" office:value="0.7447" calcext:value-type="float">
            <text:p>0.7447</text:p>
          </table:table-cell>
          <table:table-cell office:value-type="float" office:value="1.21763694235511" calcext:value-type="float">
            <text:p>1.21763694235511</text:p>
          </table:table-cell>
          <table:table-cell office:value-type="float" office:value="0.757025199710943" calcext:value-type="float">
            <text:p>0.757025199710943</text:p>
          </table:table-cell>
          <table:table-cell office:value-type="float" office:value="12.0911677180002" calcext:value-type="float">
            <text:p>12.091167718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63716666666667" calcext:value-type="float">
            <text:p>0.76371666666666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668988285129513" calcext:value-type="float">
            <text:p>0.668988285129513</text:p>
          </table:table-cell>
          <table:table-cell office:value-type="float" office:value="0.627453512826543" calcext:value-type="float">
            <text:p>0.627453512826543</text:p>
          </table:table-cell>
          <table:table-cell office:value-type="float" office:value="12.3685759619998" calcext:value-type="float">
            <text:p>12.368575961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91416666666667" calcext:value-type="float">
            <text:p>0.791416666666667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585639850226547" calcext:value-type="float">
            <text:p>0.585639850226547</text:p>
          </table:table-cell>
          <table:table-cell office:value-type="float" office:value="0.575079148172573" calcext:value-type="float">
            <text:p>0.575079148172573</text:p>
          </table:table-cell>
          <table:table-cell office:value-type="float" office:value="12.1079061680002" calcext:value-type="float">
            <text:p>12.107906168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7816666666667" calcext:value-type="float">
            <text:p>0.807816666666667</text:p>
          </table:table-cell>
          <table:table-cell office:value-type="float" office:value="0.801" calcext:value-type="float">
            <text:p>0.801</text:p>
          </table:table-cell>
          <table:table-cell office:value-type="float" office:value="0.541789306442875" calcext:value-type="float">
            <text:p>0.541789306442875</text:p>
          </table:table-cell>
          <table:table-cell office:value-type="float" office:value="0.544132317896861" calcext:value-type="float">
            <text:p>0.544132317896861</text:p>
          </table:table-cell>
          <table:table-cell office:value-type="float" office:value="12.0720787639998" calcext:value-type="float">
            <text:p>12.072078763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995" calcext:value-type="float">
            <text:p>0.81995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512717897465615" calcext:value-type="float">
            <text:p>0.512717897465615</text:p>
          </table:table-cell>
          <table:table-cell office:value-type="float" office:value="0.523553010764395" calcext:value-type="float">
            <text:p>0.523553010764395</text:p>
          </table:table-cell>
          <table:table-cell office:value-type="float" office:value="12.1200952039999" calcext:value-type="float">
            <text:p>12.120095203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978208711914925" calcext:value-type="float">
            <text:p>0.978208711914925</text:p>
          </table:table-cell>
          <table:table-cell office:value-type="float" office:value="0.65799300344127" calcext:value-type="float">
            <text:p>0.65799300344127</text:p>
          </table:table-cell>
          <table:table-cell office:value-type="float" office:value="12.118648186" calcext:value-type="float">
            <text:p>12.11864818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92316666666667" calcext:value-type="float">
            <text:p>0.7923166666666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589133497430826" calcext:value-type="float">
            <text:p>0.589133497430826</text:p>
          </table:table-cell>
          <table:table-cell office:value-type="float" office:value="0.572005331895913" calcext:value-type="float">
            <text:p>0.572005331895913</text:p>
          </table:table-cell>
          <table:table-cell office:value-type="float" office:value="12.3497218360003" calcext:value-type="float">
            <text:p>12.349721836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6266666666667" calcext:value-type="float">
            <text:p>0.816266666666667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523957907295685" calcext:value-type="float">
            <text:p>0.523957907295685</text:p>
          </table:table-cell>
          <table:table-cell office:value-type="float" office:value="0.538357995308129" calcext:value-type="float">
            <text:p>0.538357995308129</text:p>
          </table:table-cell>
          <table:table-cell office:value-type="float" office:value="12.2649708950003" calcext:value-type="float">
            <text:p>12.26497089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488931426123134" calcext:value-type="float">
            <text:p>0.488931426123134</text:p>
          </table:table-cell>
          <table:table-cell office:value-type="float" office:value="0.518558917151895" calcext:value-type="float">
            <text:p>0.518558917151895</text:p>
          </table:table-cell>
          <table:table-cell office:value-type="float" office:value="12.028897568" calcext:value-type="float">
            <text:p>12.02889756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883333333333" calcext:value-type="float">
            <text:p>0.837883333333333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465346984279308" calcext:value-type="float">
            <text:p>0.465346984279308</text:p>
          </table:table-cell>
          <table:table-cell office:value-type="float" office:value="0.503120963740501" calcext:value-type="float">
            <text:p>0.503120963740501</text:p>
          </table:table-cell>
          <table:table-cell office:value-type="float" office:value="12.1051835640001" calcext:value-type="float">
            <text:p>12.105183564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05" calcext:value-type="float">
            <text:p>0.70805</text:p>
          </table:table-cell>
          <table:table-cell office:value-type="float" office:value="0.7622" calcext:value-type="float">
            <text:p>0.7622</text:p>
          </table:table-cell>
          <table:table-cell office:value-type="float" office:value="1.0016265579823" calcext:value-type="float">
            <text:p>1.0016265579823</text:p>
          </table:table-cell>
          <table:table-cell office:value-type="float" office:value="0.668459474091317" calcext:value-type="float">
            <text:p>0.668459474091317</text:p>
          </table:table-cell>
          <table:table-cell office:value-type="float" office:value="12.0668963530002" calcext:value-type="float">
            <text:p>12.06689635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7183333333333" calcext:value-type="float">
            <text:p>0.787183333333333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59914928503128" calcext:value-type="float">
            <text:p>0.59914928503128</text:p>
          </table:table-cell>
          <table:table-cell office:value-type="float" office:value="0.580819150065161" calcext:value-type="float">
            <text:p>0.580819150065161</text:p>
          </table:table-cell>
          <table:table-cell office:value-type="float" office:value="12.1003865299999" calcext:value-type="float">
            <text:p>12.100386529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1916666666667" calcext:value-type="float">
            <text:p>0.811916666666667</text:p>
          </table:table-cell>
          <table:table-cell office:value-type="float" office:value="0.7961" calcext:value-type="float">
            <text:p>0.7961</text:p>
          </table:table-cell>
          <table:table-cell office:value-type="float" office:value="0.533044902468795" calcext:value-type="float">
            <text:p>0.533044902468795</text:p>
          </table:table-cell>
          <table:table-cell office:value-type="float" office:value="0.549545406346109" calcext:value-type="float">
            <text:p>0.549545406346109</text:p>
          </table:table-cell>
          <table:table-cell office:value-type="float" office:value="12.0837862349999" calcext:value-type="float">
            <text:p>12.083786234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4733333333333" calcext:value-type="float">
            <text:p>0.824733333333333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498089414526786" calcext:value-type="float">
            <text:p>0.498089414526786</text:p>
          </table:table-cell>
          <table:table-cell office:value-type="float" office:value="0.531672307070653" calcext:value-type="float">
            <text:p>0.531672307070653</text:p>
          </table:table-cell>
          <table:table-cell office:value-type="float" office:value="12.0548894549997" calcext:value-type="float">
            <text:p>12.05488945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3983333333333" calcext:value-type="float">
            <text:p>0.833983333333333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474717453964102" calcext:value-type="float">
            <text:p>0.474717453964102</text:p>
          </table:table-cell>
          <table:table-cell office:value-type="float" office:value="0.517642068065655" calcext:value-type="float">
            <text:p>0.517642068065655</text:p>
          </table:table-cell>
          <table:table-cell office:value-type="float" office:value="12.0449087999996" calcext:value-type="float">
            <text:p>12.044908799999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8" calcext:value-type="float">
            <text:p>0.758</text:p>
          </table:table-cell>
          <table:table-cell office:value-type="float" office:value="1.05066473130732" calcext:value-type="float">
            <text:p>1.05066473130732</text:p>
          </table:table-cell>
          <table:table-cell office:value-type="float" office:value="0.689264009332961" calcext:value-type="float">
            <text:p>0.689264009332961</text:p>
          </table:table-cell>
          <table:table-cell office:value-type="float" office:value="12.075570474" calcext:value-type="float">
            <text:p>12.07557047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1983333333333" calcext:value-type="float">
            <text:p>0.781983333333333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16004663013192" calcext:value-type="float">
            <text:p>0.616004663013192</text:p>
          </table:table-cell>
          <table:table-cell office:value-type="float" office:value="0.587111131400819" calcext:value-type="float">
            <text:p>0.587111131400819</text:p>
          </table:table-cell>
          <table:table-cell office:value-type="float" office:value="12.033996357" calcext:value-type="float">
            <text:p>12.03399635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542736686782034" calcext:value-type="float">
            <text:p>0.542736686782034</text:p>
          </table:table-cell>
          <table:table-cell office:value-type="float" office:value="0.5445087090799" calcext:value-type="float">
            <text:p>0.5445087090799</text:p>
          </table:table-cell>
          <table:table-cell office:value-type="float" office:value="12.030329529" calcext:value-type="float">
            <text:p>12.03032952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3616666666667" calcext:value-type="float">
            <text:p>0.8236166666666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502898360398024" calcext:value-type="float">
            <text:p>0.502898360398024</text:p>
          </table:table-cell>
          <table:table-cell office:value-type="float" office:value="0.520283805526746" calcext:value-type="float">
            <text:p>0.520283805526746</text:p>
          </table:table-cell>
          <table:table-cell office:value-type="float" office:value="12.058303415" calcext:value-type="float">
            <text:p>12.05830341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2633333333333" calcext:value-type="float">
            <text:p>0.83263333333333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476645849883429" calcext:value-type="float">
            <text:p>0.476645849883429</text:p>
          </table:table-cell>
          <table:table-cell office:value-type="float" office:value="0.505219709341693" calcext:value-type="float">
            <text:p>0.505219709341693</text:p>
          </table:table-cell>
          <table:table-cell office:value-type="float" office:value="12.4255441300002" calcext:value-type="float">
            <text:p>12.425544130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7627" calcext:value-type="float">
            <text:p>0.7627</text:p>
          </table:table-cell>
          <table:table-cell office:value-type="float" office:value="1.06468364011758" calcext:value-type="float">
            <text:p>1.06468364011758</text:p>
          </table:table-cell>
          <table:table-cell office:value-type="float" office:value="0.681593792643517" calcext:value-type="float">
            <text:p>0.681593792643517</text:p>
          </table:table-cell>
          <table:table-cell office:value-type="float" office:value="12.0747121259997" calcext:value-type="float">
            <text:p>12.074712125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603377599070575" calcext:value-type="float">
            <text:p>0.603377599070575</text:p>
          </table:table-cell>
          <table:table-cell office:value-type="float" office:value="0.573432769745019" calcext:value-type="float">
            <text:p>0.573432769745019</text:p>
          </table:table-cell>
          <table:table-cell office:value-type="float" office:value="12.031174189" calcext:value-type="float">
            <text:p>12.03117418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3716666666667" calcext:value-type="float">
            <text:p>0.81371666666666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527852660747988" calcext:value-type="float">
            <text:p>0.527852660747988</text:p>
          </table:table-cell>
          <table:table-cell office:value-type="float" office:value="0.531160997547162" calcext:value-type="float">
            <text:p>0.531160997547162</text:p>
          </table:table-cell>
          <table:table-cell office:value-type="float" office:value="12.0300392220001" calcext:value-type="float">
            <text:p>12.03003922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3" calcext:value-type="float">
            <text:p>0.813</text:p>
          </table:table-cell>
          <table:table-cell office:value-type="float" office:value="0.489627295894536" calcext:value-type="float">
            <text:p>0.489627295894536</text:p>
          </table:table-cell>
          <table:table-cell office:value-type="float" office:value="0.508562817315387" calcext:value-type="float">
            <text:p>0.508562817315387</text:p>
          </table:table-cell>
          <table:table-cell office:value-type="float" office:value="12.060958474" calcext:value-type="float">
            <text:p>12.06095847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383333333333" calcext:value-type="float">
            <text:p>0.837383333333333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46520237051157" calcext:value-type="float">
            <text:p>0.46520237051157</text:p>
          </table:table-cell>
          <table:table-cell office:value-type="float" office:value="0.493264104720134" calcext:value-type="float">
            <text:p>0.493264104720134</text:p>
          </table:table-cell>
          <table:table-cell office:value-type="float" office:value="12.388764408" calcext:value-type="float">
            <text:p>12.38876440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977679313372956" calcext:value-type="float">
            <text:p>0.977679313372956</text:p>
          </table:table-cell>
          <table:table-cell office:value-type="float" office:value="0.660450349567802" calcext:value-type="float">
            <text:p>0.660450349567802</text:p>
          </table:table-cell>
          <table:table-cell office:value-type="float" office:value="12.176514363" calcext:value-type="float">
            <text:p>12.17651436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590001543701839" calcext:value-type="float">
            <text:p>0.590001543701839</text:p>
          </table:table-cell>
          <table:table-cell office:value-type="float" office:value="0.572719124092418" calcext:value-type="float">
            <text:p>0.572719124092418</text:p>
          </table:table-cell>
          <table:table-cell office:value-type="float" office:value="12.077499648" calcext:value-type="float">
            <text:p>12.07749964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524283410818465" calcext:value-type="float">
            <text:p>0.524283410818465</text:p>
          </table:table-cell>
          <table:table-cell office:value-type="float" office:value="0.537686038548779" calcext:value-type="float">
            <text:p>0.537686038548779</text:p>
          </table:table-cell>
          <table:table-cell office:value-type="float" office:value="12.0584552180003" calcext:value-type="float">
            <text:p>12.058455218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8416666666667" calcext:value-type="float">
            <text:p>0.828416666666667</text:p>
          </table:table-cell>
          <table:table-cell office:value-type="float" office:value="0.809" calcext:value-type="float">
            <text:p>0.809</text:p>
          </table:table-cell>
          <table:table-cell office:value-type="float" office:value="0.488946585417556" calcext:value-type="float">
            <text:p>0.488946585417556</text:p>
          </table:table-cell>
          <table:table-cell office:value-type="float" office:value="0.518211040527198" calcext:value-type="float">
            <text:p>0.518211040527198</text:p>
          </table:table-cell>
          <table:table-cell office:value-type="float" office:value="12.0590927850003" calcext:value-type="float">
            <text:p>12.05909278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05" calcext:value-type="float">
            <text:p>0.83705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465315132252951" calcext:value-type="float">
            <text:p>0.465315132252951</text:p>
          </table:table-cell>
          <table:table-cell office:value-type="float" office:value="0.502469025409905" calcext:value-type="float">
            <text:p>0.502469025409905</text:p>
          </table:table-cell>
          <table:table-cell office:value-type="float" office:value="12.0561486850002" calcext:value-type="float">
            <text:p>12.056148685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592783333333333" calcext:value-type="float">
            <text:p>0.592783333333333</text:p>
          </table:table-cell>
          <table:table-cell office:value-type="float" office:value="0.687" calcext:value-type="float">
            <text:p>0.687</text:p>
          </table:table-cell>
          <table:table-cell office:value-type="float" office:value="1.72777159775752" calcext:value-type="float">
            <text:p>1.72777159775752</text:p>
          </table:table-cell>
          <table:table-cell office:value-type="float" office:value="1.17934065259946" calcext:value-type="float">
            <text:p>1.17934065259946</text:p>
          </table:table-cell>
          <table:table-cell office:value-type="float" office:value="21.1051543019998" calcext:value-type="float">
            <text:p>21.105154301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942739952665402" calcext:value-type="float">
            <text:p>0.942739952665402</text:p>
          </table:table-cell>
          <table:table-cell office:value-type="float" office:value="0.805236454222612" calcext:value-type="float">
            <text:p>0.805236454222612</text:p>
          </table:table-cell>
          <table:table-cell office:value-type="float" office:value="21.2756728490003" calcext:value-type="float">
            <text:p>21.275672849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47016666666667" calcext:value-type="float">
            <text:p>0.747016666666667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28736704854823" calcext:value-type="float">
            <text:p>0.728736704854823</text:p>
          </table:table-cell>
          <table:table-cell office:value-type="float" office:value="0.689251985139908" calcext:value-type="float">
            <text:p>0.689251985139908</text:p>
          </table:table-cell>
          <table:table-cell office:value-type="float" office:value="21.366089393" calcext:value-type="float">
            <text:p>21.36608939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64608984041824" calcext:value-type="float">
            <text:p>0.64608984041824</text:p>
          </table:table-cell>
          <table:table-cell office:value-type="float" office:value="0.632369986195473" calcext:value-type="float">
            <text:p>0.632369986195473</text:p>
          </table:table-cell>
          <table:table-cell office:value-type="float" office:value="21.4947631069999" calcext:value-type="float">
            <text:p>21.494763106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8385" calcext:value-type="float">
            <text:p>0.78385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00530294435365" calcext:value-type="float">
            <text:p>0.600530294435365</text:p>
          </table:table-cell>
          <table:table-cell office:value-type="float" office:value="0.596758239398337" calcext:value-type="float">
            <text:p>0.596758239398337</text:p>
          </table:table-cell>
          <table:table-cell office:value-type="float" office:value="21.8619779259998" calcext:value-type="float">
            <text:p>21.861977925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38666666666667" calcext:value-type="float">
            <text:p>0.638666666666667</text:p>
          </table:table-cell>
          <table:table-cell office:value-type="float" office:value="0.7137" calcext:value-type="float">
            <text:p>0.7137</text:p>
          </table:table-cell>
          <table:table-cell office:value-type="float" office:value="1.52562910890274" calcext:value-type="float">
            <text:p>1.52562910890274</text:p>
          </table:table-cell>
          <table:table-cell office:value-type="float" office:value="0.995649321064068" calcext:value-type="float">
            <text:p>0.995649321064068</text:p>
          </table:table-cell>
          <table:table-cell office:value-type="float" office:value="21.2471787560003" calcext:value-type="float">
            <text:p>21.247178756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828278228862962" calcext:value-type="float">
            <text:p>0.828278228862962</text:p>
          </table:table-cell>
          <table:table-cell office:value-type="float" office:value="0.736183819117819" calcext:value-type="float">
            <text:p>0.736183819117819</text:p>
          </table:table-cell>
          <table:table-cell office:value-type="float" office:value="21.2705644279999" calcext:value-type="float">
            <text:p>21.27056442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678275496339493" calcext:value-type="float">
            <text:p>0.678275496339493</text:p>
          </table:table-cell>
          <table:table-cell office:value-type="float" office:value="0.652397132033755" calcext:value-type="float">
            <text:p>0.652397132033755</text:p>
          </table:table-cell>
          <table:table-cell office:value-type="float" office:value="21.5776167129998" calcext:value-type="float">
            <text:p>21.577616712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665" calcext:value-type="float">
            <text:p>0.77665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5170206882552" calcext:value-type="float">
            <text:p>0.615170206882552</text:p>
          </table:table-cell>
          <table:table-cell office:value-type="float" office:value="0.606074367169362" calcext:value-type="float">
            <text:p>0.606074367169362</text:p>
          </table:table-cell>
          <table:table-cell office:value-type="float" office:value="21.4199754200004" calcext:value-type="float">
            <text:p>21.419975420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2133333333333" calcext:value-type="float">
            <text:p>0.7921333333333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75373338865065" calcext:value-type="float">
            <text:p>0.575373338865065</text:p>
          </table:table-cell>
          <table:table-cell office:value-type="float" office:value="0.574921042296537" calcext:value-type="float">
            <text:p>0.574921042296537</text:p>
          </table:table-cell>
          <table:table-cell office:value-type="float" office:value="21.4044037989997" calcext:value-type="float">
            <text:p>21.404403798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28166666666667" calcext:value-type="float">
            <text:p>0.628166666666667</text:p>
          </table:table-cell>
          <table:table-cell office:value-type="float" office:value="0.7117" calcext:value-type="float">
            <text:p>0.7117</text:p>
          </table:table-cell>
          <table:table-cell office:value-type="float" office:value="1.57899195654814" calcext:value-type="float">
            <text:p>1.57899195654814</text:p>
          </table:table-cell>
          <table:table-cell office:value-type="float" office:value="1.03304033066816" calcext:value-type="float">
            <text:p>1.03304033066816</text:p>
          </table:table-cell>
          <table:table-cell office:value-type="float" office:value="20.9355340769998" calcext:value-type="float">
            <text:p>20.93553407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45782815393354" calcext:value-type="float">
            <text:p>0.845782815393354</text:p>
          </table:table-cell>
          <table:table-cell office:value-type="float" office:value="0.744412355931701" calcext:value-type="float">
            <text:p>0.744412355931701</text:p>
          </table:table-cell>
          <table:table-cell office:value-type="float" office:value="21.0760508379999" calcext:value-type="float">
            <text:p>21.07605083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8733333333333" calcext:value-type="float">
            <text:p>0.758733333333333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683556523626801" calcext:value-type="float">
            <text:p>0.683556523626801</text:p>
          </table:table-cell>
          <table:table-cell office:value-type="float" office:value="0.656622189625054" calcext:value-type="float">
            <text:p>0.656622189625054</text:p>
          </table:table-cell>
          <table:table-cell office:value-type="float" office:value="21.2502728100003" calcext:value-type="float">
            <text:p>21.250272810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685" calcext:value-type="float">
            <text:p>0.7768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619270273744425" calcext:value-type="float">
            <text:p>0.619270273744425</text:p>
          </table:table-cell>
          <table:table-cell office:value-type="float" office:value="0.610005291783886" calcext:value-type="float">
            <text:p>0.610005291783886</text:p>
          </table:table-cell>
          <table:table-cell office:value-type="float" office:value="21.2866744139997" calcext:value-type="float">
            <text:p>21.286674413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578584904260219" calcext:value-type="float">
            <text:p>0.578584904260219</text:p>
          </table:table-cell>
          <table:table-cell office:value-type="float" office:value="0.577936763406559" calcext:value-type="float">
            <text:p>0.577936763406559</text:p>
          </table:table-cell>
          <table:table-cell office:value-type="float" office:value="21.5987656369998" calcext:value-type="float">
            <text:p>21.59876563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20783333333333" calcext:value-type="float">
            <text:p>0.620783333333333</text:p>
          </table:table-cell>
          <table:table-cell office:value-type="float" office:value="0.7131" calcext:value-type="float">
            <text:p>0.7131</text:p>
          </table:table-cell>
          <table:table-cell office:value-type="float" office:value="1.53150850667882" calcext:value-type="float">
            <text:p>1.53150850667882</text:p>
          </table:table-cell>
          <table:table-cell office:value-type="float" office:value="1.02860010961059" calcext:value-type="float">
            <text:p>1.02860010961059</text:p>
          </table:table-cell>
          <table:table-cell office:value-type="float" office:value="21.3577764880001" calcext:value-type="float">
            <text:p>21.357776488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843336833311296" calcext:value-type="float">
            <text:p>0.843336833311296</text:p>
          </table:table-cell>
          <table:table-cell office:value-type="float" office:value="0.743887211296968" calcext:value-type="float">
            <text:p>0.743887211296968</text:p>
          </table:table-cell>
          <table:table-cell office:value-type="float" office:value="21.8197086499999" calcext:value-type="float">
            <text:p>21.819708649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635" calcext:value-type="float">
            <text:p>0.75635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683813483666764" calcext:value-type="float">
            <text:p>0.683813483666764</text:p>
          </table:table-cell>
          <table:table-cell office:value-type="float" office:value="0.656359201214116" calcext:value-type="float">
            <text:p>0.656359201214116</text:p>
          </table:table-cell>
          <table:table-cell office:value-type="float" office:value="21.9992715119997" calcext:value-type="float">
            <text:p>21.999271511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5716666666667" calcext:value-type="float">
            <text:p>0.775716666666667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62049392424921" calcext:value-type="float">
            <text:p>0.62049392424921</text:p>
          </table:table-cell>
          <table:table-cell office:value-type="float" office:value="0.60943353688641" calcext:value-type="float">
            <text:p>0.60943353688641</text:p>
          </table:table-cell>
          <table:table-cell office:value-type="float" office:value="21.728734794" calcext:value-type="float">
            <text:p>21.72873479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175" calcext:value-type="float">
            <text:p>0.79175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579559211410693" calcext:value-type="float">
            <text:p>0.579559211410693</text:p>
          </table:table-cell>
          <table:table-cell office:value-type="float" office:value="0.576875702400876" calcext:value-type="float">
            <text:p>0.576875702400876</text:p>
          </table:table-cell>
          <table:table-cell office:value-type="float" office:value="21.7768240849996" calcext:value-type="float">
            <text:p>21.7768240849996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01466666666667" calcext:value-type="float">
            <text:p>0.601466666666667</text:p>
          </table:table-cell>
          <table:table-cell office:value-type="float" office:value="0.7043" calcext:value-type="float">
            <text:p>0.7043</text:p>
          </table:table-cell>
          <table:table-cell office:value-type="float" office:value="1.55391794163535" calcext:value-type="float">
            <text:p>1.55391794163535</text:p>
          </table:table-cell>
          <table:table-cell office:value-type="float" office:value="1.03230179001571" calcext:value-type="float">
            <text:p>1.03230179001571</text:p>
          </table:table-cell>
          <table:table-cell office:value-type="float" office:value="22.1290631679999" calcext:value-type="float">
            <text:p>22.12906316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26516666666667" calcext:value-type="float">
            <text:p>0.726516666666667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864182154761194" calcext:value-type="float">
            <text:p>0.864182154761194</text:p>
          </table:table-cell>
          <table:table-cell office:value-type="float" office:value="0.763091589235196" calcext:value-type="float">
            <text:p>0.763091589235196</text:p>
          </table:table-cell>
          <table:table-cell office:value-type="float" office:value="22.283466972" calcext:value-type="float">
            <text:p>22.28346697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2716666666667" calcext:value-type="float">
            <text:p>0.75271666666666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02811581493695" calcext:value-type="float">
            <text:p>0.702811581493695</text:p>
          </table:table-cell>
          <table:table-cell office:value-type="float" office:value="0.675679365540766" calcext:value-type="float">
            <text:p>0.675679365540766</text:p>
          </table:table-cell>
          <table:table-cell office:value-type="float" office:value="22.4117213730001" calcext:value-type="float">
            <text:p>22.411721373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634400381589495" calcext:value-type="float">
            <text:p>0.634400381589495</text:p>
          </table:table-cell>
          <table:table-cell office:value-type="float" office:value="0.623843370349544" calcext:value-type="float">
            <text:p>0.623843370349544</text:p>
          </table:table-cell>
          <table:table-cell office:value-type="float" office:value="22.5649786159997" calcext:value-type="float">
            <text:p>22.564978615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87666666666667" calcext:value-type="float">
            <text:p>0.787666666666667</text:p>
          </table:table-cell>
          <table:table-cell office:value-type="float" office:value="0.784" calcext:value-type="float">
            <text:p>0.784</text:p>
          </table:table-cell>
          <table:table-cell office:value-type="float" office:value="0.590065383739563" calcext:value-type="float">
            <text:p>0.590065383739563</text:p>
          </table:table-cell>
          <table:table-cell office:value-type="float" office:value="0.588768436270914" calcext:value-type="float">
            <text:p>0.588768436270914</text:p>
          </table:table-cell>
          <table:table-cell office:value-type="float" office:value="22.8441616590003" calcext:value-type="float">
            <text:p>22.844161659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40533333333333" calcext:value-type="float">
            <text:p>0.640533333333333</text:p>
          </table:table-cell>
          <table:table-cell office:value-type="float" office:value="0.7182" calcext:value-type="float">
            <text:p>0.7182</text:p>
          </table:table-cell>
          <table:table-cell office:value-type="float" office:value="1.40297660530249" calcext:value-type="float">
            <text:p>1.40297660530249</text:p>
          </table:table-cell>
          <table:table-cell office:value-type="float" office:value="0.906590585116368" calcext:value-type="float">
            <text:p>0.906590585116368</text:p>
          </table:table-cell>
          <table:table-cell office:value-type="float" office:value="23.4216772479999" calcext:value-type="float">
            <text:p>23.421677247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1416666666667" calcext:value-type="float">
            <text:p>0.74141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051863560799" calcext:value-type="float">
            <text:p>0.770051863560799</text:p>
          </table:table-cell>
          <table:table-cell office:value-type="float" office:value="0.697869365382346" calcext:value-type="float">
            <text:p>0.697869365382346</text:p>
          </table:table-cell>
          <table:table-cell office:value-type="float" office:value="23.723938399" calcext:value-type="float">
            <text:p>23.7239383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6775" calcext:value-type="float">
            <text:p>0.76775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64949604004685" calcext:value-type="float">
            <text:p>0.64949604004685</text:p>
          </table:table-cell>
          <table:table-cell office:value-type="float" office:value="0.626237185707518" calcext:value-type="float">
            <text:p>0.626237185707518</text:p>
          </table:table-cell>
          <table:table-cell office:value-type="float" office:value="23.6400231810003" calcext:value-type="float">
            <text:p>23.640023181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89066666666667" calcext:value-type="float">
            <text:p>0.789066666666667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589377611462495" calcext:value-type="float">
            <text:p>0.589377611462495</text:p>
          </table:table-cell>
          <table:table-cell office:value-type="float" office:value="0.581503740351671" calcext:value-type="float">
            <text:p>0.581503740351671</text:p>
          </table:table-cell>
          <table:table-cell office:value-type="float" office:value="23.6209562479999" calcext:value-type="float">
            <text:p>23.620956247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550024654533563" calcext:value-type="float">
            <text:p>0.550024654533563</text:p>
          </table:table-cell>
          <table:table-cell office:value-type="float" office:value="0.55173185771438" calcext:value-type="float">
            <text:p>0.55173185771438</text:p>
          </table:table-cell>
          <table:table-cell office:value-type="float" office:value="23.6522045649999" calcext:value-type="float">
            <text:p>23.652204564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31042795140606" calcext:value-type="float">
            <text:p>1.31042795140606</text:p>
          </table:table-cell>
          <table:table-cell office:value-type="float" office:value="0.857620523613729" calcext:value-type="float">
            <text:p>0.857620523613729</text:p>
          </table:table-cell>
          <table:table-cell office:value-type="float" office:value="21.4855605740004" calcext:value-type="float">
            <text:p>21.485560574000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8583333333333" calcext:value-type="float">
            <text:p>0.748583333333333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41643857028184" calcext:value-type="float">
            <text:p>0.741643857028184</text:p>
          </table:table-cell>
          <table:table-cell office:value-type="float" office:value="0.677971660331556" calcext:value-type="float">
            <text:p>0.677971660331556</text:p>
          </table:table-cell>
          <table:table-cell office:value-type="float" office:value="21.617548192" calcext:value-type="float">
            <text:p>21.61754819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7475" calcext:value-type="float">
            <text:p>0.77475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26982765792529" calcext:value-type="float">
            <text:p>0.626982765792529</text:p>
          </table:table-cell>
          <table:table-cell office:value-type="float" office:value="0.607384771108627" calcext:value-type="float">
            <text:p>0.607384771108627</text:p>
          </table:table-cell>
          <table:table-cell office:value-type="float" office:value="21.7147285440001" calcext:value-type="float">
            <text:p>21.71472854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94683333333333" calcext:value-type="float">
            <text:p>0.794683333333333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57216459967053" calcext:value-type="float">
            <text:p>0.57216459967053</text:p>
          </table:table-cell>
          <table:table-cell office:value-type="float" office:value="0.568514093282116" calcext:value-type="float">
            <text:p>0.568514093282116</text:p>
          </table:table-cell>
          <table:table-cell office:value-type="float" office:value="22.037988739" calcext:value-type="float">
            <text:p>22.03798873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8966666666667" calcext:value-type="float">
            <text:p>0.808966666666667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536426238795079" calcext:value-type="float">
            <text:p>0.536426238795079</text:p>
          </table:table-cell>
          <table:table-cell office:value-type="float" office:value="0.541477929824477" calcext:value-type="float">
            <text:p>0.541477929824477</text:p>
          </table:table-cell>
          <table:table-cell office:value-type="float" office:value="21.9470668349995" calcext:value-type="float">
            <text:p>21.947066834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31233333333333" calcext:value-type="float">
            <text:p>0.631233333333333</text:p>
          </table:table-cell>
          <table:table-cell office:value-type="float" office:value="0.7177" calcext:value-type="float">
            <text:p>0.7177</text:p>
          </table:table-cell>
          <table:table-cell office:value-type="float" office:value="1.38038791465098" calcext:value-type="float">
            <text:p>1.38038791465098</text:p>
          </table:table-cell>
          <table:table-cell office:value-type="float" office:value="0.90503900635774" calcext:value-type="float">
            <text:p>0.90503900635774</text:p>
          </table:table-cell>
          <table:table-cell office:value-type="float" office:value="20.9469492190001" calcext:value-type="float">
            <text:p>20.94694921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1533333333333" calcext:value-type="float">
            <text:p>0.741533333333333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73647015441709" calcext:value-type="float">
            <text:p>0.773647015441709</text:p>
          </table:table-cell>
          <table:table-cell office:value-type="float" office:value="0.703288077548811" calcext:value-type="float">
            <text:p>0.703288077548811</text:p>
          </table:table-cell>
          <table:table-cell office:value-type="float" office:value="21.3953835189996" calcext:value-type="float">
            <text:p>21.395383518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771" calcext:value-type="float">
            <text:p>0.771</text:p>
          </table:table-cell>
          <table:table-cell office:value-type="float" office:value="0.651998915747285" calcext:value-type="float">
            <text:p>0.651998915747285</text:p>
          </table:table-cell>
          <table:table-cell office:value-type="float" office:value="0.630756767502256" calcext:value-type="float">
            <text:p>0.630756767502256</text:p>
          </table:table-cell>
          <table:table-cell office:value-type="float" office:value="21.2976088249998" calcext:value-type="float">
            <text:p>21.297608824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8895" calcext:value-type="float">
            <text:p>0.78895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93215512632053" calcext:value-type="float">
            <text:p>0.593215512632053</text:p>
          </table:table-cell>
          <table:table-cell office:value-type="float" office:value="0.585431974025289" calcext:value-type="float">
            <text:p>0.585431974025289</text:p>
          </table:table-cell>
          <table:table-cell office:value-type="float" office:value="21.4065515550001" calcext:value-type="float">
            <text:p>21.406551555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3433333333333" calcext:value-type="float">
            <text:p>0.80343333333333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53910344584919" calcext:value-type="float">
            <text:p>0.553910344584919</text:p>
          </table:table-cell>
          <table:table-cell office:value-type="float" office:value="0.555420598216877" calcext:value-type="float">
            <text:p>0.555420598216877</text:p>
          </table:table-cell>
          <table:table-cell office:value-type="float" office:value="21.4614925489996" calcext:value-type="float">
            <text:p>21.461492548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49816666666667" calcext:value-type="float">
            <text:p>0.649816666666667</text:p>
          </table:table-cell>
          <table:table-cell office:value-type="float" office:value="0.7287" calcext:value-type="float">
            <text:p>0.7287</text:p>
          </table:table-cell>
          <table:table-cell office:value-type="float" office:value="1.33502090167898" calcext:value-type="float">
            <text:p>1.33502090167898</text:p>
          </table:table-cell>
          <table:table-cell office:value-type="float" office:value="0.871070324235661" calcext:value-type="float">
            <text:p>0.871070324235661</text:p>
          </table:table-cell>
          <table:table-cell office:value-type="float" office:value="20.8732815060002" calcext:value-type="float">
            <text:p>20.873281506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6816666666667" calcext:value-type="float">
            <text:p>0.746816666666667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51039727283185" calcext:value-type="float">
            <text:p>0.751039727283185</text:p>
          </table:table-cell>
          <table:table-cell office:value-type="float" office:value="0.681646462838361" calcext:value-type="float">
            <text:p>0.681646462838361</text:p>
          </table:table-cell>
          <table:table-cell office:value-type="float" office:value="20.9594419220002" calcext:value-type="float">
            <text:p>20.959441922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632707849716835" calcext:value-type="float">
            <text:p>0.632707849716835</text:p>
          </table:table-cell>
          <table:table-cell office:value-type="float" office:value="0.611351849357034" calcext:value-type="float">
            <text:p>0.611351849357034</text:p>
          </table:table-cell>
          <table:table-cell office:value-type="float" office:value="21.1078019839997" calcext:value-type="float">
            <text:p>21.1078019839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94566666666667" calcext:value-type="float">
            <text:p>0.794566666666667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57352437428447" calcext:value-type="float">
            <text:p>0.57352437428447</text:p>
          </table:table-cell>
          <table:table-cell office:value-type="float" office:value="0.565397983333867" calcext:value-type="float">
            <text:p>0.565397983333867</text:p>
          </table:table-cell>
          <table:table-cell office:value-type="float" office:value="21.4082176599995" calcext:value-type="float">
            <text:p>21.408217659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533821429493331" calcext:value-type="float">
            <text:p>0.533821429493331</text:p>
          </table:table-cell>
          <table:table-cell office:value-type="float" office:value="0.535534970699602" calcext:value-type="float">
            <text:p>0.535534970699602</text:p>
          </table:table-cell>
          <table:table-cell office:value-type="float" office:value="21.2315566400002" calcext:value-type="float">
            <text:p>21.231556640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307" calcext:value-type="float">
            <text:p>0.7307</text:p>
          </table:table-cell>
          <table:table-cell office:value-type="float" office:value="1.27413453266565" calcext:value-type="float">
            <text:p>1.27413453266565</text:p>
          </table:table-cell>
          <table:table-cell office:value-type="float" office:value="0.828670633446639" calcext:value-type="float">
            <text:p>0.828670633446639</text:p>
          </table:table-cell>
          <table:table-cell office:value-type="float" office:value="21.3352188190001" calcext:value-type="float">
            <text:p>21.33521881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54533333333333" calcext:value-type="float">
            <text:p>0.754533333333333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16107788910744" calcext:value-type="float">
            <text:p>0.716107788910744</text:p>
          </table:table-cell>
          <table:table-cell office:value-type="float" office:value="0.658342951991756" calcext:value-type="float">
            <text:p>0.658342951991756</text:p>
          </table:table-cell>
          <table:table-cell office:value-type="float" office:value="21.6708553629996" calcext:value-type="float">
            <text:p>21.670855362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609223824383608" calcext:value-type="float">
            <text:p>0.609223824383608</text:p>
          </table:table-cell>
          <table:table-cell office:value-type="float" office:value="0.595044400092143" calcext:value-type="float">
            <text:p>0.595044400092143</text:p>
          </table:table-cell>
          <table:table-cell office:value-type="float" office:value="21.5043381340001" calcext:value-type="float">
            <text:p>21.50433813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00216666666667" calcext:value-type="float">
            <text:p>0.800216666666667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561793741895192" calcext:value-type="float">
            <text:p>0.561793741895192</text:p>
          </table:table-cell>
          <table:table-cell office:value-type="float" office:value="0.556400238518502" calcext:value-type="float">
            <text:p>0.556400238518502</text:p>
          </table:table-cell>
          <table:table-cell office:value-type="float" office:value="21.7129548000003" calcext:value-type="float">
            <text:p>21.71295480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1405" calcext:value-type="float">
            <text:p>0.81405</text:p>
          </table:table-cell>
          <table:table-cell office:value-type="float" office:value="0.808" calcext:value-type="float">
            <text:p>0.808</text:p>
          </table:table-cell>
          <table:table-cell office:value-type="float" office:value="0.523746150833711" calcext:value-type="float">
            <text:p>0.523746150833711</text:p>
          </table:table-cell>
          <table:table-cell office:value-type="float" office:value="0.526076406809934" calcext:value-type="float">
            <text:p>0.526076406809934</text:p>
          </table:table-cell>
          <table:table-cell office:value-type="float" office:value="21.9198008209996" calcext:value-type="float">
            <text:p>21.91980082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3883333333333" calcext:value-type="float">
            <text:p>0.673883333333333</text:p>
          </table:table-cell>
          <table:table-cell office:value-type="float" office:value="0.7406" calcext:value-type="float">
            <text:p>0.7406</text:p>
          </table:table-cell>
          <table:table-cell office:value-type="float" office:value="1.17269386652944" calcext:value-type="float">
            <text:p>1.17269386652944</text:p>
          </table:table-cell>
          <table:table-cell office:value-type="float" office:value="0.778878896479394" calcext:value-type="float">
            <text:p>0.778878896479394</text:p>
          </table:table-cell>
          <table:table-cell office:value-type="float" office:value="21.4109651000008" calcext:value-type="float">
            <text:p>21.410965100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4016666666667" calcext:value-type="float">
            <text:p>0.764016666666667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80802958828808" calcext:value-type="float">
            <text:p>0.680802958828808</text:p>
          </table:table-cell>
          <table:table-cell office:value-type="float" office:value="0.627893751024441" calcext:value-type="float">
            <text:p>0.627893751024441</text:p>
          </table:table-cell>
          <table:table-cell office:value-type="float" office:value="21.5659758779993" calcext:value-type="float">
            <text:p>21.565975877999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3016666666667" calcext:value-type="float">
            <text:p>0.79301666666666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584273837617974" calcext:value-type="float">
            <text:p>0.584273837617974</text:p>
          </table:table-cell>
          <table:table-cell office:value-type="float" office:value="0.56697580465086" calcext:value-type="float">
            <text:p>0.56697580465086</text:p>
          </table:table-cell>
          <table:table-cell office:value-type="float" office:value="21.87410628" calcext:value-type="float">
            <text:p>21.8741062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255" calcext:value-type="float">
            <text:p>0.81255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532151148739908" calcext:value-type="float">
            <text:p>0.532151148739908</text:p>
          </table:table-cell>
          <table:table-cell office:value-type="float" office:value="0.532229071589792" calcext:value-type="float">
            <text:p>0.532229071589792</text:p>
          </table:table-cell>
          <table:table-cell office:value-type="float" office:value="22.1743334330004" calcext:value-type="float">
            <text:p>22.174333433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4783333333333" calcext:value-type="float">
            <text:p>0.8247833333333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498820405461387" calcext:value-type="float">
            <text:p>0.498820405461387</text:p>
          </table:table-cell>
          <table:table-cell office:value-type="float" office:value="0.50905800549088" calcext:value-type="float">
            <text:p>0.50905800549088</text:p>
          </table:table-cell>
          <table:table-cell office:value-type="float" office:value="21.8042711279995" calcext:value-type="float">
            <text:p>21.804271127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4233333333333" calcext:value-type="float">
            <text:p>0.674233333333333</text:p>
          </table:table-cell>
          <table:table-cell office:value-type="float" office:value="0.7447" calcext:value-type="float">
            <text:p>0.7447</text:p>
          </table:table-cell>
          <table:table-cell office:value-type="float" office:value="1.12911798031345" calcext:value-type="float">
            <text:p>1.12911798031345</text:p>
          </table:table-cell>
          <table:table-cell office:value-type="float" office:value="0.753223984864107" calcext:value-type="float">
            <text:p>0.753223984864107</text:p>
          </table:table-cell>
          <table:table-cell office:value-type="float" office:value="20.7461051519995" calcext:value-type="float">
            <text:p>20.746105151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663616831559362" calcext:value-type="float">
            <text:p>0.663616831559362</text:p>
          </table:table-cell>
          <table:table-cell office:value-type="float" office:value="0.619482398602613" calcext:value-type="float">
            <text:p>0.619482398602613</text:p>
          </table:table-cell>
          <table:table-cell office:value-type="float" office:value="20.6158949419996" calcext:value-type="float">
            <text:p>20.615894941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5466666666667" calcext:value-type="float">
            <text:p>0.795466666666667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571448514043395" calcext:value-type="float">
            <text:p>0.571448514043395</text:p>
          </table:table-cell>
          <table:table-cell office:value-type="float" office:value="0.561637725040412" calcext:value-type="float">
            <text:p>0.561637725040412</text:p>
          </table:table-cell>
          <table:table-cell office:value-type="float" office:value="20.7367076499995" calcext:value-type="float">
            <text:p>20.736707649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3116666666667" calcext:value-type="float">
            <text:p>0.813116666666667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525014602362728" calcext:value-type="float">
            <text:p>0.525014602362728</text:p>
          </table:table-cell>
          <table:table-cell office:value-type="float" office:value="0.531601510989438" calcext:value-type="float">
            <text:p>0.531601510989438</text:p>
          </table:table-cell>
          <table:table-cell office:value-type="float" office:value="20.7064991910001" calcext:value-type="float">
            <text:p>20.706499191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4016666666667" calcext:value-type="float">
            <text:p>0.82401666666666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96716493911453" calcext:value-type="float">
            <text:p>0.496716493911453</text:p>
          </table:table-cell>
          <table:table-cell office:value-type="float" office:value="0.510691490712439" calcext:value-type="float">
            <text:p>0.510691490712439</text:p>
          </table:table-cell>
          <table:table-cell office:value-type="float" office:value="20.8832094609998" calcext:value-type="float">
            <text:p>20.883209460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7448" calcext:value-type="float">
            <text:p>0.7448</text:p>
          </table:table-cell>
          <table:table-cell office:value-type="float" office:value="1.13631467524368" calcext:value-type="float">
            <text:p>1.13631467524368</text:p>
          </table:table-cell>
          <table:table-cell office:value-type="float" office:value="0.746024923719418" calcext:value-type="float">
            <text:p>0.746024923719418</text:p>
          </table:table-cell>
          <table:table-cell office:value-type="float" office:value="20.956266999" calcext:value-type="float">
            <text:p>20.956266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659591850028363" calcext:value-type="float">
            <text:p>0.659591850028363</text:p>
          </table:table-cell>
          <table:table-cell office:value-type="float" office:value="0.616664422735287" calcext:value-type="float">
            <text:p>0.616664422735287</text:p>
          </table:table-cell>
          <table:table-cell office:value-type="float" office:value="21.0859624349996" calcext:value-type="float">
            <text:p>21.085962434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915" calcext:value-type="float">
            <text:p>0.799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8638163207691" calcext:value-type="float">
            <text:p>0.568638163207691</text:p>
          </table:table-cell>
          <table:table-cell office:value-type="float" office:value="0.551307124317072" calcext:value-type="float">
            <text:p>0.551307124317072</text:p>
          </table:table-cell>
          <table:table-cell office:value-type="float" office:value="21.2404036940006" calcext:value-type="float">
            <text:p>21.24040369400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7933333333333" calcext:value-type="float">
            <text:p>0.817933333333333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515588508168263" calcext:value-type="float">
            <text:p>0.515588508168263</text:p>
          </table:table-cell>
          <table:table-cell office:value-type="float" office:value="0.514258545295448" calcext:value-type="float">
            <text:p>0.514258545295448</text:p>
          </table:table-cell>
          <table:table-cell office:value-type="float" office:value="21.5729087979998" calcext:value-type="float">
            <text:p>21.572908797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30116666666667" calcext:value-type="float">
            <text:p>0.830116666666667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84541376564167" calcext:value-type="float">
            <text:p>0.484541376564167</text:p>
          </table:table-cell>
          <table:table-cell office:value-type="float" office:value="0.494033742862143" calcext:value-type="float">
            <text:p>0.494033742862143</text:p>
          </table:table-cell>
          <table:table-cell office:value-type="float" office:value="21.4677989960001" calcext:value-type="float">
            <text:p>21.467798996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6333333333333" calcext:value-type="float">
            <text:p>0.676333333333333</text:p>
          </table:table-cell>
          <table:table-cell office:value-type="float" office:value="0.7415" calcext:value-type="float">
            <text:p>0.7415</text:p>
          </table:table-cell>
          <table:table-cell office:value-type="float" office:value="1.18404978799667" calcext:value-type="float">
            <text:p>1.18404978799667</text:p>
          </table:table-cell>
          <table:table-cell office:value-type="float" office:value="0.77782081418736" calcext:value-type="float">
            <text:p>0.77782081418736</text:p>
          </table:table-cell>
          <table:table-cell office:value-type="float" office:value="21.5631619099995" calcext:value-type="float">
            <text:p>21.563161909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2616666666667" calcext:value-type="float">
            <text:p>0.762616666666667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83055559486977" calcext:value-type="float">
            <text:p>0.683055559486977</text:p>
          </table:table-cell>
          <table:table-cell office:value-type="float" office:value="0.633355277738753" calcext:value-type="float">
            <text:p>0.633355277738753</text:p>
          </table:table-cell>
          <table:table-cell office:value-type="float" office:value="21.4604846880002" calcext:value-type="float">
            <text:p>21.46048468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025" calcext:value-type="float">
            <text:p>0.7902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587792443123453" calcext:value-type="float">
            <text:p>0.587792443123453</text:p>
          </table:table-cell>
          <table:table-cell office:value-type="float" office:value="0.571553402835396" calcext:value-type="float">
            <text:p>0.571553402835396</text:p>
          </table:table-cell>
          <table:table-cell office:value-type="float" office:value="21.7079873369994" calcext:value-type="float">
            <text:p>21.707987336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0835" calcext:value-type="float">
            <text:p>0.80835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53769941710587" calcext:value-type="float">
            <text:p>0.53769941710587</text:p>
          </table:table-cell>
          <table:table-cell office:value-type="float" office:value="0.537544153298542" calcext:value-type="float">
            <text:p>0.537544153298542</text:p>
          </table:table-cell>
          <table:table-cell office:value-type="float" office:value="21.7230483679996" calcext:value-type="float">
            <text:p>21.723048367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508885745713706" calcext:value-type="float">
            <text:p>0.508885745713706</text:p>
          </table:table-cell>
          <table:table-cell office:value-type="float" office:value="0.515231487477661" calcext:value-type="float">
            <text:p>0.515231487477661</text:p>
          </table:table-cell>
          <table:table-cell office:value-type="float" office:value="21.7211810429999" calcext:value-type="float">
            <text:p>21.721181042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42" calcext:value-type="float">
            <text:p>0.7342</text:p>
          </table:table-cell>
          <table:table-cell office:value-type="float" office:value="1.23972955790918" calcext:value-type="float">
            <text:p>1.23972955790918</text:p>
          </table:table-cell>
          <table:table-cell office:value-type="float" office:value="0.803757608696154" calcext:value-type="float">
            <text:p>0.803757608696154</text:p>
          </table:table-cell>
          <table:table-cell office:value-type="float" office:value="21.0047870660001" calcext:value-type="float">
            <text:p>21.004787066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01519224181104" calcext:value-type="float">
            <text:p>0.701519224181104</text:p>
          </table:table-cell>
          <table:table-cell office:value-type="float" office:value="0.643970641740568" calcext:value-type="float">
            <text:p>0.643970641740568</text:p>
          </table:table-cell>
          <table:table-cell office:value-type="float" office:value="21.165388896" calcext:value-type="float">
            <text:p>21.1653888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596215683704754" calcext:value-type="float">
            <text:p>0.596215683704754</text:p>
          </table:table-cell>
          <table:table-cell office:value-type="float" office:value="0.578672962203907" calcext:value-type="float">
            <text:p>0.578672962203907</text:p>
          </table:table-cell>
          <table:table-cell office:value-type="float" office:value="21.4767632470002" calcext:value-type="float">
            <text:p>21.476763247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07233333333333" calcext:value-type="float">
            <text:p>0.80723333333333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540698925410507" calcext:value-type="float">
            <text:p>0.540698925410507</text:p>
          </table:table-cell>
          <table:table-cell office:value-type="float" office:value="0.540600479028787" calcext:value-type="float">
            <text:p>0.540600479028787</text:p>
          </table:table-cell>
          <table:table-cell office:value-type="float" office:value="21.3562512930002" calcext:value-type="float">
            <text:p>21.356251293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05721715245165" calcext:value-type="float">
            <text:p>0.505721715245165</text:p>
          </table:table-cell>
          <table:table-cell office:value-type="float" office:value="0.520007250605115" calcext:value-type="float">
            <text:p>0.520007250605115</text:p>
          </table:table-cell>
          <table:table-cell office:value-type="float" office:value="21.4043447860004" calcext:value-type="float">
            <text:p>21.404344786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532" calcext:value-type="float">
            <text:p>0.7532</text:p>
          </table:table-cell>
          <table:table-cell office:value-type="float" office:value="1.09565141295065" calcext:value-type="float">
            <text:p>1.09565141295065</text:p>
          </table:table-cell>
          <table:table-cell office:value-type="float" office:value="0.732838385044389" calcext:value-type="float">
            <text:p>0.732838385044389</text:p>
          </table:table-cell>
          <table:table-cell office:value-type="float" office:value="21.1856018240005" calcext:value-type="float">
            <text:p>21.185601824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3033333333333" calcext:value-type="float">
            <text:p>0.77303333333333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51266939413827" calcext:value-type="float">
            <text:p>0.651266939413827</text:p>
          </table:table-cell>
          <table:table-cell office:value-type="float" office:value="0.605108453209992" calcext:value-type="float">
            <text:p>0.605108453209992</text:p>
          </table:table-cell>
          <table:table-cell office:value-type="float" office:value="21.0023617209999" calcext:value-type="float">
            <text:p>21.002361720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0316666666667" calcext:value-type="float">
            <text:p>0.800316666666667</text:p>
          </table:table-cell>
          <table:table-cell office:value-type="float" office:value="0.799" calcext:value-type="float">
            <text:p>0.799</text:p>
          </table:table-cell>
          <table:table-cell office:value-type="float" office:value="0.567153058739613" calcext:value-type="float">
            <text:p>0.567153058739613</text:p>
          </table:table-cell>
          <table:table-cell office:value-type="float" office:value="0.557118024416031" calcext:value-type="float">
            <text:p>0.557118024416031</text:p>
          </table:table-cell>
          <table:table-cell office:value-type="float" office:value="21.0338489000005" calcext:value-type="float">
            <text:p>21.033848900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15983333333333" calcext:value-type="float">
            <text:p>0.81598333333333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522422238803113" calcext:value-type="float">
            <text:p>0.522422238803113</text:p>
          </table:table-cell>
          <table:table-cell office:value-type="float" office:value="0.524912921676211" calcext:value-type="float">
            <text:p>0.524912921676211</text:p>
          </table:table-cell>
          <table:table-cell office:value-type="float" office:value="21.192073055" calcext:value-type="float">
            <text:p>21.19207305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490646095386446" calcext:value-type="float">
            <text:p>0.490646095386446</text:p>
          </table:table-cell>
          <table:table-cell office:value-type="float" office:value="0.503993891796489" calcext:value-type="float">
            <text:p>0.503993891796489</text:p>
          </table:table-cell>
          <table:table-cell office:value-type="float" office:value="21.1971001769998" calcext:value-type="float">
            <text:p>21.197100176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702666666666667" calcext:value-type="float">
            <text:p>0.70266666666666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988712839671035" calcext:value-type="float">
            <text:p>0.988712839671035</text:p>
          </table:table-cell>
          <table:table-cell office:value-type="float" office:value="0.68327617816105" calcext:value-type="float">
            <text:p>0.68327617816105</text:p>
          </table:table-cell>
          <table:table-cell office:value-type="float" office:value="21.0277209080004" calcext:value-type="float">
            <text:p>21.027720908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86166666666667" calcext:value-type="float">
            <text:p>0.786166666666667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607143878904995" calcext:value-type="float">
            <text:p>0.607143878904995</text:p>
          </table:table-cell>
          <table:table-cell office:value-type="float" office:value="0.572491723640709" calcext:value-type="float">
            <text:p>0.572491723640709</text:p>
          </table:table-cell>
          <table:table-cell office:value-type="float" office:value="21.1827225119996" calcext:value-type="float">
            <text:p>21.182722511999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526861952629679" calcext:value-type="float">
            <text:p>0.526861952629679</text:p>
          </table:table-cell>
          <table:table-cell office:value-type="float" office:value="0.525052727028063" calcext:value-type="float">
            <text:p>0.525052727028063</text:p>
          </table:table-cell>
          <table:table-cell office:value-type="float" office:value="21.5562095510004" calcext:value-type="float">
            <text:p>21.556209551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7816666666667" calcext:value-type="float">
            <text:p>0.827816666666667</text:p>
          </table:table-cell>
          <table:table-cell office:value-type="float" office:value="0.813" calcext:value-type="float">
            <text:p>0.813</text:p>
          </table:table-cell>
          <table:table-cell office:value-type="float" office:value="0.485307525613033" calcext:value-type="float">
            <text:p>0.485307525613033</text:p>
          </table:table-cell>
          <table:table-cell office:value-type="float" office:value="0.500044395399701" calcext:value-type="float">
            <text:p>0.500044395399701</text:p>
          </table:table-cell>
          <table:table-cell office:value-type="float" office:value="21.3212564539999" calcext:value-type="float">
            <text:p>21.32125645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6683333333333" calcext:value-type="float">
            <text:p>0.83668333333333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459668487373954" calcext:value-type="float">
            <text:p>0.459668487373954</text:p>
          </table:table-cell>
          <table:table-cell office:value-type="float" office:value="0.482763781669034" calcext:value-type="float">
            <text:p>0.482763781669034</text:p>
          </table:table-cell>
          <table:table-cell office:value-type="float" office:value="21.3823720970004" calcext:value-type="float">
            <text:p>21.382372097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2666666666667" calcext:value-type="float">
            <text:p>0.692666666666667</text:p>
          </table:table-cell>
          <table:table-cell office:value-type="float" office:value="0.7536" calcext:value-type="float">
            <text:p>0.7536</text:p>
          </table:table-cell>
          <table:table-cell office:value-type="float" office:value="1.05228484865191" calcext:value-type="float">
            <text:p>1.05228484865191</text:p>
          </table:table-cell>
          <table:table-cell office:value-type="float" office:value="0.713335578798488" calcext:value-type="float">
            <text:p>0.713335578798488</text:p>
          </table:table-cell>
          <table:table-cell office:value-type="float" office:value="20.9811263899992" calcext:value-type="float">
            <text:p>20.981126389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35704814212154" calcext:value-type="float">
            <text:p>0.635704814212154</text:p>
          </table:table-cell>
          <table:table-cell office:value-type="float" office:value="0.597554160341336" calcext:value-type="float">
            <text:p>0.597554160341336</text:p>
          </table:table-cell>
          <table:table-cell office:value-type="float" office:value="20.9078628839998" calcext:value-type="float">
            <text:p>20.907862883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3183333333333" calcext:value-type="float">
            <text:p>0.803183333333333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551873390640277" calcext:value-type="float">
            <text:p>0.551873390640277</text:p>
          </table:table-cell>
          <table:table-cell office:value-type="float" office:value="0.543710370731961" calcext:value-type="float">
            <text:p>0.543710370731961</text:p>
          </table:table-cell>
          <table:table-cell office:value-type="float" office:value="21.0114352190003" calcext:value-type="float">
            <text:p>21.011435219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19666666666667" calcext:value-type="float">
            <text:p>0.819666666666667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508720405415685" calcext:value-type="float">
            <text:p>0.508720405415685</text:p>
          </table:table-cell>
          <table:table-cell office:value-type="float" office:value="0.515429391792625" calcext:value-type="float">
            <text:p>0.515429391792625</text:p>
          </table:table-cell>
          <table:table-cell office:value-type="float" office:value="21.011151699" calcext:value-type="float">
            <text:p>21.0111516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1183333333333" calcext:value-type="float">
            <text:p>0.83118333333333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477005462608993" calcext:value-type="float">
            <text:p>0.477005462608993</text:p>
          </table:table-cell>
          <table:table-cell office:value-type="float" office:value="0.494186956981185" calcext:value-type="float">
            <text:p>0.494186956981185</text:p>
          </table:table-cell>
          <table:table-cell office:value-type="float" office:value="21.1375841039999" calcext:value-type="float">
            <text:p>21.13758410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3066666666667" calcext:value-type="float">
            <text:p>0.683066666666667</text:p>
          </table:table-cell>
          <table:table-cell office:value-type="float" office:value="0.7487" calcext:value-type="float">
            <text:p>0.7487</text:p>
          </table:table-cell>
          <table:table-cell office:value-type="float" office:value="1.06700322044684" calcext:value-type="float">
            <text:p>1.06700322044684</text:p>
          </table:table-cell>
          <table:table-cell office:value-type="float" office:value="0.720294601408539" calcext:value-type="float">
            <text:p>0.720294601408539</text:p>
          </table:table-cell>
          <table:table-cell office:value-type="float" office:value="21.8834111100004" calcext:value-type="float">
            <text:p>21.883411110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3383333333333" calcext:value-type="float">
            <text:p>0.77338333333333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637550296146732" calcext:value-type="float">
            <text:p>0.637550296146732</text:p>
          </table:table-cell>
          <table:table-cell office:value-type="float" office:value="0.595024662792303" calcext:value-type="float">
            <text:p>0.595024662792303</text:p>
          </table:table-cell>
          <table:table-cell office:value-type="float" office:value="22.0798225549997" calcext:value-type="float">
            <text:p>22.079822554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3283333333333" calcext:value-type="float">
            <text:p>0.80328333333333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549429752329774" calcext:value-type="float">
            <text:p>0.549429752329774</text:p>
          </table:table-cell>
          <table:table-cell office:value-type="float" office:value="0.540395651083843" calcext:value-type="float">
            <text:p>0.540395651083843</text:p>
          </table:table-cell>
          <table:table-cell office:value-type="float" office:value="22.3271298449999" calcext:value-type="float">
            <text:p>22.327129844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0433333333333" calcext:value-type="float">
            <text:p>0.820433333333333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501669799499928" calcext:value-type="float">
            <text:p>0.501669799499928</text:p>
          </table:table-cell>
          <table:table-cell office:value-type="float" office:value="0.50932986379429" calcext:value-type="float">
            <text:p>0.50932986379429</text:p>
          </table:table-cell>
          <table:table-cell office:value-type="float" office:value="22.1432620040005" calcext:value-type="float">
            <text:p>22.143262004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2283333333333" calcext:value-type="float">
            <text:p>0.83228333333333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472064608259242" calcext:value-type="float">
            <text:p>0.472064608259242</text:p>
          </table:table-cell>
          <table:table-cell office:value-type="float" office:value="0.495676796147778" calcext:value-type="float">
            <text:p>0.495676796147778</text:p>
          </table:table-cell>
          <table:table-cell office:value-type="float" office:value="22.1978202549999" calcext:value-type="float">
            <text:p>22.197820254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752" calcext:value-type="float">
            <text:p>0.752</text:p>
          </table:table-cell>
          <table:table-cell office:value-type="float" office:value="1.13022262995431" calcext:value-type="float">
            <text:p>1.13022262995431</text:p>
          </table:table-cell>
          <table:table-cell office:value-type="float" office:value="0.743923605627315" calcext:value-type="float">
            <text:p>0.743923605627315</text:p>
          </table:table-cell>
          <table:table-cell office:value-type="float" office:value="20.4609303570005" calcext:value-type="float">
            <text:p>20.460930357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650138881128988" calcext:value-type="float">
            <text:p>0.650138881128988</text:p>
          </table:table-cell>
          <table:table-cell office:value-type="float" office:value="0.601800635551951" calcext:value-type="float">
            <text:p>0.601800635551951</text:p>
          </table:table-cell>
          <table:table-cell office:value-type="float" office:value="20.3839606199999" calcext:value-type="float">
            <text:p>20.383960619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5233333333333" calcext:value-type="float">
            <text:p>0.805233333333333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553468360543759" calcext:value-type="float">
            <text:p>0.553468360543759</text:p>
          </table:table-cell>
          <table:table-cell office:value-type="float" office:value="0.543049614330766" calcext:value-type="float">
            <text:p>0.543049614330766</text:p>
          </table:table-cell>
          <table:table-cell office:value-type="float" office:value="20.4567490469999" calcext:value-type="float">
            <text:p>20.45674904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2583333333333" calcext:value-type="float">
            <text:p>0.822583333333333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503329423603727" calcext:value-type="float">
            <text:p>0.503329423603727</text:p>
          </table:table-cell>
          <table:table-cell office:value-type="float" office:value="0.509584495406242" calcext:value-type="float">
            <text:p>0.509584495406242</text:p>
          </table:table-cell>
          <table:table-cell office:value-type="float" office:value="20.4649267190007" calcext:value-type="float">
            <text:p>20.464926719000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3233333333333" calcext:value-type="float">
            <text:p>0.833233333333333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472000257531082" calcext:value-type="float">
            <text:p>0.472000257531082</text:p>
          </table:table-cell>
          <table:table-cell office:value-type="float" office:value="0.48831331938695" calcext:value-type="float">
            <text:p>0.48831331938695</text:p>
          </table:table-cell>
          <table:table-cell office:value-type="float" office:value="20.4756314010001" calcext:value-type="float">
            <text:p>20.475631401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50083333333333" calcext:value-type="float">
            <text:p>0.750083333333333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955006026954793" calcext:value-type="float">
            <text:p>0.955006026954793</text:p>
          </table:table-cell>
          <table:table-cell office:value-type="float" office:value="0.678282622129295" calcext:value-type="float">
            <text:p>0.678282622129295</text:p>
          </table:table-cell>
          <table:table-cell office:value-type="float" office:value="13.3888854449997" calcext:value-type="float">
            <text:p>13.388885444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38183333333333" calcext:value-type="float">
            <text:p>0.838183333333333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568350481484999" calcext:value-type="float">
            <text:p>0.568350481484999</text:p>
          </table:table-cell>
          <table:table-cell office:value-type="float" office:value="0.548821853034815" calcext:value-type="float">
            <text:p>0.548821853034815</text:p>
          </table:table-cell>
          <table:table-cell office:value-type="float" office:value="13.3176745250003" calcext:value-type="float">
            <text:p>13.31767452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0016666666667" calcext:value-type="float">
            <text:p>0.860016666666667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457345498316705" calcext:value-type="float">
            <text:p>0.457345498316705</text:p>
          </table:table-cell>
          <table:table-cell office:value-type="float" office:value="0.481734640659041" calcext:value-type="float">
            <text:p>0.481734640659041</text:p>
          </table:table-cell>
          <table:table-cell office:value-type="float" office:value="13.2851634449999" calcext:value-type="float">
            <text:p>13.285163444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79083333333333" calcext:value-type="float">
            <text:p>0.879083333333333</text:p>
          </table:table-cell>
          <table:table-cell office:value-type="float" office:value="0.861" calcext:value-type="float">
            <text:p>0.861</text:p>
          </table:table-cell>
          <table:table-cell office:value-type="float" office:value="0.38609634565392" calcext:value-type="float">
            <text:p>0.38609634565392</text:p>
          </table:table-cell>
          <table:table-cell office:value-type="float" office:value="0.435500395335969" calcext:value-type="float">
            <text:p>0.435500395335969</text:p>
          </table:table-cell>
          <table:table-cell office:value-type="float" office:value="13.6267694130001" calcext:value-type="float">
            <text:p>13.626769413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94966666666667" calcext:value-type="float">
            <text:p>0.89496666666666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324394809999573" calcext:value-type="float">
            <text:p>0.324394809999573</text:p>
          </table:table-cell>
          <table:table-cell office:value-type="float" office:value="0.396292548555477" calcext:value-type="float">
            <text:p>0.396292548555477</text:p>
          </table:table-cell>
          <table:table-cell office:value-type="float" office:value="13.326148909" calcext:value-type="float">
            <text:p>13.32614890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3666666666667" calcext:value-type="float">
            <text:p>0.76366666666666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85378279252601" calcext:value-type="float">
            <text:p>0.885378279252601</text:p>
          </table:table-cell>
          <table:table-cell office:value-type="float" office:value="0.636152021254704" calcext:value-type="float">
            <text:p>0.636152021254704</text:p>
          </table:table-cell>
          <table:table-cell office:value-type="float" office:value="13.378705264" calcext:value-type="float">
            <text:p>13.37870526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8816666666667" calcext:value-type="float">
            <text:p>0.848816666666667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526037786751668" calcext:value-type="float">
            <text:p>0.526037786751668</text:p>
          </table:table-cell>
          <table:table-cell office:value-type="float" office:value="0.520589375002369" calcext:value-type="float">
            <text:p>0.520589375002369</text:p>
          </table:table-cell>
          <table:table-cell office:value-type="float" office:value="13.3989983639995" calcext:value-type="float">
            <text:p>13.398998363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408589676435568" calcext:value-type="float">
            <text:p>0.408589676435568</text:p>
          </table:table-cell>
          <table:table-cell office:value-type="float" office:value="0.448430168305992" calcext:value-type="float">
            <text:p>0.448430168305992</text:p>
          </table:table-cell>
          <table:table-cell office:value-type="float" office:value="13.6853243159994" calcext:value-type="float">
            <text:p>13.685324315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91233333333333" calcext:value-type="float">
            <text:p>0.89123333333333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338603578666761" calcext:value-type="float">
            <text:p>0.338603578666761</text:p>
          </table:table-cell>
          <table:table-cell office:value-type="float" office:value="0.408480142996569" calcext:value-type="float">
            <text:p>0.408480142996569</text:p>
          </table:table-cell>
          <table:table-cell office:value-type="float" office:value="13.3551805609995" calcext:value-type="float">
            <text:p>13.355180560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465" calcext:value-type="float">
            <text:p>0.90465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288020113487043" calcext:value-type="float">
            <text:p>0.288020113487043</text:p>
          </table:table-cell>
          <table:table-cell office:value-type="float" office:value="0.367907472951397" calcext:value-type="float">
            <text:p>0.367907472951397</text:p>
          </table:table-cell>
          <table:table-cell office:value-type="float" office:value="13.4107552370006" calcext:value-type="float">
            <text:p>13.410755237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7833333333333" calcext:value-type="float">
            <text:p>0.767833333333333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72722033149144" calcext:value-type="float">
            <text:p>0.872722033149144</text:p>
          </table:table-cell>
          <table:table-cell office:value-type="float" office:value="0.64424886293472" calcext:value-type="float">
            <text:p>0.64424886293472</text:p>
          </table:table-cell>
          <table:table-cell office:value-type="float" office:value="13.4255173259999" calcext:value-type="float">
            <text:p>13.425517325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3166666666667" calcext:value-type="float">
            <text:p>0.8431666666666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6382826883147" calcext:value-type="float">
            <text:p>0.536382826883147</text:p>
          </table:table-cell>
          <table:table-cell office:value-type="float" office:value="0.545237427684152" calcext:value-type="float">
            <text:p>0.545237427684152</text:p>
          </table:table-cell>
          <table:table-cell office:value-type="float" office:value="13.3471082699998" calcext:value-type="float">
            <text:p>13.347108269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7283333333333" calcext:value-type="float">
            <text:p>0.867283333333333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423652666384604" calcext:value-type="float">
            <text:p>0.423652666384604</text:p>
          </table:table-cell>
          <table:table-cell office:value-type="float" office:value="0.445877239013174" calcext:value-type="float">
            <text:p>0.445877239013174</text:p>
          </table:table-cell>
          <table:table-cell office:value-type="float" office:value="13.3830314870002" calcext:value-type="float">
            <text:p>13.383031487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865" calcext:value-type="float">
            <text:p>0.865</text:p>
          </table:table-cell>
          <table:table-cell office:value-type="float" office:value="0.342346437958512" calcext:value-type="float">
            <text:p>0.342346437958512</text:p>
          </table:table-cell>
          <table:table-cell office:value-type="float" office:value="0.408088771306026" calcext:value-type="float">
            <text:p>0.408088771306026</text:p>
          </table:table-cell>
          <table:table-cell office:value-type="float" office:value="13.4249258919999" calcext:value-type="float">
            <text:p>13.424925891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73" calcext:value-type="float">
            <text:p>0.873</text:p>
          </table:table-cell>
          <table:table-cell office:value-type="float" office:value="0.289346123682156" calcext:value-type="float">
            <text:p>0.289346123682156</text:p>
          </table:table-cell>
          <table:table-cell office:value-type="float" office:value="0.373183074175932" calcext:value-type="float">
            <text:p>0.373183074175932</text:p>
          </table:table-cell>
          <table:table-cell office:value-type="float" office:value="13.4223298589995" calcext:value-type="float">
            <text:p>13.422329858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2316666666667" calcext:value-type="float">
            <text:p>0.762316666666667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86701311193295" calcext:value-type="float">
            <text:p>0.886701311193295</text:p>
          </table:table-cell>
          <table:table-cell office:value-type="float" office:value="0.658890843201595" calcext:value-type="float">
            <text:p>0.658890843201595</text:p>
          </table:table-cell>
          <table:table-cell office:value-type="float" office:value="13.3739163120008" calcext:value-type="float">
            <text:p>13.373916312000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6433333333333" calcext:value-type="float">
            <text:p>0.84643333333333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411120751964" calcext:value-type="float">
            <text:p>0.5411120751964</text:p>
          </table:table-cell>
          <table:table-cell office:value-type="float" office:value="0.512259220621388" calcext:value-type="float">
            <text:p>0.512259220621388</text:p>
          </table:table-cell>
          <table:table-cell office:value-type="float" office:value="13.3091755349997" calcext:value-type="float">
            <text:p>13.309175534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429458141676399" calcext:value-type="float">
            <text:p>0.429458141676399</text:p>
          </table:table-cell>
          <table:table-cell office:value-type="float" office:value="0.468605396094596" calcext:value-type="float">
            <text:p>0.468605396094596</text:p>
          </table:table-cell>
          <table:table-cell office:value-type="float" office:value="13.30295819" calcext:value-type="float">
            <text:p>13.3029581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405" calcext:value-type="float">
            <text:p>0.8840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359307409937321" calcext:value-type="float">
            <text:p>0.359307409937321</text:p>
          </table:table-cell>
          <table:table-cell office:value-type="float" office:value="0.424161851690833" calcext:value-type="float">
            <text:p>0.424161851690833</text:p>
          </table:table-cell>
          <table:table-cell office:value-type="float" office:value="13.3746901610002" calcext:value-type="float">
            <text:p>13.374690161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93366666666667" calcext:value-type="float">
            <text:p>0.893366666666667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312969143853894" calcext:value-type="float">
            <text:p>0.312969143853894</text:p>
          </table:table-cell>
          <table:table-cell office:value-type="float" office:value="0.376244622620807" calcext:value-type="float">
            <text:p>0.376244622620807</text:p>
          </table:table-cell>
          <table:table-cell office:value-type="float" office:value="13.5552126639996" calcext:value-type="float">
            <text:p>13.555212663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59483333333333" calcext:value-type="float">
            <text:p>0.759483333333333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891078549121489" calcext:value-type="float">
            <text:p>0.891078549121489</text:p>
          </table:table-cell>
          <table:table-cell office:value-type="float" office:value="0.648682411878732" calcext:value-type="float">
            <text:p>0.648682411878732</text:p>
          </table:table-cell>
          <table:table-cell office:value-type="float" office:value="13.4220727309994" calcext:value-type="float">
            <text:p>13.422072730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6166666666667" calcext:value-type="float">
            <text:p>0.846166666666667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528835335996614" calcext:value-type="float">
            <text:p>0.528835335996614</text:p>
          </table:table-cell>
          <table:table-cell office:value-type="float" office:value="0.529240606412007" calcext:value-type="float">
            <text:p>0.529240606412007</text:p>
          </table:table-cell>
          <table:table-cell office:value-type="float" office:value="13.454037857" calcext:value-type="float">
            <text:p>13.45403785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9916666666667" calcext:value-type="float">
            <text:p>0.869916666666667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422762134388439" calcext:value-type="float">
            <text:p>0.422762134388439</text:p>
          </table:table-cell>
          <table:table-cell office:value-type="float" office:value="0.454494381216681" calcext:value-type="float">
            <text:p>0.454494381216681</text:p>
          </table:table-cell>
          <table:table-cell office:value-type="float" office:value="13.3705177809998" calcext:value-type="float">
            <text:p>13.37051778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354474105004436" calcext:value-type="float">
            <text:p>0.354474105004436</text:p>
          </table:table-cell>
          <table:table-cell office:value-type="float" office:value="0.409260584955003" calcext:value-type="float">
            <text:p>0.409260584955003</text:p>
          </table:table-cell>
          <table:table-cell office:value-type="float" office:value="13.6723835129997" calcext:value-type="float">
            <text:p>13.672383512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1133333333333" calcext:value-type="float">
            <text:p>0.901133333333333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302642152404417" calcext:value-type="float">
            <text:p>0.302642152404417</text:p>
          </table:table-cell>
          <table:table-cell office:value-type="float" office:value="0.390241049182643" calcext:value-type="float">
            <text:p>0.390241049182643</text:p>
          </table:table-cell>
          <table:table-cell office:value-type="float" office:value="13.3515802130005" calcext:value-type="float">
            <text:p>13.351580213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939314440941251" calcext:value-type="float">
            <text:p>0.939314440941251</text:p>
          </table:table-cell>
          <table:table-cell office:value-type="float" office:value="0.662529413487501" calcext:value-type="float">
            <text:p>0.662529413487501</text:p>
          </table:table-cell>
          <table:table-cell office:value-type="float" office:value="13.3900266789997" calcext:value-type="float">
            <text:p>13.390026678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7366666666667" calcext:value-type="float">
            <text:p>0.827366666666667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64838480943047" calcext:value-type="float">
            <text:p>0.564838480943047</text:p>
          </table:table-cell>
          <table:table-cell office:value-type="float" office:value="0.531154500261234" calcext:value-type="float">
            <text:p>0.531154500261234</text:p>
          </table:table-cell>
          <table:table-cell office:value-type="float" office:value="13.315198884" calcext:value-type="float">
            <text:p>13.31519888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9983333333333" calcext:value-type="float">
            <text:p>0.84998333333333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471763733146923" calcext:value-type="float">
            <text:p>0.471763733146923</text:p>
          </table:table-cell>
          <table:table-cell office:value-type="float" office:value="0.474118804096416" calcext:value-type="float">
            <text:p>0.474118804096416</text:p>
          </table:table-cell>
          <table:table-cell office:value-type="float" office:value="13.3261143" calcext:value-type="float">
            <text:p>13.326114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61933333333333" calcext:value-type="float">
            <text:p>0.861933333333333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422318813563791" calcext:value-type="float">
            <text:p>0.422318813563791</text:p>
          </table:table-cell>
          <table:table-cell office:value-type="float" office:value="0.441819264535691" calcext:value-type="float">
            <text:p>0.441819264535691</text:p>
          </table:table-cell>
          <table:table-cell office:value-type="float" office:value="13.372910344" calcext:value-type="float">
            <text:p>13.37291034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70733333333333" calcext:value-type="float">
            <text:p>0.87073333333333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389900402171907" calcext:value-type="float">
            <text:p>0.389900402171907</text:p>
          </table:table-cell>
          <table:table-cell office:value-type="float" office:value="0.420076055796283" calcext:value-type="float">
            <text:p>0.420076055796283</text:p>
          </table:table-cell>
          <table:table-cell office:value-type="float" office:value="13.3014372339994" calcext:value-type="float">
            <text:p>13.301437233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3955" calcext:value-type="float">
            <text:p>0.73955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99281324427138" calcext:value-type="float">
            <text:p>0.99281324427138</text:p>
          </table:table-cell>
          <table:table-cell office:value-type="float" office:value="0.688589101574223" calcext:value-type="float">
            <text:p>0.688589101574223</text:p>
          </table:table-cell>
          <table:table-cell office:value-type="float" office:value="13.3746187670004" calcext:value-type="float">
            <text:p>13.374618767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78018590426648" calcext:value-type="float">
            <text:p>0.578018590426648</text:p>
          </table:table-cell>
          <table:table-cell office:value-type="float" office:value="0.546389257072643" calcext:value-type="float">
            <text:p>0.546389257072643</text:p>
          </table:table-cell>
          <table:table-cell office:value-type="float" office:value="13.2942752230001" calcext:value-type="float">
            <text:p>13.29427522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6533333333333" calcext:value-type="float">
            <text:p>0.846533333333333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47879986836712" calcext:value-type="float">
            <text:p>0.47879986836712</text:p>
          </table:table-cell>
          <table:table-cell office:value-type="float" office:value="0.488990434985252" calcext:value-type="float">
            <text:p>0.488990434985252</text:p>
          </table:table-cell>
          <table:table-cell office:value-type="float" office:value="13.348018271" calcext:value-type="float">
            <text:p>13.34801827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8766666666667" calcext:value-type="float">
            <text:p>0.858766666666667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427848885308451" calcext:value-type="float">
            <text:p>0.427848885308451</text:p>
          </table:table-cell>
          <table:table-cell office:value-type="float" office:value="0.453250766654683" calcext:value-type="float">
            <text:p>0.453250766654683</text:p>
          </table:table-cell>
          <table:table-cell office:value-type="float" office:value="13.3542742230002" calcext:value-type="float">
            <text:p>13.354274223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53" calcext:value-type="float">
            <text:p>0.853</text:p>
          </table:table-cell>
          <table:table-cell office:value-type="float" office:value="0.394074876345932" calcext:value-type="float">
            <text:p>0.394074876345932</text:p>
          </table:table-cell>
          <table:table-cell office:value-type="float" office:value="0.430846864250815" calcext:value-type="float">
            <text:p>0.430846864250815</text:p>
          </table:table-cell>
          <table:table-cell office:value-type="float" office:value="13.8049072260001" calcext:value-type="float">
            <text:p>13.80490722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0916666666667" calcext:value-type="float">
            <text:p>0.740916666666667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95898616053402" calcext:value-type="float">
            <text:p>0.995898616053402</text:p>
          </table:table-cell>
          <table:table-cell office:value-type="float" office:value="0.692875716906444" calcext:value-type="float">
            <text:p>0.692875716906444</text:p>
          </table:table-cell>
          <table:table-cell office:value-type="float" office:value="13.3650300140007" calcext:value-type="float">
            <text:p>13.365030014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16133333333333" calcext:value-type="float">
            <text:p>0.816133333333333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591938880778579" calcext:value-type="float">
            <text:p>0.591938880778579</text:p>
          </table:table-cell>
          <table:table-cell office:value-type="float" office:value="0.550517006284872" calcext:value-type="float">
            <text:p>0.550517006284872</text:p>
          </table:table-cell>
          <table:table-cell office:value-type="float" office:value="13.3438616609992" calcext:value-type="float">
            <text:p>13.34386166099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492466001479483" calcext:value-type="float">
            <text:p>0.492466001479483</text:p>
          </table:table-cell>
          <table:table-cell office:value-type="float" office:value="0.490185454772536" calcext:value-type="float">
            <text:p>0.490185454772536</text:p>
          </table:table-cell>
          <table:table-cell office:value-type="float" office:value="13.3339426780003" calcext:value-type="float">
            <text:p>13.333942678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4483333333333" calcext:value-type="float">
            <text:p>0.85448333333333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440239057691494" calcext:value-type="float">
            <text:p>0.440239057691494</text:p>
          </table:table-cell>
          <table:table-cell office:value-type="float" office:value="0.45643932111324" calcext:value-type="float">
            <text:p>0.45643932111324</text:p>
          </table:table-cell>
          <table:table-cell office:value-type="float" office:value="13.3252578060001" calcext:value-type="float">
            <text:p>13.32525780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3233333333333" calcext:value-type="float">
            <text:p>0.863233333333333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405863220074665" calcext:value-type="float">
            <text:p>0.405863220074665</text:p>
          </table:table-cell>
          <table:table-cell office:value-type="float" office:value="0.431577816985215" calcext:value-type="float">
            <text:p>0.431577816985215</text:p>
          </table:table-cell>
          <table:table-cell office:value-type="float" office:value="13.615743413" calcext:value-type="float">
            <text:p>13.61574341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5183333333333" calcext:value-type="float">
            <text:p>0.74518333333333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978889292078232" calcext:value-type="float">
            <text:p>0.978889292078232</text:p>
          </table:table-cell>
          <table:table-cell office:value-type="float" office:value="0.680207353109007" calcext:value-type="float">
            <text:p>0.680207353109007</text:p>
          </table:table-cell>
          <table:table-cell office:value-type="float" office:value="13.430191034" calcext:value-type="float">
            <text:p>13.43019103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2066666666667" calcext:value-type="float">
            <text:p>0.82206666666666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80293625974452" calcext:value-type="float">
            <text:p>0.580293625974452</text:p>
          </table:table-cell>
          <table:table-cell office:value-type="float" office:value="0.545046521410061" calcext:value-type="float">
            <text:p>0.545046521410061</text:p>
          </table:table-cell>
          <table:table-cell office:value-type="float" office:value="13.4301432379998" calcext:value-type="float">
            <text:p>13.430143237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4233333333333" calcext:value-type="float">
            <text:p>0.844233333333333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483721998708843" calcext:value-type="float">
            <text:p>0.483721998708843</text:p>
          </table:table-cell>
          <table:table-cell office:value-type="float" office:value="0.488527640605428" calcext:value-type="float">
            <text:p>0.488527640605428</text:p>
          </table:table-cell>
          <table:table-cell office:value-type="float" office:value="13.3353443440001" calcext:value-type="float">
            <text:p>13.335344344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433259937697763" calcext:value-type="float">
            <text:p>0.433259937697763</text:p>
          </table:table-cell>
          <table:table-cell office:value-type="float" office:value="0.459444242298223" calcext:value-type="float">
            <text:p>0.459444242298223</text:p>
          </table:table-cell>
          <table:table-cell office:value-type="float" office:value="13.3877500770004" calcext:value-type="float">
            <text:p>13.387750077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399787342878801" calcext:value-type="float">
            <text:p>0.399787342878801</text:p>
          </table:table-cell>
          <table:table-cell office:value-type="float" office:value="0.436667729619962" calcext:value-type="float">
            <text:p>0.436667729619962</text:p>
          </table:table-cell>
          <table:table-cell office:value-type="float" office:value="13.347407927" calcext:value-type="float">
            <text:p>13.34740792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5933333333333" calcext:value-type="float">
            <text:p>0.745933333333333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96952633677261" calcext:value-type="float">
            <text:p>0.96952633677261</text:p>
          </table:table-cell>
          <table:table-cell office:value-type="float" office:value="0.669292695013581" calcext:value-type="float">
            <text:p>0.669292695013581</text:p>
          </table:table-cell>
          <table:table-cell office:value-type="float" office:value="13.3557777839997" calcext:value-type="float">
            <text:p>13.355777783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4666666666667" calcext:value-type="float">
            <text:p>0.8246666666666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6874546751793" calcext:value-type="float">
            <text:p>0.56874546751793</text:p>
          </table:table-cell>
          <table:table-cell office:value-type="float" office:value="0.53506070963896" calcext:value-type="float">
            <text:p>0.53506070963896</text:p>
          </table:table-cell>
          <table:table-cell office:value-type="float" office:value="13.3276724779998" calcext:value-type="float">
            <text:p>13.327672477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7416666666667" calcext:value-type="float">
            <text:p>0.847416666666667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473489943121288" calcext:value-type="float">
            <text:p>0.473489943121288</text:p>
          </table:table-cell>
          <table:table-cell office:value-type="float" office:value="0.476576737537506" calcext:value-type="float">
            <text:p>0.476576737537506</text:p>
          </table:table-cell>
          <table:table-cell office:value-type="float" office:value="13.3210448790005" calcext:value-type="float">
            <text:p>13.321044879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422935946711472" calcext:value-type="float">
            <text:p>0.422935946711472</text:p>
          </table:table-cell>
          <table:table-cell office:value-type="float" office:value="0.443206744778688" calcext:value-type="float">
            <text:p>0.443206744778688</text:p>
          </table:table-cell>
          <table:table-cell office:value-type="float" office:value="13.346847285" calcext:value-type="float">
            <text:p>13.34684728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389761515184125" calcext:value-type="float">
            <text:p>0.389761515184125</text:p>
          </table:table-cell>
          <table:table-cell office:value-type="float" office:value="0.420711808523555" calcext:value-type="float">
            <text:p>0.420711808523555</text:p>
          </table:table-cell>
          <table:table-cell office:value-type="float" office:value="13.2763834769994" calcext:value-type="float">
            <text:p>13.27638347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7328" calcext:value-type="float">
            <text:p>0.7328</text:p>
          </table:table-cell>
          <table:table-cell office:value-type="float" office:value="1.53655323500572" calcext:value-type="float">
            <text:p>1.53655323500572</text:p>
          </table:table-cell>
          <table:table-cell office:value-type="float" office:value="1.09246245615042" calcext:value-type="float">
            <text:p>1.09246245615042</text:p>
          </table:table-cell>
          <table:table-cell office:value-type="float" office:value="13.6983245970005" calcext:value-type="float">
            <text:p>13.698324597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835" calcext:value-type="float">
            <text:p>0.75835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898653326639489" calcext:value-type="float">
            <text:p>0.898653326639489</text:p>
          </table:table-cell>
          <table:table-cell office:value-type="float" office:value="0.778510310087994" calcext:value-type="float">
            <text:p>0.778510310087994</text:p>
          </table:table-cell>
          <table:table-cell office:value-type="float" office:value="13.3960507749998" calcext:value-type="float">
            <text:p>13.396050774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995" calcext:value-type="float">
            <text:p>0.78995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692577631933603" calcext:value-type="float">
            <text:p>0.692577631933603</text:p>
          </table:table-cell>
          <table:table-cell office:value-type="float" office:value="0.648015772650956" calcext:value-type="float">
            <text:p>0.648015772650956</text:p>
          </table:table-cell>
          <table:table-cell office:value-type="float" office:value="13.4176844960002" calcext:value-type="float">
            <text:p>13.41768449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3466666666667" calcext:value-type="float">
            <text:p>0.8134666666666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591988386598223" calcext:value-type="float">
            <text:p>0.591988386598223</text:p>
          </table:table-cell>
          <table:table-cell office:value-type="float" office:value="0.574705008678375" calcext:value-type="float">
            <text:p>0.574705008678375</text:p>
          </table:table-cell>
          <table:table-cell office:value-type="float" office:value="13.35360752" calcext:value-type="float">
            <text:p>13.3536075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29483333333333" calcext:value-type="float">
            <text:p>0.8294833333333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530280732301507" calcext:value-type="float">
            <text:p>0.530280732301507</text:p>
          </table:table-cell>
          <table:table-cell office:value-type="float" office:value="0.528540787423492" calcext:value-type="float">
            <text:p>0.528540787423492</text:p>
          </table:table-cell>
          <table:table-cell office:value-type="float" office:value="13.6793340989998" calcext:value-type="float">
            <text:p>13.679334098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53283333333333" calcext:value-type="float">
            <text:p>0.653283333333333</text:p>
          </table:table-cell>
          <table:table-cell office:value-type="float" office:value="0.7345" calcext:value-type="float">
            <text:p>0.7345</text:p>
          </table:table-cell>
          <table:table-cell office:value-type="float" office:value="1.55552520915898" calcext:value-type="float">
            <text:p>1.55552520915898</text:p>
          </table:table-cell>
          <table:table-cell office:value-type="float" office:value="1.08771996285505" calcext:value-type="float">
            <text:p>1.08771996285505</text:p>
          </table:table-cell>
          <table:table-cell office:value-type="float" office:value="13.3827324599997" calcext:value-type="float">
            <text:p>13.382732459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889369088576547" calcext:value-type="float">
            <text:p>0.889369088576547</text:p>
          </table:table-cell>
          <table:table-cell office:value-type="float" office:value="0.768780292978712" calcext:value-type="float">
            <text:p>0.768780292978712</text:p>
          </table:table-cell>
          <table:table-cell office:value-type="float" office:value="13.3220115139993" calcext:value-type="float">
            <text:p>13.322011513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94416666666667" calcext:value-type="float">
            <text:p>0.794416666666667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682490220488007" calcext:value-type="float">
            <text:p>0.682490220488007</text:p>
          </table:table-cell>
          <table:table-cell office:value-type="float" office:value="0.639510988809501" calcext:value-type="float">
            <text:p>0.639510988809501</text:p>
          </table:table-cell>
          <table:table-cell office:value-type="float" office:value="13.3754663239997" calcext:value-type="float">
            <text:p>13.375466323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6433333333333" calcext:value-type="float">
            <text:p>0.8164333333333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582587773421172" calcext:value-type="float">
            <text:p>0.582587773421172</text:p>
          </table:table-cell>
          <table:table-cell office:value-type="float" office:value="0.566980849405763" calcext:value-type="float">
            <text:p>0.566980849405763</text:p>
          </table:table-cell>
          <table:table-cell office:value-type="float" office:value="13.3157255209999" calcext:value-type="float">
            <text:p>13.315725520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32866666666667" calcext:value-type="float">
            <text:p>0.83286666666666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20935336981755" calcext:value-type="float">
            <text:p>0.520935336981755</text:p>
          </table:table-cell>
          <table:table-cell office:value-type="float" office:value="0.520223408367983" calcext:value-type="float">
            <text:p>0.520223408367983</text:p>
          </table:table-cell>
          <table:table-cell office:value-type="float" office:value="13.3006781430004" calcext:value-type="float">
            <text:p>13.300678143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45666666666667" calcext:value-type="float">
            <text:p>0.645666666666667</text:p>
          </table:table-cell>
          <table:table-cell office:value-type="float" office:value="0.7275" calcext:value-type="float">
            <text:p>0.7275</text:p>
          </table:table-cell>
          <table:table-cell office:value-type="float" office:value="1.55454526006032" calcext:value-type="float">
            <text:p>1.55454526006032</text:p>
          </table:table-cell>
          <table:table-cell office:value-type="float" office:value="1.10505684697704" calcext:value-type="float">
            <text:p>1.10505684697704</text:p>
          </table:table-cell>
          <table:table-cell office:value-type="float" office:value="13.3264261989998" calcext:value-type="float">
            <text:p>13.326426198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5066666666667" calcext:value-type="float">
            <text:p>0.75506666666666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905939639313643" calcext:value-type="float">
            <text:p>0.905939639313643</text:p>
          </table:table-cell>
          <table:table-cell office:value-type="float" office:value="0.783319831653765" calcext:value-type="float">
            <text:p>0.783319831653765</text:p>
          </table:table-cell>
          <table:table-cell office:value-type="float" office:value="13.3522929479996" calcext:value-type="float">
            <text:p>13.352292947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695896793625502" calcext:value-type="float">
            <text:p>0.695896793625502</text:p>
          </table:table-cell>
          <table:table-cell office:value-type="float" office:value="0.65145014862346" calcext:value-type="float">
            <text:p>0.65145014862346</text:p>
          </table:table-cell>
          <table:table-cell office:value-type="float" office:value="13.3171474339997" calcext:value-type="float">
            <text:p>13.317147433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594230439045282" calcext:value-type="float">
            <text:p>0.594230439045282</text:p>
          </table:table-cell>
          <table:table-cell office:value-type="float" office:value="0.57731213368428" calcext:value-type="float">
            <text:p>0.57731213368428</text:p>
          </table:table-cell>
          <table:table-cell office:value-type="float" office:value="13.33292618" calcext:value-type="float">
            <text:p>13.3329261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1970584062117" calcext:value-type="float">
            <text:p>0.531970584062117</text:p>
          </table:table-cell>
          <table:table-cell office:value-type="float" office:value="0.529865012237221" calcext:value-type="float">
            <text:p>0.529865012237221</text:p>
          </table:table-cell>
          <table:table-cell office:value-type="float" office:value="13.4313861990004" calcext:value-type="float">
            <text:p>13.431386199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84533333333333" calcext:value-type="float">
            <text:p>0.684533333333333</text:p>
          </table:table-cell>
          <table:table-cell office:value-type="float" office:value="0.7475" calcext:value-type="float">
            <text:p>0.7475</text:p>
          </table:table-cell>
          <table:table-cell office:value-type="float" office:value="1.46119143790019" calcext:value-type="float">
            <text:p>1.46119143790019</text:p>
          </table:table-cell>
          <table:table-cell office:value-type="float" office:value="1.00893403921917" calcext:value-type="float">
            <text:p>1.00893403921917</text:p>
          </table:table-cell>
          <table:table-cell office:value-type="float" office:value="13.3622771190003" calcext:value-type="float">
            <text:p>13.362277119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30857826067186" calcext:value-type="float">
            <text:p>0.830857826067186</text:p>
          </table:table-cell>
          <table:table-cell office:value-type="float" office:value="0.724275995022172" calcext:value-type="float">
            <text:p>0.724275995022172</text:p>
          </table:table-cell>
          <table:table-cell office:value-type="float" office:value="13.603543747" calcext:value-type="float">
            <text:p>13.60354374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806066666666667" calcext:value-type="float">
            <text:p>0.806066666666667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645114079054231" calcext:value-type="float">
            <text:p>0.645114079054231</text:p>
          </table:table-cell>
          <table:table-cell office:value-type="float" office:value="0.608296537665045" calcext:value-type="float">
            <text:p>0.608296537665045</text:p>
          </table:table-cell>
          <table:table-cell office:value-type="float" office:value="13.295880273" calcext:value-type="float">
            <text:p>13.29588027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26883333333333" calcext:value-type="float">
            <text:p>0.826883333333333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554509985612145" calcext:value-type="float">
            <text:p>0.554509985612145</text:p>
          </table:table-cell>
          <table:table-cell office:value-type="float" office:value="0.543740663368991" calcext:value-type="float">
            <text:p>0.543740663368991</text:p>
          </table:table-cell>
          <table:table-cell office:value-type="float" office:value="13.3533038730002" calcext:value-type="float">
            <text:p>13.353303873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4105" calcext:value-type="float">
            <text:p>0.84105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498480687422285" calcext:value-type="float">
            <text:p>0.498480687422285</text:p>
          </table:table-cell>
          <table:table-cell office:value-type="float" office:value="0.50161870915419" calcext:value-type="float">
            <text:p>0.50161870915419</text:p>
          </table:table-cell>
          <table:table-cell office:value-type="float" office:value="13.3673416020001" calcext:value-type="float">
            <text:p>13.367341602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65566666666667" calcext:value-type="float">
            <text:p>0.665566666666667</text:p>
          </table:table-cell>
          <table:table-cell office:value-type="float" office:value="0.7338" calcext:value-type="float">
            <text:p>0.7338</text:p>
          </table:table-cell>
          <table:table-cell office:value-type="float" office:value="1.54323591778019" calcext:value-type="float">
            <text:p>1.54323591778019</text:p>
          </table:table-cell>
          <table:table-cell office:value-type="float" office:value="1.08365070933749" calcext:value-type="float">
            <text:p>1.08365070933749</text:p>
          </table:table-cell>
          <table:table-cell office:value-type="float" office:value="13.6925954230001" calcext:value-type="float">
            <text:p>13.692595423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8516666666667" calcext:value-type="float">
            <text:p>0.75851666666666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88742738955819" calcext:value-type="float">
            <text:p>0.88742738955819</text:p>
          </table:table-cell>
          <table:table-cell office:value-type="float" office:value="0.767781620572327" calcext:value-type="float">
            <text:p>0.767781620572327</text:p>
          </table:table-cell>
          <table:table-cell office:value-type="float" office:value="13.3604145460004" calcext:value-type="float">
            <text:p>13.360414546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995" calcext:value-type="float">
            <text:p>0.78995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684439590204753" calcext:value-type="float">
            <text:p>0.684439590204753</text:p>
          </table:table-cell>
          <table:table-cell office:value-type="float" office:value="0.640722732824884" calcext:value-type="float">
            <text:p>0.640722732824884</text:p>
          </table:table-cell>
          <table:table-cell office:value-type="float" office:value="13.3414444630007" calcext:value-type="float">
            <text:p>13.341444463000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5833333333333" calcext:value-type="float">
            <text:p>0.815833333333333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58562595246316" calcext:value-type="float">
            <text:p>0.58562595246316</text:p>
          </table:table-cell>
          <table:table-cell office:value-type="float" office:value="0.568698446462109" calcext:value-type="float">
            <text:p>0.568698446462109</text:p>
          </table:table-cell>
          <table:table-cell office:value-type="float" office:value="13.3486732199999" calcext:value-type="float">
            <text:p>13.348673219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24029808607437" calcext:value-type="float">
            <text:p>0.524029808607437</text:p>
          </table:table-cell>
          <table:table-cell office:value-type="float" office:value="0.522575879552562" calcext:value-type="float">
            <text:p>0.522575879552562</text:p>
          </table:table-cell>
          <table:table-cell office:value-type="float" office:value="13.3767715020003" calcext:value-type="float">
            <text:p>13.376771502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93166666666667" calcext:value-type="float">
            <text:p>0.593166666666667</text:p>
          </table:table-cell>
          <table:table-cell office:value-type="float" office:value="0.6842" calcext:value-type="float">
            <text:p>0.6842</text:p>
          </table:table-cell>
          <table:table-cell office:value-type="float" office:value="1.72439324893931" calcext:value-type="float">
            <text:p>1.72439324893931</text:p>
          </table:table-cell>
          <table:table-cell office:value-type="float" office:value="1.14327833189326" calcext:value-type="float">
            <text:p>1.14327833189326</text:p>
          </table:table-cell>
          <table:table-cell office:value-type="float" office:value="20.0139105159997" calcext:value-type="float">
            <text:p>20.013910515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909181823544919" calcext:value-type="float">
            <text:p>0.909181823544919</text:p>
          </table:table-cell>
          <table:table-cell office:value-type="float" office:value="0.784923426664559" calcext:value-type="float">
            <text:p>0.784923426664559</text:p>
          </table:table-cell>
          <table:table-cell office:value-type="float" office:value="19.7406979670004" calcext:value-type="float">
            <text:p>19.740697967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9083333333333" calcext:value-type="float">
            <text:p>0.749083333333333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7599021473419" calcext:value-type="float">
            <text:p>0.717599021473419</text:p>
          </table:table-cell>
          <table:table-cell office:value-type="float" office:value="0.687246551179582" calcext:value-type="float">
            <text:p>0.687246551179582</text:p>
          </table:table-cell>
          <table:table-cell office:value-type="float" office:value="19.6496299620003" calcext:value-type="float">
            <text:p>19.649629962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5783333333333" calcext:value-type="float">
            <text:p>0.76578333333333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648140860455377" calcext:value-type="float">
            <text:p>0.648140860455377</text:p>
          </table:table-cell>
          <table:table-cell office:value-type="float" office:value="0.638174591170754" calcext:value-type="float">
            <text:p>0.638174591170754</text:p>
          </table:table-cell>
          <table:table-cell office:value-type="float" office:value="19.6417314079999" calcext:value-type="float">
            <text:p>19.64173140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80483333333333" calcext:value-type="float">
            <text:p>0.780483333333333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606528436451324" calcext:value-type="float">
            <text:p>0.606528436451324</text:p>
          </table:table-cell>
          <table:table-cell office:value-type="float" office:value="0.604576712011532" calcext:value-type="float">
            <text:p>0.604576712011532</text:p>
          </table:table-cell>
          <table:table-cell office:value-type="float" office:value="19.844740089" calcext:value-type="float">
            <text:p>19.84474008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68466666666667" calcext:value-type="float">
            <text:p>0.568466666666667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95805682899601" calcext:value-type="float">
            <text:p>1.95805682899601</text:p>
          </table:table-cell>
          <table:table-cell office:value-type="float" office:value="1.44476596337215" calcext:value-type="float">
            <text:p>1.44476596337215</text:p>
          </table:table-cell>
          <table:table-cell office:value-type="float" office:value="20.388076315" calcext:value-type="float">
            <text:p>20.3880763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7033333333333" calcext:value-type="float">
            <text:p>0.707033333333333</text:p>
          </table:table-cell>
          <table:table-cell office:value-type="float" office:value="0.7271" calcext:value-type="float">
            <text:p>0.7271</text:p>
          </table:table-cell>
          <table:table-cell office:value-type="float" office:value="1.07349057212821" calcext:value-type="float">
            <text:p>1.07349057212821</text:p>
          </table:table-cell>
          <table:table-cell office:value-type="float" office:value="0.862821267668609" calcext:value-type="float">
            <text:p>0.862821267668609</text:p>
          </table:table-cell>
          <table:table-cell office:value-type="float" office:value="20.0928423240002" calcext:value-type="float">
            <text:p>20.092842324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6083333333333" calcext:value-type="float">
            <text:p>0.746083333333333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762886318952036" calcext:value-type="float">
            <text:p>0.762886318952036</text:p>
          </table:table-cell>
          <table:table-cell office:value-type="float" office:value="0.711204950976524" calcext:value-type="float">
            <text:p>0.711204950976524</text:p>
          </table:table-cell>
          <table:table-cell office:value-type="float" office:value="20.2375895230007" calcext:value-type="float">
            <text:p>20.237589523000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62734701816461" calcext:value-type="float">
            <text:p>0.662734701816461</text:p>
          </table:table-cell>
          <table:table-cell office:value-type="float" office:value="0.646523470711556" calcext:value-type="float">
            <text:p>0.646523470711556</text:p>
          </table:table-cell>
          <table:table-cell office:value-type="float" office:value="20.0777048760001" calcext:value-type="float">
            <text:p>20.077704876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9716666666667" calcext:value-type="float">
            <text:p>0.779716666666667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61176019478073" calcext:value-type="float">
            <text:p>0.61176019478073</text:p>
          </table:table-cell>
          <table:table-cell office:value-type="float" office:value="0.60724082361361" calcext:value-type="float">
            <text:p>0.60724082361361</text:p>
          </table:table-cell>
          <table:table-cell office:value-type="float" office:value="19.8908157019996" calcext:value-type="float">
            <text:p>19.890815701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79716666666667" calcext:value-type="float">
            <text:p>0.579716666666667</text:p>
          </table:table-cell>
          <table:table-cell office:value-type="float" office:value="0.6587" calcext:value-type="float">
            <text:p>0.6587</text:p>
          </table:table-cell>
          <table:table-cell office:value-type="float" office:value="1.81019707999504" calcext:value-type="float">
            <text:p>1.81019707999504</text:p>
          </table:table-cell>
          <table:table-cell office:value-type="float" office:value="1.22694987742005" calcext:value-type="float">
            <text:p>1.22694987742005</text:p>
          </table:table-cell>
          <table:table-cell office:value-type="float" office:value="20.6328081489992" calcext:value-type="float">
            <text:p>20.632808148999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433333333333" calcext:value-type="float">
            <text:p>0.706433333333333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959512975360793" calcext:value-type="float">
            <text:p>0.959512975360793</text:p>
          </table:table-cell>
          <table:table-cell office:value-type="float" office:value="0.81418087831728" calcext:value-type="float">
            <text:p>0.81418087831728</text:p>
          </table:table-cell>
          <table:table-cell office:value-type="float" office:value="20.4142746050002" calcext:value-type="float">
            <text:p>20.414274605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4266666666667" calcext:value-type="float">
            <text:p>0.744266666666667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35758203528583" calcext:value-type="float">
            <text:p>0.735758203528583</text:p>
          </table:table-cell>
          <table:table-cell office:value-type="float" office:value="0.697348186924199" calcext:value-type="float">
            <text:p>0.697348186924199</text:p>
          </table:table-cell>
          <table:table-cell office:value-type="float" office:value="20.2133218299996" calcext:value-type="float">
            <text:p>20.213321829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2133333333333" calcext:value-type="float">
            <text:p>0.762133333333333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655025768127523" calcext:value-type="float">
            <text:p>0.655025768127523</text:p>
          </table:table-cell>
          <table:table-cell office:value-type="float" office:value="0.642098949972991" calcext:value-type="float">
            <text:p>0.642098949972991</text:p>
          </table:table-cell>
          <table:table-cell office:value-type="float" office:value="20.1714688120001" calcext:value-type="float">
            <text:p>20.171468812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7583333333333" calcext:value-type="float">
            <text:p>0.777583333333333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10069411300393" calcext:value-type="float">
            <text:p>0.610069411300393</text:p>
          </table:table-cell>
          <table:table-cell office:value-type="float" office:value="0.606635035033439" calcext:value-type="float">
            <text:p>0.606635035033439</text:p>
          </table:table-cell>
          <table:table-cell office:value-type="float" office:value="20.1108252439999" calcext:value-type="float">
            <text:p>20.11082524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56133333333333" calcext:value-type="float">
            <text:p>0.556133333333333</text:p>
          </table:table-cell>
          <table:table-cell office:value-type="float" office:value="0.6718" calcext:value-type="float">
            <text:p>0.6718</text:p>
          </table:table-cell>
          <table:table-cell office:value-type="float" office:value="1.93419252237531" calcext:value-type="float">
            <text:p>1.93419252237531</text:p>
          </table:table-cell>
          <table:table-cell office:value-type="float" office:value="1.40945564789377" calcext:value-type="float">
            <text:p>1.40945564789377</text:p>
          </table:table-cell>
          <table:table-cell office:value-type="float" office:value="21.7335616170003" calcext:value-type="float">
            <text:p>21.733561617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566666666667" calcext:value-type="float">
            <text:p>0.706566666666667</text:p>
          </table:table-cell>
          <table:table-cell office:value-type="float" office:value="0.7249" calcext:value-type="float">
            <text:p>0.7249</text:p>
          </table:table-cell>
          <table:table-cell office:value-type="float" office:value="1.05446715154119" calcext:value-type="float">
            <text:p>1.05446715154119</text:p>
          </table:table-cell>
          <table:table-cell office:value-type="float" office:value="0.854354331827467" calcext:value-type="float">
            <text:p>0.854354331827467</text:p>
          </table:table-cell>
          <table:table-cell office:value-type="float" office:value="21.3411299990003" calcext:value-type="float">
            <text:p>21.341129999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035" calcext:value-type="float">
            <text:p>0.7403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1910088058474" calcext:value-type="float">
            <text:p>0.761910088058474</text:p>
          </table:table-cell>
          <table:table-cell office:value-type="float" office:value="0.713455397422147" calcext:value-type="float">
            <text:p>0.713455397422147</text:p>
          </table:table-cell>
          <table:table-cell office:value-type="float" office:value="21.3818200649994" calcext:value-type="float">
            <text:p>21.381820064999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59333333333333" calcext:value-type="float">
            <text:p>0.759333333333333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668869369796344" calcext:value-type="float">
            <text:p>0.668869369796344</text:p>
          </table:table-cell>
          <table:table-cell office:value-type="float" office:value="0.65322642550347" calcext:value-type="float">
            <text:p>0.65322642550347</text:p>
          </table:table-cell>
          <table:table-cell office:value-type="float" office:value="21.0981318210006" calcext:value-type="float">
            <text:p>21.098131821000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495" calcext:value-type="float">
            <text:p>0.77495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620733106282474" calcext:value-type="float">
            <text:p>0.620733106282474</text:p>
          </table:table-cell>
          <table:table-cell office:value-type="float" office:value="0.615894270360849" calcext:value-type="float">
            <text:p>0.615894270360849</text:p>
          </table:table-cell>
          <table:table-cell office:value-type="float" office:value="21.1594496479993" calcext:value-type="float">
            <text:p>21.159449647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78283333333333" calcext:value-type="float">
            <text:p>0.578283333333333</text:p>
          </table:table-cell>
          <table:table-cell office:value-type="float" office:value="0.6593" calcext:value-type="float">
            <text:p>0.6593</text:p>
          </table:table-cell>
          <table:table-cell office:value-type="float" office:value="1.84535446261038" calcext:value-type="float">
            <text:p>1.84535446261038</text:p>
          </table:table-cell>
          <table:table-cell office:value-type="float" office:value="1.28364064131573" calcext:value-type="float">
            <text:p>1.28364064131573</text:p>
          </table:table-cell>
          <table:table-cell office:value-type="float" office:value="20.2930875450002" calcext:value-type="float">
            <text:p>20.293087545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992869208680033" calcext:value-type="float">
            <text:p>0.992869208680033</text:p>
          </table:table-cell>
          <table:table-cell office:value-type="float" office:value="0.830337894190648" calcext:value-type="float">
            <text:p>0.830337894190648</text:p>
          </table:table-cell>
          <table:table-cell office:value-type="float" office:value="20.0386188709999" calcext:value-type="float">
            <text:p>20.038618870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4016666666667" calcext:value-type="float">
            <text:p>0.744016666666667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47686001537705" calcext:value-type="float">
            <text:p>0.747686001537705</text:p>
          </table:table-cell>
          <table:table-cell office:value-type="float" office:value="0.705467386230542" calcext:value-type="float">
            <text:p>0.705467386230542</text:p>
          </table:table-cell>
          <table:table-cell office:value-type="float" office:value="20.000687965" calcext:value-type="float">
            <text:p>20.00068796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1083333333333" calcext:value-type="float">
            <text:p>0.761083333333333</text:p>
          </table:table-cell>
          <table:table-cell office:value-type="float" office:value="0.763" calcext:value-type="float">
            <text:p>0.763</text:p>
          </table:table-cell>
          <table:table-cell office:value-type="float" office:value="0.662959872786678" calcext:value-type="float">
            <text:p>0.662959872786678</text:p>
          </table:table-cell>
          <table:table-cell office:value-type="float" office:value="0.64911898306221" calcext:value-type="float">
            <text:p>0.64911898306221</text:p>
          </table:table-cell>
          <table:table-cell office:value-type="float" office:value="19.9824000070003" calcext:value-type="float">
            <text:p>19.982400007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617102083970489" calcext:value-type="float">
            <text:p>0.617102083970489</text:p>
          </table:table-cell>
          <table:table-cell office:value-type="float" office:value="0.613094692966741" calcext:value-type="float">
            <text:p>0.613094692966741</text:p>
          </table:table-cell>
          <table:table-cell office:value-type="float" office:value="19.9595671120005" calcext:value-type="float">
            <text:p>19.959567112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5033333333333" calcext:value-type="float">
            <text:p>0.555033333333333</text:p>
          </table:table-cell>
          <table:table-cell office:value-type="float" office:value="0.6632" calcext:value-type="float">
            <text:p>0.6632</text:p>
          </table:table-cell>
          <table:table-cell office:value-type="float" office:value="1.82735441958726" calcext:value-type="float">
            <text:p>1.82735441958726</text:p>
          </table:table-cell>
          <table:table-cell office:value-type="float" office:value="1.25919370286784" calcext:value-type="float">
            <text:p>1.25919370286784</text:p>
          </table:table-cell>
          <table:table-cell office:value-type="float" office:value="20.2446668410003" calcext:value-type="float">
            <text:p>20.24466684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07966666666667" calcext:value-type="float">
            <text:p>0.707966666666667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98101634435308" calcext:value-type="float">
            <text:p>0.98101634435308</text:p>
          </table:table-cell>
          <table:table-cell office:value-type="float" office:value="0.828492618290482" calcext:value-type="float">
            <text:p>0.828492618290482</text:p>
          </table:table-cell>
          <table:table-cell office:value-type="float" office:value="19.7568976940001" calcext:value-type="float">
            <text:p>19.75689769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5083333333333" calcext:value-type="float">
            <text:p>0.745083333333333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44981310165513" calcext:value-type="float">
            <text:p>0.744981310165513</text:p>
          </table:table-cell>
          <table:table-cell office:value-type="float" office:value="0.704669650952527" calcext:value-type="float">
            <text:p>0.704669650952527</text:p>
          </table:table-cell>
          <table:table-cell office:value-type="float" office:value="19.8736878790005" calcext:value-type="float">
            <text:p>19.873687879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255" calcext:value-type="float">
            <text:p>0.762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9907689258488" calcext:value-type="float">
            <text:p>0.659907689258488</text:p>
          </table:table-cell>
          <table:table-cell office:value-type="float" office:value="0.64698517664223" calcext:value-type="float">
            <text:p>0.64698517664223</text:p>
          </table:table-cell>
          <table:table-cell office:value-type="float" office:value="19.6959159119997" calcext:value-type="float">
            <text:p>19.695915911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77566666666667" calcext:value-type="float">
            <text:p>0.777566666666667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3542866986443" calcext:value-type="float">
            <text:p>0.613542866986443</text:p>
          </table:table-cell>
          <table:table-cell office:value-type="float" office:value="0.610522022862343" calcext:value-type="float">
            <text:p>0.610522022862343</text:p>
          </table:table-cell>
          <table:table-cell office:value-type="float" office:value="19.5987526050003" calcext:value-type="float">
            <text:p>19.598752605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3933333333333" calcext:value-type="float">
            <text:p>0.553933333333333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78169495502769" calcext:value-type="float">
            <text:p>1.78169495502769</text:p>
          </table:table-cell>
          <table:table-cell office:value-type="float" office:value="1.20273197304671" calcext:value-type="float">
            <text:p>1.20273197304671</text:p>
          </table:table-cell>
          <table:table-cell office:value-type="float" office:value="20.3349926869996" calcext:value-type="float">
            <text:p>20.334992686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42363460307945" calcext:value-type="float">
            <text:p>0.942363460307945</text:p>
          </table:table-cell>
          <table:table-cell office:value-type="float" office:value="0.802060988678294" calcext:value-type="float">
            <text:p>0.802060988678294</text:p>
          </table:table-cell>
          <table:table-cell office:value-type="float" office:value="20.2183425379999" calcext:value-type="float">
            <text:p>20.21834253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26133773544196" calcext:value-type="float">
            <text:p>0.726133773544196</text:p>
          </table:table-cell>
          <table:table-cell office:value-type="float" office:value="0.690272588828567" calcext:value-type="float">
            <text:p>0.690272588828567</text:p>
          </table:table-cell>
          <table:table-cell office:value-type="float" office:value="20.1126833329999" calcext:value-type="float">
            <text:p>20.112683332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5516666666667" calcext:value-type="float">
            <text:p>0.765516666666667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648595078826459" calcext:value-type="float">
            <text:p>0.648595078826459</text:p>
          </table:table-cell>
          <table:table-cell office:value-type="float" office:value="0.637215430569497" calcext:value-type="float">
            <text:p>0.637215430569497</text:p>
          </table:table-cell>
          <table:table-cell office:value-type="float" office:value="20.1041621140002" calcext:value-type="float">
            <text:p>20.104162114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605076112695086" calcext:value-type="float">
            <text:p>0.605076112695086</text:p>
          </table:table-cell>
          <table:table-cell office:value-type="float" office:value="0.602692240362714" calcext:value-type="float">
            <text:p>0.602692240362714</text:p>
          </table:table-cell>
          <table:table-cell office:value-type="float" office:value="20.0863980459999" calcext:value-type="float">
            <text:p>20.086398045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72316666666667" calcext:value-type="float">
            <text:p>0.5723166666666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1.72195490883357" calcext:value-type="float">
            <text:p>1.72195490883357</text:p>
          </table:table-cell>
          <table:table-cell office:value-type="float" office:value="1.12777761706881" calcext:value-type="float">
            <text:p>1.12777761706881</text:p>
          </table:table-cell>
          <table:table-cell office:value-type="float" office:value="20.655927623" calcext:value-type="float">
            <text:p>20.65592762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24766666666667" calcext:value-type="float">
            <text:p>0.724766666666667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482151152991" calcext:value-type="float">
            <text:p>0.89482151152991</text:p>
          </table:table-cell>
          <table:table-cell office:value-type="float" office:value="0.772472346664234" calcext:value-type="float">
            <text:p>0.772472346664234</text:p>
          </table:table-cell>
          <table:table-cell office:value-type="float" office:value="20.3043533510008" calcext:value-type="float">
            <text:p>20.304353351000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53183333333333" calcext:value-type="float">
            <text:p>0.75318333333333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05868209761851" calcext:value-type="float">
            <text:p>0.705868209761851</text:p>
          </table:table-cell>
          <table:table-cell office:value-type="float" office:value="0.677790976443868" calcext:value-type="float">
            <text:p>0.677790976443868</text:p>
          </table:table-cell>
          <table:table-cell office:value-type="float" office:value="20.0748277389994" calcext:value-type="float">
            <text:p>20.074827738999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693" calcext:value-type="float">
            <text:p>0.7693</text:p>
          </table:table-cell>
          <table:table-cell office:value-type="float" office:value="0.639402930734" calcext:value-type="float">
            <text:p>0.639402930734</text:p>
          </table:table-cell>
          <table:table-cell office:value-type="float" office:value="0.631263289671795" calcext:value-type="float">
            <text:p>0.631263289671795</text:p>
          </table:table-cell>
          <table:table-cell office:value-type="float" office:value="20.2654855930004" calcext:value-type="float">
            <text:p>20.265485593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3933333333333" calcext:value-type="float">
            <text:p>0.783933333333333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600222557242999" calcext:value-type="float">
            <text:p>0.600222557242999</text:p>
          </table:table-cell>
          <table:table-cell office:value-type="float" office:value="0.599834509905736" calcext:value-type="float">
            <text:p>0.599834509905736</text:p>
          </table:table-cell>
          <table:table-cell office:value-type="float" office:value="20.0054405809997" calcext:value-type="float">
            <text:p>20.005440580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1833333333333" calcext:value-type="float">
            <text:p>0.551833333333333</text:p>
          </table:table-cell>
          <table:table-cell office:value-type="float" office:value="0.676" calcext:value-type="float">
            <text:p>0.676</text:p>
          </table:table-cell>
          <table:table-cell office:value-type="float" office:value="1.79544379665399" calcext:value-type="float">
            <text:p>1.79544379665399</text:p>
          </table:table-cell>
          <table:table-cell office:value-type="float" office:value="1.21981158378018" calcext:value-type="float">
            <text:p>1.21981158378018</text:p>
          </table:table-cell>
          <table:table-cell office:value-type="float" office:value="21.6563423849993" calcext:value-type="float">
            <text:p>21.656342384999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385" calcext:value-type="float">
            <text:p>0.71385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955523616151769" calcext:value-type="float">
            <text:p>0.955523616151769</text:p>
          </table:table-cell>
          <table:table-cell office:value-type="float" office:value="0.809417359388558" calcext:value-type="float">
            <text:p>0.809417359388558</text:p>
          </table:table-cell>
          <table:table-cell office:value-type="float" office:value="21.3496947299991" calcext:value-type="float">
            <text:p>21.349694729999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5766666666667" calcext:value-type="float">
            <text:p>0.745766666666667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172359027334" calcext:value-type="float">
            <text:p>0.732172359027334</text:p>
          </table:table-cell>
          <table:table-cell office:value-type="float" office:value="0.693140705299985" calcext:value-type="float">
            <text:p>0.693140705299985</text:p>
          </table:table-cell>
          <table:table-cell office:value-type="float" office:value="21.2604895180002" calcext:value-type="float">
            <text:p>21.260489518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4183333333333" calcext:value-type="float">
            <text:p>0.76418333333333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650451781303644" calcext:value-type="float">
            <text:p>0.650451781303644</text:p>
          </table:table-cell>
          <table:table-cell office:value-type="float" office:value="0.636758132345357" calcext:value-type="float">
            <text:p>0.636758132345357</text:p>
          </table:table-cell>
          <table:table-cell office:value-type="float" office:value="21.2194111049994" calcext:value-type="float">
            <text:p>21.219411104999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0316666666667" calcext:value-type="float">
            <text:p>0.780316666666667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604099111929377" calcext:value-type="float">
            <text:p>0.604099111929377</text:p>
          </table:table-cell>
          <table:table-cell office:value-type="float" office:value="0.600161336979289" calcext:value-type="float">
            <text:p>0.600161336979289</text:p>
          </table:table-cell>
          <table:table-cell office:value-type="float" office:value="21.1652072850002" calcext:value-type="float">
            <text:p>21.165207285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3615" calcext:value-type="float">
            <text:p>0.53615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835658490277" calcext:value-type="float">
            <text:p>1.79835658490277</text:p>
          </table:table-cell>
          <table:table-cell office:value-type="float" office:value="1.21944843052299" calcext:value-type="float">
            <text:p>1.21944843052299</text:p>
          </table:table-cell>
          <table:table-cell office:value-type="float" office:value="21.0846638410003" calcext:value-type="float">
            <text:p>21.08466384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2316666666667" calcext:value-type="float">
            <text:p>0.712316666666667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956264595360136" calcext:value-type="float">
            <text:p>0.956264595360136</text:p>
          </table:table-cell>
          <table:table-cell office:value-type="float" office:value="0.812249919411483" calcext:value-type="float">
            <text:p>0.812249919411483</text:p>
          </table:table-cell>
          <table:table-cell office:value-type="float" office:value="20.6077547049999" calcext:value-type="float">
            <text:p>20.607754704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6783333333333" calcext:value-type="float">
            <text:p>0.746783333333333</text:p>
          </table:table-cell>
          <table:table-cell office:value-type="float" office:value="0.7507" calcext:value-type="float">
            <text:p>0.7507</text:p>
          </table:table-cell>
          <table:table-cell office:value-type="float" office:value="0.734743090135965" calcext:value-type="float">
            <text:p>0.734743090135965</text:p>
          </table:table-cell>
          <table:table-cell office:value-type="float" office:value="0.696396725952246" calcext:value-type="float">
            <text:p>0.696396725952246</text:p>
          </table:table-cell>
          <table:table-cell office:value-type="float" office:value="20.4671051340001" calcext:value-type="float">
            <text:p>20.46710513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505" calcext:value-type="float">
            <text:p>0.76505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654229958714453" calcext:value-type="float">
            <text:p>0.654229958714453</text:p>
          </table:table-cell>
          <table:table-cell office:value-type="float" office:value="0.640996046506675" calcext:value-type="float">
            <text:p>0.640996046506675</text:p>
          </table:table-cell>
          <table:table-cell office:value-type="float" office:value="20.6510055509998" calcext:value-type="float">
            <text:p>20.651005550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0416666666667" calcext:value-type="float">
            <text:p>0.780416666666667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608892244539027" calcext:value-type="float">
            <text:p>0.608892244539027</text:p>
          </table:table-cell>
          <table:table-cell office:value-type="float" office:value="0.605076104972013" calcext:value-type="float">
            <text:p>0.605076104972013</text:p>
          </table:table-cell>
          <table:table-cell office:value-type="float" office:value="20.4196791089998" calcext:value-type="float">
            <text:p>20.419679108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93816666666667" calcext:value-type="float">
            <text:p>0.593816666666667</text:p>
          </table:table-cell>
          <table:table-cell office:value-type="float" office:value="0.6842" calcext:value-type="float">
            <text:p>0.6842</text:p>
          </table:table-cell>
          <table:table-cell office:value-type="float" office:value="1.72832411934318" calcext:value-type="float">
            <text:p>1.72832411934318</text:p>
          </table:table-cell>
          <table:table-cell office:value-type="float" office:value="1.15730342439785" calcext:value-type="float">
            <text:p>1.15730342439785</text:p>
          </table:table-cell>
          <table:table-cell office:value-type="float" office:value="22.2422432529993" calcext:value-type="float">
            <text:p>22.242243252999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8066666666667" calcext:value-type="float">
            <text:p>0.718066666666667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92685296013157" calcext:value-type="float">
            <text:p>0.92685296013157</text:p>
          </table:table-cell>
          <table:table-cell office:value-type="float" office:value="0.79911026795199" calcext:value-type="float">
            <text:p>0.79911026795199</text:p>
          </table:table-cell>
          <table:table-cell office:value-type="float" office:value="22.0492421110002" calcext:value-type="float">
            <text:p>22.04924211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883333333333" calcext:value-type="float">
            <text:p>0.748883333333333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26062513427185" calcext:value-type="float">
            <text:p>0.726062513427185</text:p>
          </table:table-cell>
          <table:table-cell office:value-type="float" office:value="0.691470472865803" calcext:value-type="float">
            <text:p>0.691470472865803</text:p>
          </table:table-cell>
          <table:table-cell office:value-type="float" office:value="21.8873785309997" calcext:value-type="float">
            <text:p>21.887378530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4416666666667" calcext:value-type="float">
            <text:p>0.764416666666667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650495216885864" calcext:value-type="float">
            <text:p>0.650495216885864</text:p>
          </table:table-cell>
          <table:table-cell office:value-type="float" office:value="0.639358669139777" calcext:value-type="float">
            <text:p>0.639358669139777</text:p>
          </table:table-cell>
          <table:table-cell office:value-type="float" office:value="21.7981088699999" calcext:value-type="float">
            <text:p>21.798108869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78366666666667" calcext:value-type="float">
            <text:p>0.778366666666667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607663368079454" calcext:value-type="float">
            <text:p>0.607663368079454</text:p>
          </table:table-cell>
          <table:table-cell office:value-type="float" office:value="0.605501043758575" calcext:value-type="float">
            <text:p>0.605501043758575</text:p>
          </table:table-cell>
          <table:table-cell office:value-type="float" office:value="21.8005192989995" calcext:value-type="float">
            <text:p>21.800519298999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37333333333333" calcext:value-type="float">
            <text:p>0.537333333333333</text:p>
          </table:table-cell>
          <table:table-cell office:value-type="float" office:value="0.6589" calcext:value-type="float">
            <text:p>0.6589</text:p>
          </table:table-cell>
          <table:table-cell office:value-type="float" office:value="1.87452275298043" calcext:value-type="float">
            <text:p>1.87452275298043</text:p>
          </table:table-cell>
          <table:table-cell office:value-type="float" office:value="1.34078516777913" calcext:value-type="float">
            <text:p>1.34078516777913</text:p>
          </table:table-cell>
          <table:table-cell office:value-type="float" office:value="21.8167974650005" calcext:value-type="float">
            <text:p>21.816797465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05083333333333" calcext:value-type="float">
            <text:p>0.705083333333333</text:p>
          </table:table-cell>
          <table:table-cell office:value-type="float" office:value="0.7245" calcext:value-type="float">
            <text:p>0.7245</text:p>
          </table:table-cell>
          <table:table-cell office:value-type="float" office:value="1.04180439086611" calcext:value-type="float">
            <text:p>1.04180439086611</text:p>
          </table:table-cell>
          <table:table-cell office:value-type="float" office:value="0.86702623298973" calcext:value-type="float">
            <text:p>0.86702623298973</text:p>
          </table:table-cell>
          <table:table-cell office:value-type="float" office:value="21.3896667650006" calcext:value-type="float">
            <text:p>21.389666765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095" calcext:value-type="float">
            <text:p>0.74095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773628386543758" calcext:value-type="float">
            <text:p>0.773628386543758</text:p>
          </table:table-cell>
          <table:table-cell office:value-type="float" office:value="0.723428165457051" calcext:value-type="float">
            <text:p>0.723428165457051</text:p>
          </table:table-cell>
          <table:table-cell office:value-type="float" office:value="21.579980083" calcext:value-type="float">
            <text:p>21.57998008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5875" calcext:value-type="float">
            <text:p>0.75875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676098354017811" calcext:value-type="float">
            <text:p>0.676098354017811</text:p>
          </table:table-cell>
          <table:table-cell office:value-type="float" office:value="0.65934900398467" calcext:value-type="float">
            <text:p>0.65934900398467</text:p>
          </table:table-cell>
          <table:table-cell office:value-type="float" office:value="21.3425028790007" calcext:value-type="float">
            <text:p>21.342502879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73733333333333" calcext:value-type="float">
            <text:p>0.773733333333333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625332657208067" calcext:value-type="float">
            <text:p>0.625332657208067</text:p>
          </table:table-cell>
          <table:table-cell office:value-type="float" office:value="0.620162112128203" calcext:value-type="float">
            <text:p>0.620162112128203</text:p>
          </table:table-cell>
          <table:table-cell office:value-type="float" office:value="21.33858745" calcext:value-type="float">
            <text:p>21.3385874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92983333333333" calcext:value-type="float">
            <text:p>0.592983333333333</text:p>
          </table:table-cell>
          <table:table-cell office:value-type="float" office:value="0.6794" calcext:value-type="float">
            <text:p>0.6794</text:p>
          </table:table-cell>
          <table:table-cell office:value-type="float" office:value="1.74471524097264" calcext:value-type="float">
            <text:p>1.74471524097264</text:p>
          </table:table-cell>
          <table:table-cell office:value-type="float" office:value="1.17223150790877" calcext:value-type="float">
            <text:p>1.17223150790877</text:p>
          </table:table-cell>
          <table:table-cell office:value-type="float" office:value="20.8222956959999" calcext:value-type="float">
            <text:p>20.822295695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8033333333333" calcext:value-type="float">
            <text:p>0.718033333333333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933070794478662" calcext:value-type="float">
            <text:p>0.933070794478662</text:p>
          </table:table-cell>
          <table:table-cell office:value-type="float" office:value="0.800433035109453" calcext:value-type="float">
            <text:p>0.800433035109453</text:p>
          </table:table-cell>
          <table:table-cell office:value-type="float" office:value="20.6328059460002" calcext:value-type="float">
            <text:p>20.632805946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816666666667" calcext:value-type="float">
            <text:p>0.74881666666666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26266953768506" calcext:value-type="float">
            <text:p>0.726266953768506</text:p>
          </table:table-cell>
          <table:table-cell office:value-type="float" office:value="0.690251175575196" calcext:value-type="float">
            <text:p>0.690251175575196</text:p>
          </table:table-cell>
          <table:table-cell office:value-type="float" office:value="20.583869948" calcext:value-type="float">
            <text:p>20.58386994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5516666666667" calcext:value-type="float">
            <text:p>0.765516666666667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649239550870873" calcext:value-type="float">
            <text:p>0.649239550870873</text:p>
          </table:table-cell>
          <table:table-cell office:value-type="float" office:value="0.637119155400877" calcext:value-type="float">
            <text:p>0.637119155400877</text:p>
          </table:table-cell>
          <table:table-cell office:value-type="float" office:value="20.542961356" calcext:value-type="float">
            <text:p>20.54296135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0866666666667" calcext:value-type="float">
            <text:p>0.780866666666667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0540237123651" calcext:value-type="float">
            <text:p>0.60540237123651</text:p>
          </table:table-cell>
          <table:table-cell office:value-type="float" office:value="0.602434360487446" calcext:value-type="float">
            <text:p>0.602434360487446</text:p>
          </table:table-cell>
          <table:table-cell office:value-type="float" office:value="20.458367444" calcext:value-type="float">
            <text:p>20.45836744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617683333333333" calcext:value-type="float">
            <text:p>0.617683333333333</text:p>
          </table:table-cell>
          <table:table-cell office:value-type="float" office:value="0.706" calcext:value-type="float">
            <text:p>0.706</text:p>
          </table:table-cell>
          <table:table-cell office:value-type="float" office:value="1.57830191370267" calcext:value-type="float">
            <text:p>1.57830191370267</text:p>
          </table:table-cell>
          <table:table-cell office:value-type="float" office:value="1.0198804493163" calcext:value-type="float">
            <text:p>1.0198804493163</text:p>
          </table:table-cell>
          <table:table-cell office:value-type="float" office:value="20.1763138919996" calcext:value-type="float">
            <text:p>20.176313891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32616666666667" calcext:value-type="float">
            <text:p>0.732616666666667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42789775272931" calcext:value-type="float">
            <text:p>0.842789775272931</text:p>
          </table:table-cell>
          <table:table-cell office:value-type="float" office:value="0.749145380250967" calcext:value-type="float">
            <text:p>0.749145380250967</text:p>
          </table:table-cell>
          <table:table-cell office:value-type="float" office:value="19.8971715219996" calcext:value-type="float">
            <text:p>19.897171521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89391516673285" calcext:value-type="float">
            <text:p>0.689391516673285</text:p>
          </table:table-cell>
          <table:table-cell office:value-type="float" office:value="0.664574147030047" calcext:value-type="float">
            <text:p>0.664574147030047</text:p>
          </table:table-cell>
          <table:table-cell office:value-type="float" office:value="19.8291289850004" calcext:value-type="float">
            <text:p>19.829128985000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74266666666667" calcext:value-type="float">
            <text:p>0.774266666666667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627202991928373" calcext:value-type="float">
            <text:p>0.627202991928373</text:p>
          </table:table-cell>
          <table:table-cell office:value-type="float" office:value="0.619376210270414" calcext:value-type="float">
            <text:p>0.619376210270414</text:p>
          </table:table-cell>
          <table:table-cell office:value-type="float" office:value="19.801530236" calcext:value-type="float">
            <text:p>19.80153023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8766666666667" calcext:value-type="float">
            <text:p>0.788766666666667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588852542327411" calcext:value-type="float">
            <text:p>0.588852542327411</text:p>
          </table:table-cell>
          <table:table-cell office:value-type="float" office:value="0.588820606090461" calcext:value-type="float">
            <text:p>0.588820606090461</text:p>
          </table:table-cell>
          <table:table-cell office:value-type="float" office:value="20.0255055480002" calcext:value-type="float">
            <text:p>20.025505548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6752" calcext:value-type="float">
            <text:p>0.6752</text:p>
          </table:table-cell>
          <table:table-cell office:value-type="float" office:value="1.73652914592198" calcext:value-type="float">
            <text:p>1.73652914592198</text:p>
          </table:table-cell>
          <table:table-cell office:value-type="float" office:value="1.17311898804015" calcext:value-type="float">
            <text:p>1.17311898804015</text:p>
          </table:table-cell>
          <table:table-cell office:value-type="float" office:value="21.0843043519999" calcext:value-type="float">
            <text:p>21.084304351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6483333333333" calcext:value-type="float">
            <text:p>0.716483333333333</text:p>
          </table:table-cell>
          <table:table-cell office:value-type="float" office:value="0.73" calcext:value-type="float">
            <text:p>0.73</text:p>
          </table:table-cell>
          <table:table-cell office:value-type="float" office:value="0.937264442634481" calcext:value-type="float">
            <text:p>0.937264442634481</text:p>
          </table:table-cell>
          <table:table-cell office:value-type="float" office:value="0.804860649215188" calcext:value-type="float">
            <text:p>0.804860649215188</text:p>
          </table:table-cell>
          <table:table-cell office:value-type="float" office:value="20.8706014229992" calcext:value-type="float">
            <text:p>20.870601422999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45" calcext:value-type="float">
            <text:p>0.74845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288145025783" calcext:value-type="float">
            <text:p>0.7288145025783</text:p>
          </table:table-cell>
          <table:table-cell office:value-type="float" office:value="0.692627709192835" calcext:value-type="float">
            <text:p>0.692627709192835</text:p>
          </table:table-cell>
          <table:table-cell office:value-type="float" office:value="20.7841047430002" calcext:value-type="float">
            <text:p>20.784104743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5266666666667" calcext:value-type="float">
            <text:p>0.765266666666667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650510154172047" calcext:value-type="float">
            <text:p>0.650510154172047</text:p>
          </table:table-cell>
          <table:table-cell office:value-type="float" office:value="0.638475474848109" calcext:value-type="float">
            <text:p>0.638475474848109</text:p>
          </table:table-cell>
          <table:table-cell office:value-type="float" office:value="20.7387223660007" calcext:value-type="float">
            <text:p>20.738722366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0766666666667" calcext:value-type="float">
            <text:p>0.780766666666667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06344735063215" calcext:value-type="float">
            <text:p>0.606344735063215</text:p>
          </table:table-cell>
          <table:table-cell office:value-type="float" office:value="0.603493267183851" calcext:value-type="float">
            <text:p>0.603493267183851</text:p>
          </table:table-cell>
          <table:table-cell office:value-type="float" office:value="20.6480254060007" calcext:value-type="float">
            <text:p>20.648025406000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00566666666667" calcext:value-type="float">
            <text:p>0.600566666666667</text:p>
          </table:table-cell>
          <table:table-cell office:value-type="float" office:value="0.7046" calcext:value-type="float">
            <text:p>0.7046</text:p>
          </table:table-cell>
          <table:table-cell office:value-type="float" office:value="1.67505505706456" calcext:value-type="float">
            <text:p>1.67505505706456</text:p>
          </table:table-cell>
          <table:table-cell office:value-type="float" office:value="1.09754848252436" calcext:value-type="float">
            <text:p>1.09754848252436</text:p>
          </table:table-cell>
          <table:table-cell office:value-type="float" office:value="21.1515716310005" calcext:value-type="float">
            <text:p>21.151571631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27466666666667" calcext:value-type="float">
            <text:p>0.727466666666667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882742971054781" calcext:value-type="float">
            <text:p>0.882742971054781</text:p>
          </table:table-cell>
          <table:table-cell office:value-type="float" office:value="0.768629563462203" calcext:value-type="float">
            <text:p>0.768629563462203</text:p>
          </table:table-cell>
          <table:table-cell office:value-type="float" office:value="20.7744053799997" calcext:value-type="float">
            <text:p>20.774405379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2266666666667" calcext:value-type="float">
            <text:p>0.752266666666667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04218520792817" calcext:value-type="float">
            <text:p>0.704218520792817</text:p>
          </table:table-cell>
          <table:table-cell office:value-type="float" office:value="0.675540604219315" calcext:value-type="float">
            <text:p>0.675540604219315</text:p>
          </table:table-cell>
          <table:table-cell office:value-type="float" office:value="20.8074907329992" calcext:value-type="float">
            <text:p>20.807490732999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025" calcext:value-type="float">
            <text:p>0.77025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36852389809165" calcext:value-type="float">
            <text:p>0.636852389809165</text:p>
          </table:table-cell>
          <table:table-cell office:value-type="float" office:value="0.627516387754185" calcext:value-type="float">
            <text:p>0.627516387754185</text:p>
          </table:table-cell>
          <table:table-cell office:value-type="float" office:value="20.7923707460004" calcext:value-type="float">
            <text:p>20.792370746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5433333333333" calcext:value-type="float">
            <text:p>0.785433333333333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596184817903332" calcext:value-type="float">
            <text:p>0.596184817903332</text:p>
          </table:table-cell>
          <table:table-cell office:value-type="float" office:value="0.595209937756229" calcext:value-type="float">
            <text:p>0.595209937756229</text:p>
          </table:table-cell>
          <table:table-cell office:value-type="float" office:value="20.945725951" calcext:value-type="float">
            <text:p>20.94572595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35166666666667" calcext:value-type="float">
            <text:p>0.635166666666667</text:p>
          </table:table-cell>
          <table:table-cell office:value-type="float" office:value="0.7058" calcext:value-type="float">
            <text:p>0.7058</text:p>
          </table:table-cell>
          <table:table-cell office:value-type="float" office:value="1.51669986930483" calcext:value-type="float">
            <text:p>1.51669986930483</text:p>
          </table:table-cell>
          <table:table-cell office:value-type="float" office:value="0.986943120409729" calcext:value-type="float">
            <text:p>0.986943120409729</text:p>
          </table:table-cell>
          <table:table-cell office:value-type="float" office:value="21.5560549689999" calcext:value-type="float">
            <text:p>21.556054968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33983333333333" calcext:value-type="float">
            <text:p>0.733983333333333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824220459280746" calcext:value-type="float">
            <text:p>0.824220459280746</text:p>
          </table:table-cell>
          <table:table-cell office:value-type="float" office:value="0.741358532077947" calcext:value-type="float">
            <text:p>0.741358532077947</text:p>
          </table:table-cell>
          <table:table-cell office:value-type="float" office:value="21.3883372209993" calcext:value-type="float">
            <text:p>21.388337220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685337250039522" calcext:value-type="float">
            <text:p>0.685337250039522</text:p>
          </table:table-cell>
          <table:table-cell office:value-type="float" office:value="0.664307536972556" calcext:value-type="float">
            <text:p>0.664307536972556</text:p>
          </table:table-cell>
          <table:table-cell office:value-type="float" office:value="21.3495957939995" calcext:value-type="float">
            <text:p>21.349595793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28402581378849" calcext:value-type="float">
            <text:p>0.628402581378849</text:p>
          </table:table-cell>
          <table:table-cell office:value-type="float" office:value="0.622382957084923" calcext:value-type="float">
            <text:p>0.622382957084923</text:p>
          </table:table-cell>
          <table:table-cell office:value-type="float" office:value="21.2346734250004" calcext:value-type="float">
            <text:p>21.234673425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675" calcext:value-type="float">
            <text:p>0.78675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592568830036914" calcext:value-type="float">
            <text:p>0.592568830036914</text:p>
          </table:table-cell>
          <table:table-cell office:value-type="float" office:value="0.593500911620013" calcext:value-type="float">
            <text:p>0.593500911620013</text:p>
          </table:table-cell>
          <table:table-cell office:value-type="float" office:value="21.2059379270013" calcext:value-type="float">
            <text:p>21.205937927001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24183333333333" calcext:value-type="float">
            <text:p>0.624183333333333</text:p>
          </table:table-cell>
          <table:table-cell office:value-type="float" office:value="0.7038" calcext:value-type="float">
            <text:p>0.7038</text:p>
          </table:table-cell>
          <table:table-cell office:value-type="float" office:value="1.6174092436396" calcext:value-type="float">
            <text:p>1.6174092436396</text:p>
          </table:table-cell>
          <table:table-cell office:value-type="float" office:value="1.04239923179529" calcext:value-type="float">
            <text:p>1.04239923179529</text:p>
          </table:table-cell>
          <table:table-cell office:value-type="float" office:value="20.1406422890013" calcext:value-type="float">
            <text:p>20.140642289001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32416666666667" calcext:value-type="float">
            <text:p>0.732416666666667</text:p>
          </table:table-cell>
          <table:table-cell office:value-type="float" office:value="0.739" calcext:value-type="float">
            <text:p>0.739</text:p>
          </table:table-cell>
          <table:table-cell office:value-type="float" office:value="0.85358760879238" calcext:value-type="float">
            <text:p>0.85358760879238</text:p>
          </table:table-cell>
          <table:table-cell office:value-type="float" office:value="0.753788074870018" calcext:value-type="float">
            <text:p>0.753788074870018</text:p>
          </table:table-cell>
          <table:table-cell office:value-type="float" office:value="20.301849155001" calcext:value-type="float">
            <text:p>20.301849155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6566666666667" calcext:value-type="float">
            <text:p>0.75656666666666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693273916173337" calcext:value-type="float">
            <text:p>0.693273916173337</text:p>
          </table:table-cell>
          <table:table-cell office:value-type="float" office:value="0.667346321093808" calcext:value-type="float">
            <text:p>0.667346321093808</text:p>
          </table:table-cell>
          <table:table-cell office:value-type="float" office:value="19.9523598429987" calcext:value-type="float">
            <text:p>19.952359842998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4516666666667" calcext:value-type="float">
            <text:p>0.77451666666666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629837352552139" calcext:value-type="float">
            <text:p>0.629837352552139</text:p>
          </table:table-cell>
          <table:table-cell office:value-type="float" office:value="0.621591486179145" calcext:value-type="float">
            <text:p>0.621591486179145</text:p>
          </table:table-cell>
          <table:table-cell office:value-type="float" office:value="19.9281733949993" calcext:value-type="float">
            <text:p>19.928173394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8883333333333" calcext:value-type="float">
            <text:p>0.788883333333333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590833192250368" calcext:value-type="float">
            <text:p>0.590833192250368</text:p>
          </table:table-cell>
          <table:table-cell office:value-type="float" office:value="0.590571588201887" calcext:value-type="float">
            <text:p>0.590571588201887</text:p>
          </table:table-cell>
          <table:table-cell office:value-type="float" office:value="20.2223440630005" calcext:value-type="float">
            <text:p>20.222344063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14766666666667" calcext:value-type="float">
            <text:p>0.61476666666666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.63681427330605" calcext:value-type="float">
            <text:p>1.63681427330605</text:p>
          </table:table-cell>
          <table:table-cell office:value-type="float" office:value="1.06330301579396" calcext:value-type="float">
            <text:p>1.06330301579396</text:p>
          </table:table-cell>
          <table:table-cell office:value-type="float" office:value="21.1682080419996" calcext:value-type="float">
            <text:p>21.168208041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27316666666667" calcext:value-type="float">
            <text:p>0.7273166666666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64527250213155" calcext:value-type="float">
            <text:p>0.864527250213155</text:p>
          </table:table-cell>
          <table:table-cell office:value-type="float" office:value="0.76088409742732" calcext:value-type="float">
            <text:p>0.76088409742732</text:p>
          </table:table-cell>
          <table:table-cell office:value-type="float" office:value="20.8011528059997" calcext:value-type="float">
            <text:p>20.80115280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4616666666667" calcext:value-type="float">
            <text:p>0.754616666666667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69611919301151" calcext:value-type="float">
            <text:p>0.69611919301151</text:p>
          </table:table-cell>
          <table:table-cell office:value-type="float" office:value="0.669574613404122" calcext:value-type="float">
            <text:p>0.669574613404122</text:p>
          </table:table-cell>
          <table:table-cell office:value-type="float" office:value="20.7466629269984" calcext:value-type="float">
            <text:p>20.746662926998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3816666666667" calcext:value-type="float">
            <text:p>0.773816666666667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30179034049577" calcext:value-type="float">
            <text:p>0.630179034049577</text:p>
          </table:table-cell>
          <table:table-cell office:value-type="float" office:value="0.622219419403441" calcext:value-type="float">
            <text:p>0.622219419403441</text:p>
          </table:table-cell>
          <table:table-cell office:value-type="float" office:value="20.7009886899996" calcext:value-type="float">
            <text:p>20.70098868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8083333333333" calcext:value-type="float">
            <text:p>0.788083333333333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59059105187591" calcext:value-type="float">
            <text:p>0.59059105187591</text:p>
          </table:table-cell>
          <table:table-cell office:value-type="float" office:value="0.590679871618368" calcext:value-type="float">
            <text:p>0.590679871618368</text:p>
          </table:table-cell>
          <table:table-cell office:value-type="float" office:value="20.6475249600007" calcext:value-type="float">
            <text:p>20.647524960000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56505" calcext:value-type="float">
            <text:p>0.56505</text:p>
          </table:table-cell>
          <table:table-cell office:value-type="float" office:value="0.6755" calcext:value-type="float">
            <text:p>0.6755</text:p>
          </table:table-cell>
          <table:table-cell office:value-type="float" office:value="1.71010809323427" calcext:value-type="float">
            <text:p>1.71010809323427</text:p>
          </table:table-cell>
          <table:table-cell office:value-type="float" office:value="1.14569941561693" calcext:value-type="float">
            <text:p>1.14569941561693</text:p>
          </table:table-cell>
          <table:table-cell office:value-type="float" office:value="22.2391980890006" calcext:value-type="float">
            <text:p>22.2391980890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17133333333333" calcext:value-type="float">
            <text:p>0.717133333333333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21057261510699" calcext:value-type="float">
            <text:p>0.921057261510699</text:p>
          </table:table-cell>
          <table:table-cell office:value-type="float" office:value="0.796903636804811" calcext:value-type="float">
            <text:p>0.796903636804811</text:p>
          </table:table-cell>
          <table:table-cell office:value-type="float" office:value="22.2926722719985" calcext:value-type="float">
            <text:p>22.292672271998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2386070120055" calcext:value-type="float">
            <text:p>0.72386070120055</text:p>
          </table:table-cell>
          <table:table-cell office:value-type="float" office:value="0.68927538243069" calcext:value-type="float">
            <text:p>0.68927538243069</text:p>
          </table:table-cell>
          <table:table-cell office:value-type="float" office:value="22.0830183969993" calcext:value-type="float">
            <text:p>22.083018396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66633333333333" calcext:value-type="float">
            <text:p>0.766633333333333</text:p>
          </table:table-cell>
          <table:table-cell office:value-type="float" office:value="0.767" calcext:value-type="float">
            <text:p>0.767</text:p>
          </table:table-cell>
          <table:table-cell office:value-type="float" office:value="0.648256346297417" calcext:value-type="float">
            <text:p>0.648256346297417</text:p>
          </table:table-cell>
          <table:table-cell office:value-type="float" office:value="0.637008356250775" calcext:value-type="float">
            <text:p>0.637008356250775</text:p>
          </table:table-cell>
          <table:table-cell office:value-type="float" office:value="22.1111395530006" calcext:value-type="float">
            <text:p>22.1111395530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605492542801635" calcext:value-type="float">
            <text:p>0.605492542801635</text:p>
          </table:table-cell>
          <table:table-cell office:value-type="float" office:value="0.603166453587781" calcext:value-type="float">
            <text:p>0.603166453587781</text:p>
          </table:table-cell>
          <table:table-cell office:value-type="float" office:value="21.8758607899999" calcext:value-type="float">
            <text:p>21.87586078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7333333333333" calcext:value-type="float">
            <text:p>0.637333333333333</text:p>
          </table:table-cell>
          <table:table-cell office:value-type="float" office:value="0.7101" calcext:value-type="float">
            <text:p>0.7101</text:p>
          </table:table-cell>
          <table:table-cell office:value-type="float" office:value="1.47193157342451" calcext:value-type="float">
            <text:p>1.47193157342451</text:p>
          </table:table-cell>
          <table:table-cell office:value-type="float" office:value="0.95304265143765" calcext:value-type="float">
            <text:p>0.95304265143765</text:p>
          </table:table-cell>
          <table:table-cell office:value-type="float" office:value="19.1435604850012" calcext:value-type="float">
            <text:p>19.143560485001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798333085549157" calcext:value-type="float">
            <text:p>0.798333085549157</text:p>
          </table:table-cell>
          <table:table-cell office:value-type="float" office:value="0.721241531858019" calcext:value-type="float">
            <text:p>0.721241531858019</text:p>
          </table:table-cell>
          <table:table-cell office:value-type="float" office:value="19.0381281659993" calcext:value-type="float">
            <text:p>19.03812816599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6285" calcext:value-type="float">
            <text:p>0.76285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67044428461142" calcext:value-type="float">
            <text:p>0.667044428461142</text:p>
          </table:table-cell>
          <table:table-cell office:value-type="float" office:value="0.646975873192404" calcext:value-type="float">
            <text:p>0.646975873192404</text:p>
          </table:table-cell>
          <table:table-cell office:value-type="float" office:value="18.9659981770001" calcext:value-type="float">
            <text:p>18.965998177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80866666666667" calcext:value-type="float">
            <text:p>0.780866666666667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611613118985314" calcext:value-type="float">
            <text:p>0.611613118985314</text:p>
          </table:table-cell>
          <table:table-cell office:value-type="float" office:value="0.606073985433882" calcext:value-type="float">
            <text:p>0.606073985433882</text:p>
          </table:table-cell>
          <table:table-cell office:value-type="float" office:value="18.8936594869992" calcext:value-type="float">
            <text:p>18.893659486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576767202538214" calcext:value-type="float">
            <text:p>0.576767202538214</text:p>
          </table:table-cell>
          <table:table-cell office:value-type="float" office:value="0.578537077091302" calcext:value-type="float">
            <text:p>0.578537077091302</text:p>
          </table:table-cell>
          <table:table-cell office:value-type="float" office:value="18.9233329319995" calcext:value-type="float">
            <text:p>18.923332931999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5533333333333" calcext:value-type="float">
            <text:p>0.635533333333333</text:p>
          </table:table-cell>
          <table:table-cell office:value-type="float" office:value="0.7075" calcext:value-type="float">
            <text:p>0.7075</text:p>
          </table:table-cell>
          <table:table-cell office:value-type="float" office:value="1.51148426056162" calcext:value-type="float">
            <text:p>1.51148426056162</text:p>
          </table:table-cell>
          <table:table-cell office:value-type="float" office:value="0.97732549602059" calcext:value-type="float">
            <text:p>0.97732549602059</text:p>
          </table:table-cell>
          <table:table-cell office:value-type="float" office:value="20.1343696740005" calcext:value-type="float">
            <text:p>20.134369674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818231781726199" calcext:value-type="float">
            <text:p>0.818231781726199</text:p>
          </table:table-cell>
          <table:table-cell office:value-type="float" office:value="0.734688900458585" calcext:value-type="float">
            <text:p>0.734688900458585</text:p>
          </table:table-cell>
          <table:table-cell office:value-type="float" office:value="20.2977310140013" calcext:value-type="float">
            <text:p>20.29773101400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61033333333333" calcext:value-type="float">
            <text:p>0.761033333333333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677541722906932" calcext:value-type="float">
            <text:p>0.677541722906932</text:p>
          </table:table-cell>
          <table:table-cell office:value-type="float" office:value="0.654639055015175" calcext:value-type="float">
            <text:p>0.654639055015175</text:p>
          </table:table-cell>
          <table:table-cell office:value-type="float" office:value="19.9750412560006" calcext:value-type="float">
            <text:p>19.975041256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80366666666667" calcext:value-type="float">
            <text:p>0.780366666666667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17394341747644" calcext:value-type="float">
            <text:p>0.617394341747644</text:p>
          </table:table-cell>
          <table:table-cell office:value-type="float" office:value="0.610335684316173" calcext:value-type="float">
            <text:p>0.610335684316173</text:p>
          </table:table-cell>
          <table:table-cell office:value-type="float" office:value="19.9517528920005" calcext:value-type="float">
            <text:p>19.951752892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9505" calcext:value-type="float">
            <text:p>0.79505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579437534692191" calcext:value-type="float">
            <text:p>0.579437534692191</text:p>
          </table:table-cell>
          <table:table-cell office:value-type="float" office:value="0.580121684416085" calcext:value-type="float">
            <text:p>0.580121684416085</text:p>
          </table:table-cell>
          <table:table-cell office:value-type="float" office:value="20.1442905309996" calcext:value-type="float">
            <text:p>20.14429053099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1816666666667" calcext:value-type="float">
            <text:p>0.631816666666667</text:p>
          </table:table-cell>
          <table:table-cell office:value-type="float" office:value="0.7059" calcext:value-type="float">
            <text:p>0.7059</text:p>
          </table:table-cell>
          <table:table-cell office:value-type="float" office:value="1.56604605099794" calcext:value-type="float">
            <text:p>1.56604605099794</text:p>
          </table:table-cell>
          <table:table-cell office:value-type="float" office:value="1.01380148890671" calcext:value-type="float">
            <text:p>1.01380148890671</text:p>
          </table:table-cell>
          <table:table-cell office:value-type="float" office:value="20.8321319739989" calcext:value-type="float">
            <text:p>20.832131973998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3766666666667" calcext:value-type="float">
            <text:p>0.733766666666667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836033162404733" calcext:value-type="float">
            <text:p>0.836033162404733</text:p>
          </table:table-cell>
          <table:table-cell office:value-type="float" office:value="0.74392844423367" calcext:value-type="float">
            <text:p>0.74392844423367</text:p>
          </table:table-cell>
          <table:table-cell office:value-type="float" office:value="20.6050191859995" calcext:value-type="float">
            <text:p>20.605019185999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8316666666667" calcext:value-type="float">
            <text:p>0.758316666666667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84662623350808" calcext:value-type="float">
            <text:p>0.684662623350808</text:p>
          </table:table-cell>
          <table:table-cell office:value-type="float" office:value="0.660410648888084" calcext:value-type="float">
            <text:p>0.660410648888084</text:p>
          </table:table-cell>
          <table:table-cell office:value-type="float" office:value="20.5595478380001" calcext:value-type="float">
            <text:p>20.559547838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5766666666667" calcext:value-type="float">
            <text:p>0.775766666666667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2333971433548" calcext:value-type="float">
            <text:p>0.62333971433548</text:p>
          </table:table-cell>
          <table:table-cell office:value-type="float" office:value="0.615741896971016" calcext:value-type="float">
            <text:p>0.615741896971016</text:p>
          </table:table-cell>
          <table:table-cell office:value-type="float" office:value="20.5304904749992" calcext:value-type="float">
            <text:p>20.530490474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9483333333333" calcext:value-type="float">
            <text:p>0.789483333333333</text:p>
          </table:table-cell>
          <table:table-cell office:value-type="float" office:value="0.789" calcext:value-type="float">
            <text:p>0.789</text:p>
          </table:table-cell>
          <table:table-cell office:value-type="float" office:value="0.58558493919337" calcext:value-type="float">
            <text:p>0.58558493919337</text:p>
          </table:table-cell>
          <table:table-cell office:value-type="float" office:value="0.585783247924914" calcext:value-type="float">
            <text:p>0.585783247924914</text:p>
          </table:table-cell>
          <table:table-cell office:value-type="float" office:value="20.4820399769997" calcext:value-type="float">
            <text:p>20.482039976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16633333333333" calcext:value-type="float">
            <text:p>0.616633333333333</text:p>
          </table:table-cell>
          <table:table-cell office:value-type="float" office:value="0.706" calcext:value-type="float">
            <text:p>0.706</text:p>
          </table:table-cell>
          <table:table-cell office:value-type="float" office:value="1.61909228645916" calcext:value-type="float">
            <text:p>1.61909228645916</text:p>
          </table:table-cell>
          <table:table-cell office:value-type="float" office:value="1.04832611190286" calcext:value-type="float">
            <text:p>1.04832611190286</text:p>
          </table:table-cell>
          <table:table-cell office:value-type="float" office:value="20.5478834409987" calcext:value-type="float">
            <text:p>20.547883440998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1433333333333" calcext:value-type="float">
            <text:p>0.731433333333333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854607088606495" calcext:value-type="float">
            <text:p>0.854607088606495</text:p>
          </table:table-cell>
          <table:table-cell office:value-type="float" office:value="0.752795435440768" calcext:value-type="float">
            <text:p>0.752795435440768</text:p>
          </table:table-cell>
          <table:table-cell office:value-type="float" office:value="20.643827535001" calcext:value-type="float">
            <text:p>20.643827535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6083333333333" calcext:value-type="float">
            <text:p>0.756083333333333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692426202362026" calcext:value-type="float">
            <text:p>0.692426202362026</text:p>
          </table:table-cell>
          <table:table-cell office:value-type="float" office:value="0.666108030802125" calcext:value-type="float">
            <text:p>0.666108030802125</text:p>
          </table:table-cell>
          <table:table-cell office:value-type="float" office:value="20.4190418419985" calcext:value-type="float">
            <text:p>20.419041841998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3566666666667" calcext:value-type="float">
            <text:p>0.773566666666667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2891095476364" calcext:value-type="float">
            <text:p>0.62891095476364</text:p>
          </table:table-cell>
          <table:table-cell office:value-type="float" office:value="0.620168330942749" calcext:value-type="float">
            <text:p>0.620168330942749</text:p>
          </table:table-cell>
          <table:table-cell office:value-type="float" office:value="20.4205968349997" calcext:value-type="float">
            <text:p>20.420596834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905" calcext:value-type="float">
            <text:p>0.78905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589966016188105" calcext:value-type="float">
            <text:p>0.589966016188105</text:p>
          </table:table-cell>
          <table:table-cell office:value-type="float" office:value="0.589316756861984" calcext:value-type="float">
            <text:p>0.589316756861984</text:p>
          </table:table-cell>
          <table:table-cell office:value-type="float" office:value="20.5863708960005" calcext:value-type="float">
            <text:p>20.586370896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0.7084" calcext:value-type="float">
            <text:p>0.7084</text:p>
          </table:table-cell>
          <table:table-cell office:value-type="float" office:value="1.66918422710667" calcext:value-type="float">
            <text:p>1.66918422710667</text:p>
          </table:table-cell>
          <table:table-cell office:value-type="float" office:value="1.08492741691079" calcext:value-type="float">
            <text:p>1.08492741691079</text:p>
          </table:table-cell>
          <table:table-cell office:value-type="float" office:value="20.5098730549998" calcext:value-type="float">
            <text:p>20.509873054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29366666666667" calcext:value-type="float">
            <text:p>0.729366666666667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873895189019917" calcext:value-type="float">
            <text:p>0.873895189019917</text:p>
          </table:table-cell>
          <table:table-cell office:value-type="float" office:value="0.763786065350672" calcext:value-type="float">
            <text:p>0.763786065350672</text:p>
          </table:table-cell>
          <table:table-cell office:value-type="float" office:value="20.5078768580006" calcext:value-type="float">
            <text:p>20.507876858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2583333333333" calcext:value-type="float">
            <text:p>0.75258333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122065968605" calcext:value-type="float">
            <text:p>0.70122065968605</text:p>
          </table:table-cell>
          <table:table-cell office:value-type="float" office:value="0.672896218907302" calcext:value-type="float">
            <text:p>0.672896218907302</text:p>
          </table:table-cell>
          <table:table-cell office:value-type="float" office:value="20.4039958800004" calcext:value-type="float">
            <text:p>20.403995880000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0933333333333" calcext:value-type="float">
            <text:p>0.77093333333333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34557866306701" calcext:value-type="float">
            <text:p>0.634557866306701</text:p>
          </table:table-cell>
          <table:table-cell office:value-type="float" office:value="0.624315698435352" calcext:value-type="float">
            <text:p>0.624315698435352</text:p>
          </table:table-cell>
          <table:table-cell office:value-type="float" office:value="20.4076137079992" calcext:value-type="float">
            <text:p>20.407613707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6933333333333" calcext:value-type="float">
            <text:p>0.786933333333333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593131852207153" calcext:value-type="float">
            <text:p>0.593131852207153</text:p>
          </table:table-cell>
          <table:table-cell office:value-type="float" office:value="0.591120358864973" calcext:value-type="float">
            <text:p>0.591120358864973</text:p>
          </table:table-cell>
          <table:table-cell office:value-type="float" office:value="20.4662900270014" calcext:value-type="float">
            <text:p>20.4662900270014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0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formula="of:=[test_results_with_conv.A2]" office:value-type="string" office:string-value="ReLU" calcext:value-type="string">
            <text:p>ReLU</text:p>
          </table:table-cell>
          <table:table-cell table:formula="of:=[test_results_with_conv.B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2];[$test_results_with_conv.$B$2:.$B$501];[.$B2]); 2)" office:value-type="float" office:value="0.57" calcext:value-type="float">
            <text:p>0.57</text:p>
          </table:table-cell>
          <table:table-cell table:formula="of:=ROUND(AVERAGEIFS([$test_results_with_conv.D$2:.D$501];[$test_results_with_conv.$A$2:.$A$501];[.$A2];[$test_results_with_conv.$B$2:.$B$501];[.$B2]); 2)" office:value-type="float" office:value="0.66" calcext:value-type="float">
            <text:p>0.66</text:p>
          </table:table-cell>
          <table:table-cell table:formula="of:=ROUND(AVERAGEIFS([$test_results_with_conv.E$2:.E$501];[$test_results_with_conv.$A$2:.$A$501];[.$A2];[$test_results_with_conv.$B$2:.$B$501];[.$B2]); 3)" office:value-type="float" office:value="1.833" calcext:value-type="float">
            <text:p>1.833</text:p>
          </table:table-cell>
          <table:table-cell table:formula="of:=ROUND(AVERAGEIFS([$test_results_with_conv.F$2:.F$501];[$test_results_with_conv.$A$2:.$A$501];[.$A2];[$test_results_with_conv.$B$2:.$B$501];[.$B2]); 3)" office:value-type="float" office:value="1.269" calcext:value-type="float">
            <text:p>1.269</text:p>
          </table:table-cell>
          <table:table-cell table:formula="of:=ROUND(AVERAGEIFS([$test_results_with_conv.G$2:.G$501];[$test_results_with_conv.$A$2:.$A$501];[.$A2];[$test_results_with_conv.$B$2:.$B$501];[.$B2]); 2)" office:value-type="float" office:value="12.14" calcext:value-type="float">
            <text:p>12.14</text:p>
          </table:table-cell>
          <table:table-cell table:number-matrix-columns-spanned="1" table:number-matrix-rows-spanned="1" table:formula="of:=ROUND(STDEV(IF(IF([.$A2]=[$test_results_with_conv.$A$2:.$A$501];1;0);IF([.$B2]=[$test_results_with_conv.$B$2:.$B$501];[$test_results_with_conv.$C$2:.$C$501];&quot;&quot;);&quot;&quot;));4)" office:value-type="float" office:value="0.0198" calcext:value-type="float">
            <text:p>0.0198</text:p>
          </table:table-cell>
          <table:table-cell table:number-columns-repeated="16"/>
        </table:table-row>
        <table:table-row table:style-name="ro1">
          <table:table-cell table:formula="of:=[test_results_with_conv.A8]" office:value-type="string" office:string-value="ReLU" calcext:value-type="string">
            <text:p>ReLU</text:p>
          </table:table-cell>
          <table:table-cell table:formula="of:=[test_results_with_conv.B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3];[$test_results_with_conv.$B$2:.$B$501];[.$B3]); 2)" office:value-type="float" office:value="0.71" calcext:value-type="float">
            <text:p>0.71</text:p>
          </table:table-cell>
          <table:table-cell table:formula="of:=ROUND(AVERAGEIFS([$test_results_with_conv.D$2:.D$501];[$test_results_with_conv.$A$2:.$A$501];[.$A3];[$test_results_with_conv.$B$2:.$B$501];[.$B3]); 2)" office:value-type="float" office:value="0.73" calcext:value-type="float">
            <text:p>0.73</text:p>
          </table:table-cell>
          <table:table-cell table:formula="of:=ROUND(AVERAGEIFS([$test_results_with_conv.E$2:.E$501];[$test_results_with_conv.$A$2:.$A$501];[.$A3];[$test_results_with_conv.$B$2:.$B$501];[.$B3]); 3)" office:value-type="float" office:value="0.984" calcext:value-type="float">
            <text:p>0.984</text:p>
          </table:table-cell>
          <table:table-cell table:formula="of:=ROUND(AVERAGEIFS([$test_results_with_conv.F$2:.F$501];[$test_results_with_conv.$A$2:.$A$501];[.$A3];[$test_results_with_conv.$B$2:.$B$501];[.$B3]); 3)" office:value-type="float" office:value="0.827" calcext:value-type="float">
            <text:p>0.827</text:p>
          </table:table-cell>
          <table:table-cell table:formula="of:=ROUND(AVERAGEIFS([$test_results_with_conv.G$2:.G$501];[$test_results_with_conv.$A$2:.$A$501];[.$A3];[$test_results_with_conv.$B$2:.$B$501];[.$B3]); 2)" office:value-type="float" office:value="12.66" calcext:value-type="float">
            <text:p>12.66</text:p>
          </table:table-cell>
          <table:table-cell table:number-matrix-columns-spanned="1" table:number-matrix-rows-spanned="1" table:formula="of:=ROUND(STDEV(IF(IF([.$A3]=[$test_results_with_conv.$A$2:.$A$501];1;0);IF([.$B3]=[$test_results_with_conv.$B$2:.$B$501];[$test_results_with_conv.$C$2:.$C$501];&quot;&quot;);&quot;&quot;));4)" office:value-type="float" office:value="0.0081" calcext:value-type="float">
            <text:p>0.0081</text:p>
          </table:table-cell>
          <table:table-cell table:number-columns-repeated="16"/>
        </table:table-row>
        <table:table-row table:style-name="ro1">
          <table:table-cell table:formula="of:=[test_results_with_conv.A14]" office:value-type="string" office:string-value="ReLU" calcext:value-type="string">
            <text:p>ReLU</text:p>
          </table:table-cell>
          <table:table-cell table:formula="of:=[test_results_with_conv.B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4];[$test_results_with_conv.$B$2:.$B$501];[.$B4]); 2)" office:value-type="float" office:value="0.74" calcext:value-type="float">
            <text:p>0.74</text:p>
          </table:table-cell>
          <table:table-cell table:formula="of:=ROUND(AVERAGEIFS([$test_results_with_conv.D$2:.D$501];[$test_results_with_conv.$A$2:.$A$501];[.$A4];[$test_results_with_conv.$B$2:.$B$501];[.$B4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4];[$test_results_with_conv.$B$2:.$B$501];[.$B4]); 3)" office:value-type="float" office:value="0.744" calcext:value-type="float">
            <text:p>0.744</text:p>
          </table:table-cell>
          <table:table-cell table:formula="of:=ROUND(AVERAGEIFS([$test_results_with_conv.F$2:.F$501];[$test_results_with_conv.$A$2:.$A$501];[.$A4];[$test_results_with_conv.$B$2:.$B$501];[.$B4]); 3)" office:value-type="float" office:value="0.703" calcext:value-type="float">
            <text:p>0.703</text:p>
          </table:table-cell>
          <table:table-cell table:formula="of:=ROUND(AVERAGEIFS([$test_results_with_conv.G$2:.G$501];[$test_results_with_conv.$A$2:.$A$501];[.$A4];[$test_results_with_conv.$B$2:.$B$501];[.$B4]); 2)" office:value-type="float" office:value="12.53" calcext:value-type="float">
            <text:p>12.53</text:p>
          </table:table-cell>
          <table:table-cell table:number-matrix-columns-spanned="1" table:number-matrix-rows-spanned="1" table:formula="of:=ROUND(STDEV(IF(IF([.$A4]=[$test_results_with_conv.$A$2:.$A$501];1;0);IF([.$B4]=[$test_results_with_conv.$B$2:.$B$501];[$test_results_with_conv.$C$2:.$C$501];&quot;&quot;);&quot;&quot;));4)" office:value-type="float" office:value="0.0035" calcext:value-type="float">
            <text:p>0.0035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table:formula="of:=[test_results_with_conv.A20]" office:value-type="string" office:string-value="ReLU" calcext:value-type="string">
            <text:p>ReLU</text:p>
          </table:table-cell>
          <table:table-cell table:formula="of:=[test_results_with_conv.B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5];[$test_results_with_conv.$B$2:.$B$501];[.$B5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5];[$test_results_with_conv.$B$2:.$B$501];[.$B5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5];[$test_results_with_conv.$B$2:.$B$501];[.$B5]); 3)" office:value-type="float" office:value="0.659" calcext:value-type="float">
            <text:p>0.659</text:p>
          </table:table-cell>
          <table:table-cell table:formula="of:=ROUND(AVERAGEIFS([$test_results_with_conv.F$2:.F$501];[$test_results_with_conv.$A$2:.$A$501];[.$A5];[$test_results_with_conv.$B$2:.$B$501];[.$B5]); 3)" office:value-type="float" office:value="0.646" calcext:value-type="float">
            <text:p>0.646</text:p>
          </table:table-cell>
          <table:table-cell table:formula="of:=ROUND(AVERAGEIFS([$test_results_with_conv.G$2:.G$501];[$test_results_with_conv.$A$2:.$A$501];[.$A5];[$test_results_with_conv.$B$2:.$B$501];[.$B5]); 2)" office:value-type="float" office:value="12.37" calcext:value-type="float">
            <text:p>12.37</text:p>
          </table:table-cell>
          <table:table-cell table:number-matrix-columns-spanned="1" table:number-matrix-rows-spanned="1" table:formula="of:=ROUND(STDEV(IF(IF([.$A5]=[$test_results_with_conv.$A$2:.$A$501];1;0);IF([.$B5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26]" office:value-type="string" office:string-value="ReLU" calcext:value-type="string">
            <text:p>ReLU</text:p>
          </table:table-cell>
          <table:table-cell table:formula="of:=[test_results_with_conv.B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6];[$test_results_with_conv.$B$2:.$B$501];[.$B6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6];[$test_results_with_conv.$B$2:.$B$501];[.$B6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6];[$test_results_with_conv.$B$2:.$B$501];[.$B6]); 3)" office:value-type="float" office:value="0.613" calcext:value-type="float">
            <text:p>0.613</text:p>
          </table:table-cell>
          <table:table-cell table:formula="of:=ROUND(AVERAGEIFS([$test_results_with_conv.F$2:.F$501];[$test_results_with_conv.$A$2:.$A$501];[.$A6];[$test_results_with_conv.$B$2:.$B$501];[.$B6]); 3)" office:value-type="float" office:value="0.609" calcext:value-type="float">
            <text:p>0.609</text:p>
          </table:table-cell>
          <table:table-cell table:formula="of:=ROUND(AVERAGEIFS([$test_results_with_conv.G$2:.G$501];[$test_results_with_conv.$A$2:.$A$501];[.$A6];[$test_results_with_conv.$B$2:.$B$501];[.$B6]); 2)" office:value-type="float" office:value="12.32" calcext:value-type="float">
            <text:p>12.32</text:p>
          </table:table-cell>
          <table:table-cell table:number-matrix-columns-spanned="1" table:number-matrix-rows-spanned="1" table:formula="of:=ROUND(STDEV(IF(IF([.$A6]=[$test_results_with_conv.$A$2:.$A$501];1;0);IF([.$B6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27]" office:value-type="string" office:string-value="NegReLU" calcext:value-type="string">
            <text:p>NegReLU</text:p>
          </table:table-cell>
          <table:table-cell table:formula="of:=[test_results_with_conv.B2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7];[$test_results_with_conv.$B$2:.$B$501];[.$B7]); 2)" office:value-type="float" office:value="0.56" calcext:value-type="float">
            <text:p>0.56</text:p>
          </table:table-cell>
          <table:table-cell table:formula="of:=ROUND(AVERAGEIFS([$test_results_with_conv.D$2:.D$501];[$test_results_with_conv.$A$2:.$A$501];[.$A7];[$test_results_with_conv.$B$2:.$B$501];[.$B7]); 2)" office:value-type="float" office:value="0.66" calcext:value-type="float">
            <text:p>0.66</text:p>
          </table:table-cell>
          <table:table-cell table:formula="of:=ROUND(AVERAGEIFS([$test_results_with_conv.E$2:.E$501];[$test_results_with_conv.$A$2:.$A$501];[.$A7];[$test_results_with_conv.$B$2:.$B$501];[.$B7]); 3)" office:value-type="float" office:value="1.837" calcext:value-type="float">
            <text:p>1.837</text:p>
          </table:table-cell>
          <table:table-cell table:formula="of:=ROUND(AVERAGEIFS([$test_results_with_conv.F$2:.F$501];[$test_results_with_conv.$A$2:.$A$501];[.$A7];[$test_results_with_conv.$B$2:.$B$501];[.$B7]); 3)" office:value-type="float" office:value="1.28" calcext:value-type="float">
            <text:p>1.28</text:p>
          </table:table-cell>
          <table:table-cell table:formula="of:=ROUND(AVERAGEIFS([$test_results_with_conv.G$2:.G$501];[$test_results_with_conv.$A$2:.$A$501];[.$A7];[$test_results_with_conv.$B$2:.$B$501];[.$B7]); 2)" office:value-type="float" office:value="12.04" calcext:value-type="float">
            <text:p>12.04</text:p>
          </table:table-cell>
          <table:table-cell table:number-matrix-columns-spanned="1" table:number-matrix-rows-spanned="1" table:formula="of:=ROUND(STDEV(IF(IF([.$A7]=[$test_results_with_conv.$A$2:.$A$501];1;0);IF([.$B7]=[$test_results_with_conv.$B$2:.$B$501];[$test_results_with_conv.$C$2:.$C$501];&quot;&quot;);&quot;&quot;));4)" office:value-type="float" office:value="0.0229" calcext:value-type="float">
            <text:p>0.0229</text:p>
          </table:table-cell>
          <table:table-cell table:number-columns-repeated="16"/>
        </table:table-row>
        <table:table-row table:style-name="ro1">
          <table:table-cell table:formula="of:=[test_results_with_conv.A33]" office:value-type="string" office:string-value="NegReLU" calcext:value-type="string">
            <text:p>NegReLU</text:p>
          </table:table-cell>
          <table:table-cell table:formula="of:=[test_results_with_conv.B2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8];[$test_results_with_conv.$B$2:.$B$501];[.$B8]); 2)" office:value-type="float" office:value="0.71" calcext:value-type="float">
            <text:p>0.71</text:p>
          </table:table-cell>
          <table:table-cell table:formula="of:=ROUND(AVERAGEIFS([$test_results_with_conv.D$2:.D$501];[$test_results_with_conv.$A$2:.$A$501];[.$A8];[$test_results_with_conv.$B$2:.$B$501];[.$B8]); 2)" office:value-type="float" office:value="0.72" calcext:value-type="float">
            <text:p>0.72</text:p>
          </table:table-cell>
          <table:table-cell table:formula="of:=ROUND(AVERAGEIFS([$test_results_with_conv.E$2:.E$501];[$test_results_with_conv.$A$2:.$A$501];[.$A8];[$test_results_with_conv.$B$2:.$B$501];[.$B8]); 3)" office:value-type="float" office:value="0.987" calcext:value-type="float">
            <text:p>0.987</text:p>
          </table:table-cell>
          <table:table-cell table:formula="of:=ROUND(AVERAGEIFS([$test_results_with_conv.F$2:.F$501];[$test_results_with_conv.$A$2:.$A$501];[.$A8];[$test_results_with_conv.$B$2:.$B$501];[.$B8]); 3)" office:value-type="float" office:value="0.826" calcext:value-type="float">
            <text:p>0.826</text:p>
          </table:table-cell>
          <table:table-cell table:formula="of:=ROUND(AVERAGEIFS([$test_results_with_conv.G$2:.G$501];[$test_results_with_conv.$A$2:.$A$501];[.$A8];[$test_results_with_conv.$B$2:.$B$501];[.$B8]); 2)" office:value-type="float" office:value="11.95" calcext:value-type="float">
            <text:p>11.95</text:p>
          </table:table-cell>
          <table:table-cell table:number-matrix-columns-spanned="1" table:number-matrix-rows-spanned="1" table:formula="of:=ROUND(STDEV(IF(IF([.$A8]=[$test_results_with_conv.$A$2:.$A$501];1;0);IF([.$B8]=[$test_results_with_conv.$B$2:.$B$501];[$test_results_with_conv.$C$2:.$C$501];&quot;&quot;);&quot;&quot;));4)" office:value-type="float" office:value="0.0082" calcext:value-type="float">
            <text:p>0.0082</text:p>
          </table:table-cell>
          <table:table-cell table:number-columns-repeated="16"/>
        </table:table-row>
        <table:table-row table:style-name="ro1">
          <table:table-cell table:formula="of:=[test_results_with_conv.A39]" office:value-type="string" office:string-value="NegReLU" calcext:value-type="string">
            <text:p>NegReLU</text:p>
          </table:table-cell>
          <table:table-cell table:formula="of:=[test_results_with_conv.B2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9];[$test_results_with_conv.$B$2:.$B$501];[.$B9]); 2)" office:value-type="float" office:value="0.74" calcext:value-type="float">
            <text:p>0.74</text:p>
          </table:table-cell>
          <table:table-cell table:formula="of:=ROUND(AVERAGEIFS([$test_results_with_conv.D$2:.D$501];[$test_results_with_conv.$A$2:.$A$501];[.$A9];[$test_results_with_conv.$B$2:.$B$501];[.$B9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9];[$test_results_with_conv.$B$2:.$B$501];[.$B9]); 3)" office:value-type="float" office:value="0.744" calcext:value-type="float">
            <text:p>0.744</text:p>
          </table:table-cell>
          <table:table-cell table:formula="of:=ROUND(AVERAGEIFS([$test_results_with_conv.F$2:.F$501];[$test_results_with_conv.$A$2:.$A$501];[.$A9];[$test_results_with_conv.$B$2:.$B$501];[.$B9]); 3)" office:value-type="float" office:value="0.703" calcext:value-type="float">
            <text:p>0.703</text:p>
          </table:table-cell>
          <table:table-cell table:formula="of:=ROUND(AVERAGEIFS([$test_results_with_conv.G$2:.G$501];[$test_results_with_conv.$A$2:.$A$501];[.$A9];[$test_results_with_conv.$B$2:.$B$501];[.$B9]); 2)" office:value-type="float" office:value="12" calcext:value-type="float">
            <text:p>12</text:p>
          </table:table-cell>
          <table:table-cell table:number-matrix-columns-spanned="1" table:number-matrix-rows-spanned="1" table:formula="of:=ROUND(STDEV(IF(IF([.$A9]=[$test_results_with_conv.$A$2:.$A$501];1;0);IF([.$B9]=[$test_results_with_conv.$B$2:.$B$501];[$test_results_with_conv.$C$2:.$C$501];&quot;&quot;);&quot;&quot;));4)" office:value-type="float" office:value="0.0045" calcext:value-type="float">
            <text:p>0.0045</text:p>
          </table:table-cell>
          <table:table-cell table:number-columns-repeated="16"/>
        </table:table-row>
        <table:table-row table:style-name="ro1">
          <table:table-cell table:formula="of:=[test_results_with_conv.A45]" office:value-type="string" office:string-value="NegReLU" calcext:value-type="string">
            <text:p>NegReLU</text:p>
          </table:table-cell>
          <table:table-cell table:formula="of:=[test_results_with_conv.B3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10];[$test_results_with_conv.$B$2:.$B$501];[.$B10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10];[$test_results_with_conv.$B$2:.$B$501];[.$B10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10];[$test_results_with_conv.$B$2:.$B$501];[.$B10]); 3)" office:value-type="float" office:value="0.66" calcext:value-type="float">
            <text:p>0.66</text:p>
          </table:table-cell>
          <table:table-cell table:formula="of:=ROUND(AVERAGEIFS([$test_results_with_conv.F$2:.F$501];[$test_results_with_conv.$A$2:.$A$501];[.$A10];[$test_results_with_conv.$B$2:.$B$501];[.$B10]); 3)" office:value-type="float" office:value="0.647" calcext:value-type="float">
            <text:p>0.647</text:p>
          </table:table-cell>
          <table:table-cell table:formula="of:=ROUND(AVERAGEIFS([$test_results_with_conv.G$2:.G$501];[$test_results_with_conv.$A$2:.$A$501];[.$A10];[$test_results_with_conv.$B$2:.$B$501];[.$B10]); 2)" office:value-type="float" office:value="11.95" calcext:value-type="float">
            <text:p>11.95</text:p>
          </table:table-cell>
          <table:table-cell table:number-matrix-columns-spanned="1" table:number-matrix-rows-spanned="1" table:formula="of:=ROUND(STDEV(IF(IF([.$A10]=[$test_results_with_conv.$A$2:.$A$501];1;0);IF([.$B10]=[$test_results_with_conv.$B$2:.$B$501];[$test_results_with_conv.$C$2:.$C$501];&quot;&quot;);&quot;&quot;));4)" office:value-type="float" office:value="0.0038" calcext:value-type="float">
            <text:p>0.0038</text:p>
          </table:table-cell>
          <table:table-cell table:number-columns-repeated="16"/>
        </table:table-row>
        <table:table-row table:style-name="ro1">
          <table:table-cell table:formula="of:=[test_results_with_conv.A51]" office:value-type="string" office:string-value="NegReLU" calcext:value-type="string">
            <text:p>NegReLU</text:p>
          </table:table-cell>
          <table:table-cell table:formula="of:=[test_results_with_conv.B3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11];[$test_results_with_conv.$B$2:.$B$501];[.$B11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11];[$test_results_with_conv.$B$2:.$B$501];[.$B11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11];[$test_results_with_conv.$B$2:.$B$501];[.$B11]); 3)" office:value-type="float" office:value="0.615" calcext:value-type="float">
            <text:p>0.615</text:p>
          </table:table-cell>
          <table:table-cell table:formula="of:=ROUND(AVERAGEIFS([$test_results_with_conv.F$2:.F$501];[$test_results_with_conv.$A$2:.$A$501];[.$A11];[$test_results_with_conv.$B$2:.$B$501];[.$B11]); 3)" office:value-type="float" office:value="0.611" calcext:value-type="float">
            <text:p>0.611</text:p>
          </table:table-cell>
          <table:table-cell table:formula="of:=ROUND(AVERAGEIFS([$test_results_with_conv.G$2:.G$501];[$test_results_with_conv.$A$2:.$A$501];[.$A11];[$test_results_with_conv.$B$2:.$B$501];[.$B11]); 2)" office:value-type="float" office:value="12.03" calcext:value-type="float">
            <text:p>12.03</text:p>
          </table:table-cell>
          <table:table-cell table:number-matrix-columns-spanned="1" table:number-matrix-rows-spanned="1" table:formula="of:=ROUND(STDEV(IF(IF([.$A11]=[$test_results_with_conv.$A$2:.$A$501];1;0);IF([.$B11]=[$test_results_with_conv.$B$2:.$B$501];[$test_results_with_conv.$C$2:.$C$501];&quot;&quot;);&quot;&quot;));4)" office:value-type="float" office:value="0.0036" calcext:value-type="float">
            <text:p>0.0036</text:p>
          </table:table-cell>
          <table:table-cell table:number-columns-repeated="16"/>
        </table:table-row>
        <table:table-row table:style-name="ro1">
          <table:table-cell table:formula="of:=[test_results_with_conv.A52]" office:value-type="string" office:string-value="Dslope_0.25" calcext:value-type="string">
            <text:p>Dslope_0.25</text:p>
          </table:table-cell>
          <table:table-cell table:formula="of:=[test_results_with_conv.B5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12];[$test_results_with_conv.$B$2:.$B$501];[.$B12]); 2)" office:value-type="float" office:value="0.1" calcext:value-type="float">
            <text:p>0.1</text:p>
          </table:table-cell>
          <table:table-cell table:formula="of:=ROUND(AVERAGEIFS([$test_results_with_conv.D$2:.D$501];[$test_results_with_conv.$A$2:.$A$501];[.$A12];[$test_results_with_conv.$B$2:.$B$501];[.$B12]); 2)" office:value-type="float" office:value="0.1" calcext:value-type="float">
            <text:p>0.1</text:p>
          </table:table-cell>
          <table:table-cell table:formula="of:=ROUND(AVERAGEIFS([$test_results_with_conv.E$2:.E$501];[$test_results_with_conv.$A$2:.$A$501];[.$A12];[$test_results_with_conv.$B$2:.$B$501];[.$B12]); 3)" office:value-type="float" office:value="2.303" calcext:value-type="float">
            <text:p>2.303</text:p>
          </table:table-cell>
          <table:table-cell table:formula="of:=ROUND(AVERAGEIFS([$test_results_with_conv.F$2:.F$501];[$test_results_with_conv.$A$2:.$A$501];[.$A12];[$test_results_with_conv.$B$2:.$B$501];[.$B12]); 3)" office:value-type="float" office:value="2.303" calcext:value-type="float">
            <text:p>2.303</text:p>
          </table:table-cell>
          <table:table-cell table:formula="of:=ROUND(AVERAGEIFS([$test_results_with_conv.G$2:.G$501];[$test_results_with_conv.$A$2:.$A$501];[.$A12];[$test_results_with_conv.$B$2:.$B$501];[.$B12]); 2)" office:value-type="float" office:value="12.34" calcext:value-type="float">
            <text:p>12.34</text:p>
          </table:table-cell>
          <table:table-cell table:number-matrix-columns-spanned="1" table:number-matrix-rows-spanned="1" table:formula="of:=ROUND(STDEV(IF(IF([.$A12]=[$test_results_with_conv.$A$2:.$A$501];1;0);IF([.$B12]=[$test_results_with_conv.$B$2:.$B$501];[$test_results_with_conv.$C$2:.$C$501];&quot;&quot;);&quot;&quot;));4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test_results_with_conv.A58]" office:value-type="string" office:string-value="Dslope_0.25" calcext:value-type="string">
            <text:p>Dslope_0.25</text:p>
          </table:table-cell>
          <table:table-cell table:formula="of:=[test_results_with_conv.B5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13];[$test_results_with_conv.$B$2:.$B$501];[.$B13]); 2)" office:value-type="float" office:value="0.1" calcext:value-type="float">
            <text:p>0.1</text:p>
          </table:table-cell>
          <table:table-cell table:formula="of:=ROUND(AVERAGEIFS([$test_results_with_conv.D$2:.D$501];[$test_results_with_conv.$A$2:.$A$501];[.$A13];[$test_results_with_conv.$B$2:.$B$501];[.$B13]); 2)" office:value-type="float" office:value="0.1" calcext:value-type="float">
            <text:p>0.1</text:p>
          </table:table-cell>
          <table:table-cell table:formula="of:=ROUND(AVERAGEIFS([$test_results_with_conv.E$2:.E$501];[$test_results_with_conv.$A$2:.$A$501];[.$A13];[$test_results_with_conv.$B$2:.$B$501];[.$B13]); 3)" office:value-type="float" office:value="2.303" calcext:value-type="float">
            <text:p>2.303</text:p>
          </table:table-cell>
          <table:table-cell table:formula="of:=ROUND(AVERAGEIFS([$test_results_with_conv.F$2:.F$501];[$test_results_with_conv.$A$2:.$A$501];[.$A13];[$test_results_with_conv.$B$2:.$B$501];[.$B13]); 3)" office:value-type="float" office:value="2.303" calcext:value-type="float">
            <text:p>2.303</text:p>
          </table:table-cell>
          <table:table-cell table:formula="of:=ROUND(AVERAGEIFS([$test_results_with_conv.G$2:.G$501];[$test_results_with_conv.$A$2:.$A$501];[.$A13];[$test_results_with_conv.$B$2:.$B$501];[.$B13]); 2)" office:value-type="float" office:value="12.15" calcext:value-type="float">
            <text:p>12.15</text:p>
          </table:table-cell>
          <table:table-cell table:number-matrix-columns-spanned="1" table:number-matrix-rows-spanned="1" table:formula="of:=ROUND(STDEV(IF(IF([.$A13]=[$test_results_with_conv.$A$2:.$A$501];1;0);IF([.$B13]=[$test_results_with_conv.$B$2:.$B$501];[$test_results_with_conv.$C$2:.$C$501];&quot;&quot;);&quot;&quot;));4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test_results_with_conv.A64]" office:value-type="string" office:string-value="Dslope_0.25" calcext:value-type="string">
            <text:p>Dslope_0.25</text:p>
          </table:table-cell>
          <table:table-cell table:formula="of:=[test_results_with_conv.B5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14];[$test_results_with_conv.$B$2:.$B$501];[.$B14]); 2)" office:value-type="float" office:value="0.1" calcext:value-type="float">
            <text:p>0.1</text:p>
          </table:table-cell>
          <table:table-cell table:formula="of:=ROUND(AVERAGEIFS([$test_results_with_conv.D$2:.D$501];[$test_results_with_conv.$A$2:.$A$501];[.$A14];[$test_results_with_conv.$B$2:.$B$501];[.$B14]); 2)" office:value-type="float" office:value="0.1" calcext:value-type="float">
            <text:p>0.1</text:p>
          </table:table-cell>
          <table:table-cell table:formula="of:=ROUND(AVERAGEIFS([$test_results_with_conv.E$2:.E$501];[$test_results_with_conv.$A$2:.$A$501];[.$A14];[$test_results_with_conv.$B$2:.$B$501];[.$B14]); 3)" office:value-type="float" office:value="2.302" calcext:value-type="float">
            <text:p>2.302</text:p>
          </table:table-cell>
          <table:table-cell table:formula="of:=ROUND(AVERAGEIFS([$test_results_with_conv.F$2:.F$501];[$test_results_with_conv.$A$2:.$A$501];[.$A14];[$test_results_with_conv.$B$2:.$B$501];[.$B14]); 3)" office:value-type="float" office:value="2.302" calcext:value-type="float">
            <text:p>2.302</text:p>
          </table:table-cell>
          <table:table-cell table:formula="of:=ROUND(AVERAGEIFS([$test_results_with_conv.G$2:.G$501];[$test_results_with_conv.$A$2:.$A$501];[.$A14];[$test_results_with_conv.$B$2:.$B$501];[.$B14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14]=[$test_results_with_conv.$A$2:.$A$501];1;0);IF([.$B14]=[$test_results_with_conv.$B$2:.$B$501];[$test_results_with_conv.$C$2:.$C$501];&quot;&quot;);&quot;&quot;));4)" office:value-type="float" office:value="0.0003" calcext:value-type="float">
            <text:p>0.0003</text:p>
          </table:table-cell>
          <table:table-cell table:number-columns-repeated="16"/>
        </table:table-row>
        <table:table-row table:style-name="ro1">
          <table:table-cell table:formula="of:=[test_results_with_conv.A70]" office:value-type="string" office:string-value="Dslope_0.25" calcext:value-type="string">
            <text:p>Dslope_0.25</text:p>
          </table:table-cell>
          <table:table-cell table:formula="of:=[test_results_with_conv.B5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15];[$test_results_with_conv.$B$2:.$B$501];[.$B15]); 2)" office:value-type="float" office:value="0.1" calcext:value-type="float">
            <text:p>0.1</text:p>
          </table:table-cell>
          <table:table-cell table:formula="of:=ROUND(AVERAGEIFS([$test_results_with_conv.D$2:.D$501];[$test_results_with_conv.$A$2:.$A$501];[.$A15];[$test_results_with_conv.$B$2:.$B$501];[.$B15]); 2)" office:value-type="float" office:value="0.1" calcext:value-type="float">
            <text:p>0.1</text:p>
          </table:table-cell>
          <table:table-cell table:formula="of:=ROUND(AVERAGEIFS([$test_results_with_conv.E$2:.E$501];[$test_results_with_conv.$A$2:.$A$501];[.$A15];[$test_results_with_conv.$B$2:.$B$501];[.$B15]); 3)" office:value-type="float" office:value="2.302" calcext:value-type="float">
            <text:p>2.302</text:p>
          </table:table-cell>
          <table:table-cell table:formula="of:=ROUND(AVERAGEIFS([$test_results_with_conv.F$2:.F$501];[$test_results_with_conv.$A$2:.$A$501];[.$A15];[$test_results_with_conv.$B$2:.$B$501];[.$B15]); 3)" office:value-type="float" office:value="2.302" calcext:value-type="float">
            <text:p>2.302</text:p>
          </table:table-cell>
          <table:table-cell table:formula="of:=ROUND(AVERAGEIFS([$test_results_with_conv.G$2:.G$501];[$test_results_with_conv.$A$2:.$A$501];[.$A15];[$test_results_with_conv.$B$2:.$B$501];[.$B15]); 2)" office:value-type="float" office:value="12.24" calcext:value-type="float">
            <text:p>12.24</text:p>
          </table:table-cell>
          <table:table-cell table:number-matrix-columns-spanned="1" table:number-matrix-rows-spanned="1" table:formula="of:=ROUND(STDEV(IF(IF([.$A15]=[$test_results_with_conv.$A$2:.$A$501];1;0);IF([.$B15]=[$test_results_with_conv.$B$2:.$B$501];[$test_results_with_conv.$C$2:.$C$501];&quot;&quot;);&quot;&quot;));4)" office:value-type="float" office:value="0.0028" calcext:value-type="float">
            <text:p>0.0028</text:p>
          </table:table-cell>
          <table:table-cell table:number-columns-repeated="16"/>
        </table:table-row>
        <table:table-row table:style-name="ro1">
          <table:table-cell table:formula="of:=[test_results_with_conv.A76]" office:value-type="string" office:string-value="Dslope_0.25" calcext:value-type="string">
            <text:p>Dslope_0.25</text:p>
          </table:table-cell>
          <table:table-cell table:formula="of:=[test_results_with_conv.B5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16];[$test_results_with_conv.$B$2:.$B$501];[.$B16]); 2)" office:value-type="float" office:value="0.11" calcext:value-type="float">
            <text:p>0.11</text:p>
          </table:table-cell>
          <table:table-cell table:formula="of:=ROUND(AVERAGEIFS([$test_results_with_conv.D$2:.D$501];[$test_results_with_conv.$A$2:.$A$501];[.$A16];[$test_results_with_conv.$B$2:.$B$501];[.$B16]); 2)" office:value-type="float" office:value="0.11" calcext:value-type="float">
            <text:p>0.11</text:p>
          </table:table-cell>
          <table:table-cell table:formula="of:=ROUND(AVERAGEIFS([$test_results_with_conv.E$2:.E$501];[$test_results_with_conv.$A$2:.$A$501];[.$A16];[$test_results_with_conv.$B$2:.$B$501];[.$B16]); 3)" office:value-type="float" office:value="2.302" calcext:value-type="float">
            <text:p>2.302</text:p>
          </table:table-cell>
          <table:table-cell table:formula="of:=ROUND(AVERAGEIFS([$test_results_with_conv.F$2:.F$501];[$test_results_with_conv.$A$2:.$A$501];[.$A16];[$test_results_with_conv.$B$2:.$B$501];[.$B16]); 3)" office:value-type="float" office:value="2.302" calcext:value-type="float">
            <text:p>2.302</text:p>
          </table:table-cell>
          <table:table-cell table:formula="of:=ROUND(AVERAGEIFS([$test_results_with_conv.G$2:.G$501];[$test_results_with_conv.$A$2:.$A$501];[.$A16];[$test_results_with_conv.$B$2:.$B$501];[.$B16]); 2)" office:value-type="float" office:value="12.16" calcext:value-type="float">
            <text:p>12.16</text:p>
          </table:table-cell>
          <table:table-cell table:number-matrix-columns-spanned="1" table:number-matrix-rows-spanned="1" table:formula="of:=ROUND(STDEV(IF(IF([.$A16]=[$test_results_with_conv.$A$2:.$A$501];1;0);IF([.$B16]=[$test_results_with_conv.$B$2:.$B$501];[$test_results_with_conv.$C$2:.$C$501];&quot;&quot;);&quot;&quot;));4)" office:value-type="float" office:value="0.0113" calcext:value-type="float">
            <text:p>0.0113</text:p>
          </table:table-cell>
          <table:table-cell table:number-columns-repeated="16"/>
        </table:table-row>
        <table:table-row table:style-name="ro1">
          <table:table-cell table:formula="of:=[test_results_with_conv.A77]" office:value-type="string" office:string-value="Dslope_0.5" calcext:value-type="string">
            <text:p>Dslope_0.5</text:p>
          </table:table-cell>
          <table:table-cell table:formula="of:=[test_results_with_conv.B7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17];[$test_results_with_conv.$B$2:.$B$501];[.$B17]); 2)" office:value-type="float" office:value="0.12" calcext:value-type="float">
            <text:p>0.12</text:p>
          </table:table-cell>
          <table:table-cell table:formula="of:=ROUND(AVERAGEIFS([$test_results_with_conv.D$2:.D$501];[$test_results_with_conv.$A$2:.$A$501];[.$A17];[$test_results_with_conv.$B$2:.$B$501];[.$B17]); 2)" office:value-type="float" office:value="0.17" calcext:value-type="float">
            <text:p>0.17</text:p>
          </table:table-cell>
          <table:table-cell table:formula="of:=ROUND(AVERAGEIFS([$test_results_with_conv.E$2:.E$501];[$test_results_with_conv.$A$2:.$A$501];[.$A17];[$test_results_with_conv.$B$2:.$B$501];[.$B17]); 3)" office:value-type="float" office:value="2.298" calcext:value-type="float">
            <text:p>2.298</text:p>
          </table:table-cell>
          <table:table-cell table:formula="of:=ROUND(AVERAGEIFS([$test_results_with_conv.F$2:.F$501];[$test_results_with_conv.$A$2:.$A$501];[.$A17];[$test_results_with_conv.$B$2:.$B$501];[.$B17]); 3)" office:value-type="float" office:value="2.293" calcext:value-type="float">
            <text:p>2.293</text:p>
          </table:table-cell>
          <table:table-cell table:formula="of:=ROUND(AVERAGEIFS([$test_results_with_conv.G$2:.G$501];[$test_results_with_conv.$A$2:.$A$501];[.$A17];[$test_results_with_conv.$B$2:.$B$501];[.$B17]); 2)" office:value-type="float" office:value="12.23" calcext:value-type="float">
            <text:p>12.23</text:p>
          </table:table-cell>
          <table:table-cell table:number-matrix-columns-spanned="1" table:number-matrix-rows-spanned="1" table:formula="of:=ROUND(STDEV(IF(IF([.$A17]=[$test_results_with_conv.$A$2:.$A$501];1;0);IF([.$B17]=[$test_results_with_conv.$B$2:.$B$501];[$test_results_with_conv.$C$2:.$C$501];&quot;&quot;);&quot;&quot;));4)" office:value-type="float" office:value="0.0312" calcext:value-type="float">
            <text:p>0.0312</text:p>
          </table:table-cell>
          <table:table-cell table:number-columns-repeated="16"/>
        </table:table-row>
        <table:table-row table:style-name="ro1">
          <table:table-cell table:formula="of:=[test_results_with_conv.A83]" office:value-type="string" office:string-value="Dslope_0.5" calcext:value-type="string">
            <text:p>Dslope_0.5</text:p>
          </table:table-cell>
          <table:table-cell table:formula="of:=[test_results_with_conv.B7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18];[$test_results_with_conv.$B$2:.$B$501];[.$B18]); 2)" office:value-type="float" office:value="0.26" calcext:value-type="float">
            <text:p>0.26</text:p>
          </table:table-cell>
          <table:table-cell table:formula="of:=ROUND(AVERAGEIFS([$test_results_with_conv.D$2:.D$501];[$test_results_with_conv.$A$2:.$A$501];[.$A18];[$test_results_with_conv.$B$2:.$B$501];[.$B18]); 2)" office:value-type="float" office:value="0.33" calcext:value-type="float">
            <text:p>0.33</text:p>
          </table:table-cell>
          <table:table-cell table:formula="of:=ROUND(AVERAGEIFS([$test_results_with_conv.E$2:.E$501];[$test_results_with_conv.$A$2:.$A$501];[.$A18];[$test_results_with_conv.$B$2:.$B$501];[.$B18]); 3)" office:value-type="float" office:value="2.287" calcext:value-type="float">
            <text:p>2.287</text:p>
          </table:table-cell>
          <table:table-cell table:formula="of:=ROUND(AVERAGEIFS([$test_results_with_conv.F$2:.F$501];[$test_results_with_conv.$A$2:.$A$501];[.$A18];[$test_results_with_conv.$B$2:.$B$501];[.$B18]); 3)" office:value-type="float" office:value="2.282" calcext:value-type="float">
            <text:p>2.282</text:p>
          </table:table-cell>
          <table:table-cell table:formula="of:=ROUND(AVERAGEIFS([$test_results_with_conv.G$2:.G$501];[$test_results_with_conv.$A$2:.$A$501];[.$A18];[$test_results_with_conv.$B$2:.$B$501];[.$B18]); 2)" office:value-type="float" office:value="12.15" calcext:value-type="float">
            <text:p>12.15</text:p>
          </table:table-cell>
          <table:table-cell table:number-matrix-columns-spanned="1" table:number-matrix-rows-spanned="1" table:formula="of:=ROUND(STDEV(IF(IF([.$A18]=[$test_results_with_conv.$A$2:.$A$501];1;0);IF([.$B18]=[$test_results_with_conv.$B$2:.$B$501];[$test_results_with_conv.$C$2:.$C$501];&quot;&quot;);&quot;&quot;));4)" office:value-type="float" office:value="0.0872" calcext:value-type="float">
            <text:p>0.0872</text:p>
          </table:table-cell>
          <table:table-cell table:number-columns-repeated="16"/>
        </table:table-row>
        <table:table-row table:style-name="ro1">
          <table:table-cell table:formula="of:=[test_results_with_conv.A89]" office:value-type="string" office:string-value="Dslope_0.5" calcext:value-type="string">
            <text:p>Dslope_0.5</text:p>
          </table:table-cell>
          <table:table-cell table:formula="of:=[test_results_with_conv.B7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19];[$test_results_with_conv.$B$2:.$B$501];[.$B19]); 2)" office:value-type="float" office:value="0.39" calcext:value-type="float">
            <text:p>0.39</text:p>
          </table:table-cell>
          <table:table-cell table:formula="of:=ROUND(AVERAGEIFS([$test_results_with_conv.D$2:.D$501];[$test_results_with_conv.$A$2:.$A$501];[.$A19];[$test_results_with_conv.$B$2:.$B$501];[.$B19]); 2)" office:value-type="float" office:value="0.43" calcext:value-type="float">
            <text:p>0.43</text:p>
          </table:table-cell>
          <table:table-cell table:formula="of:=ROUND(AVERAGEIFS([$test_results_with_conv.E$2:.E$501];[$test_results_with_conv.$A$2:.$A$501];[.$A19];[$test_results_with_conv.$B$2:.$B$501];[.$B19]); 3)" office:value-type="float" office:value="2.274" calcext:value-type="float">
            <text:p>2.274</text:p>
          </table:table-cell>
          <table:table-cell table:formula="of:=ROUND(AVERAGEIFS([$test_results_with_conv.F$2:.F$501];[$test_results_with_conv.$A$2:.$A$501];[.$A19];[$test_results_with_conv.$B$2:.$B$501];[.$B19]); 3)" office:value-type="float" office:value="2.265" calcext:value-type="float">
            <text:p>2.265</text:p>
          </table:table-cell>
          <table:table-cell table:formula="of:=ROUND(AVERAGEIFS([$test_results_with_conv.G$2:.G$501];[$test_results_with_conv.$A$2:.$A$501];[.$A19];[$test_results_with_conv.$B$2:.$B$501];[.$B19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19]=[$test_results_with_conv.$A$2:.$A$501];1;0);IF([.$B19]=[$test_results_with_conv.$B$2:.$B$501];[$test_results_with_conv.$C$2:.$C$501];&quot;&quot;);&quot;&quot;));4)" office:value-type="float" office:value="0.084" calcext:value-type="float">
            <text:p>0.084</text:p>
          </table:table-cell>
          <table:table-cell table:number-columns-repeated="16"/>
        </table:table-row>
        <table:table-row table:style-name="ro1">
          <table:table-cell table:formula="of:=[test_results_with_conv.A95]" office:value-type="string" office:string-value="Dslope_0.5" calcext:value-type="string">
            <text:p>Dslope_0.5</text:p>
          </table:table-cell>
          <table:table-cell table:formula="of:=[test_results_with_conv.B8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20];[$test_results_with_conv.$B$2:.$B$501];[.$B20]); 2)" office:value-type="float" office:value="0.47" calcext:value-type="float">
            <text:p>0.47</text:p>
          </table:table-cell>
          <table:table-cell table:formula="of:=ROUND(AVERAGEIFS([$test_results_with_conv.D$2:.D$501];[$test_results_with_conv.$A$2:.$A$501];[.$A20];[$test_results_with_conv.$B$2:.$B$501];[.$B20]); 2)" office:value-type="float" office:value="0.48" calcext:value-type="float">
            <text:p>0.48</text:p>
          </table:table-cell>
          <table:table-cell table:formula="of:=ROUND(AVERAGEIFS([$test_results_with_conv.E$2:.E$501];[$test_results_with_conv.$A$2:.$A$501];[.$A20];[$test_results_with_conv.$B$2:.$B$501];[.$B20]); 3)" office:value-type="float" office:value="2.252" calcext:value-type="float">
            <text:p>2.252</text:p>
          </table:table-cell>
          <table:table-cell table:formula="of:=ROUND(AVERAGEIFS([$test_results_with_conv.F$2:.F$501];[$test_results_with_conv.$A$2:.$A$501];[.$A20];[$test_results_with_conv.$B$2:.$B$501];[.$B20]); 3)" office:value-type="float" office:value="2.238" calcext:value-type="float">
            <text:p>2.238</text:p>
          </table:table-cell>
          <table:table-cell table:formula="of:=ROUND(AVERAGEIFS([$test_results_with_conv.G$2:.G$501];[$test_results_with_conv.$A$2:.$A$501];[.$A20];[$test_results_with_conv.$B$2:.$B$501];[.$B20]); 2)" office:value-type="float" office:value="12.35" calcext:value-type="float">
            <text:p>12.35</text:p>
          </table:table-cell>
          <table:table-cell table:number-matrix-columns-spanned="1" table:number-matrix-rows-spanned="1" table:formula="of:=ROUND(STDEV(IF(IF([.$A20]=[$test_results_with_conv.$A$2:.$A$501];1;0);IF([.$B20]=[$test_results_with_conv.$B$2:.$B$501];[$test_results_with_conv.$C$2:.$C$501];&quot;&quot;);&quot;&quot;));4)" office:value-type="float" office:value="0.0498" calcext:value-type="float">
            <text:p>0.0498</text:p>
          </table:table-cell>
          <table:table-cell table:number-columns-repeated="16"/>
        </table:table-row>
        <table:table-row table:style-name="ro1">
          <table:table-cell table:formula="of:=[test_results_with_conv.A101]" office:value-type="string" office:string-value="Dslope_0.5" calcext:value-type="string">
            <text:p>Dslope_0.5</text:p>
          </table:table-cell>
          <table:table-cell table:formula="of:=[test_results_with_conv.B8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21];[$test_results_with_conv.$B$2:.$B$501];[.$B21]); 2)" office:value-type="float" office:value="0.49" calcext:value-type="float">
            <text:p>0.49</text:p>
          </table:table-cell>
          <table:table-cell table:formula="of:=ROUND(AVERAGEIFS([$test_results_with_conv.D$2:.D$501];[$test_results_with_conv.$A$2:.$A$501];[.$A21];[$test_results_with_conv.$B$2:.$B$501];[.$B21]); 2)" office:value-type="float" office:value="0.46" calcext:value-type="float">
            <text:p>0.46</text:p>
          </table:table-cell>
          <table:table-cell table:formula="of:=ROUND(AVERAGEIFS([$test_results_with_conv.E$2:.E$501];[$test_results_with_conv.$A$2:.$A$501];[.$A21];[$test_results_with_conv.$B$2:.$B$501];[.$B21]); 3)" office:value-type="float" office:value="2.216" calcext:value-type="float">
            <text:p>2.216</text:p>
          </table:table-cell>
          <table:table-cell table:formula="of:=ROUND(AVERAGEIFS([$test_results_with_conv.F$2:.F$501];[$test_results_with_conv.$A$2:.$A$501];[.$A21];[$test_results_with_conv.$B$2:.$B$501];[.$B21]); 3)" office:value-type="float" office:value="2.19" calcext:value-type="float">
            <text:p>2.19</text:p>
          </table:table-cell>
          <table:table-cell table:formula="of:=ROUND(AVERAGEIFS([$test_results_with_conv.G$2:.G$501];[$test_results_with_conv.$A$2:.$A$501];[.$A21];[$test_results_with_conv.$B$2:.$B$501];[.$B21]); 2)" office:value-type="float" office:value="12.14" calcext:value-type="float">
            <text:p>12.14</text:p>
          </table:table-cell>
          <table:table-cell table:number-matrix-columns-spanned="1" table:number-matrix-rows-spanned="1" table:formula="of:=ROUND(STDEV(IF(IF([.$A21]=[$test_results_with_conv.$A$2:.$A$501];1;0);IF([.$B21]=[$test_results_with_conv.$B$2:.$B$501];[$test_results_with_conv.$C$2:.$C$501];&quot;&quot;);&quot;&quot;));4)" office:value-type="float" office:value="0.0287" calcext:value-type="float">
            <text:p>0.0287</text:p>
          </table:table-cell>
          <table:table-cell table:number-columns-repeated="16"/>
        </table:table-row>
        <table:table-row table:style-name="ro1">
          <table:table-cell table:formula="of:=[test_results_with_conv.A102]" office:value-type="string" office:string-value="Dslope_0.75" calcext:value-type="string">
            <text:p>Dslope_0.75</text:p>
          </table:table-cell>
          <table:table-cell table:formula="of:=[test_results_with_conv.B10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22];[$test_results_with_conv.$B$2:.$B$501];[.$B22]); 2)" office:value-type="float" office:value="0.4" calcext:value-type="float">
            <text:p>0.4</text:p>
          </table:table-cell>
          <table:table-cell table:formula="of:=ROUND(AVERAGE([test_results_with_conv.D22];[test_results_with_conv.D27];[test_results_with_conv.D32];[test_results_with_conv.D37];[test_results_with_conv.D42]);2)" office:value-type="float" office:value="0.66" calcext:value-type="float">
            <text:p>0.66</text:p>
          </table:table-cell>
          <table:table-cell table:formula="of:=ROUND(AVERAGEIFS([$test_results_with_conv.E$2:.E$501];[$test_results_with_conv.$A$2:.$A$501];[.$A22];[$test_results_with_conv.$B$2:.$B$501];[.$B22]); 3)" office:value-type="float" office:value="2.231" calcext:value-type="float">
            <text:p>2.231</text:p>
          </table:table-cell>
          <table:table-cell table:formula="of:=ROUND(AVERAGEIFS([$test_results_with_conv.F$2:.F$501];[$test_results_with_conv.$A$2:.$A$501];[.$A22];[$test_results_with_conv.$B$2:.$B$501];[.$B22]); 3)" office:value-type="float" office:value="2.134" calcext:value-type="float">
            <text:p>2.134</text:p>
          </table:table-cell>
          <table:table-cell table:formula="of:=ROUND(AVERAGEIFS([$test_results_with_conv.G$2:.G$501];[$test_results_with_conv.$A$2:.$A$501];[.$A22];[$test_results_with_conv.$B$2:.$B$501];[.$B22]); 2)" office:value-type="float" office:value="12.29" calcext:value-type="float">
            <text:p>12.29</text:p>
          </table:table-cell>
          <table:table-cell table:number-matrix-columns-spanned="1" table:number-matrix-rows-spanned="1" table:formula="of:=ROUND(STDEV(IF(IF([.$A22]=[$test_results_with_conv.$A$2:.$A$501];1;0);IF([.$B22]=[$test_results_with_conv.$B$2:.$B$501];[$test_results_with_conv.$C$2:.$C$501];&quot;&quot;);&quot;&quot;));4)" office:value-type="float" office:value="0.0984" calcext:value-type="float">
            <text:p>0.0984</text:p>
          </table:table-cell>
          <table:table-cell table:number-columns-repeated="16"/>
        </table:table-row>
        <table:table-row table:style-name="ro1">
          <table:table-cell table:formula="of:=[test_results_with_conv.A108]" office:value-type="string" office:string-value="Dslope_0.75" calcext:value-type="string">
            <text:p>Dslope_0.75</text:p>
          </table:table-cell>
          <table:table-cell table:formula="of:=[test_results_with_conv.B10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23];[$test_results_with_conv.$B$2:.$B$501];[.$B23]); 2)" office:value-type="float" office:value="0.55" calcext:value-type="float">
            <text:p>0.55</text:p>
          </table:table-cell>
          <table:table-cell table:formula="of:=ROUND(AVERAGEIFS([$test_results_with_conv.D$2:.D$501];[$test_results_with_conv.$A$2:.$A$501];[.$A23];[$test_results_with_conv.$B$2:.$B$501];[.$B23]); 2)" office:value-type="float" office:value="0.56" calcext:value-type="float">
            <text:p>0.56</text:p>
          </table:table-cell>
          <table:table-cell table:formula="of:=ROUND(AVERAGEIFS([$test_results_with_conv.E$2:.E$501];[$test_results_with_conv.$A$2:.$A$501];[.$A23];[$test_results_with_conv.$B$2:.$B$501];[.$B23]); 3)" office:value-type="float" office:value="1.932" calcext:value-type="float">
            <text:p>1.932</text:p>
          </table:table-cell>
          <table:table-cell table:formula="of:=ROUND(AVERAGEIFS([$test_results_with_conv.F$2:.F$501];[$test_results_with_conv.$A$2:.$A$501];[.$A23];[$test_results_with_conv.$B$2:.$B$501];[.$B23]); 3)" office:value-type="float" office:value="1.684" calcext:value-type="float">
            <text:p>1.684</text:p>
          </table:table-cell>
          <table:table-cell table:formula="of:=ROUND(AVERAGEIFS([$test_results_with_conv.G$2:.G$501];[$test_results_with_conv.$A$2:.$A$501];[.$A23];[$test_results_with_conv.$B$2:.$B$501];[.$B23]); 2)" office:value-type="float" office:value="12.22" calcext:value-type="float">
            <text:p>12.22</text:p>
          </table:table-cell>
          <table:table-cell table:number-matrix-columns-spanned="1" table:number-matrix-rows-spanned="1" table:formula="of:=ROUND(STDEV(IF(IF([.$A23]=[$test_results_with_conv.$A$2:.$A$501];1;0);IF([.$B23]=[$test_results_with_conv.$B$2:.$B$501];[$test_results_with_conv.$C$2:.$C$501];&quot;&quot;);&quot;&quot;));4)" office:value-type="float" office:value="0.0493" calcext:value-type="float">
            <text:p>0.0493</text:p>
          </table:table-cell>
          <table:table-cell table:number-columns-repeated="16"/>
        </table:table-row>
        <table:table-row table:style-name="ro1">
          <table:table-cell table:formula="of:=[test_results_with_conv.A114]" office:value-type="string" office:string-value="Dslope_0.75" calcext:value-type="string">
            <text:p>Dslope_0.75</text:p>
          </table:table-cell>
          <table:table-cell table:formula="of:=[test_results_with_conv.B10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24];[$test_results_with_conv.$B$2:.$B$501];[.$B24]); 2)" office:value-type="float" office:value="0.61" calcext:value-type="float">
            <text:p>0.61</text:p>
          </table:table-cell>
          <table:table-cell table:formula="of:=ROUND(AVERAGEIFS([$test_results_with_conv.D$2:.D$501];[$test_results_with_conv.$A$2:.$A$501];[.$A24];[$test_results_with_conv.$B$2:.$B$501];[.$B24]); 2)" office:value-type="float" office:value="0.64" calcext:value-type="float">
            <text:p>0.64</text:p>
          </table:table-cell>
          <table:table-cell table:formula="of:=ROUND(AVERAGEIFS([$test_results_with_conv.E$2:.E$501];[$test_results_with_conv.$A$2:.$A$501];[.$A24];[$test_results_with_conv.$B$2:.$B$501];[.$B24]); 3)" office:value-type="float" office:value="1.419" calcext:value-type="float">
            <text:p>1.419</text:p>
          </table:table-cell>
          <table:table-cell table:formula="of:=ROUND(AVERAGEIFS([$test_results_with_conv.F$2:.F$501];[$test_results_with_conv.$A$2:.$A$501];[.$A24];[$test_results_with_conv.$B$2:.$B$501];[.$B24]); 3)" office:value-type="float" office:value="1.198" calcext:value-type="float">
            <text:p>1.198</text:p>
          </table:table-cell>
          <table:table-cell table:formula="of:=ROUND(AVERAGEIFS([$test_results_with_conv.G$2:.G$501];[$test_results_with_conv.$A$2:.$A$501];[.$A24];[$test_results_with_conv.$B$2:.$B$501];[.$B24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24]=[$test_results_with_conv.$A$2:.$A$501];1;0);IF([.$B24]=[$test_results_with_conv.$B$2:.$B$501];[$test_results_with_conv.$C$2:.$C$501];&quot;&quot;);&quot;&quot;));4)" office:value-type="float" office:value="0.0325" calcext:value-type="float">
            <text:p>0.0325</text:p>
          </table:table-cell>
          <table:table-cell table:number-columns-repeated="16"/>
        </table:table-row>
        <table:table-row table:style-name="ro1">
          <table:table-cell table:formula="of:=[test_results_with_conv.A120]" office:value-type="string" office:string-value="Dslope_0.75" calcext:value-type="string">
            <text:p>Dslope_0.75</text:p>
          </table:table-cell>
          <table:table-cell table:formula="of:=[test_results_with_conv.B10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25];[$test_results_with_conv.$B$2:.$B$501];[.$B25]); 2)" office:value-type="float" office:value="0.68" calcext:value-type="float">
            <text:p>0.68</text:p>
          </table:table-cell>
          <table:table-cell table:formula="of:=ROUND(AVERAGEIFS([$test_results_with_conv.D$2:.D$501];[$test_results_with_conv.$A$2:.$A$501];[.$A25];[$test_results_with_conv.$B$2:.$B$501];[.$B25]); 2)" office:value-type="float" office:value="0.7" calcext:value-type="float">
            <text:p>0.7</text:p>
          </table:table-cell>
          <table:table-cell table:formula="of:=ROUND(AVERAGEIFS([$test_results_with_conv.E$2:.E$501];[$test_results_with_conv.$A$2:.$A$501];[.$A25];[$test_results_with_conv.$B$2:.$B$501];[.$B25]); 3)" office:value-type="float" office:value="1.051" calcext:value-type="float">
            <text:p>1.051</text:p>
          </table:table-cell>
          <table:table-cell table:formula="of:=ROUND(AVERAGEIFS([$test_results_with_conv.F$2:.F$501];[$test_results_with_conv.$A$2:.$A$501];[.$A25];[$test_results_with_conv.$B$2:.$B$501];[.$B25]); 3)" office:value-type="float" office:value="0.951" calcext:value-type="float">
            <text:p>0.951</text:p>
          </table:table-cell>
          <table:table-cell table:formula="of:=ROUND(AVERAGEIFS([$test_results_with_conv.G$2:.G$501];[$test_results_with_conv.$A$2:.$A$501];[.$A25];[$test_results_with_conv.$B$2:.$B$501];[.$B25]); 2)" office:value-type="float" office:value="12.34" calcext:value-type="float">
            <text:p>12.34</text:p>
          </table:table-cell>
          <table:table-cell table:number-matrix-columns-spanned="1" table:number-matrix-rows-spanned="1" table:formula="of:=ROUND(STDEV(IF(IF([.$A25]=[$test_results_with_conv.$A$2:.$A$501];1;0);IF([.$B25]=[$test_results_with_conv.$B$2:.$B$501];[$test_results_with_conv.$C$2:.$C$501];&quot;&quot;);&quot;&quot;));4)" office:value-type="float" office:value="0.0203" calcext:value-type="float">
            <text:p>0.0203</text:p>
          </table:table-cell>
          <table:table-cell table:number-columns-repeated="16"/>
        </table:table-row>
        <table:table-row table:style-name="ro1">
          <table:table-cell table:formula="of:=[test_results_with_conv.A126]" office:value-type="string" office:string-value="Dslope_0.75" calcext:value-type="string">
            <text:p>Dslope_0.75</text:p>
          </table:table-cell>
          <table:table-cell table:formula="of:=[test_results_with_conv.B10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26];[$test_results_with_conv.$B$2:.$B$501];[.$B26]); 2)" office:value-type="float" office:value="0.72" calcext:value-type="float">
            <text:p>0.72</text:p>
          </table:table-cell>
          <table:table-cell table:formula="of:=ROUND(AVERAGEIFS([$test_results_with_conv.D$2:.D$501];[$test_results_with_conv.$A$2:.$A$501];[.$A26];[$test_results_with_conv.$B$2:.$B$501];[.$B26]); 2)" office:value-type="float" office:value="0.72" calcext:value-type="float">
            <text:p>0.72</text:p>
          </table:table-cell>
          <table:table-cell table:formula="of:=ROUND(AVERAGEIFS([$test_results_with_conv.E$2:.E$501];[$test_results_with_conv.$A$2:.$A$501];[.$A26];[$test_results_with_conv.$B$2:.$B$501];[.$B26]); 3)" office:value-type="float" office:value="0.872" calcext:value-type="float">
            <text:p>0.872</text:p>
          </table:table-cell>
          <table:table-cell table:formula="of:=ROUND(AVERAGEIFS([$test_results_with_conv.F$2:.F$501];[$test_results_with_conv.$A$2:.$A$501];[.$A26];[$test_results_with_conv.$B$2:.$B$501];[.$B26]); 3)" office:value-type="float" office:value="0.824" calcext:value-type="float">
            <text:p>0.824</text:p>
          </table:table-cell>
          <table:table-cell table:formula="of:=ROUND(AVERAGEIFS([$test_results_with_conv.G$2:.G$501];[$test_results_with_conv.$A$2:.$A$501];[.$A26];[$test_results_with_conv.$B$2:.$B$501];[.$B26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26]=[$test_results_with_conv.$A$2:.$A$501];1;0);IF([.$B26]=[$test_results_with_conv.$B$2:.$B$501];[$test_results_with_conv.$C$2:.$C$501];&quot;&quot;);&quot;&quot;));4)" office:value-type="float" office:value="0.0113" calcext:value-type="float">
            <text:p>0.0113</text:p>
          </table:table-cell>
          <table:table-cell table:number-columns-repeated="16"/>
        </table:table-row>
        <table:table-row table:style-name="ro1">
          <table:table-cell table:formula="of:=[test_results_with_conv.A127]" office:value-type="string" office:string-value="Dslope_1.0" calcext:value-type="string">
            <text:p>Dslope_1.0</text:p>
          </table:table-cell>
          <table:table-cell table:formula="of:=[test_results_with_conv.B12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27];[$test_results_with_conv.$B$2:.$B$501];[.$B27]); 2)" office:value-type="float" office:value="0.55" calcext:value-type="float">
            <text:p>0.55</text:p>
          </table:table-cell>
          <table:table-cell table:formula="of:=ROUND(AVERAGEIFS([$test_results_with_conv.D$2:.D$501];[$test_results_with_conv.$A$2:.$A$501];[.$A27];[$test_results_with_conv.$B$2:.$B$501];[.$B27]); 2)" office:value-type="float" office:value="0.64" calcext:value-type="float">
            <text:p>0.64</text:p>
          </table:table-cell>
          <table:table-cell table:formula="of:=ROUND(AVERAGEIFS([$test_results_with_conv.E$2:.E$501];[$test_results_with_conv.$A$2:.$A$501];[.$A27];[$test_results_with_conv.$B$2:.$B$501];[.$B27]); 3)" office:value-type="float" office:value="1.935" calcext:value-type="float">
            <text:p>1.935</text:p>
          </table:table-cell>
          <table:table-cell table:formula="of:=ROUND(AVERAGEIFS([$test_results_with_conv.F$2:.F$501];[$test_results_with_conv.$A$2:.$A$501];[.$A27];[$test_results_with_conv.$B$2:.$B$501];[.$B27]); 3)" office:value-type="float" office:value="1.442" calcext:value-type="float">
            <text:p>1.442</text:p>
          </table:table-cell>
          <table:table-cell table:formula="of:=ROUND(AVERAGEIFS([$test_results_with_conv.G$2:.G$501];[$test_results_with_conv.$A$2:.$A$501];[.$A27];[$test_results_with_conv.$B$2:.$B$501];[.$B27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27]=[$test_results_with_conv.$A$2:.$A$501];1;0);IF([.$B27]=[$test_results_with_conv.$B$2:.$B$501];[$test_results_with_conv.$C$2:.$C$501];&quot;&quot;);&quot;&quot;));4)" office:value-type="float" office:value="0.0205" calcext:value-type="float">
            <text:p>0.0205</text:p>
          </table:table-cell>
          <table:table-cell table:number-columns-repeated="16"/>
        </table:table-row>
        <table:table-row table:style-name="ro1">
          <table:table-cell table:formula="of:=[test_results_with_conv.A133]" office:value-type="string" office:string-value="Dslope_1.0" calcext:value-type="string">
            <text:p>Dslope_1.0</text:p>
          </table:table-cell>
          <table:table-cell table:formula="of:=[test_results_with_conv.B12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28];[$test_results_with_conv.$B$2:.$B$501];[.$B28]); 2)" office:value-type="float" office:value="0.69" calcext:value-type="float">
            <text:p>0.69</text:p>
          </table:table-cell>
          <table:table-cell table:formula="of:=ROUND(AVERAGEIFS([$test_results_with_conv.D$2:.D$501];[$test_results_with_conv.$A$2:.$A$501];[.$A28];[$test_results_with_conv.$B$2:.$B$501];[.$B28]); 2)" office:value-type="float" office:value="0.72" calcext:value-type="float">
            <text:p>0.72</text:p>
          </table:table-cell>
          <table:table-cell table:formula="of:=ROUND(AVERAGEIFS([$test_results_with_conv.E$2:.E$501];[$test_results_with_conv.$A$2:.$A$501];[.$A28];[$test_results_with_conv.$B$2:.$B$501];[.$B28]); 3)" office:value-type="float" office:value="1.089" calcext:value-type="float">
            <text:p>1.089</text:p>
          </table:table-cell>
          <table:table-cell table:formula="of:=ROUND(AVERAGEIFS([$test_results_with_conv.F$2:.F$501];[$test_results_with_conv.$A$2:.$A$501];[.$A28];[$test_results_with_conv.$B$2:.$B$501];[.$B28]); 3)" office:value-type="float" office:value="0.883" calcext:value-type="float">
            <text:p>0.883</text:p>
          </table:table-cell>
          <table:table-cell table:formula="of:=ROUND(AVERAGEIFS([$test_results_with_conv.G$2:.G$501];[$test_results_with_conv.$A$2:.$A$501];[.$A28];[$test_results_with_conv.$B$2:.$B$501];[.$B28]); 2)" office:value-type="float" office:value="12.19" calcext:value-type="float">
            <text:p>12.19</text:p>
          </table:table-cell>
          <table:table-cell table:number-matrix-columns-spanned="1" table:number-matrix-rows-spanned="1" table:formula="of:=ROUND(STDEV(IF(IF([.$A28]=[$test_results_with_conv.$A$2:.$A$501];1;0);IF([.$B28]=[$test_results_with_conv.$B$2:.$B$501];[$test_results_with_conv.$C$2:.$C$501];&quot;&quot;);&quot;&quot;));4)" office:value-type="float" office:value="0.0162" calcext:value-type="float">
            <text:p>0.0162</text:p>
          </table:table-cell>
          <table:table-cell table:number-columns-repeated="16"/>
        </table:table-row>
        <table:table-row table:style-name="ro1">
          <table:table-cell table:formula="of:=[test_results_with_conv.A139]" office:value-type="string" office:string-value="Dslope_1.0" calcext:value-type="string">
            <text:p>Dslope_1.0</text:p>
          </table:table-cell>
          <table:table-cell table:formula="of:=[test_results_with_conv.B12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29];[$test_results_with_conv.$B$2:.$B$501];[.$B29]); 2)" office:value-type="float" office:value="0.74" calcext:value-type="float">
            <text:p>0.74</text:p>
          </table:table-cell>
          <table:table-cell table:formula="of:=ROUND(AVERAGEIFS([$test_results_with_conv.D$2:.D$501];[$test_results_with_conv.$A$2:.$A$501];[.$A29];[$test_results_with_conv.$B$2:.$B$501];[.$B29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29];[$test_results_with_conv.$B$2:.$B$501];[.$B29]); 3)" office:value-type="float" office:value="0.783" calcext:value-type="float">
            <text:p>0.783</text:p>
          </table:table-cell>
          <table:table-cell table:formula="of:=ROUND(AVERAGEIFS([$test_results_with_conv.F$2:.F$501];[$test_results_with_conv.$A$2:.$A$501];[.$A29];[$test_results_with_conv.$B$2:.$B$501];[.$B29]); 3)" office:value-type="float" office:value="0.729" calcext:value-type="float">
            <text:p>0.729</text:p>
          </table:table-cell>
          <table:table-cell table:formula="of:=ROUND(AVERAGEIFS([$test_results_with_conv.G$2:.G$501];[$test_results_with_conv.$A$2:.$A$501];[.$A29];[$test_results_with_conv.$B$2:.$B$501];[.$B29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29]=[$test_results_with_conv.$A$2:.$A$501];1;0);IF([.$B29]=[$test_results_with_conv.$B$2:.$B$501];[$test_results_with_conv.$C$2:.$C$501];&quot;&quot;);&quot;&quot;));4)" office:value-type="float" office:value="0.0087" calcext:value-type="float">
            <text:p>0.0087</text:p>
          </table:table-cell>
          <table:table-cell table:number-columns-repeated="16"/>
        </table:table-row>
        <table:table-row table:style-name="ro1">
          <table:table-cell table:formula="of:=[test_results_with_conv.A145]" office:value-type="string" office:string-value="Dslope_1.0" calcext:value-type="string">
            <text:p>Dslope_1.0</text:p>
          </table:table-cell>
          <table:table-cell table:formula="of:=[test_results_with_conv.B13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30];[$test_results_with_conv.$B$2:.$B$501];[.$B30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30];[$test_results_with_conv.$B$2:.$B$501];[.$B30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30];[$test_results_with_conv.$B$2:.$B$501];[.$B30]); 3)" office:value-type="float" office:value="0.681" calcext:value-type="float">
            <text:p>0.681</text:p>
          </table:table-cell>
          <table:table-cell table:formula="of:=ROUND(AVERAGEIFS([$test_results_with_conv.F$2:.F$501];[$test_results_with_conv.$A$2:.$A$501];[.$A30];[$test_results_with_conv.$B$2:.$B$501];[.$B30]); 3)" office:value-type="float" office:value="0.663" calcext:value-type="float">
            <text:p>0.663</text:p>
          </table:table-cell>
          <table:table-cell table:formula="of:=ROUND(AVERAGEIFS([$test_results_with_conv.G$2:.G$501];[$test_results_with_conv.$A$2:.$A$501];[.$A30];[$test_results_with_conv.$B$2:.$B$501];[.$B30]); 2)" office:value-type="float" office:value="12.04" calcext:value-type="float">
            <text:p>12.04</text:p>
          </table:table-cell>
          <table:table-cell table:number-matrix-columns-spanned="1" table:number-matrix-rows-spanned="1" table:formula="of:=ROUND(STDEV(IF(IF([.$A30]=[$test_results_with_conv.$A$2:.$A$501];1;0);IF([.$B30]=[$test_results_with_conv.$B$2:.$B$501];[$test_results_with_conv.$C$2:.$C$501];&quot;&quot;);&quot;&quot;));4)" office:value-type="float" office:value="0.007" calcext:value-type="float">
            <text:p>0.007</text:p>
          </table:table-cell>
          <table:table-cell table:number-columns-repeated="16"/>
        </table:table-row>
        <table:table-row table:style-name="ro1">
          <table:table-cell table:formula="of:=[test_results_with_conv.A151]" office:value-type="string" office:string-value="Dslope_1.0" calcext:value-type="string">
            <text:p>Dslope_1.0</text:p>
          </table:table-cell>
          <table:table-cell table:formula="of:=[test_results_with_conv.B13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31];[$test_results_with_conv.$B$2:.$B$501];[.$B31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31];[$test_results_with_conv.$B$2:.$B$501];[.$B31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31];[$test_results_with_conv.$B$2:.$B$501];[.$B31]); 3)" office:value-type="float" office:value="0.628" calcext:value-type="float">
            <text:p>0.628</text:p>
          </table:table-cell>
          <table:table-cell table:formula="of:=ROUND(AVERAGEIFS([$test_results_with_conv.F$2:.F$501];[$test_results_with_conv.$A$2:.$A$501];[.$A31];[$test_results_with_conv.$B$2:.$B$501];[.$B31]); 3)" office:value-type="float" office:value="0.623" calcext:value-type="float">
            <text:p>0.623</text:p>
          </table:table-cell>
          <table:table-cell table:formula="of:=ROUND(AVERAGEIFS([$test_results_with_conv.G$2:.G$501];[$test_results_with_conv.$A$2:.$A$501];[.$A31];[$test_results_with_conv.$B$2:.$B$501];[.$B31]); 2)" office:value-type="float" office:value="12.07" calcext:value-type="float">
            <text:p>12.07</text:p>
          </table:table-cell>
          <table:table-cell table:number-matrix-columns-spanned="1" table:number-matrix-rows-spanned="1" table:formula="of:=ROUND(STDEV(IF(IF([.$A31]=[$test_results_with_conv.$A$2:.$A$501];1;0);IF([.$B31]=[$test_results_with_conv.$B$2:.$B$501];[$test_results_with_conv.$C$2:.$C$501];&quot;&quot;);&quot;&quot;));4)" office:value-type="float" office:value="0.0072" calcext:value-type="float">
            <text:p>0.0072</text:p>
          </table:table-cell>
          <table:table-cell table:number-columns-repeated="16"/>
        </table:table-row>
        <table:table-row table:style-name="ro1">
          <table:table-cell table:formula="of:=[test_results_with_conv.A152]" office:value-type="string" office:string-value="Dslope_1.25" calcext:value-type="string">
            <text:p>Dslope_1.25</text:p>
          </table:table-cell>
          <table:table-cell table:formula="of:=[test_results_with_conv.B15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32];[$test_results_with_conv.$B$2:.$B$501];[.$B32]); 2)" office:value-type="float" office:value="0.66" calcext:value-type="float">
            <text:p>0.66</text:p>
          </table:table-cell>
          <table:table-cell table:formula="of:=ROUND(AVERAGEIFS([$test_results_with_conv.D$2:.D$501];[$test_results_with_conv.$A$2:.$A$501];[.$A32];[$test_results_with_conv.$B$2:.$B$501];[.$B32]); 2)" office:value-type="float" office:value="0.73" calcext:value-type="float">
            <text:p>0.73</text:p>
          </table:table-cell>
          <table:table-cell table:formula="of:=ROUND(AVERAGEIFS([$test_results_with_conv.E$2:.E$501];[$test_results_with_conv.$A$2:.$A$501];[.$A32];[$test_results_with_conv.$B$2:.$B$501];[.$B32]); 3)" office:value-type="float" office:value="1.336" calcext:value-type="float">
            <text:p>1.336</text:p>
          </table:table-cell>
          <table:table-cell table:formula="of:=ROUND(AVERAGEIFS([$test_results_with_conv.F$2:.F$501];[$test_results_with_conv.$A$2:.$A$501];[.$A32];[$test_results_with_conv.$B$2:.$B$501];[.$B32]); 3)" office:value-type="float" office:value="0.82" calcext:value-type="float">
            <text:p>0.82</text:p>
          </table:table-cell>
          <table:table-cell table:formula="of:=ROUND(AVERAGEIFS([$test_results_with_conv.G$2:.G$501];[$test_results_with_conv.$A$2:.$A$501];[.$A32];[$test_results_with_conv.$B$2:.$B$501];[.$B32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32]=[$test_results_with_conv.$A$2:.$A$501];1;0);IF([.$B32]=[$test_results_with_conv.$B$2:.$B$501];[$test_results_with_conv.$C$2:.$C$501];&quot;&quot;);&quot;&quot;));4)" office:value-type="float" office:value="0.0114" calcext:value-type="float">
            <text:p>0.0114</text:p>
          </table:table-cell>
          <table:table-cell table:number-columns-repeated="16"/>
        </table:table-row>
        <table:table-row table:style-name="ro1">
          <table:table-cell table:formula="of:=[test_results_with_conv.A158]" office:value-type="string" office:string-value="Dslope_1.25" calcext:value-type="string">
            <text:p>Dslope_1.25</text:p>
          </table:table-cell>
          <table:table-cell table:formula="of:=[test_results_with_conv.B15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33];[$test_results_with_conv.$B$2:.$B$501];[.$B33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33];[$test_results_with_conv.$B$2:.$B$501];[.$B33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33];[$test_results_with_conv.$B$2:.$B$501];[.$B33]); 3)" office:value-type="float" office:value="0.707" calcext:value-type="float">
            <text:p>0.707</text:p>
          </table:table-cell>
          <table:table-cell table:formula="of:=ROUND(AVERAGEIFS([$test_results_with_conv.F$2:.F$501];[$test_results_with_conv.$A$2:.$A$501];[.$A33];[$test_results_with_conv.$B$2:.$B$501];[.$B33]); 3)" office:value-type="float" office:value="0.653" calcext:value-type="float">
            <text:p>0.653</text:p>
          </table:table-cell>
          <table:table-cell table:formula="of:=ROUND(AVERAGEIFS([$test_results_with_conv.G$2:.G$501];[$test_results_with_conv.$A$2:.$A$501];[.$A33];[$test_results_with_conv.$B$2:.$B$501];[.$B33]); 2)" office:value-type="float" office:value="12.14" calcext:value-type="float">
            <text:p>12.14</text:p>
          </table:table-cell>
          <table:table-cell table:number-matrix-columns-spanned="1" table:number-matrix-rows-spanned="1" table:formula="of:=ROUND(STDEV(IF(IF([.$A33]=[$test_results_with_conv.$A$2:.$A$501];1;0);IF([.$B33]=[$test_results_with_conv.$B$2:.$B$501];[$test_results_with_conv.$C$2: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164]" office:value-type="string" office:string-value="Dslope_1.25" calcext:value-type="string">
            <text:p>Dslope_1.25</text:p>
          </table:table-cell>
          <table:table-cell table:formula="of:=[test_results_with_conv.B15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34];[$test_results_with_conv.$B$2:.$B$501];[.$B34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34];[$test_results_with_conv.$B$2:.$B$501];[.$B34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34];[$test_results_with_conv.$B$2:.$B$501];[.$B34]); 3)" office:value-type="float" office:value="0.606" calcext:value-type="float">
            <text:p>0.606</text:p>
          </table:table-cell>
          <table:table-cell table:formula="of:=ROUND(AVERAGEIFS([$test_results_with_conv.F$2:.F$501];[$test_results_with_conv.$A$2:.$A$501];[.$A34];[$test_results_with_conv.$B$2:.$B$501];[.$B34]); 3)" office:value-type="float" office:value="0.591" calcext:value-type="float">
            <text:p>0.591</text:p>
          </table:table-cell>
          <table:table-cell table:formula="of:=ROUND(AVERAGEIFS([$test_results_with_conv.G$2:.G$501];[$test_results_with_conv.$A$2:.$A$501];[.$A34];[$test_results_with_conv.$B$2:.$B$501];[.$B34]); 2)" office:value-type="float" office:value="12.07" calcext:value-type="float">
            <text:p>12.07</text:p>
          </table:table-cell>
          <table:table-cell table:number-matrix-columns-spanned="1" table:number-matrix-rows-spanned="1" table:formula="of:=ROUND(STDEV(IF(IF([.$A34]=[$test_results_with_conv.$A$2:.$A$501];1;0);IF([.$B34]=[$test_results_with_conv.$B$2:.$B$501];[$test_results_with_conv.$C$2: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170]" office:value-type="string" office:string-value="Dslope_1.25" calcext:value-type="string">
            <text:p>Dslope_1.25</text:p>
          </table:table-cell>
          <table:table-cell table:formula="of:=[test_results_with_conv.B15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35];[$test_results_with_conv.$B$2:.$B$501];[.$B35]); 2)" office:value-type="float" office:value="0.8" calcext:value-type="float">
            <text:p>0.8</text:p>
          </table:table-cell>
          <table:table-cell table:formula="of:=ROUND(AVERAGEIFS([$test_results_with_conv.D$2:.D$501];[$test_results_with_conv.$A$2:.$A$501];[.$A35];[$test_results_with_conv.$B$2:.$B$501];[.$B35]); 2)" office:value-type="float" office:value="0.8" calcext:value-type="float">
            <text:p>0.8</text:p>
          </table:table-cell>
          <table:table-cell table:formula="of:=ROUND(AVERAGEIFS([$test_results_with_conv.E$2:.E$501];[$test_results_with_conv.$A$2:.$A$501];[.$A35];[$test_results_with_conv.$B$2:.$B$501];[.$B35]); 3)" office:value-type="float" office:value="0.556" calcext:value-type="float">
            <text:p>0.556</text:p>
          </table:table-cell>
          <table:table-cell table:formula="of:=ROUND(AVERAGEIFS([$test_results_with_conv.F$2:.F$501];[$test_results_with_conv.$A$2:.$A$501];[.$A35];[$test_results_with_conv.$B$2:.$B$501];[.$B35]); 3)" office:value-type="float" office:value="0.554" calcext:value-type="float">
            <text:p>0.554</text:p>
          </table:table-cell>
          <table:table-cell table:formula="of:=ROUND(AVERAGEIFS([$test_results_with_conv.G$2:.G$501];[$test_results_with_conv.$A$2:.$A$501];[.$A35];[$test_results_with_conv.$B$2:.$B$501];[.$B35]); 2)" office:value-type="float" office:value="12.08" calcext:value-type="float">
            <text:p>12.08</text:p>
          </table:table-cell>
          <table:table-cell table:number-matrix-columns-spanned="1" table:number-matrix-rows-spanned="1" table:formula="of:=ROUND(STDEV(IF(IF([.$A35]=[$test_results_with_conv.$A$2:.$A$501];1;0);IF([.$B35]=[$test_results_with_conv.$B$2:.$B$501];[$test_results_with_conv.$C$2: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176]" office:value-type="string" office:string-value="Dslope_1.25" calcext:value-type="string">
            <text:p>Dslope_1.25</text:p>
          </table:table-cell>
          <table:table-cell table:formula="of:=[test_results_with_conv.B15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36];[$test_results_with_conv.$B$2:.$B$501];[.$B36]); 2)" office:value-type="float" office:value="0.82" calcext:value-type="float">
            <text:p>0.82</text:p>
          </table:table-cell>
          <table:table-cell table:formula="of:=ROUND(AVERAGEIFS([$test_results_with_conv.D$2:.D$501];[$test_results_with_conv.$A$2:.$A$501];[.$A36];[$test_results_with_conv.$B$2:.$B$501];[.$B36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36];[$test_results_with_conv.$B$2:.$B$501];[.$B36]); 3)" office:value-type="float" office:value="0.523" calcext:value-type="float">
            <text:p>0.523</text:p>
          </table:table-cell>
          <table:table-cell table:formula="of:=ROUND(AVERAGEIFS([$test_results_with_conv.F$2:.F$501];[$test_results_with_conv.$A$2:.$A$501];[.$A36];[$test_results_with_conv.$B$2:.$B$501];[.$B36]); 3)" office:value-type="float" office:value="0.53" calcext:value-type="float">
            <text:p>0.53</text:p>
          </table:table-cell>
          <table:table-cell table:formula="of:=ROUND(AVERAGEIFS([$test_results_with_conv.G$2:.G$501];[$test_results_with_conv.$A$2:.$A$501];[.$A36];[$test_results_with_conv.$B$2:.$B$501];[.$B36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36]=[$test_results_with_conv.$A$2:.$A$501];1;0);IF([.$B36]=[$test_results_with_conv.$B$2:.$B$501];[$test_results_with_conv.$C$2: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177]" office:value-type="string" office:string-value="Dslope_1.5" calcext:value-type="string">
            <text:p>Dslope_1.5</text:p>
          </table:table-cell>
          <table:table-cell table:formula="of:=[test_results_with_conv.B17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37];[$test_results_with_conv.$B$2:.$B$501];[.$B37]); 2)" office:value-type="float" office:value="0.71" calcext:value-type="float">
            <text:p>0.71</text:p>
          </table:table-cell>
          <table:table-cell table:formula="of:=ROUND(AVERAGEIFS([$test_results_with_conv.D$2:.D$501];[$test_results_with_conv.$A$2:.$A$501];[.$A37];[$test_results_with_conv.$B$2:.$B$501];[.$B37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37];[$test_results_with_conv.$B$2:.$B$501];[.$B37]); 3)" office:value-type="float" office:value="1.015" calcext:value-type="float">
            <text:p>1.015</text:p>
          </table:table-cell>
          <table:table-cell table:formula="of:=ROUND(AVERAGEIFS([$test_results_with_conv.F$2:.F$501];[$test_results_with_conv.$A$2:.$A$501];[.$A37];[$test_results_with_conv.$B$2:.$B$501];[.$B37]); 3)" office:value-type="float" office:value="0.672" calcext:value-type="float">
            <text:p>0.672</text:p>
          </table:table-cell>
          <table:table-cell table:formula="of:=ROUND(AVERAGEIFS([$test_results_with_conv.G$2:.G$501];[$test_results_with_conv.$A$2:.$A$501];[.$A37];[$test_results_with_conv.$B$2:.$B$501];[.$B37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37]=[$test_results_with_conv.$A$2:.$A$501];1;0);IF([.$B37]=[$test_results_with_conv.$B$2:.$B$501];[$test_results_with_conv.$C$2: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183]" office:value-type="string" office:string-value="Dslope_1.5" calcext:value-type="string">
            <text:p>Dslope_1.5</text:p>
          </table:table-cell>
          <table:table-cell table:formula="of:=[test_results_with_conv.B17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38];[$test_results_with_conv.$B$2:.$B$501];[.$B38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38];[$test_results_with_conv.$B$2:.$B$501];[.$B38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38];[$test_results_with_conv.$B$2:.$B$501];[.$B38]); 3)" office:value-type="float" office:value="0.6" calcext:value-type="float">
            <text:p>0.6</text:p>
          </table:table-cell>
          <table:table-cell table:formula="of:=ROUND(AVERAGEIFS([$test_results_with_conv.F$2:.F$501];[$test_results_with_conv.$A$2:.$A$501];[.$A38];[$test_results_with_conv.$B$2:.$B$501];[.$B38]); 3)" office:value-type="float" office:value="0.577" calcext:value-type="float">
            <text:p>0.577</text:p>
          </table:table-cell>
          <table:table-cell table:formula="of:=ROUND(AVERAGEIFS([$test_results_with_conv.G$2:.G$501];[$test_results_with_conv.$A$2:.$A$501];[.$A38];[$test_results_with_conv.$B$2:.$B$501];[.$B38]); 2)" office:value-type="float" office:value="12.12" calcext:value-type="float">
            <text:p>12.12</text:p>
          </table:table-cell>
          <table:table-cell table:number-matrix-columns-spanned="1" table:number-matrix-rows-spanned="1" table:formula="of:=ROUND(STDEV(IF(IF([.$A38]=[$test_results_with_conv.$A$2:.$A$501];1;0);IF([.$B38]=[$test_results_with_conv.$B$2:.$B$501];[$test_results_with_conv.$C$2: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189]" office:value-type="string" office:string-value="Dslope_1.5" calcext:value-type="string">
            <text:p>Dslope_1.5</text:p>
          </table:table-cell>
          <table:table-cell table:formula="of:=[test_results_with_conv.B17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39];[$test_results_with_conv.$B$2:.$B$501];[.$B39]); 2)" office:value-type="float" office:value="0.81" calcext:value-type="float">
            <text:p>0.81</text:p>
          </table:table-cell>
          <table:table-cell table:formula="of:=ROUND(AVERAGEIFS([$test_results_with_conv.D$2:.D$501];[$test_results_with_conv.$A$2:.$A$501];[.$A39];[$test_results_with_conv.$B$2:.$B$501];[.$B39]); 2)" office:value-type="float" office:value="0.8" calcext:value-type="float">
            <text:p>0.8</text:p>
          </table:table-cell>
          <table:table-cell table:formula="of:=ROUND(AVERAGEIFS([$test_results_with_conv.E$2:.E$501];[$test_results_with_conv.$A$2:.$A$501];[.$A39];[$test_results_with_conv.$B$2:.$B$501];[.$B39]); 3)" office:value-type="float" office:value="0.53" calcext:value-type="float">
            <text:p>0.53</text:p>
          </table:table-cell>
          <table:table-cell table:formula="of:=ROUND(AVERAGEIFS([$test_results_with_conv.F$2:.F$501];[$test_results_with_conv.$A$2:.$A$501];[.$A39];[$test_results_with_conv.$B$2:.$B$501];[.$B39]); 3)" office:value-type="float" office:value="0.54" calcext:value-type="float">
            <text:p>0.54</text:p>
          </table:table-cell>
          <table:table-cell table:formula="of:=ROUND(AVERAGEIFS([$test_results_with_conv.G$2:.G$501];[$test_results_with_conv.$A$2:.$A$501];[.$A39];[$test_results_with_conv.$B$2:.$B$501];[.$B39]); 2)" office:value-type="float" office:value="12.09" calcext:value-type="float">
            <text:p>12.09</text:p>
          </table:table-cell>
          <table:table-cell table:number-matrix-columns-spanned="1" table:number-matrix-rows-spanned="1" table:formula="of:=ROUND(STDEV(IF(IF([.$A39]=[$test_results_with_conv.$A$2:.$A$501];1;0);IF([.$B39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195]" office:value-type="string" office:string-value="Dslope_1.5" calcext:value-type="string">
            <text:p>Dslope_1.5</text:p>
          </table:table-cell>
          <table:table-cell table:formula="of:=[test_results_with_conv.B18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40];[$test_results_with_conv.$B$2:.$B$501];[.$B40]); 2)" office:value-type="float" office:value="0.83" calcext:value-type="float">
            <text:p>0.83</text:p>
          </table:table-cell>
          <table:table-cell table:formula="of:=ROUND(AVERAGEIFS([$test_results_with_conv.D$2:.D$501];[$test_results_with_conv.$A$2:.$A$501];[.$A40];[$test_results_with_conv.$B$2:.$B$501];[.$B40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40];[$test_results_with_conv.$B$2:.$B$501];[.$B40]); 3)" office:value-type="float" office:value="0.494" calcext:value-type="float">
            <text:p>0.494</text:p>
          </table:table-cell>
          <table:table-cell table:formula="of:=ROUND(AVERAGEIFS([$test_results_with_conv.F$2:.F$501];[$test_results_with_conv.$A$2:.$A$501];[.$A40];[$test_results_with_conv.$B$2:.$B$501];[.$B40]); 3)" office:value-type="float" office:value="0.519" calcext:value-type="float">
            <text:p>0.519</text:p>
          </table:table-cell>
          <table:table-cell table:formula="of:=ROUND(AVERAGEIFS([$test_results_with_conv.G$2:.G$501];[$test_results_with_conv.$A$2:.$A$501];[.$A40];[$test_results_with_conv.$B$2:.$B$501];[.$B40]); 2)" office:value-type="float" office:value="12.05" calcext:value-type="float">
            <text:p>12.05</text:p>
          </table:table-cell>
          <table:table-cell table:number-matrix-columns-spanned="1" table:number-matrix-rows-spanned="1" table:formula="of:=ROUND(STDEV(IF(IF([.$A40]=[$test_results_with_conv.$A$2:.$A$501];1;0);IF([.$B40]=[$test_results_with_conv.$B$2:.$B$501];[$test_results_with_conv.$C$2:.$C$501];&quot;&quot;);&quot;&quot;));4)" office:value-type="float" office:value="0.0025" calcext:value-type="float">
            <text:p>0.0025</text:p>
          </table:table-cell>
          <table:table-cell table:number-columns-repeated="16"/>
        </table:table-row>
        <table:table-row table:style-name="ro1">
          <table:table-cell table:formula="of:=[test_results_with_conv.A201]" office:value-type="string" office:string-value="Dslope_1.5" calcext:value-type="string">
            <text:p>Dslope_1.5</text:p>
          </table:table-cell>
          <table:table-cell table:formula="of:=[test_results_with_conv.B18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41];[$test_results_with_conv.$B$2:.$B$501];[.$B41]); 2)" office:value-type="float" office:value="0.84" calcext:value-type="float">
            <text:p>0.84</text:p>
          </table:table-cell>
          <table:table-cell table:formula="of:=ROUND(AVERAGEIFS([$test_results_with_conv.D$2:.D$501];[$test_results_with_conv.$A$2:.$A$501];[.$A41];[$test_results_with_conv.$B$2:.$B$501];[.$B41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41];[$test_results_with_conv.$B$2:.$B$501];[.$B41]); 3)" office:value-type="float" office:value="0.469" calcext:value-type="float">
            <text:p>0.469</text:p>
          </table:table-cell>
          <table:table-cell table:formula="of:=ROUND(AVERAGEIFS([$test_results_with_conv.F$2:.F$501];[$test_results_with_conv.$A$2:.$A$501];[.$A41];[$test_results_with_conv.$B$2:.$B$501];[.$B41]); 3)" office:value-type="float" office:value="0.504" calcext:value-type="float">
            <text:p>0.504</text:p>
          </table:table-cell>
          <table:table-cell table:formula="of:=ROUND(AVERAGEIFS([$test_results_with_conv.G$2:.G$501];[$test_results_with_conv.$A$2:.$A$501];[.$A41];[$test_results_with_conv.$B$2:.$B$501];[.$B41]); 2)" office:value-type="float" office:value="12.2" calcext:value-type="float">
            <text:p>12.2</text:p>
          </table:table-cell>
          <table:table-cell table:number-matrix-columns-spanned="1" table:number-matrix-rows-spanned="1" table:formula="of:=ROUND(STDEV(IF(IF([.$A41]=[$test_results_with_conv.$A$2:.$A$501];1;0);IF([.$B41]=[$test_results_with_conv.$B$2:.$B$501];[$test_results_with_conv.$C$2:.$C$501];&quot;&quot;);&quot;&quot;));4)" office:value-type="float" office:value="0.0023" calcext:value-type="float">
            <text:p>0.0023</text:p>
          </table:table-cell>
          <table:table-cell table:number-columns-repeated="16"/>
        </table:table-row>
        <table:table-row table:style-name="ro1">
          <table:table-cell table:formula="of:=[test_results_with_conv.A202]" office:value-type="string" office:string-value="DiffYRelu_0.25" calcext:value-type="string">
            <text:p>DiffYRelu_0.25</text:p>
          </table:table-cell>
          <table:table-cell table:formula="of:=[test_results_with_conv.B20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42];[$test_results_with_conv.$B$2:.$B$501];[.$B42]); 2)" office:value-type="float" office:value="0.62" calcext:value-type="float">
            <text:p>0.62</text:p>
          </table:table-cell>
          <table:table-cell table:formula="of:=ROUND(AVERAGE([test_results_with_conv.D42];[test_results_with_conv.D47];[test_results_with_conv.D52];[test_results_with_conv.D57];[test_results_with_conv.D62]);2)" office:value-type="float" office:value="0.33" calcext:value-type="float">
            <text:p>0.33</text:p>
          </table:table-cell>
          <table:table-cell table:formula="of:=ROUND(AVERAGEIFS([$test_results_with_conv.E$2:.E$501];[$test_results_with_conv.$A$2:.$A$501];[.$A42];[$test_results_with_conv.$B$2:.$B$501];[.$B42]); 3)" office:value-type="float" office:value="1.584" calcext:value-type="float">
            <text:p>1.584</text:p>
          </table:table-cell>
          <table:table-cell table:formula="of:=ROUND(AVERAGEIFS([$test_results_with_conv.F$2:.F$501];[$test_results_with_conv.$A$2:.$A$501];[.$A42];[$test_results_with_conv.$B$2:.$B$501];[.$B42]); 3)" office:value-type="float" office:value="1.054" calcext:value-type="float">
            <text:p>1.054</text:p>
          </table:table-cell>
          <table:table-cell table:formula="of:=ROUND(AVERAGEIFS([$test_results_with_conv.G$2:.G$501];[$test_results_with_conv.$A$2:.$A$501];[.$A42];[$test_results_with_conv.$B$2:.$B$501];[.$B42]); 2)" office:value-type="float" office:value="21.35" calcext:value-type="float">
            <text:p>21.35</text:p>
          </table:table-cell>
          <table:table-cell table:number-matrix-columns-spanned="1" table:number-matrix-rows-spanned="1" table:formula="of:=ROUND(STDEV(IF(IF([.$A42]=[$test_results_with_conv.$A$2:.$A$501];1;0);IF([.$B42]=[$test_results_with_conv.$B$2:.$B$501];[$test_results_with_conv.$C$2:.$C$501];&quot;&quot;);&quot;&quot;));4)" office:value-type="float" office:value="0.0189" calcext:value-type="float">
            <text:p>0.0189</text:p>
          </table:table-cell>
          <table:table-cell table:number-columns-repeated="16"/>
        </table:table-row>
        <table:table-row table:style-name="ro1">
          <table:table-cell table:formula="of:=[test_results_with_conv.A208]" office:value-type="string" office:string-value="DiffYRelu_0.25" calcext:value-type="string">
            <text:p>DiffYRelu_0.25</text:p>
          </table:table-cell>
          <table:table-cell table:formula="of:=[test_results_with_conv.B20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43];[$test_results_with_conv.$B$2:.$B$501];[.$B43]); 2)" office:value-type="float" office:value="0.73" calcext:value-type="float">
            <text:p>0.73</text:p>
          </table:table-cell>
          <table:table-cell table:formula="of:=ROUND(AVERAGEIFS([$test_results_with_conv.D$2:.D$501];[$test_results_with_conv.$A$2:.$A$501];[.$A43];[$test_results_with_conv.$B$2:.$B$501];[.$B43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43];[$test_results_with_conv.$B$2:.$B$501];[.$B43]); 3)" office:value-type="float" office:value="0.865" calcext:value-type="float">
            <text:p>0.865</text:p>
          </table:table-cell>
          <table:table-cell table:formula="of:=ROUND(AVERAGEIFS([$test_results_with_conv.F$2:.F$501];[$test_results_with_conv.$A$2:.$A$501];[.$A43];[$test_results_with_conv.$B$2:.$B$501];[.$B43]); 3)" office:value-type="float" office:value="0.759" calcext:value-type="float">
            <text:p>0.759</text:p>
          </table:table-cell>
          <table:table-cell table:formula="of:=ROUND(AVERAGEIFS([$test_results_with_conv.G$2:.G$501];[$test_results_with_conv.$A$2:.$A$501];[.$A43];[$test_results_with_conv.$B$2:.$B$501];[.$B43]); 2)" office:value-type="float" office:value="21.55" calcext:value-type="float">
            <text:p>21.55</text:p>
          </table:table-cell>
          <table:table-cell table:number-matrix-columns-spanned="1" table:number-matrix-rows-spanned="1" table:formula="of:=ROUND(STDEV(IF(IF([.$A43]=[$test_results_with_conv.$A$2:.$A$501];1;0);IF([.$B43]=[$test_results_with_conv.$B$2:.$B$501];[$test_results_with_conv.$C$2:.$C$501];&quot;&quot;);&quot;&quot;));4)" office:value-type="float" office:value="0.0073" calcext:value-type="float">
            <text:p>0.0073</text:p>
          </table:table-cell>
          <table:table-cell table:number-columns-repeated="16"/>
        </table:table-row>
        <table:table-row table:style-name="ro1">
          <table:table-cell table:formula="of:=[test_results_with_conv.A214]" office:value-type="string" office:string-value="DiffYRelu_0.25" calcext:value-type="string">
            <text:p>DiffYRelu_0.25</text:p>
          </table:table-cell>
          <table:table-cell table:formula="of:=[test_results_with_conv.B20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44];[$test_results_with_conv.$B$2:.$B$501];[.$B44]); 2)" office:value-type="float" office:value="0.75" calcext:value-type="float">
            <text:p>0.75</text:p>
          </table:table-cell>
          <table:table-cell table:formula="of:=ROUND(AVERAGEIFS([$test_results_with_conv.D$2:.D$501];[$test_results_with_conv.$A$2:.$A$501];[.$A44];[$test_results_with_conv.$B$2:.$B$501];[.$B44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44];[$test_results_with_conv.$B$2:.$B$501];[.$B44]); 3)" office:value-type="float" office:value="0.695" calcext:value-type="float">
            <text:p>0.695</text:p>
          </table:table-cell>
          <table:table-cell table:formula="of:=ROUND(AVERAGEIFS([$test_results_with_conv.F$2:.F$501];[$test_results_with_conv.$A$2:.$A$501];[.$A44];[$test_results_with_conv.$B$2:.$B$501];[.$B44]); 3)" office:value-type="float" office:value="0.666" calcext:value-type="float">
            <text:p>0.666</text:p>
          </table:table-cell>
          <table:table-cell table:formula="of:=ROUND(AVERAGEIFS([$test_results_with_conv.G$2:.G$501];[$test_results_with_conv.$A$2:.$A$501];[.$A44];[$test_results_with_conv.$B$2:.$B$501];[.$B44]); 2)" office:value-type="float" office:value="21.72" calcext:value-type="float">
            <text:p>21.72</text:p>
          </table:table-cell>
          <table:table-cell table:number-matrix-columns-spanned="1" table:number-matrix-rows-spanned="1" table:formula="of:=ROUND(STDEV(IF(IF([.$A44]=[$test_results_with_conv.$A$2:.$A$501];1;0);IF([.$B44]=[$test_results_with_conv.$B$2:.$B$501];[$test_results_with_conv.$C$2: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220]" office:value-type="string" office:string-value="DiffYRelu_0.25" calcext:value-type="string">
            <text:p>DiffYRelu_0.25</text:p>
          </table:table-cell>
          <table:table-cell table:formula="of:=[test_results_with_conv.B20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45];[$test_results_with_conv.$B$2:.$B$501];[.$B45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45];[$test_results_with_conv.$B$2:.$B$501];[.$B45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45];[$test_results_with_conv.$B$2:.$B$501];[.$B45]); 3)" office:value-type="float" office:value="0.627" calcext:value-type="float">
            <text:p>0.627</text:p>
          </table:table-cell>
          <table:table-cell table:formula="of:=ROUND(AVERAGEIFS([$test_results_with_conv.F$2:.F$501];[$test_results_with_conv.$A$2:.$A$501];[.$A45];[$test_results_with_conv.$B$2:.$B$501];[.$B45]); 3)" office:value-type="float" office:value="0.616" calcext:value-type="float">
            <text:p>0.616</text:p>
          </table:table-cell>
          <table:table-cell table:formula="of:=ROUND(AVERAGEIFS([$test_results_with_conv.G$2:.G$501];[$test_results_with_conv.$A$2:.$A$501];[.$A45];[$test_results_with_conv.$B$2:.$B$501];[.$B45]); 2)" office:value-type="float" office:value="21.7" calcext:value-type="float">
            <text:p>21.7</text:p>
          </table:table-cell>
          <table:table-cell table:number-matrix-columns-spanned="1" table:number-matrix-rows-spanned="1" table:formula="of:=ROUND(STDEV(IF(IF([.$A45]=[$test_results_with_conv.$A$2:.$A$501];1;0);IF([.$B45]=[$test_results_with_conv.$B$2:.$B$501];[$test_results_with_conv.$C$2: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226]" office:value-type="string" office:string-value="DiffYRelu_0.25" calcext:value-type="string">
            <text:p>DiffYRelu_0.25</text:p>
          </table:table-cell>
          <table:table-cell table:formula="of:=[test_results_with_conv.B20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46];[$test_results_with_conv.$B$2:.$B$501];[.$B46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46];[$test_results_with_conv.$B$2:.$B$501];[.$B46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46];[$test_results_with_conv.$B$2:.$B$501];[.$B46]); 3)" office:value-type="float" office:value="0.585" calcext:value-type="float">
            <text:p>0.585</text:p>
          </table:table-cell>
          <table:table-cell table:formula="of:=ROUND(AVERAGEIFS([$test_results_with_conv.F$2:.F$501];[$test_results_with_conv.$A$2:.$A$501];[.$A46];[$test_results_with_conv.$B$2:.$B$501];[.$B46]); 3)" office:value-type="float" office:value="0.583" calcext:value-type="float">
            <text:p>0.583</text:p>
          </table:table-cell>
          <table:table-cell table:formula="of:=ROUND(AVERAGEIFS([$test_results_with_conv.G$2:.G$501];[$test_results_with_conv.$A$2:.$A$501];[.$A46];[$test_results_with_conv.$B$2:.$B$501];[.$B46]); 2)" office:value-type="float" office:value="21.9" calcext:value-type="float">
            <text:p>21.9</text:p>
          </table:table-cell>
          <table:table-cell table:number-matrix-columns-spanned="1" table:number-matrix-rows-spanned="1" table:formula="of:=ROUND(STDEV(IF(IF([.$A46]=[$test_results_with_conv.$A$2:.$A$501];1;0);IF([.$B46]=[$test_results_with_conv.$B$2:.$B$501];[$test_results_with_conv.$C$2:.$C$501];&quot;&quot;);&quot;&quot;));4)" office:value-type="float" office:value="0.0037" calcext:value-type="float">
            <text:p>0.0037</text:p>
          </table:table-cell>
          <table:table-cell table:number-columns-repeated="16"/>
        </table:table-row>
        <table:table-row table:style-name="ro1">
          <table:table-cell table:formula="of:=[test_results_with_conv.A227]" office:value-type="string" office:string-value="DiffYRelu_0.5" calcext:value-type="string">
            <text:p>DiffYRelu_0.5</text:p>
          </table:table-cell>
          <table:table-cell table:formula="of:=[test_results_with_conv.B22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47];[$test_results_with_conv.$B$2:.$B$501];[.$B47]); 2)" office:value-type="float" office:value="0.64" calcext:value-type="float">
            <text:p>0.64</text:p>
          </table:table-cell>
          <table:table-cell table:formula="of:=ROUND(AVERAGEIFS([$test_results_with_conv.D$2:.D$501];[$test_results_with_conv.$A$2:.$A$501];[.$A47];[$test_results_with_conv.$B$2:.$B$501];[.$B47]); 2)" office:value-type="float" office:value="0.72" calcext:value-type="float">
            <text:p>0.72</text:p>
          </table:table-cell>
          <table:table-cell table:formula="of:=ROUND(AVERAGEIFS([$test_results_with_conv.E$2:.E$501];[$test_results_with_conv.$A$2:.$A$501];[.$A47];[$test_results_with_conv.$B$2:.$B$501];[.$B47]); 3)" office:value-type="float" office:value="1.341" calcext:value-type="float">
            <text:p>1.341</text:p>
          </table:table-cell>
          <table:table-cell table:formula="of:=ROUND(AVERAGEIFS([$test_results_with_conv.F$2:.F$501];[$test_results_with_conv.$A$2:.$A$501];[.$A47];[$test_results_with_conv.$B$2:.$B$501];[.$B47]); 3)" office:value-type="float" office:value="0.874" calcext:value-type="float">
            <text:p>0.874</text:p>
          </table:table-cell>
          <table:table-cell table:formula="of:=ROUND(AVERAGEIFS([$test_results_with_conv.G$2:.G$501];[$test_results_with_conv.$A$2:.$A$501];[.$A47];[$test_results_with_conv.$B$2:.$B$501];[.$B47]); 2)" office:value-type="float" office:value="21.61" calcext:value-type="float">
            <text:p>21.61</text:p>
          </table:table-cell>
          <table:table-cell table:number-matrix-columns-spanned="1" table:number-matrix-rows-spanned="1" table:formula="of:=ROUND(STDEV(IF(IF([.$A47]=[$test_results_with_conv.$A$2:.$A$501];1;0);IF([.$B47]=[$test_results_with_conv.$B$2:.$B$501];[$test_results_with_conv.$C$2:.$C$501];&quot;&quot;);&quot;&quot;));4)" office:value-type="float" office:value="0.0129" calcext:value-type="float">
            <text:p>0.0129</text:p>
          </table:table-cell>
          <table:table-cell table:number-columns-repeated="16"/>
        </table:table-row>
        <table:table-row table:style-name="ro1">
          <table:table-cell table:formula="of:=[test_results_with_conv.A233]" office:value-type="string" office:string-value="DiffYRelu_0.5" calcext:value-type="string">
            <text:p>DiffYRelu_0.5</text:p>
          </table:table-cell>
          <table:table-cell table:formula="of:=[test_results_with_conv.B22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48];[$test_results_with_conv.$B$2:.$B$501];[.$B48]); 2)" office:value-type="float" office:value="0.75" calcext:value-type="float">
            <text:p>0.75</text:p>
          </table:table-cell>
          <table:table-cell table:formula="of:=ROUND(AVERAGEIFS([$test_results_with_conv.D$2:.D$501];[$test_results_with_conv.$A$2:.$A$501];[.$A48];[$test_results_with_conv.$B$2:.$B$501];[.$B48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48];[$test_results_with_conv.$B$2:.$B$501];[.$B48]); 3)" office:value-type="float" office:value="0.75" calcext:value-type="float">
            <text:p>0.75</text:p>
          </table:table-cell>
          <table:table-cell table:formula="of:=ROUND(AVERAGEIFS([$test_results_with_conv.F$2:.F$501];[$test_results_with_conv.$A$2:.$A$501];[.$A48];[$test_results_with_conv.$B$2:.$B$501];[.$B48]); 3)" office:value-type="float" office:value="0.684" calcext:value-type="float">
            <text:p>0.684</text:p>
          </table:table-cell>
          <table:table-cell table:formula="of:=ROUND(AVERAGEIFS([$test_results_with_conv.G$2:.G$501];[$test_results_with_conv.$A$2:.$A$501];[.$A48];[$test_results_with_conv.$B$2:.$B$501];[.$B48]); 2)" office:value-type="float" office:value="21.87" calcext:value-type="float">
            <text:p>21.87</text:p>
          </table:table-cell>
          <table:table-cell table:number-matrix-columns-spanned="1" table:number-matrix-rows-spanned="1" table:formula="of:=ROUND(STDEV(IF(IF([.$A48]=[$test_results_with_conv.$A$2:.$A$501];1;0);IF([.$B48]=[$test_results_with_conv.$B$2:.$B$501];[$test_results_with_conv.$C$2:.$C$501];&quot;&quot;);&quot;&quot;));4)" office:value-type="float" office:value="0.0055" calcext:value-type="float">
            <text:p>0.0055</text:p>
          </table:table-cell>
          <table:table-cell table:number-columns-repeated="16"/>
        </table:table-row>
        <table:table-row table:style-name="ro1">
          <table:table-cell table:formula="of:=[test_results_with_conv.A239]" office:value-type="string" office:string-value="DiffYRelu_0.5" calcext:value-type="string">
            <text:p>DiffYRelu_0.5</text:p>
          </table:table-cell>
          <table:table-cell table:formula="of:=[test_results_with_conv.B22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49];[$test_results_with_conv.$B$2:.$B$501];[.$B49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49];[$test_results_with_conv.$B$2:.$B$501];[.$B49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49];[$test_results_with_conv.$B$2:.$B$501];[.$B49]); 3)" office:value-type="float" office:value="0.634" calcext:value-type="float">
            <text:p>0.634</text:p>
          </table:table-cell>
          <table:table-cell table:formula="of:=ROUND(AVERAGEIFS([$test_results_with_conv.F$2:.F$501];[$test_results_with_conv.$A$2:.$A$501];[.$A49];[$test_results_with_conv.$B$2:.$B$501];[.$B49]); 3)" office:value-type="float" office:value="0.614" calcext:value-type="float">
            <text:p>0.614</text:p>
          </table:table-cell>
          <table:table-cell table:formula="of:=ROUND(AVERAGEIFS([$test_results_with_conv.G$2:.G$501];[$test_results_with_conv.$A$2:.$A$501];[.$A49];[$test_results_with_conv.$B$2:.$B$501];[.$B49]); 2)" office:value-type="float" office:value="21.85" calcext:value-type="float">
            <text:p>21.85</text:p>
          </table:table-cell>
          <table:table-cell table:number-matrix-columns-spanned="1" table:number-matrix-rows-spanned="1" table:formula="of:=ROUND(STDEV(IF(IF([.$A49]=[$test_results_with_conv.$A$2:.$A$501];1;0);IF([.$B49]=[$test_results_with_conv.$B$2:.$B$501];[$test_results_with_conv.$C$2:.$C$501];&quot;&quot;);&quot;&quot;));4)" office:value-type="float" office:value="0.0057" calcext:value-type="float">
            <text:p>0.0057</text:p>
          </table:table-cell>
          <table:table-cell table:number-columns-repeated="16"/>
        </table:table-row>
        <table:table-row table:style-name="ro1">
          <table:table-cell table:formula="of:=[test_results_with_conv.A245]" office:value-type="string" office:string-value="DiffYRelu_0.5" calcext:value-type="string">
            <text:p>DiffYRelu_0.5</text:p>
          </table:table-cell>
          <table:table-cell table:formula="of:=[test_results_with_conv.B23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50];[$test_results_with_conv.$B$2:.$B$501];[.$B50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50];[$test_results_with_conv.$B$2:.$B$501];[.$B50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50];[$test_results_with_conv.$B$2:.$B$501];[.$B50]); 3)" office:value-type="float" office:value="0.578" calcext:value-type="float">
            <text:p>0.578</text:p>
          </table:table-cell>
          <table:table-cell table:formula="of:=ROUND(AVERAGEIFS([$test_results_with_conv.F$2:.F$501];[$test_results_with_conv.$A$2:.$A$501];[.$A50];[$test_results_with_conv.$B$2:.$B$501];[.$B50]); 3)" office:value-type="float" office:value="0.571" calcext:value-type="float">
            <text:p>0.571</text:p>
          </table:table-cell>
          <table:table-cell table:formula="of:=ROUND(AVERAGEIFS([$test_results_with_conv.G$2:.G$501];[$test_results_with_conv.$A$2:.$A$501];[.$A50];[$test_results_with_conv.$B$2:.$B$501];[.$B50]); 2)" office:value-type="float" office:value="22.04" calcext:value-type="float">
            <text:p>22.04</text:p>
          </table:table-cell>
          <table:table-cell table:number-matrix-columns-spanned="1" table:number-matrix-rows-spanned="1" table:formula="of:=ROUND(STDEV(IF(IF([.$A50]=[$test_results_with_conv.$A$2:.$A$501];1;0);IF([.$B50]=[$test_results_with_conv.$B$2:.$B$501];[$test_results_with_conv.$C$2:.$C$501];&quot;&quot;);&quot;&quot;));4)" office:value-type="float" office:value="0.0047" calcext:value-type="float">
            <text:p>0.0047</text:p>
          </table:table-cell>
          <table:table-cell table:number-columns-repeated="16"/>
        </table:table-row>
        <table:table-row table:style-name="ro1">
          <table:table-cell table:formula="of:=[test_results_with_conv.A251]" office:value-type="string" office:string-value="DiffYRelu_0.5" calcext:value-type="string">
            <text:p>DiffYRelu_0.5</text:p>
          </table:table-cell>
          <table:table-cell table:formula="of:=[test_results_with_conv.B23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51];[$test_results_with_conv.$B$2:.$B$501];[.$B51]); 2)" office:value-type="float" office:value="0.81" calcext:value-type="float">
            <text:p>0.81</text:p>
          </table:table-cell>
          <table:table-cell table:formula="of:=ROUND(AVERAGEIFS([$test_results_with_conv.D$2:.D$501];[$test_results_with_conv.$A$2:.$A$501];[.$A51];[$test_results_with_conv.$B$2:.$B$501];[.$B51]); 2)" office:value-type="float" office:value="0.8" calcext:value-type="float">
            <text:p>0.8</text:p>
          </table:table-cell>
          <table:table-cell table:formula="of:=ROUND(AVERAGEIFS([$test_results_with_conv.E$2:.E$501];[$test_results_with_conv.$A$2:.$A$501];[.$A51];[$test_results_with_conv.$B$2:.$B$501];[.$B51]); 3)" office:value-type="float" office:value="0.54" calcext:value-type="float">
            <text:p>0.54</text:p>
          </table:table-cell>
          <table:table-cell table:formula="of:=ROUND(AVERAGEIFS([$test_results_with_conv.F$2:.F$501];[$test_results_with_conv.$A$2:.$A$501];[.$A51];[$test_results_with_conv.$B$2:.$B$501];[.$B51]); 3)" office:value-type="float" office:value="0.542" calcext:value-type="float">
            <text:p>0.542</text:p>
          </table:table-cell>
          <table:table-cell table:formula="of:=ROUND(AVERAGEIFS([$test_results_with_conv.G$2:.G$501];[$test_results_with_conv.$A$2:.$A$501];[.$A51];[$test_results_with_conv.$B$2:.$B$501];[.$B51]); 2)" office:value-type="float" office:value="22.04" calcext:value-type="float">
            <text:p>22.04</text:p>
          </table:table-cell>
          <table:table-cell table:number-matrix-columns-spanned="1" table:number-matrix-rows-spanned="1" table:formula="of:=ROUND(STDEV(IF(IF([.$A51]=[$test_results_with_conv.$A$2:.$A$501];1;0);IF([.$B51]=[$test_results_with_conv.$B$2:.$B$501];[$test_results_with_conv.$C$2: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252]" office:value-type="string" office:string-value="DiffYRelu_0.75" calcext:value-type="string">
            <text:p>DiffYRelu_0.75</text:p>
          </table:table-cell>
          <table:table-cell table:formula="of:=[test_results_with_conv.B25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52];[$test_results_with_conv.$B$2:.$B$501];[.$B52]); 2)" office:value-type="float" office:value="0.67" calcext:value-type="float">
            <text:p>0.67</text:p>
          </table:table-cell>
          <table:table-cell table:formula="of:=ROUND(AVERAGEIFS([$test_results_with_conv.D$2:.D$501];[$test_results_with_conv.$A$2:.$A$501];[.$A52];[$test_results_with_conv.$B$2:.$B$501];[.$B52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52];[$test_results_with_conv.$B$2:.$B$501];[.$B52]); 3)" office:value-type="float" office:value="1.172" calcext:value-type="float">
            <text:p>1.172</text:p>
          </table:table-cell>
          <table:table-cell table:formula="of:=ROUND(AVERAGEIFS([$test_results_with_conv.F$2:.F$501];[$test_results_with_conv.$A$2:.$A$501];[.$A52];[$test_results_with_conv.$B$2:.$B$501];[.$B52]); 3)" office:value-type="float" office:value="0.772" calcext:value-type="float">
            <text:p>0.772</text:p>
          </table:table-cell>
          <table:table-cell table:formula="of:=ROUND(AVERAGEIFS([$test_results_with_conv.G$2:.G$501];[$test_results_with_conv.$A$2:.$A$501];[.$A52];[$test_results_with_conv.$B$2:.$B$501];[.$B52]); 2)" office:value-type="float" office:value="21.14" calcext:value-type="float">
            <text:p>21.14</text:p>
          </table:table-cell>
          <table:table-cell table:number-matrix-columns-spanned="1" table:number-matrix-rows-spanned="1" table:formula="of:=ROUND(STDEV(IF(IF([.$A52]=[$test_results_with_conv.$A$2:.$A$501];1;0);IF([.$B52]=[$test_results_with_conv.$B$2:.$B$501];[$test_results_with_conv.$C$2:.$C$501];&quot;&quot;);&quot;&quot;));4)" office:value-type="float" office:value="0.006" calcext:value-type="float">
            <text:p>0.006</text:p>
          </table:table-cell>
          <table:table-cell table:number-columns-repeated="16"/>
        </table:table-row>
        <table:table-row table:style-name="ro1">
          <table:table-cell table:formula="of:=[test_results_with_conv.A258]" office:value-type="string" office:string-value="DiffYRelu_0.75" calcext:value-type="string">
            <text:p>DiffYRelu_0.75</text:p>
          </table:table-cell>
          <table:table-cell table:formula="of:=[test_results_with_conv.B25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53];[$test_results_with_conv.$B$2:.$B$501];[.$B53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53];[$test_results_with_conv.$B$2:.$B$501];[.$B53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53];[$test_results_with_conv.$B$2:.$B$501];[.$B53]); 3)" office:value-type="float" office:value="0.678" calcext:value-type="float">
            <text:p>0.678</text:p>
          </table:table-cell>
          <table:table-cell table:formula="of:=ROUND(AVERAGEIFS([$test_results_with_conv.F$2:.F$501];[$test_results_with_conv.$A$2:.$A$501];[.$A53];[$test_results_with_conv.$B$2:.$B$501];[.$B53]); 3)" office:value-type="float" office:value="0.628" calcext:value-type="float">
            <text:p>0.628</text:p>
          </table:table-cell>
          <table:table-cell table:formula="of:=ROUND(AVERAGEIFS([$test_results_with_conv.G$2:.G$501];[$test_results_with_conv.$A$2:.$A$501];[.$A53];[$test_results_with_conv.$B$2:.$B$501];[.$B53]); 2)" office:value-type="float" office:value="21.18" calcext:value-type="float">
            <text:p>21.18</text:p>
          </table:table-cell>
          <table:table-cell table:number-matrix-columns-spanned="1" table:number-matrix-rows-spanned="1" table:formula="of:=ROUND(STDEV(IF(IF([.$A53]=[$test_results_with_conv.$A$2:.$A$501];1;0);IF([.$B53]=[$test_results_with_conv.$B$2:.$B$501];[$test_results_with_conv.$C$2: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264]" office:value-type="string" office:string-value="DiffYRelu_0.75" calcext:value-type="string">
            <text:p>DiffYRelu_0.75</text:p>
          </table:table-cell>
          <table:table-cell table:formula="of:=[test_results_with_conv.B25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54];[$test_results_with_conv.$B$2:.$B$501];[.$B54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54];[$test_results_with_conv.$B$2:.$B$501];[.$B54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54];[$test_results_with_conv.$B$2:.$B$501];[.$B54]); 3)" office:value-type="float" office:value="0.582" calcext:value-type="float">
            <text:p>0.582</text:p>
          </table:table-cell>
          <table:table-cell table:formula="of:=ROUND(AVERAGEIFS([$test_results_with_conv.F$2:.F$501];[$test_results_with_conv.$A$2:.$A$501];[.$A54];[$test_results_with_conv.$B$2:.$B$501];[.$B54]); 3)" office:value-type="float" office:value="0.566" calcext:value-type="float">
            <text:p>0.566</text:p>
          </table:table-cell>
          <table:table-cell table:formula="of:=ROUND(AVERAGEIFS([$test_results_with_conv.G$2:.G$501];[$test_results_with_conv.$A$2:.$A$501];[.$A54];[$test_results_with_conv.$B$2:.$B$501];[.$B54]); 2)" office:value-type="float" office:value="21.41" calcext:value-type="float">
            <text:p>21.41</text:p>
          </table:table-cell>
          <table:table-cell table:number-matrix-columns-spanned="1" table:number-matrix-rows-spanned="1" table:formula="of:=ROUND(STDEV(IF(IF([.$A54]=[$test_results_with_conv.$A$2:.$A$501];1;0);IF([.$B54]=[$test_results_with_conv.$B$2:.$B$501];[$test_results_with_conv.$C$2:.$C$501];&quot;&quot;);&quot;&quot;));4)" office:value-type="float" office:value="0.0046" calcext:value-type="float">
            <text:p>0.0046</text:p>
          </table:table-cell>
          <table:table-cell table:number-columns-repeated="16"/>
        </table:table-row>
        <table:table-row table:style-name="ro1">
          <table:table-cell table:formula="of:=[test_results_with_conv.A270]" office:value-type="string" office:string-value="DiffYRelu_0.75" calcext:value-type="string">
            <text:p>DiffYRelu_0.75</text:p>
          </table:table-cell>
          <table:table-cell table:formula="of:=[test_results_with_conv.B25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55];[$test_results_with_conv.$B$2:.$B$501];[.$B55]); 2)" office:value-type="float" office:value="0.81" calcext:value-type="float">
            <text:p>0.81</text:p>
          </table:table-cell>
          <table:table-cell table:formula="of:=ROUND(AVERAGEIFS([$test_results_with_conv.D$2:.D$501];[$test_results_with_conv.$A$2:.$A$501];[.$A55];[$test_results_with_conv.$B$2:.$B$501];[.$B55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55];[$test_results_with_conv.$B$2:.$B$501];[.$B55]); 3)" office:value-type="float" office:value="0.53" calcext:value-type="float">
            <text:p>0.53</text:p>
          </table:table-cell>
          <table:table-cell table:formula="of:=ROUND(AVERAGEIFS([$test_results_with_conv.F$2:.F$501];[$test_results_with_conv.$A$2:.$A$501];[.$A55];[$test_results_with_conv.$B$2:.$B$501];[.$B55]); 3)" office:value-type="float" office:value="0.531" calcext:value-type="float">
            <text:p>0.531</text:p>
          </table:table-cell>
          <table:table-cell table:formula="of:=ROUND(AVERAGEIFS([$test_results_with_conv.G$2:.G$501];[$test_results_with_conv.$A$2:.$A$501];[.$A55];[$test_results_with_conv.$B$2:.$B$501];[.$B55]); 2)" office:value-type="float" office:value="21.51" calcext:value-type="float">
            <text:p>21.51</text:p>
          </table:table-cell>
          <table:table-cell table:number-matrix-columns-spanned="1" table:number-matrix-rows-spanned="1" table:formula="of:=ROUND(STDEV(IF(IF([.$A55]=[$test_results_with_conv.$A$2:.$A$501];1;0);IF([.$B55]=[$test_results_with_conv.$B$2:.$B$501];[$test_results_with_conv.$C$2: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276]" office:value-type="string" office:string-value="DiffYRelu_0.75" calcext:value-type="string">
            <text:p>DiffYRelu_0.75</text:p>
          </table:table-cell>
          <table:table-cell table:formula="of:=[test_results_with_conv.B25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56];[$test_results_with_conv.$B$2:.$B$501];[.$B56]); 2)" office:value-type="float" office:value="0.82" calcext:value-type="float">
            <text:p>0.82</text:p>
          </table:table-cell>
          <table:table-cell table:formula="of:=ROUND(AVERAGEIFS([$test_results_with_conv.D$2:.D$501];[$test_results_with_conv.$A$2:.$A$501];[.$A56];[$test_results_with_conv.$B$2:.$B$501];[.$B56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56];[$test_results_with_conv.$B$2:.$B$501];[.$B56]); 3)" office:value-type="float" office:value="0.499" calcext:value-type="float">
            <text:p>0.499</text:p>
          </table:table-cell>
          <table:table-cell table:formula="of:=ROUND(AVERAGEIFS([$test_results_with_conv.F$2:.F$501];[$test_results_with_conv.$A$2:.$A$501];[.$A56];[$test_results_with_conv.$B$2:.$B$501];[.$B56]); 3)" office:value-type="float" office:value="0.51" calcext:value-type="float">
            <text:p>0.51</text:p>
          </table:table-cell>
          <table:table-cell table:formula="of:=ROUND(AVERAGEIFS([$test_results_with_conv.G$2:.G$501];[$test_results_with_conv.$A$2:.$A$501];[.$A56];[$test_results_with_conv.$B$2:.$B$501];[.$B56]); 2)" office:value-type="float" office:value="21.46" calcext:value-type="float">
            <text:p>21.46</text:p>
          </table:table-cell>
          <table:table-cell table:number-matrix-columns-spanned="1" table:number-matrix-rows-spanned="1" table:formula="of:=ROUND(STDEV(IF(IF([.$A56]=[$test_results_with_conv.$A$2:.$A$501];1;0);IF([.$B56]=[$test_results_with_conv.$B$2:.$B$501];[$test_results_with_conv.$C$2:.$C$501];&quot;&quot;);&quot;&quot;));4)" office:value-type="float" office:value="0.0039" calcext:value-type="float">
            <text:p>0.0039</text:p>
          </table:table-cell>
          <table:table-cell table:number-columns-repeated="16"/>
        </table:table-row>
        <table:table-row table:style-name="ro1">
          <table:table-cell table:formula="of:=[test_results_with_conv.A277]" office:value-type="string" office:string-value="DiffYRelu_1.0" calcext:value-type="string">
            <text:p>DiffYRelu_1.0</text:p>
          </table:table-cell>
          <table:table-cell table:formula="of:=[test_results_with_conv.B27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57];[$test_results_with_conv.$B$2:.$B$501];[.$B57]); 2)" office:value-type="float" office:value="0.69" calcext:value-type="float">
            <text:p>0.69</text:p>
          </table:table-cell>
          <table:table-cell table:formula="of:=ROUND(AVERAGEIFS([$test_results_with_conv.D$2:.D$501];[$test_results_with_conv.$A$2:.$A$501];[.$A57];[$test_results_with_conv.$B$2:.$B$501];[.$B57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57];[$test_results_with_conv.$B$2:.$B$501];[.$B57]); 3)" office:value-type="float" office:value="1.067" calcext:value-type="float">
            <text:p>1.067</text:p>
          </table:table-cell>
          <table:table-cell table:formula="of:=ROUND(AVERAGEIFS([$test_results_with_conv.F$2:.F$501];[$test_results_with_conv.$A$2:.$A$501];[.$A57];[$test_results_with_conv.$B$2:.$B$501];[.$B57]); 3)" office:value-type="float" office:value="0.719" calcext:value-type="float">
            <text:p>0.719</text:p>
          </table:table-cell>
          <table:table-cell table:formula="of:=ROUND(AVERAGEIFS([$test_results_with_conv.G$2:.G$501];[$test_results_with_conv.$A$2:.$A$501];[.$A57];[$test_results_with_conv.$B$2:.$B$501];[.$B57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57]=[$test_results_with_conv.$A$2:.$A$501];1;0);IF([.$B57]=[$test_results_with_conv.$B$2:.$B$501];[$test_results_with_conv.$C$2:.$C$501];&quot;&quot;);&quot;&quot;));4)" office:value-type="float" office:value="0.0091" calcext:value-type="float">
            <text:p>0.0091</text:p>
          </table:table-cell>
          <table:table-cell table:number-columns-repeated="16"/>
        </table:table-row>
        <table:table-row table:style-name="ro1">
          <table:table-cell table:formula="of:=[test_results_with_conv.A283]" office:value-type="string" office:string-value="DiffYRelu_1.0" calcext:value-type="string">
            <text:p>DiffYRelu_1.0</text:p>
          </table:table-cell>
          <table:table-cell table:formula="of:=[test_results_with_conv.B27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58];[$test_results_with_conv.$B$2:.$B$501];[.$B58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58];[$test_results_with_conv.$B$2:.$B$501];[.$B58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58];[$test_results_with_conv.$B$2:.$B$501];[.$B58]); 3)" office:value-type="float" office:value="0.636" calcext:value-type="float">
            <text:p>0.636</text:p>
          </table:table-cell>
          <table:table-cell table:formula="of:=ROUND(AVERAGEIFS([$test_results_with_conv.F$2:.F$501];[$test_results_with_conv.$A$2:.$A$501];[.$A58];[$test_results_with_conv.$B$2:.$B$501];[.$B58]); 3)" office:value-type="float" office:value="0.594" calcext:value-type="float">
            <text:p>0.594</text:p>
          </table:table-cell>
          <table:table-cell table:formula="of:=ROUND(AVERAGEIFS([$test_results_with_conv.G$2:.G$501];[$test_results_with_conv.$A$2:.$A$501];[.$A58];[$test_results_with_conv.$B$2:.$B$501];[.$B58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58]=[$test_results_with_conv.$A$2:.$A$501];1;0);IF([.$B58]=[$test_results_with_conv.$B$2:.$B$501];[$test_results_with_conv.$C$2:.$C$501];&quot;&quot;);&quot;&quot;));4)" office:value-type="float" office:value="0.0054" calcext:value-type="float">
            <text:p>0.0054</text:p>
          </table:table-cell>
          <table:table-cell table:number-columns-repeated="16"/>
        </table:table-row>
        <table:table-row table:style-name="ro1">
          <table:table-cell table:formula="of:=[test_results_with_conv.A289]" office:value-type="string" office:string-value="DiffYRelu_1.0" calcext:value-type="string">
            <text:p>DiffYRelu_1.0</text:p>
          </table:table-cell>
          <table:table-cell table:formula="of:=[test_results_with_conv.B27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59];[$test_results_with_conv.$B$2:.$B$501];[.$B59]); 2)" office:value-type="float" office:value="0.8" calcext:value-type="float">
            <text:p>0.8</text:p>
          </table:table-cell>
          <table:table-cell table:formula="of:=ROUND(AVERAGEIFS([$test_results_with_conv.D$2:.D$501];[$test_results_with_conv.$A$2:.$A$501];[.$A59];[$test_results_with_conv.$B$2:.$B$501];[.$B59]); 2)" office:value-type="float" office:value="0.8" calcext:value-type="float">
            <text:p>0.8</text:p>
          </table:table-cell>
          <table:table-cell table:formula="of:=ROUND(AVERAGEIFS([$test_results_with_conv.E$2:.E$501];[$test_results_with_conv.$A$2:.$A$501];[.$A59];[$test_results_with_conv.$B$2:.$B$501];[.$B59]); 3)" office:value-type="float" office:value="0.55" calcext:value-type="float">
            <text:p>0.55</text:p>
          </table:table-cell>
          <table:table-cell table:formula="of:=ROUND(AVERAGEIFS([$test_results_with_conv.F$2:.F$501];[$test_results_with_conv.$A$2:.$A$501];[.$A59];[$test_results_with_conv.$B$2:.$B$501];[.$B59]); 3)" office:value-type="float" office:value="0.542" calcext:value-type="float">
            <text:p>0.542</text:p>
          </table:table-cell>
          <table:table-cell table:formula="of:=ROUND(AVERAGEIFS([$test_results_with_conv.G$2:.G$501];[$test_results_with_conv.$A$2:.$A$501];[.$A59];[$test_results_with_conv.$B$2:.$B$501];[.$B59]); 2)" office:value-type="float" office:value="21.28" calcext:value-type="float">
            <text:p>21.28</text:p>
          </table:table-cell>
          <table:table-cell table:number-matrix-columns-spanned="1" table:number-matrix-rows-spanned="1" table:formula="of:=ROUND(STDEV(IF(IF([.$A59]=[$test_results_with_conv.$A$2:.$A$501];1;0);IF([.$B59]=[$test_results_with_conv.$B$2:.$B$501];[$test_results_with_conv.$C$2:.$C$501];&quot;&quot;);&quot;&quot;));4)" office:value-type="float" office:value="0.0046" calcext:value-type="float">
            <text:p>0.0046</text:p>
          </table:table-cell>
          <table:table-cell table:number-columns-repeated="16"/>
        </table:table-row>
        <table:table-row table:style-name="ro1">
          <table:table-cell table:formula="of:=[test_results_with_conv.A295]" office:value-type="string" office:string-value="DiffYRelu_1.0" calcext:value-type="string">
            <text:p>DiffYRelu_1.0</text:p>
          </table:table-cell>
          <table:table-cell table:formula="of:=[test_results_with_conv.B28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60];[$test_results_with_conv.$B$2:.$B$501];[.$B60]); 2)" office:value-type="float" office:value="0.82" calcext:value-type="float">
            <text:p>0.82</text:p>
          </table:table-cell>
          <table:table-cell table:formula="of:=ROUND(AVERAGEIFS([$test_results_with_conv.D$2:.D$501];[$test_results_with_conv.$A$2:.$A$501];[.$A60];[$test_results_with_conv.$B$2:.$B$501];[.$B60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60];[$test_results_with_conv.$B$2:.$B$501];[.$B60]); 3)" office:value-type="float" office:value="0.504" calcext:value-type="float">
            <text:p>0.504</text:p>
          </table:table-cell>
          <table:table-cell table:formula="of:=ROUND(AVERAGEIFS([$test_results_with_conv.F$2:.F$501];[$test_results_with_conv.$A$2:.$A$501];[.$A60];[$test_results_with_conv.$B$2:.$B$501];[.$B60]); 3)" office:value-type="float" office:value="0.512" calcext:value-type="float">
            <text:p>0.512</text:p>
          </table:table-cell>
          <table:table-cell table:formula="of:=ROUND(AVERAGEIFS([$test_results_with_conv.G$2:.G$501];[$test_results_with_conv.$A$2:.$A$501];[.$A60];[$test_results_with_conv.$B$2:.$B$501];[.$B60]); 2)" office:value-type="float" office:value="21.23" calcext:value-type="float">
            <text:p>21.23</text:p>
          </table:table-cell>
          <table:table-cell table:number-matrix-columns-spanned="1" table:number-matrix-rows-spanned="1" table:formula="of:=ROUND(STDEV(IF(IF([.$A60]=[$test_results_with_conv.$A$2:.$A$501];1;0);IF([.$B60]=[$test_results_with_conv.$B$2:.$B$501];[$test_results_with_conv.$C$2: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301]" office:value-type="string" office:string-value="DiffYRelu_1.0" calcext:value-type="string">
            <text:p>DiffYRelu_1.0</text:p>
          </table:table-cell>
          <table:table-cell table:formula="of:=[test_results_with_conv.B28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61];[$test_results_with_conv.$B$2:.$B$501];[.$B61]); 2)" office:value-type="float" office:value="0.83" calcext:value-type="float">
            <text:p>0.83</text:p>
          </table:table-cell>
          <table:table-cell table:formula="of:=ROUND(AVERAGEIFS([$test_results_with_conv.D$2:.D$501];[$test_results_with_conv.$A$2:.$A$501];[.$A61];[$test_results_with_conv.$B$2:.$B$501];[.$B61]); 2)" office:value-type="float" office:value="0.82" calcext:value-type="float">
            <text:p>0.82</text:p>
          </table:table-cell>
          <table:table-cell table:formula="of:=ROUND(AVERAGEIFS([$test_results_with_conv.E$2:.E$501];[$test_results_with_conv.$A$2:.$A$501];[.$A61];[$test_results_with_conv.$B$2:.$B$501];[.$B61]); 3)" office:value-type="float" office:value="0.474" calcext:value-type="float">
            <text:p>0.474</text:p>
          </table:table-cell>
          <table:table-cell table:formula="of:=ROUND(AVERAGEIFS([$test_results_with_conv.F$2:.F$501];[$test_results_with_conv.$A$2:.$A$501];[.$A61];[$test_results_with_conv.$B$2:.$B$501];[.$B61]); 3)" office:value-type="float" office:value="0.493" calcext:value-type="float">
            <text:p>0.493</text:p>
          </table:table-cell>
          <table:table-cell table:formula="of:=ROUND(AVERAGEIFS([$test_results_with_conv.G$2:.G$501];[$test_results_with_conv.$A$2:.$A$501];[.$A61];[$test_results_with_conv.$B$2:.$B$501];[.$B61]); 2)" office:value-type="float" office:value="21.28" calcext:value-type="float">
            <text:p>21.28</text:p>
          </table:table-cell>
          <table:table-cell table:number-matrix-columns-spanned="1" table:number-matrix-rows-spanned="1" table:formula="of:=ROUND(STDEV(IF(IF([.$A61]=[$test_results_with_conv.$A$2:.$A$501];1;0);IF([.$B61]=[$test_results_with_conv.$B$2:.$B$501];[$test_results_with_conv.$C$2: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302]" office:value-type="string" office:string-value="PosHill_0.25" calcext:value-type="string">
            <text:p>PosHill_0.25</text:p>
          </table:table-cell>
          <table:table-cell table:formula="of:=[test_results_with_conv.B30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62];[$test_results_with_conv.$B$2:.$B$501];[.$B62]); 2)" office:value-type="float" office:value="0.76" calcext:value-type="float">
            <text:p>0.76</text:p>
          </table:table-cell>
          <table:table-cell table:formula="of:=ROUND(AVERAGE([test_results_with_conv.D62];[test_results_with_conv.D67];[test_results_with_conv.D72];[test_results_with_conv.D77];[test_results_with_conv.D82]);2)" office:value-type="float" office:value="0.14" calcext:value-type="float">
            <text:p>0.14</text:p>
          </table:table-cell>
          <table:table-cell table:formula="of:=ROUND(AVERAGEIFS([$test_results_with_conv.E$2:.E$501];[$test_results_with_conv.$A$2:.$A$501];[.$A62];[$test_results_with_conv.$B$2:.$B$501];[.$B62]); 3)" office:value-type="float" office:value="0.898" calcext:value-type="float">
            <text:p>0.898</text:p>
          </table:table-cell>
          <table:table-cell table:formula="of:=ROUND(AVERAGEIFS([$test_results_with_conv.F$2:.F$501];[$test_results_with_conv.$A$2:.$A$501];[.$A62];[$test_results_with_conv.$B$2:.$B$501];[.$B62]); 3)" office:value-type="float" office:value="0.653" calcext:value-type="float">
            <text:p>0.653</text:p>
          </table:table-cell>
          <table:table-cell table:formula="of:=ROUND(AVERAGEIFS([$test_results_with_conv.G$2:.G$501];[$test_results_with_conv.$A$2:.$A$501];[.$A62];[$test_results_with_conv.$B$2:.$B$501];[.$B62]); 2)" office:value-type="float" office:value="13.4" calcext:value-type="float">
            <text:p>13.4</text:p>
          </table:table-cell>
          <table:table-cell table:number-matrix-columns-spanned="1" table:number-matrix-rows-spanned="1" table:formula="of:=ROUND(STDEV(IF(IF([.$A62]=[$test_results_with_conv.$A$2:.$A$501];1;0);IF([.$B62]=[$test_results_with_conv.$B$2:.$B$501];[$test_results_with_conv.$C$2:.$C$501];&quot;&quot;);&quot;&quot;));4)" office:value-type="float" office:value="0.0066" calcext:value-type="float">
            <text:p>0.0066</text:p>
          </table:table-cell>
          <table:table-cell table:number-columns-repeated="16"/>
        </table:table-row>
        <table:table-row table:style-name="ro1">
          <table:table-cell table:formula="of:=[test_results_with_conv.A308]" office:value-type="string" office:string-value="PosHill_0.25" calcext:value-type="string">
            <text:p>PosHill_0.25</text:p>
          </table:table-cell>
          <table:table-cell table:formula="of:=[test_results_with_conv.B30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63];[$test_results_with_conv.$B$2:.$B$501];[.$B63]); 2)" office:value-type="float" office:value="0.84" calcext:value-type="float">
            <text:p>0.84</text:p>
          </table:table-cell>
          <table:table-cell table:formula="of:=ROUND(AVERAGEIFS([$test_results_with_conv.D$2:.D$501];[$test_results_with_conv.$A$2:.$A$501];[.$A63];[$test_results_with_conv.$B$2:.$B$501];[.$B63]); 2)" office:value-type="float" office:value="0.84" calcext:value-type="float">
            <text:p>0.84</text:p>
          </table:table-cell>
          <table:table-cell table:formula="of:=ROUND(AVERAGEIFS([$test_results_with_conv.E$2:.E$501];[$test_results_with_conv.$A$2:.$A$501];[.$A63];[$test_results_with_conv.$B$2:.$B$501];[.$B63]); 3)" office:value-type="float" office:value="0.54" calcext:value-type="float">
            <text:p>0.54</text:p>
          </table:table-cell>
          <table:table-cell table:formula="of:=ROUND(AVERAGEIFS([$test_results_with_conv.F$2:.F$501];[$test_results_with_conv.$A$2:.$A$501];[.$A63];[$test_results_with_conv.$B$2:.$B$501];[.$B63]); 3)" office:value-type="float" office:value="0.531" calcext:value-type="float">
            <text:p>0.531</text:p>
          </table:table-cell>
          <table:table-cell table:formula="of:=ROUND(AVERAGEIFS([$test_results_with_conv.G$2:.G$501];[$test_results_with_conv.$A$2:.$A$501];[.$A63];[$test_results_with_conv.$B$2:.$B$501];[.$B63]); 2)" office:value-type="float" office:value="13.37" calcext:value-type="float">
            <text:p>13.37</text:p>
          </table:table-cell>
          <table:table-cell table:number-matrix-columns-spanned="1" table:number-matrix-rows-spanned="1" table:formula="of:=ROUND(STDEV(IF(IF([.$A63]=[$test_results_with_conv.$A$2:.$A$501];1;0);IF([.$B63]=[$test_results_with_conv.$B$2:.$B$501];[$test_results_with_conv.$C$2:.$C$501];&quot;&quot;);&quot;&quot;));4)" office:value-type="float" office:value="0.0041" calcext:value-type="float">
            <text:p>0.0041</text:p>
          </table:table-cell>
          <table:table-cell table:number-columns-repeated="16"/>
        </table:table-row>
        <table:table-row table:style-name="ro1">
          <table:table-cell table:formula="of:=[test_results_with_conv.A314]" office:value-type="string" office:string-value="PosHill_0.25" calcext:value-type="string">
            <text:p>PosHill_0.25</text:p>
          </table:table-cell>
          <table:table-cell table:formula="of:=[test_results_with_conv.B30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64];[$test_results_with_conv.$B$2:.$B$501];[.$B64]); 2)" office:value-type="float" office:value="0.87" calcext:value-type="float">
            <text:p>0.87</text:p>
          </table:table-cell>
          <table:table-cell table:formula="of:=ROUND(AVERAGEIFS([$test_results_with_conv.D$2:.D$501];[$test_results_with_conv.$A$2:.$A$501];[.$A64];[$test_results_with_conv.$B$2:.$B$501];[.$B64]); 2)" office:value-type="float" office:value="0.85" calcext:value-type="float">
            <text:p>0.85</text:p>
          </table:table-cell>
          <table:table-cell table:formula="of:=ROUND(AVERAGEIFS([$test_results_with_conv.E$2:.E$501];[$test_results_with_conv.$A$2:.$A$501];[.$A64];[$test_results_with_conv.$B$2:.$B$501];[.$B64]); 3)" office:value-type="float" office:value="0.428" calcext:value-type="float">
            <text:p>0.428</text:p>
          </table:table-cell>
          <table:table-cell table:formula="of:=ROUND(AVERAGEIFS([$test_results_with_conv.F$2:.F$501];[$test_results_with_conv.$A$2:.$A$501];[.$A64];[$test_results_with_conv.$B$2:.$B$501];[.$B64]); 3)" office:value-type="float" office:value="0.46" calcext:value-type="float">
            <text:p>0.46</text:p>
          </table:table-cell>
          <table:table-cell table:formula="of:=ROUND(AVERAGEIFS([$test_results_with_conv.G$2:.G$501];[$test_results_with_conv.$A$2:.$A$501];[.$A64];[$test_results_with_conv.$B$2:.$B$501];[.$B64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64]=[$test_results_with_conv.$A$2:.$A$501];1;0);IF([.$B64]=[$test_results_with_conv.$B$2:.$B$501];[$test_results_with_conv.$C$2: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320]" office:value-type="string" office:string-value="PosHill_0.25" calcext:value-type="string">
            <text:p>PosHill_0.25</text:p>
          </table:table-cell>
          <table:table-cell table:formula="of:=[test_results_with_conv.B30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65];[$test_results_with_conv.$B$2:.$B$501];[.$B65]); 2)" office:value-type="float" office:value="0.89" calcext:value-type="float">
            <text:p>0.89</text:p>
          </table:table-cell>
          <table:table-cell table:formula="of:=ROUND(AVERAGEIFS([$test_results_with_conv.D$2:.D$501];[$test_results_with_conv.$A$2:.$A$501];[.$A65];[$test_results_with_conv.$B$2:.$B$501];[.$B65]); 2)" office:value-type="float" office:value="0.86" calcext:value-type="float">
            <text:p>0.86</text:p>
          </table:table-cell>
          <table:table-cell table:formula="of:=ROUND(AVERAGEIFS([$test_results_with_conv.E$2:.E$501];[$test_results_with_conv.$A$2:.$A$501];[.$A65];[$test_results_with_conv.$B$2:.$B$501];[.$B65]); 3)" office:value-type="float" office:value="0.356" calcext:value-type="float">
            <text:p>0.356</text:p>
          </table:table-cell>
          <table:table-cell table:formula="of:=ROUND(AVERAGEIFS([$test_results_with_conv.F$2:.F$501];[$test_results_with_conv.$A$2:.$A$501];[.$A65];[$test_results_with_conv.$B$2:.$B$501];[.$B65]); 3)" office:value-type="float" office:value="0.417" calcext:value-type="float">
            <text:p>0.417</text:p>
          </table:table-cell>
          <table:table-cell table:formula="of:=ROUND(AVERAGEIFS([$test_results_with_conv.G$2:.G$501];[$test_results_with_conv.$A$2:.$A$501];[.$A65];[$test_results_with_conv.$B$2:.$B$501];[.$B65]); 2)" office:value-type="float" office:value="13.49" calcext:value-type="float">
            <text:p>13.49</text:p>
          </table:table-cell>
          <table:table-cell table:number-matrix-columns-spanned="1" table:number-matrix-rows-spanned="1" table:formula="of:=ROUND(STDEV(IF(IF([.$A65]=[$test_results_with_conv.$A$2:.$A$501];1;0);IF([.$B65]=[$test_results_with_conv.$B$2:.$B$501];[$test_results_with_conv.$C$2: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326]" office:value-type="string" office:string-value="PosHill_0.25" calcext:value-type="string">
            <text:p>PosHill_0.25</text:p>
          </table:table-cell>
          <table:table-cell table:formula="of:=[test_results_with_conv.B30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66];[$test_results_with_conv.$B$2:.$B$501];[.$B66]); 2)" office:value-type="float" office:value="0.9" calcext:value-type="float">
            <text:p>0.9</text:p>
          </table:table-cell>
          <table:table-cell table:formula="of:=ROUND(AVERAGEIFS([$test_results_with_conv.D$2:.D$501];[$test_results_with_conv.$A$2:.$A$501];[.$A66];[$test_results_with_conv.$B$2:.$B$501];[.$B66]); 2)" office:value-type="float" office:value="0.87" calcext:value-type="float">
            <text:p>0.87</text:p>
          </table:table-cell>
          <table:table-cell table:formula="of:=ROUND(AVERAGEIFS([$test_results_with_conv.E$2:.E$501];[$test_results_with_conv.$A$2:.$A$501];[.$A66];[$test_results_with_conv.$B$2:.$B$501];[.$B66]); 3)" office:value-type="float" office:value="0.303" calcext:value-type="float">
            <text:p>0.303</text:p>
          </table:table-cell>
          <table:table-cell table:formula="of:=ROUND(AVERAGEIFS([$test_results_with_conv.F$2:.F$501];[$test_results_with_conv.$A$2:.$A$501];[.$A66];[$test_results_with_conv.$B$2:.$B$501];[.$B66]); 3)" office:value-type="float" office:value="0.381" calcext:value-type="float">
            <text:p>0.381</text:p>
          </table:table-cell>
          <table:table-cell table:formula="of:=ROUND(AVERAGEIFS([$test_results_with_conv.G$2:.G$501];[$test_results_with_conv.$A$2:.$A$501];[.$A66];[$test_results_with_conv.$B$2:.$B$501];[.$B66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66]=[$test_results_with_conv.$A$2:.$A$501];1;0);IF([.$B66]=[$test_results_with_conv.$B$2:.$B$501];[$test_results_with_conv.$C$2:.$C$501];&quot;&quot;);&quot;&quot;));4)" office:value-type="float" office:value="0.0048" calcext:value-type="float">
            <text:p>0.0048</text:p>
          </table:table-cell>
          <table:table-cell table:number-columns-repeated="16"/>
        </table:table-row>
        <table:table-row table:style-name="ro1">
          <table:table-cell table:formula="of:=[test_results_with_conv.A327]" office:value-type="string" office:string-value="PosHill_0.5" calcext:value-type="string">
            <text:p>PosHill_0.5</text:p>
          </table:table-cell>
          <table:table-cell table:formula="of:=[test_results_with_conv.B32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67];[$test_results_with_conv.$B$2:.$B$501];[.$B67]); 2)" office:value-type="float" office:value="0.74" calcext:value-type="float">
            <text:p>0.74</text:p>
          </table:table-cell>
          <table:table-cell table:formula="of:=ROUND(AVERAGEIFS([$test_results_with_conv.D$2:.D$501];[$test_results_with_conv.$A$2:.$A$501];[.$A67];[$test_results_with_conv.$B$2:.$B$501];[.$B67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67];[$test_results_with_conv.$B$2:.$B$501];[.$B67]); 3)" office:value-type="float" office:value="0.975" calcext:value-type="float">
            <text:p>0.975</text:p>
          </table:table-cell>
          <table:table-cell table:formula="of:=ROUND(AVERAGEIFS([$test_results_with_conv.F$2:.F$501];[$test_results_with_conv.$A$2:.$A$501];[.$A67];[$test_results_with_conv.$B$2:.$B$501];[.$B67]); 3)" office:value-type="float" office:value="0.679" calcext:value-type="float">
            <text:p>0.679</text:p>
          </table:table-cell>
          <table:table-cell table:formula="of:=ROUND(AVERAGEIFS([$test_results_with_conv.G$2:.G$501];[$test_results_with_conv.$A$2:.$A$501];[.$A67];[$test_results_with_conv.$B$2:.$B$501];[.$B67]); 2)" office:value-type="float" office:value="13.38" calcext:value-type="float">
            <text:p>13.38</text:p>
          </table:table-cell>
          <table:table-cell table:number-matrix-columns-spanned="1" table:number-matrix-rows-spanned="1" table:formula="of:=ROUND(STDEV(IF(IF([.$A67]=[$test_results_with_conv.$A$2:.$A$501];1;0);IF([.$B67]=[$test_results_with_conv.$B$2:.$B$501];[$test_results_with_conv.$C$2: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333]" office:value-type="string" office:string-value="PosHill_0.5" calcext:value-type="string">
            <text:p>PosHill_0.5</text:p>
          </table:table-cell>
          <table:table-cell table:formula="of:=[test_results_with_conv.B32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68];[$test_results_with_conv.$B$2:.$B$501];[.$B68]); 2)" office:value-type="float" office:value="0.82" calcext:value-type="float">
            <text:p>0.82</text:p>
          </table:table-cell>
          <table:table-cell table:formula="of:=ROUND(AVERAGEIFS([$test_results_with_conv.D$2:.D$501];[$test_results_with_conv.$A$2:.$A$501];[.$A68];[$test_results_with_conv.$B$2:.$B$501];[.$B68]); 2)" office:value-type="float" office:value="0.82" calcext:value-type="float">
            <text:p>0.82</text:p>
          </table:table-cell>
          <table:table-cell table:formula="of:=ROUND(AVERAGEIFS([$test_results_with_conv.E$2:.E$501];[$test_results_with_conv.$A$2:.$A$501];[.$A68];[$test_results_with_conv.$B$2:.$B$501];[.$B68]); 3)" office:value-type="float" office:value="0.577" calcext:value-type="float">
            <text:p>0.577</text:p>
          </table:table-cell>
          <table:table-cell table:formula="of:=ROUND(AVERAGEIFS([$test_results_with_conv.F$2:.F$501];[$test_results_with_conv.$A$2:.$A$501];[.$A68];[$test_results_with_conv.$B$2:.$B$501];[.$B68]); 3)" office:value-type="float" office:value="0.542" calcext:value-type="float">
            <text:p>0.542</text:p>
          </table:table-cell>
          <table:table-cell table:formula="of:=ROUND(AVERAGEIFS([$test_results_with_conv.G$2:.G$501];[$test_results_with_conv.$A$2:.$A$501];[.$A68];[$test_results_with_conv.$B$2:.$B$501];[.$B68]); 2)" office:value-type="float" office:value="13.34" calcext:value-type="float">
            <text:p>13.34</text:p>
          </table:table-cell>
          <table:table-cell table:number-matrix-columns-spanned="1" table:number-matrix-rows-spanned="1" table:formula="of:=ROUND(STDEV(IF(IF([.$A68]=[$test_results_with_conv.$A$2:.$A$501];1;0);IF([.$B68]=[$test_results_with_conv.$B$2:.$B$501];[$test_results_with_conv.$C$2: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339]" office:value-type="string" office:string-value="PosHill_0.5" calcext:value-type="string">
            <text:p>PosHill_0.5</text:p>
          </table:table-cell>
          <table:table-cell table:formula="of:=[test_results_with_conv.B32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69];[$test_results_with_conv.$B$2:.$B$501];[.$B69]); 2)" office:value-type="float" office:value="0.85" calcext:value-type="float">
            <text:p>0.85</text:p>
          </table:table-cell>
          <table:table-cell table:formula="of:=ROUND(AVERAGEIFS([$test_results_with_conv.D$2:.D$501];[$test_results_with_conv.$A$2:.$A$501];[.$A69];[$test_results_with_conv.$B$2:.$B$501];[.$B69]); 2)" office:value-type="float" office:value="0.84" calcext:value-type="float">
            <text:p>0.84</text:p>
          </table:table-cell>
          <table:table-cell table:formula="of:=ROUND(AVERAGEIFS([$test_results_with_conv.E$2:.E$501];[$test_results_with_conv.$A$2:.$A$501];[.$A69];[$test_results_with_conv.$B$2:.$B$501];[.$B69]); 3)" office:value-type="float" office:value="0.48" calcext:value-type="float">
            <text:p>0.48</text:p>
          </table:table-cell>
          <table:table-cell table:formula="of:=ROUND(AVERAGEIFS([$test_results_with_conv.F$2:.F$501];[$test_results_with_conv.$A$2:.$A$501];[.$A69];[$test_results_with_conv.$B$2:.$B$501];[.$B69]); 3)" office:value-type="float" office:value="0.484" calcext:value-type="float">
            <text:p>0.484</text:p>
          </table:table-cell>
          <table:table-cell table:formula="of:=ROUND(AVERAGEIFS([$test_results_with_conv.G$2:.G$501];[$test_results_with_conv.$A$2:.$A$501];[.$A69];[$test_results_with_conv.$B$2:.$B$501];[.$B69]); 2)" office:value-type="float" office:value="13.33" calcext:value-type="float">
            <text:p>13.33</text:p>
          </table:table-cell>
          <table:table-cell table:number-matrix-columns-spanned="1" table:number-matrix-rows-spanned="1" table:formula="of:=ROUND(STDEV(IF(IF([.$A69]=[$test_results_with_conv.$A$2:.$A$501];1;0);IF([.$B69]=[$test_results_with_conv.$B$2:.$B$501];[$test_results_with_conv.$C$2: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345]" office:value-type="string" office:string-value="PosHill_0.5" calcext:value-type="string">
            <text:p>PosHill_0.5</text:p>
          </table:table-cell>
          <table:table-cell table:formula="of:=[test_results_with_conv.B33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70];[$test_results_with_conv.$B$2:.$B$501];[.$B70]); 2)" office:value-type="float" office:value="0.86" calcext:value-type="float">
            <text:p>0.86</text:p>
          </table:table-cell>
          <table:table-cell table:formula="of:=ROUND(AVERAGEIFS([$test_results_with_conv.D$2:.D$501];[$test_results_with_conv.$A$2:.$A$501];[.$A70];[$test_results_with_conv.$B$2:.$B$501];[.$B70]); 2)" office:value-type="float" office:value="0.85" calcext:value-type="float">
            <text:p>0.85</text:p>
          </table:table-cell>
          <table:table-cell table:formula="of:=ROUND(AVERAGEIFS([$test_results_with_conv.E$2:.E$501];[$test_results_with_conv.$A$2:.$A$501];[.$A70];[$test_results_with_conv.$B$2:.$B$501];[.$B70]); 3)" office:value-type="float" office:value="0.429" calcext:value-type="float">
            <text:p>0.429</text:p>
          </table:table-cell>
          <table:table-cell table:formula="of:=ROUND(AVERAGEIFS([$test_results_with_conv.F$2:.F$501];[$test_results_with_conv.$A$2:.$A$501];[.$A70];[$test_results_with_conv.$B$2:.$B$501];[.$B70]); 3)" office:value-type="float" office:value="0.451" calcext:value-type="float">
            <text:p>0.451</text:p>
          </table:table-cell>
          <table:table-cell table:formula="of:=ROUND(AVERAGEIFS([$test_results_with_conv.G$2:.G$501];[$test_results_with_conv.$A$2:.$A$501];[.$A70];[$test_results_with_conv.$B$2:.$B$501];[.$B70]); 2)" office:value-type="float" office:value="13.36" calcext:value-type="float">
            <text:p>13.36</text:p>
          </table:table-cell>
          <table:table-cell table:number-matrix-columns-spanned="1" table:number-matrix-rows-spanned="1" table:formula="of:=ROUND(STDEV(IF(IF([.$A70]=[$test_results_with_conv.$A$2:.$A$501];1;0);IF([.$B70]=[$test_results_with_conv.$B$2:.$B$501];[$test_results_with_conv.$C$2: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351]" office:value-type="string" office:string-value="PosHill_0.5" calcext:value-type="string">
            <text:p>PosHill_0.5</text:p>
          </table:table-cell>
          <table:table-cell table:formula="of:=[test_results_with_conv.B33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71];[$test_results_with_conv.$B$2:.$B$501];[.$B71]); 2)" office:value-type="float" office:value="0.87" calcext:value-type="float">
            <text:p>0.87</text:p>
          </table:table-cell>
          <table:table-cell table:formula="of:=ROUND(AVERAGEIFS([$test_results_with_conv.D$2:.D$501];[$test_results_with_conv.$A$2:.$A$501];[.$A71];[$test_results_with_conv.$B$2:.$B$501];[.$B71]); 2)" office:value-type="float" office:value="0.85" calcext:value-type="float">
            <text:p>0.85</text:p>
          </table:table-cell>
          <table:table-cell table:formula="of:=ROUND(AVERAGEIFS([$test_results_with_conv.E$2:.E$501];[$test_results_with_conv.$A$2:.$A$501];[.$A71];[$test_results_with_conv.$B$2:.$B$501];[.$B71]); 3)" office:value-type="float" office:value="0.396" calcext:value-type="float">
            <text:p>0.396</text:p>
          </table:table-cell>
          <table:table-cell table:formula="of:=ROUND(AVERAGEIFS([$test_results_with_conv.F$2:.F$501];[$test_results_with_conv.$A$2:.$A$501];[.$A71];[$test_results_with_conv.$B$2:.$B$501];[.$B71]); 3)" office:value-type="float" office:value="0.428" calcext:value-type="float">
            <text:p>0.428</text:p>
          </table:table-cell>
          <table:table-cell table:formula="of:=ROUND(AVERAGEIFS([$test_results_with_conv.G$2:.G$501];[$test_results_with_conv.$A$2:.$A$501];[.$A71];[$test_results_with_conv.$B$2:.$B$501];[.$B71]); 2)" office:value-type="float" office:value="13.47" calcext:value-type="float">
            <text:p>13.47</text:p>
          </table:table-cell>
          <table:table-cell table:number-matrix-columns-spanned="1" table:number-matrix-rows-spanned="1" table:formula="of:=ROUND(STDEV(IF(IF([.$A71]=[$test_results_with_conv.$A$2:.$A$501];1;0);IF([.$B71]=[$test_results_with_conv.$B$2:.$B$501];[$test_results_with_conv.$C$2:.$C$501];&quot;&quot;);&quot;&quot;));4)" office:value-type="float" office:value="0.0029" calcext:value-type="float">
            <text:p>0.0029</text:p>
          </table:table-cell>
          <table:table-cell table:number-columns-repeated="16"/>
        </table:table-row>
        <table:table-row table:style-name="ro1">
          <table:table-cell table:formula="of:=[test_results_with_conv.A352]" office:value-type="string" office:string-value="PosHill_0.75" calcext:value-type="string">
            <text:p>PosHill_0.75</text:p>
          </table:table-cell>
          <table:table-cell table:formula="of:=[test_results_with_conv.B35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72];[$test_results_with_conv.$B$2:.$B$501];[.$B72]); 2)" office:value-type="float" office:value="0.66" calcext:value-type="float">
            <text:p>0.66</text:p>
          </table:table-cell>
          <table:table-cell table:formula="of:=ROUND(AVERAGEIFS([$test_results_with_conv.D$2:.D$501];[$test_results_with_conv.$A$2:.$A$501];[.$A72];[$test_results_with_conv.$B$2:.$B$501];[.$B72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72];[$test_results_with_conv.$B$2:.$B$501];[.$B72]); 3)" office:value-type="float" office:value="1.53" calcext:value-type="float">
            <text:p>1.53</text:p>
          </table:table-cell>
          <table:table-cell table:formula="of:=ROUND(AVERAGEIFS([$test_results_with_conv.F$2:.F$501];[$test_results_with_conv.$A$2:.$A$501];[.$A72];[$test_results_with_conv.$B$2:.$B$501];[.$B72]); 3)" office:value-type="float" office:value="1.076" calcext:value-type="float">
            <text:p>1.076</text:p>
          </table:table-cell>
          <table:table-cell table:formula="of:=ROUND(AVERAGEIFS([$test_results_with_conv.G$2:.G$501];[$test_results_with_conv.$A$2:.$A$501];[.$A72];[$test_results_with_conv.$B$2:.$B$501];[.$B72]); 2)" office:value-type="float" office:value="13.49" calcext:value-type="float">
            <text:p>13.49</text:p>
          </table:table-cell>
          <table:table-cell table:number-matrix-columns-spanned="1" table:number-matrix-rows-spanned="1" table:formula="of:=ROUND(STDEV(IF(IF([.$A72]=[$test_results_with_conv.$A$2:.$A$501];1;0);IF([.$B72]=[$test_results_with_conv.$B$2:.$B$501];[$test_results_with_conv.$C$2:.$C$501];&quot;&quot;);&quot;&quot;));4)" office:value-type="float" office:value="0.0147" calcext:value-type="float">
            <text:p>0.0147</text:p>
          </table:table-cell>
          <table:table-cell table:number-columns-repeated="16"/>
        </table:table-row>
        <table:table-row table:style-name="ro1">
          <table:table-cell table:formula="of:=[test_results_with_conv.A358]" office:value-type="string" office:string-value="PosHill_0.75" calcext:value-type="string">
            <text:p>PosHill_0.75</text:p>
          </table:table-cell>
          <table:table-cell table:formula="of:=[test_results_with_conv.B35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73];[$test_results_with_conv.$B$2:.$B$501];[.$B73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73];[$test_results_with_conv.$B$2:.$B$501];[.$B73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73];[$test_results_with_conv.$B$2:.$B$501];[.$B73]); 3)" office:value-type="float" office:value="0.882" calcext:value-type="float">
            <text:p>0.882</text:p>
          </table:table-cell>
          <table:table-cell table:formula="of:=ROUND(AVERAGEIFS([$test_results_with_conv.F$2:.F$501];[$test_results_with_conv.$A$2:.$A$501];[.$A73];[$test_results_with_conv.$B$2:.$B$501];[.$B73]); 3)" office:value-type="float" office:value="0.765" calcext:value-type="float">
            <text:p>0.765</text:p>
          </table:table-cell>
          <table:table-cell table:formula="of:=ROUND(AVERAGEIFS([$test_results_with_conv.G$2:.G$501];[$test_results_with_conv.$A$2:.$A$501];[.$A73];[$test_results_with_conv.$B$2:.$B$501];[.$B73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73]=[$test_results_with_conv.$A$2:.$A$501];1;0);IF([.$B73]=[$test_results_with_conv.$B$2:.$B$501];[$test_results_with_conv.$C$2:.$C$501];&quot;&quot;);&quot;&quot;));4)" office:value-type="float" office:value="0.0075" calcext:value-type="float">
            <text:p>0.0075</text:p>
          </table:table-cell>
          <table:table-cell table:number-columns-repeated="16"/>
        </table:table-row>
        <table:table-row table:style-name="ro1">
          <table:table-cell table:formula="of:=[test_results_with_conv.A364]" office:value-type="string" office:string-value="PosHill_0.75" calcext:value-type="string">
            <text:p>PosHill_0.75</text:p>
          </table:table-cell>
          <table:table-cell table:formula="of:=[test_results_with_conv.B35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74];[$test_results_with_conv.$B$2:.$B$501];[.$B74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74];[$test_results_with_conv.$B$2:.$B$501];[.$B74]); 2)" office:value-type="float" office:value="0.8" calcext:value-type="float">
            <text:p>0.8</text:p>
          </table:table-cell>
          <table:table-cell table:formula="of:=ROUND(AVERAGEIFS([$test_results_with_conv.E$2:.E$501];[$test_results_with_conv.$A$2:.$A$501];[.$A74];[$test_results_with_conv.$B$2:.$B$501];[.$B74]); 3)" office:value-type="float" office:value="0.68" calcext:value-type="float">
            <text:p>0.68</text:p>
          </table:table-cell>
          <table:table-cell table:formula="of:=ROUND(AVERAGEIFS([$test_results_with_conv.F$2:.F$501];[$test_results_with_conv.$A$2:.$A$501];[.$A74];[$test_results_with_conv.$B$2:.$B$501];[.$B74]); 3)" office:value-type="float" office:value="0.638" calcext:value-type="float">
            <text:p>0.638</text:p>
          </table:table-cell>
          <table:table-cell table:formula="of:=ROUND(AVERAGEIFS([$test_results_with_conv.G$2:.G$501];[$test_results_with_conv.$A$2:.$A$501];[.$A74];[$test_results_with_conv.$B$2:.$B$501];[.$B74]); 2)" office:value-type="float" office:value="13.35" calcext:value-type="float">
            <text:p>13.35</text:p>
          </table:table-cell>
          <table:table-cell table:number-matrix-columns-spanned="1" table:number-matrix-rows-spanned="1" table:formula="of:=ROUND(STDEV(IF(IF([.$A74]=[$test_results_with_conv.$A$2:.$A$501];1;0);IF([.$B74]=[$test_results_with_conv.$B$2:.$B$501];[$test_results_with_conv.$C$2:.$C$501];&quot;&quot;);&quot;&quot;));4)" office:value-type="float" office:value="0.0075" calcext:value-type="float">
            <text:p>0.0075</text:p>
          </table:table-cell>
          <table:table-cell table:number-columns-repeated="16"/>
        </table:table-row>
        <table:table-row table:style-name="ro1">
          <table:table-cell table:formula="of:=[test_results_with_conv.A370]" office:value-type="string" office:string-value="PosHill_0.75" calcext:value-type="string">
            <text:p>PosHill_0.75</text:p>
          </table:table-cell>
          <table:table-cell table:formula="of:=[test_results_with_conv.B35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75];[$test_results_with_conv.$B$2:.$B$501];[.$B75]); 2)" office:value-type="float" office:value="0.82" calcext:value-type="float">
            <text:p>0.82</text:p>
          </table:table-cell>
          <table:table-cell table:formula="of:=ROUND(AVERAGEIFS([$test_results_with_conv.D$2:.D$501];[$test_results_with_conv.$A$2:.$A$501];[.$A75];[$test_results_with_conv.$B$2:.$B$501];[.$B75]); 2)" office:value-type="float" office:value="0.81" calcext:value-type="float">
            <text:p>0.81</text:p>
          </table:table-cell>
          <table:table-cell table:formula="of:=ROUND(AVERAGEIFS([$test_results_with_conv.E$2:.E$501];[$test_results_with_conv.$A$2:.$A$501];[.$A75];[$test_results_with_conv.$B$2:.$B$501];[.$B75]); 3)" office:value-type="float" office:value="0.582" calcext:value-type="float">
            <text:p>0.582</text:p>
          </table:table-cell>
          <table:table-cell table:formula="of:=ROUND(AVERAGEIFS([$test_results_with_conv.F$2:.F$501];[$test_results_with_conv.$A$2:.$A$501];[.$A75];[$test_results_with_conv.$B$2:.$B$501];[.$B75]); 3)" office:value-type="float" office:value="0.566" calcext:value-type="float">
            <text:p>0.566</text:p>
          </table:table-cell>
          <table:table-cell table:formula="of:=ROUND(AVERAGEIFS([$test_results_with_conv.G$2:.G$501];[$test_results_with_conv.$A$2:.$A$501];[.$A75];[$test_results_with_conv.$B$2:.$B$501];[.$B75]); 2)" office:value-type="float" office:value="13.34" calcext:value-type="float">
            <text:p>13.34</text:p>
          </table:table-cell>
          <table:table-cell table:number-matrix-columns-spanned="1" table:number-matrix-rows-spanned="1" table:formula="of:=ROUND(STDEV(IF(IF([.$A75]=[$test_results_with_conv.$A$2:.$A$501];1;0);IF([.$B75]=[$test_results_with_conv.$B$2:.$B$501];[$test_results_with_conv.$C$2:.$C$501];&quot;&quot;);&quot;&quot;));4)" office:value-type="float" office:value="0.0059" calcext:value-type="float">
            <text:p>0.0059</text:p>
          </table:table-cell>
          <table:table-cell table:number-columns-repeated="16"/>
        </table:table-row>
        <table:table-row table:style-name="ro1">
          <table:table-cell table:formula="of:=[test_results_with_conv.A376]" office:value-type="string" office:string-value="PosHill_0.75" calcext:value-type="string">
            <text:p>PosHill_0.75</text:p>
          </table:table-cell>
          <table:table-cell table:formula="of:=[test_results_with_conv.B35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76];[$test_results_with_conv.$B$2:.$B$501];[.$B76]); 2)" office:value-type="float" office:value="0.83" calcext:value-type="float">
            <text:p>0.83</text:p>
          </table:table-cell>
          <table:table-cell table:formula="of:=ROUND(AVERAGEIFS([$test_results_with_conv.D$2:.D$501];[$test_results_with_conv.$A$2:.$A$501];[.$A76];[$test_results_with_conv.$B$2:.$B$501];[.$B76]); 2)" office:value-type="float" office:value="0.83" calcext:value-type="float">
            <text:p>0.83</text:p>
          </table:table-cell>
          <table:table-cell table:formula="of:=ROUND(AVERAGEIFS([$test_results_with_conv.E$2:.E$501];[$test_results_with_conv.$A$2:.$A$501];[.$A76];[$test_results_with_conv.$B$2:.$B$501];[.$B76]); 3)" office:value-type="float" office:value="0.521" calcext:value-type="float">
            <text:p>0.521</text:p>
          </table:table-cell>
          <table:table-cell table:formula="of:=ROUND(AVERAGEIFS([$test_results_with_conv.F$2:.F$501];[$test_results_with_conv.$A$2:.$A$501];[.$A76];[$test_results_with_conv.$B$2:.$B$501];[.$B76]); 3)" office:value-type="float" office:value="0.521" calcext:value-type="float">
            <text:p>0.521</text:p>
          </table:table-cell>
          <table:table-cell table:formula="of:=ROUND(AVERAGEIFS([$test_results_with_conv.G$2:.G$501];[$test_results_with_conv.$A$2:.$A$501];[.$A76];[$test_results_with_conv.$B$2:.$B$501];[.$B76]); 2)" office:value-type="float" office:value="13.43" calcext:value-type="float">
            <text:p>13.43</text:p>
          </table:table-cell>
          <table:table-cell table:number-matrix-columns-spanned="1" table:number-matrix-rows-spanned="1" table:formula="of:=ROUND(STDEV(IF(IF([.$A76]=[$test_results_with_conv.$A$2:.$A$501];1;0);IF([.$B76]=[$test_results_with_conv.$B$2:.$B$501];[$test_results_with_conv.$C$2: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377]" office:value-type="string" office:string-value="SmallNeg_0.1" calcext:value-type="string">
            <text:p>SmallNeg_0.1</text:p>
          </table:table-cell>
          <table:table-cell table:formula="of:=[test_results_with_conv.B37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77];[$test_results_with_conv.$B$2:.$B$501];[.$B77]); 2)" office:value-type="float" office:value="0.58" calcext:value-type="float">
            <text:p>0.58</text:p>
          </table:table-cell>
          <table:table-cell table:formula="of:=ROUND(AVERAGEIFS([$test_results_with_conv.D$2:.D$501];[$test_results_with_conv.$A$2:.$A$501];[.$A77];[$test_results_with_conv.$B$2:.$B$501];[.$B77]); 2)" office:value-type="float" office:value="0.66" calcext:value-type="float">
            <text:p>0.66</text:p>
          </table:table-cell>
          <table:table-cell table:formula="of:=ROUND(AVERAGEIFS([$test_results_with_conv.E$2:.E$501];[$test_results_with_conv.$A$2:.$A$501];[.$A77];[$test_results_with_conv.$B$2:.$B$501];[.$B77]); 3)" office:value-type="float" office:value="1.854" calcext:value-type="float">
            <text:p>1.854</text:p>
          </table:table-cell>
          <table:table-cell table:formula="of:=ROUND(AVERAGEIFS([$test_results_with_conv.F$2:.F$501];[$test_results_with_conv.$A$2:.$A$501];[.$A77];[$test_results_with_conv.$B$2:.$B$501];[.$B77]); 3)" office:value-type="float" office:value="1.302" calcext:value-type="float">
            <text:p>1.302</text:p>
          </table:table-cell>
          <table:table-cell table:formula="of:=ROUND(AVERAGEIFS([$test_results_with_conv.G$2:.G$501];[$test_results_with_conv.$A$2:.$A$501];[.$A77];[$test_results_with_conv.$B$2:.$B$501];[.$B77]); 2)" office:value-type="float" office:value="20.61" calcext:value-type="float">
            <text:p>20.61</text:p>
          </table:table-cell>
          <table:table-cell table:number-matrix-columns-spanned="1" table:number-matrix-rows-spanned="1" table:formula="of:=ROUND(STDEV(IF(IF([.$A77]=[$test_results_with_conv.$A$2:.$A$501];1;0);IF([.$B77]=[$test_results_with_conv.$B$2:.$B$501];[$test_results_with_conv.$C$2:.$C$501];&quot;&quot;);&quot;&quot;));4)" office:value-type="float" office:value="0.0138" calcext:value-type="float">
            <text:p>0.0138</text:p>
          </table:table-cell>
          <table:table-cell table:number-columns-repeated="16"/>
        </table:table-row>
        <table:table-row table:style-name="ro1">
          <table:table-cell table:formula="of:=[test_results_with_conv.A383]" office:value-type="string" office:string-value="SmallNeg_0.1" calcext:value-type="string">
            <text:p>SmallNeg_0.1</text:p>
          </table:table-cell>
          <table:table-cell table:formula="of:=[test_results_with_conv.B37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78];[$test_results_with_conv.$B$2:.$B$501];[.$B78]); 2)" office:value-type="float" office:value="0.71" calcext:value-type="float">
            <text:p>0.71</text:p>
          </table:table-cell>
          <table:table-cell table:formula="of:=ROUND(AVERAGEIFS([$test_results_with_conv.D$2:.D$501];[$test_results_with_conv.$A$2:.$A$501];[.$A78];[$test_results_with_conv.$B$2:.$B$501];[.$B78]); 2)" office:value-type="float" office:value="0.73" calcext:value-type="float">
            <text:p>0.73</text:p>
          </table:table-cell>
          <table:table-cell table:formula="of:=ROUND(AVERAGEIFS([$test_results_with_conv.E$2:.E$501];[$test_results_with_conv.$A$2:.$A$501];[.$A78];[$test_results_with_conv.$B$2:.$B$501];[.$B78]); 3)" office:value-type="float" office:value="0.998" calcext:value-type="float">
            <text:p>0.998</text:p>
          </table:table-cell>
          <table:table-cell table:formula="of:=ROUND(AVERAGEIFS([$test_results_with_conv.F$2:.F$501];[$test_results_with_conv.$A$2:.$A$501];[.$A78];[$test_results_with_conv.$B$2:.$B$501];[.$B78]); 3)" office:value-type="float" office:value="0.829" calcext:value-type="float">
            <text:p>0.829</text:p>
          </table:table-cell>
          <table:table-cell table:formula="of:=ROUND(AVERAGEIFS([$test_results_with_conv.G$2:.G$501];[$test_results_with_conv.$A$2:.$A$501];[.$A78];[$test_results_with_conv.$B$2:.$B$501];[.$B78]); 2)" office:value-type="float" office:value="20.33" calcext:value-type="float">
            <text:p>20.33</text:p>
          </table:table-cell>
          <table:table-cell table:number-matrix-columns-spanned="1" table:number-matrix-rows-spanned="1" table:formula="of:=ROUND(STDEV(IF(IF([.$A78]=[$test_results_with_conv.$A$2:.$A$501];1;0);IF([.$B78]=[$test_results_with_conv.$B$2:.$B$501];[$test_results_with_conv.$C$2:.$C$501];&quot;&quot;);&quot;&quot;));4)" office:value-type="float" office:value="0.0061" calcext:value-type="float">
            <text:p>0.0061</text:p>
          </table:table-cell>
          <table:table-cell table:number-columns-repeated="16"/>
        </table:table-row>
        <table:table-row table:style-name="ro1">
          <table:table-cell table:formula="of:=[test_results_with_conv.A389]" office:value-type="string" office:string-value="SmallNeg_0.1" calcext:value-type="string">
            <text:p>SmallNeg_0.1</text:p>
          </table:table-cell>
          <table:table-cell table:formula="of:=[test_results_with_conv.B37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79];[$test_results_with_conv.$B$2:.$B$501];[.$B79]); 2)" office:value-type="float" office:value="0.74" calcext:value-type="float">
            <text:p>0.74</text:p>
          </table:table-cell>
          <table:table-cell table:formula="of:=ROUND(AVERAGEIFS([$test_results_with_conv.D$2:.D$501];[$test_results_with_conv.$A$2:.$A$501];[.$A79];[$test_results_with_conv.$B$2:.$B$501];[.$B79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79];[$test_results_with_conv.$B$2:.$B$501];[.$B79]); 3)" office:value-type="float" office:value="0.745" calcext:value-type="float">
            <text:p>0.745</text:p>
          </table:table-cell>
          <table:table-cell table:formula="of:=ROUND(AVERAGEIFS([$test_results_with_conv.F$2:.F$501];[$test_results_with_conv.$A$2:.$A$501];[.$A79];[$test_results_with_conv.$B$2:.$B$501];[.$B79]); 3)" office:value-type="float" office:value="0.703" calcext:value-type="float">
            <text:p>0.703</text:p>
          </table:table-cell>
          <table:table-cell table:formula="of:=ROUND(AVERAGEIFS([$test_results_with_conv.G$2:.G$501];[$test_results_with_conv.$A$2:.$A$501];[.$A79];[$test_results_with_conv.$B$2:.$B$501];[.$B79]); 2)" office:value-type="float" office:value="20.3" calcext:value-type="float">
            <text:p>20.3</text:p>
          </table:table-cell>
          <table:table-cell table:number-matrix-columns-spanned="1" table:number-matrix-rows-spanned="1" table:formula="of:=ROUND(STDEV(IF(IF([.$A79]=[$test_results_with_conv.$A$2:.$A$501];1;0);IF([.$B79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395]" office:value-type="string" office:string-value="SmallNeg_0.1" calcext:value-type="string">
            <text:p>SmallNeg_0.1</text:p>
          </table:table-cell>
          <table:table-cell table:formula="of:=[test_results_with_conv.B38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80];[$test_results_with_conv.$B$2:.$B$501];[.$B80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80];[$test_results_with_conv.$B$2:.$B$501];[.$B80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80];[$test_results_with_conv.$B$2:.$B$501];[.$B80]); 3)" office:value-type="float" office:value="0.66" calcext:value-type="float">
            <text:p>0.66</text:p>
          </table:table-cell>
          <table:table-cell table:formula="of:=ROUND(AVERAGEIFS([$test_results_with_conv.F$2:.F$501];[$test_results_with_conv.$A$2:.$A$501];[.$A80];[$test_results_with_conv.$B$2:.$B$501];[.$B80]); 3)" office:value-type="float" office:value="0.646" calcext:value-type="float">
            <text:p>0.646</text:p>
          </table:table-cell>
          <table:table-cell table:formula="of:=ROUND(AVERAGEIFS([$test_results_with_conv.G$2:.G$501];[$test_results_with_conv.$A$2:.$A$501];[.$A80];[$test_results_with_conv.$B$2:.$B$501];[.$B80]); 2)" office:value-type="float" office:value="20.19" calcext:value-type="float">
            <text:p>20.19</text:p>
          </table:table-cell>
          <table:table-cell table:number-matrix-columns-spanned="1" table:number-matrix-rows-spanned="1" table:formula="of:=ROUND(STDEV(IF(IF([.$A80]=[$test_results_with_conv.$A$2:.$A$501];1;0);IF([.$B80]=[$test_results_with_conv.$B$2:.$B$501];[$test_results_with_conv.$C$2:.$C$501];&quot;&quot;);&quot;&quot;));4)" office:value-type="float" office:value="0.0026" calcext:value-type="float">
            <text:p>0.0026</text:p>
          </table:table-cell>
          <table:table-cell table:number-columns-repeated="16"/>
        </table:table-row>
        <table:table-row table:style-name="ro1">
          <table:table-cell table:formula="of:=[test_results_with_conv.A401]" office:value-type="string" office:string-value="SmallNeg_0.1" calcext:value-type="string">
            <text:p>SmallNeg_0.1</text:p>
          </table:table-cell>
          <table:table-cell table:formula="of:=[test_results_with_conv.B38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81];[$test_results_with_conv.$B$2:.$B$501];[.$B81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81];[$test_results_with_conv.$B$2:.$B$501];[.$B81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81];[$test_results_with_conv.$B$2:.$B$501];[.$B81]); 3)" office:value-type="float" office:value="0.613" calcext:value-type="float">
            <text:p>0.613</text:p>
          </table:table-cell>
          <table:table-cell table:formula="of:=ROUND(AVERAGEIFS([$test_results_with_conv.F$2:.F$501];[$test_results_with_conv.$A$2:.$A$501];[.$A81];[$test_results_with_conv.$B$2:.$B$501];[.$B81]); 3)" office:value-type="float" office:value="0.609" calcext:value-type="float">
            <text:p>0.609</text:p>
          </table:table-cell>
          <table:table-cell table:formula="of:=ROUND(AVERAGEIFS([$test_results_with_conv.G$2:.G$501];[$test_results_with_conv.$A$2:.$A$501];[.$A81];[$test_results_with_conv.$B$2:.$B$501];[.$B81]); 2)" office:value-type="float" office:value="20.19" calcext:value-type="float">
            <text:p>20.19</text:p>
          </table:table-cell>
          <table:table-cell table:number-matrix-columns-spanned="1" table:number-matrix-rows-spanned="1" table:formula="of:=ROUND(STDEV(IF(IF([.$A81]=[$test_results_with_conv.$A$2:.$A$501];1;0);IF([.$B81]=[$test_results_with_conv.$B$2:.$B$501];[$test_results_with_conv.$C$2:.$C$501];&quot;&quot;);&quot;&quot;));4)" office:value-type="float" office:value="0.0024" calcext:value-type="float">
            <text:p>0.0024</text:p>
          </table:table-cell>
          <table:table-cell table:number-columns-repeated="16"/>
        </table:table-row>
        <table:table-row table:style-name="ro1">
          <table:table-cell table:formula="of:=[test_results_with_conv.A402]" office:value-type="string" office:string-value="SmallNeg_0.2" calcext:value-type="string">
            <text:p>SmallNeg_0.2</text:p>
          </table:table-cell>
          <table:table-cell table:formula="of:=[test_results_with_conv.B40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82];[$test_results_with_conv.$B$2:.$B$501];[.$B82]); 2)" office:value-type="float" office:value="0.55" calcext:value-type="float">
            <text:p>0.55</text:p>
          </table:table-cell>
          <table:table-cell table:formula="of:=ROUND(AVERAGE([test_results_with_conv.D82];[test_results_with_conv.D87];[test_results_with_conv.D92];[test_results_with_conv.D97];[test_results_with_conv.D102]);2)" office:value-type="float" office:value="0.21" calcext:value-type="float">
            <text:p>0.21</text:p>
          </table:table-cell>
          <table:table-cell table:formula="of:=ROUND(AVERAGEIFS([$test_results_with_conv.E$2:.E$501];[$test_results_with_conv.$A$2:.$A$501];[.$A82];[$test_results_with_conv.$B$2:.$B$501];[.$B82]); 3)" office:value-type="float" office:value="1.785" calcext:value-type="float">
            <text:p>1.785</text:p>
          </table:table-cell>
          <table:table-cell table:formula="of:=ROUND(AVERAGEIFS([$test_results_with_conv.F$2:.F$501];[$test_results_with_conv.$A$2:.$A$501];[.$A82];[$test_results_with_conv.$B$2:.$B$501];[.$B82]); 3)" office:value-type="float" office:value="1.206" calcext:value-type="float">
            <text:p>1.206</text:p>
          </table:table-cell>
          <table:table-cell table:formula="of:=ROUND(AVERAGEIFS([$test_results_with_conv.G$2:.G$501];[$test_results_with_conv.$A$2:.$A$501];[.$A82];[$test_results_with_conv.$B$2:.$B$501];[.$B82]); 2)" office:value-type="float" office:value="20.8" calcext:value-type="float">
            <text:p>20.8</text:p>
          </table:table-cell>
          <table:table-cell table:number-matrix-columns-spanned="1" table:number-matrix-rows-spanned="1" table:formula="of:=ROUND(STDEV(IF(IF([.$A82]=[$test_results_with_conv.$A$2:.$A$501];1;0);IF([.$B82]=[$test_results_with_conv.$B$2:.$B$501];[$test_results_with_conv.$C$2:.$C$501];&quot;&quot;);&quot;&quot;));4)" office:value-type="float" office:value="0.0128" calcext:value-type="float">
            <text:p>0.0128</text:p>
          </table:table-cell>
          <table:table-cell table:number-columns-repeated="16"/>
        </table:table-row>
        <table:table-row table:style-name="ro1">
          <table:table-cell table:formula="of:=[test_results_with_conv.A408]" office:value-type="string" office:string-value="SmallNeg_0.2" calcext:value-type="string">
            <text:p>SmallNeg_0.2</text:p>
          </table:table-cell>
          <table:table-cell table:formula="of:=[test_results_with_conv.B40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83];[$test_results_with_conv.$B$2:.$B$501];[.$B83]); 2)" office:value-type="float" office:value="0.71" calcext:value-type="float">
            <text:p>0.71</text:p>
          </table:table-cell>
          <table:table-cell table:formula="of:=ROUND(AVERAGEIFS([$test_results_with_conv.D$2:.D$501];[$test_results_with_conv.$A$2:.$A$501];[.$A83];[$test_results_with_conv.$B$2:.$B$501];[.$B83]); 2)" office:value-type="float" office:value="0.73" calcext:value-type="float">
            <text:p>0.73</text:p>
          </table:table-cell>
          <table:table-cell table:formula="of:=ROUND(AVERAGEIFS([$test_results_with_conv.E$2:.E$501];[$test_results_with_conv.$A$2:.$A$501];[.$A83];[$test_results_with_conv.$B$2:.$B$501];[.$B83]); 3)" office:value-type="float" office:value="0.946" calcext:value-type="float">
            <text:p>0.946</text:p>
          </table:table-cell>
          <table:table-cell table:formula="of:=ROUND(AVERAGEIFS([$test_results_with_conv.F$2:.F$501];[$test_results_with_conv.$A$2:.$A$501];[.$A83];[$test_results_with_conv.$B$2:.$B$501];[.$B83]); 3)" office:value-type="float" office:value="0.805" calcext:value-type="float">
            <text:p>0.805</text:p>
          </table:table-cell>
          <table:table-cell table:formula="of:=ROUND(AVERAGEIFS([$test_results_with_conv.G$2:.G$501];[$test_results_with_conv.$A$2:.$A$501];[.$A83];[$test_results_with_conv.$B$2:.$B$501];[.$B83]); 2)" office:value-type="float" office:value="20.45" calcext:value-type="float">
            <text:p>20.45</text:p>
          </table:table-cell>
          <table:table-cell table:number-matrix-columns-spanned="1" table:number-matrix-rows-spanned="1" table:formula="of:=ROUND(STDEV(IF(IF([.$A83]=[$test_results_with_conv.$A$2:.$A$501];1;0);IF([.$B83]=[$test_results_with_conv.$B$2:.$B$501];[$test_results_with_conv.$C$2:.$C$501];&quot;&quot;);&quot;&quot;));4)" office:value-type="float" office:value="0.0062" calcext:value-type="float">
            <text:p>0.0062</text:p>
          </table:table-cell>
          <table:table-cell table:number-columns-repeated="16"/>
        </table:table-row>
        <table:table-row table:style-name="ro1">
          <table:table-cell table:formula="of:=[test_results_with_conv.A414]" office:value-type="string" office:string-value="SmallNeg_0.2" calcext:value-type="string">
            <text:p>SmallNeg_0.2</text:p>
          </table:table-cell>
          <table:table-cell table:formula="of:=[test_results_with_conv.B40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84];[$test_results_with_conv.$B$2:.$B$501];[.$B84]); 2)" office:value-type="float" office:value="0.75" calcext:value-type="float">
            <text:p>0.75</text:p>
          </table:table-cell>
          <table:table-cell table:formula="of:=ROUND(AVERAGEIFS([$test_results_with_conv.D$2:.D$501];[$test_results_with_conv.$A$2:.$A$501];[.$A84];[$test_results_with_conv.$B$2:.$B$501];[.$B84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84];[$test_results_with_conv.$B$2:.$B$501];[.$B84]); 3)" office:value-type="float" office:value="0.729" calcext:value-type="float">
            <text:p>0.729</text:p>
          </table:table-cell>
          <table:table-cell table:formula="of:=ROUND(AVERAGEIFS([$test_results_with_conv.F$2:.F$501];[$test_results_with_conv.$A$2:.$A$501];[.$A84];[$test_results_with_conv.$B$2:.$B$501];[.$B84]); 3)" office:value-type="float" office:value="0.692" calcext:value-type="float">
            <text:p>0.692</text:p>
          </table:table-cell>
          <table:table-cell table:formula="of:=ROUND(AVERAGEIFS([$test_results_with_conv.G$2:.G$501];[$test_results_with_conv.$A$2:.$A$501];[.$A84];[$test_results_with_conv.$B$2:.$B$501];[.$B84]); 2)" office:value-type="float" office:value="20.36" calcext:value-type="float">
            <text:p>20.36</text:p>
          </table:table-cell>
          <table:table-cell table:number-matrix-columns-spanned="1" table:number-matrix-rows-spanned="1" table:formula="of:=ROUND(STDEV(IF(IF([.$A84]=[$test_results_with_conv.$A$2:.$A$501];1;0);IF([.$B84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420]" office:value-type="string" office:string-value="SmallNeg_0.2" calcext:value-type="string">
            <text:p>SmallNeg_0.2</text:p>
          </table:table-cell>
          <table:table-cell table:formula="of:=[test_results_with_conv.B40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85];[$test_results_with_conv.$B$2:.$B$501];[.$B85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85];[$test_results_with_conv.$B$2:.$B$501];[.$B85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85];[$test_results_with_conv.$B$2:.$B$501];[.$B85]); 3)" office:value-type="float" office:value="0.651" calcext:value-type="float">
            <text:p>0.651</text:p>
          </table:table-cell>
          <table:table-cell table:formula="of:=ROUND(AVERAGEIFS([$test_results_with_conv.F$2:.F$501];[$test_results_with_conv.$A$2:.$A$501];[.$A85];[$test_results_with_conv.$B$2:.$B$501];[.$B85]); 3)" office:value-type="float" office:value="0.639" calcext:value-type="float">
            <text:p>0.639</text:p>
          </table:table-cell>
          <table:table-cell table:formula="of:=ROUND(AVERAGEIFS([$test_results_with_conv.G$2:.G$501];[$test_results_with_conv.$A$2:.$A$501];[.$A85];[$test_results_with_conv.$B$2:.$B$501];[.$B85]); 2)" office:value-type="float" office:value="20.39" calcext:value-type="float">
            <text:p>20.39</text:p>
          </table:table-cell>
          <table:table-cell table:number-matrix-columns-spanned="1" table:number-matrix-rows-spanned="1" table:formula="of:=ROUND(STDEV(IF(IF([.$A85]=[$test_results_with_conv.$A$2:.$A$501];1;0);IF([.$B85]=[$test_results_with_conv.$B$2:.$B$501];[$test_results_with_conv.$C$2:.$C$501];&quot;&quot;);&quot;&quot;));4)" office:value-type="float" office:value="0.0025" calcext:value-type="float">
            <text:p>0.0025</text:p>
          </table:table-cell>
          <table:table-cell table:number-columns-repeated="16"/>
        </table:table-row>
        <table:table-row table:style-name="ro1">
          <table:table-cell table:formula="of:=[test_results_with_conv.A426]" office:value-type="string" office:string-value="SmallNeg_0.2" calcext:value-type="string">
            <text:p>SmallNeg_0.2</text:p>
          </table:table-cell>
          <table:table-cell table:formula="of:=[test_results_with_conv.B40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86];[$test_results_with_conv.$B$2:.$B$501];[.$B86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86];[$test_results_with_conv.$B$2:.$B$501];[.$B86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86];[$test_results_with_conv.$B$2:.$B$501];[.$B86]); 3)" office:value-type="float" office:value="0.606" calcext:value-type="float">
            <text:p>0.606</text:p>
          </table:table-cell>
          <table:table-cell table:formula="of:=ROUND(AVERAGEIFS([$test_results_with_conv.F$2:.F$501];[$test_results_with_conv.$A$2:.$A$501];[.$A86];[$test_results_with_conv.$B$2:.$B$501];[.$B86]); 3)" office:value-type="float" office:value="0.604" calcext:value-type="float">
            <text:p>0.604</text:p>
          </table:table-cell>
          <table:table-cell table:formula="of:=ROUND(AVERAGEIFS([$test_results_with_conv.G$2:.G$501];[$test_results_with_conv.$A$2:.$A$501];[.$A86];[$test_results_with_conv.$B$2:.$B$501];[.$B86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86]=[$test_results_with_conv.$A$2:.$A$501];1;0);IF([.$B86]=[$test_results_with_conv.$B$2:.$B$501];[$test_results_with_conv.$C$2:.$C$501];&quot;&quot;);&quot;&quot;));4)" office:value-type="float" office:value="0.0023" calcext:value-type="float">
            <text:p>0.0023</text:p>
          </table:table-cell>
          <table:table-cell table:number-columns-repeated="16"/>
        </table:table-row>
        <table:table-row table:style-name="ro1">
          <table:table-cell table:formula="of:=[test_results_with_conv.A427]" office:value-type="string" office:string-value="SmallNeg_0.3" calcext:value-type="string">
            <text:p>SmallNeg_0.3</text:p>
          </table:table-cell>
          <table:table-cell table:formula="of:=[test_results_with_conv.B42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87];[$test_results_with_conv.$B$2:.$B$501];[.$B87]); 2)" office:value-type="float" office:value="0.59" calcext:value-type="float">
            <text:p>0.59</text:p>
          </table:table-cell>
          <table:table-cell table:formula="of:=ROUND(AVERAGEIFS([$test_results_with_conv.D$2:.D$501];[$test_results_with_conv.$A$2:.$A$501];[.$A87];[$test_results_with_conv.$B$2:.$B$501];[.$B87]); 2)" office:value-type="float" office:value="0.68" calcext:value-type="float">
            <text:p>0.68</text:p>
          </table:table-cell>
          <table:table-cell table:formula="of:=ROUND(AVERAGEIFS([$test_results_with_conv.E$2:.E$501];[$test_results_with_conv.$A$2:.$A$501];[.$A87];[$test_results_with_conv.$B$2:.$B$501];[.$B87]); 3)" office:value-type="float" office:value="1.732" calcext:value-type="float">
            <text:p>1.732</text:p>
          </table:table-cell>
          <table:table-cell table:formula="of:=ROUND(AVERAGEIFS([$test_results_with_conv.F$2:.F$501];[$test_results_with_conv.$A$2:.$A$501];[.$A87];[$test_results_with_conv.$B$2:.$B$501];[.$B87]); 3)" office:value-type="float" office:value="1.173" calcext:value-type="float">
            <text:p>1.173</text:p>
          </table:table-cell>
          <table:table-cell table:formula="of:=ROUND(AVERAGEIFS([$test_results_with_conv.G$2:.G$501];[$test_results_with_conv.$A$2:.$A$501];[.$A87];[$test_results_with_conv.$B$2:.$B$501];[.$B87]); 2)" office:value-type="float" office:value="21.23" calcext:value-type="float">
            <text:p>21.23</text:p>
          </table:table-cell>
          <table:table-cell table:number-matrix-columns-spanned="1" table:number-matrix-rows-spanned="1" table:formula="of:=ROUND(STDEV(IF(IF([.$A87]=[$test_results_with_conv.$A$2:.$A$501];1;0);IF([.$B87]=[$test_results_with_conv.$B$2:.$B$501];[$test_results_with_conv.$C$2:.$C$501];&quot;&quot;);&quot;&quot;));4)" office:value-type="float" office:value="0.0295" calcext:value-type="float">
            <text:p>0.0295</text:p>
          </table:table-cell>
          <table:table-cell table:number-columns-repeated="16"/>
        </table:table-row>
        <table:table-row table:style-name="ro1">
          <table:table-cell table:formula="of:=[test_results_with_conv.A433]" office:value-type="string" office:string-value="SmallNeg_0.3" calcext:value-type="string">
            <text:p>SmallNeg_0.3</text:p>
          </table:table-cell>
          <table:table-cell table:formula="of:=[test_results_with_conv.B42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88];[$test_results_with_conv.$B$2:.$B$501];[.$B88]); 2)" office:value-type="float" office:value="0.72" calcext:value-type="float">
            <text:p>0.72</text:p>
          </table:table-cell>
          <table:table-cell table:formula="of:=ROUND(AVERAGEIFS([$test_results_with_conv.D$2:.D$501];[$test_results_with_conv.$A$2:.$A$501];[.$A88];[$test_results_with_conv.$B$2:.$B$501];[.$B88]); 2)" office:value-type="float" office:value="0.73" calcext:value-type="float">
            <text:p>0.73</text:p>
          </table:table-cell>
          <table:table-cell table:formula="of:=ROUND(AVERAGEIFS([$test_results_with_conv.E$2:.E$501];[$test_results_with_conv.$A$2:.$A$501];[.$A88];[$test_results_with_conv.$B$2:.$B$501];[.$B88]); 3)" office:value-type="float" office:value="0.936" calcext:value-type="float">
            <text:p>0.936</text:p>
          </table:table-cell>
          <table:table-cell table:formula="of:=ROUND(AVERAGEIFS([$test_results_with_conv.F$2:.F$501];[$test_results_with_conv.$A$2:.$A$501];[.$A88];[$test_results_with_conv.$B$2:.$B$501];[.$B88]); 3)" office:value-type="float" office:value="0.804" calcext:value-type="float">
            <text:p>0.804</text:p>
          </table:table-cell>
          <table:table-cell table:formula="of:=ROUND(AVERAGEIFS([$test_results_with_conv.G$2:.G$501];[$test_results_with_conv.$A$2:.$A$501];[.$A88];[$test_results_with_conv.$B$2:.$B$501];[.$B88]); 2)" office:value-type="float" office:value="20.97" calcext:value-type="float">
            <text:p>20.97</text:p>
          </table:table-cell>
          <table:table-cell table:number-matrix-columns-spanned="1" table:number-matrix-rows-spanned="1" table:formula="of:=ROUND(STDEV(IF(IF([.$A88]=[$test_results_with_conv.$A$2:.$A$501];1;0);IF([.$B88]=[$test_results_with_conv.$B$2:.$B$501];[$test_results_with_conv.$C$2:.$C$501];&quot;&quot;);&quot;&quot;));4)" office:value-type="float" office:value="0.0098" calcext:value-type="float">
            <text:p>0.0098</text:p>
          </table:table-cell>
          <table:table-cell table:number-columns-repeated="16"/>
        </table:table-row>
        <table:table-row table:style-name="ro1">
          <table:table-cell table:formula="of:=[test_results_with_conv.A439]" office:value-type="string" office:string-value="SmallNeg_0.3" calcext:value-type="string">
            <text:p>SmallNeg_0.3</text:p>
          </table:table-cell>
          <table:table-cell table:formula="of:=[test_results_with_conv.B42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89];[$test_results_with_conv.$B$2:.$B$501];[.$B89]); 2)" office:value-type="float" office:value="0.75" calcext:value-type="float">
            <text:p>0.75</text:p>
          </table:table-cell>
          <table:table-cell table:formula="of:=ROUND(AVERAGEIFS([$test_results_with_conv.D$2:.D$501];[$test_results_with_conv.$A$2:.$A$501];[.$A89];[$test_results_with_conv.$B$2:.$B$501];[.$B89]); 2)" office:value-type="float" office:value="0.75" calcext:value-type="float">
            <text:p>0.75</text:p>
          </table:table-cell>
          <table:table-cell table:formula="of:=ROUND(AVERAGEIFS([$test_results_with_conv.E$2:.E$501];[$test_results_with_conv.$A$2:.$A$501];[.$A89];[$test_results_with_conv.$B$2:.$B$501];[.$B89]); 3)" office:value-type="float" office:value="0.729" calcext:value-type="float">
            <text:p>0.729</text:p>
          </table:table-cell>
          <table:table-cell table:formula="of:=ROUND(AVERAGEIFS([$test_results_with_conv.F$2:.F$501];[$test_results_with_conv.$A$2:.$A$501];[.$A89];[$test_results_with_conv.$B$2:.$B$501];[.$B89]); 3)" office:value-type="float" office:value="0.692" calcext:value-type="float">
            <text:p>0.692</text:p>
          </table:table-cell>
          <table:table-cell table:formula="of:=ROUND(AVERAGEIFS([$test_results_with_conv.G$2:.G$501];[$test_results_with_conv.$A$2:.$A$501];[.$A89];[$test_results_with_conv.$B$2:.$B$501];[.$B89]); 2)" office:value-type="float" office:value="20.93" calcext:value-type="float">
            <text:p>20.93</text:p>
          </table:table-cell>
          <table:table-cell table:number-matrix-columns-spanned="1" table:number-matrix-rows-spanned="1" table:formula="of:=ROUND(STDEV(IF(IF([.$A89]=[$test_results_with_conv.$A$2:.$A$501];1;0);IF([.$B89]=[$test_results_with_conv.$B$2:.$B$501];[$test_results_with_conv.$C$2: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445]" office:value-type="string" office:string-value="SmallNeg_0.3" calcext:value-type="string">
            <text:p>SmallNeg_0.3</text:p>
          </table:table-cell>
          <table:table-cell table:formula="of:=[test_results_with_conv.B43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90];[$test_results_with_conv.$B$2:.$B$501];[.$B90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90];[$test_results_with_conv.$B$2:.$B$501];[.$B90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90];[$test_results_with_conv.$B$2:.$B$501];[.$B90]); 3)" office:value-type="float" office:value="0.651" calcext:value-type="float">
            <text:p>0.651</text:p>
          </table:table-cell>
          <table:table-cell table:formula="of:=ROUND(AVERAGEIFS([$test_results_with_conv.F$2:.F$501];[$test_results_with_conv.$A$2:.$A$501];[.$A90];[$test_results_with_conv.$B$2:.$B$501];[.$B90]); 3)" office:value-type="float" office:value="0.639" calcext:value-type="float">
            <text:p>0.639</text:p>
          </table:table-cell>
          <table:table-cell table:formula="of:=ROUND(AVERAGEIFS([$test_results_with_conv.G$2:.G$501];[$test_results_with_conv.$A$2:.$A$501];[.$A90];[$test_results_with_conv.$B$2:.$B$501];[.$B90]); 2)" office:value-type="float" office:value="20.84" calcext:value-type="float">
            <text:p>20.84</text:p>
          </table:table-cell>
          <table:table-cell table:number-matrix-columns-spanned="1" table:number-matrix-rows-spanned="1" table:formula="of:=ROUND(STDEV(IF(IF([.$A90]=[$test_results_with_conv.$A$2:.$A$501];1;0);IF([.$B90]=[$test_results_with_conv.$B$2:.$B$501];[$test_results_with_conv.$C$2: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451]" office:value-type="string" office:string-value="SmallNeg_0.3" calcext:value-type="string">
            <text:p>SmallNeg_0.3</text:p>
          </table:table-cell>
          <table:table-cell table:formula="of:=[test_results_with_conv.B43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91];[$test_results_with_conv.$B$2:.$B$501];[.$B91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91];[$test_results_with_conv.$B$2:.$B$501];[.$B91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91];[$test_results_with_conv.$B$2:.$B$501];[.$B91]); 3)" office:value-type="float" office:value="0.607" calcext:value-type="float">
            <text:p>0.607</text:p>
          </table:table-cell>
          <table:table-cell table:formula="of:=ROUND(AVERAGEIFS([$test_results_with_conv.F$2:.F$501];[$test_results_with_conv.$A$2:.$A$501];[.$A91];[$test_results_with_conv.$B$2:.$B$501];[.$B91]); 3)" office:value-type="float" office:value="0.604" calcext:value-type="float">
            <text:p>0.604</text:p>
          </table:table-cell>
          <table:table-cell table:formula="of:=ROUND(AVERAGEIFS([$test_results_with_conv.G$2:.G$501];[$test_results_with_conv.$A$2:.$A$501];[.$A91];[$test_results_with_conv.$B$2:.$B$501];[.$B91]); 2)" office:value-type="float" office:value="20.85" calcext:value-type="float">
            <text:p>20.85</text:p>
          </table:table-cell>
          <table:table-cell table:number-matrix-columns-spanned="1" table:number-matrix-rows-spanned="1" table:formula="of:=ROUND(STDEV(IF(IF([.$A91]=[$test_results_with_conv.$A$2:.$A$501];1;0);IF([.$B91]=[$test_results_with_conv.$B$2:.$B$501];[$test_results_with_conv.$C$2:.$C$501];&quot;&quot;);&quot;&quot;));4)" office:value-type="float" office:value="0.0055" calcext:value-type="float">
            <text:p>0.0055</text:p>
          </table:table-cell>
          <table:table-cell table:number-columns-repeated="16"/>
        </table:table-row>
        <table:table-row table:style-name="ro1">
          <table:table-cell table:formula="of:=[test_results_with_conv.A452]" office:value-type="string" office:string-value="SmallNeg_0.4" calcext:value-type="string">
            <text:p>SmallNeg_0.4</text:p>
          </table:table-cell>
          <table:table-cell table:formula="of:=[test_results_with_conv.B452]" office:value-type="float" office:value="1" calcext:value-type="float">
            <text:p>1</text:p>
          </table:table-cell>
          <table:table-cell table:formula="of:=ROUND(AVERAGEIFS([$test_results_with_conv.C$2:.C$501];[$test_results_with_conv.$A$2:.$A$501];[.$A92];[$test_results_with_conv.$B$2:.$B$501];[.$B92]); 2)" office:value-type="float" office:value="0.61" calcext:value-type="float">
            <text:p>0.61</text:p>
          </table:table-cell>
          <table:table-cell table:formula="of:=ROUND(AVERAGEIFS([$test_results_with_conv.D$2:.D$501];[$test_results_with_conv.$A$2:.$A$501];[.$A92];[$test_results_with_conv.$B$2:.$B$501];[.$B92]); 2)" office:value-type="float" office:value="0.7" calcext:value-type="float">
            <text:p>0.7</text:p>
          </table:table-cell>
          <table:table-cell table:formula="of:=ROUND(AVERAGEIFS([$test_results_with_conv.E$2:.E$501];[$test_results_with_conv.$A$2:.$A$501];[.$A92];[$test_results_with_conv.$B$2:.$B$501];[.$B92]); 3)" office:value-type="float" office:value="1.631" calcext:value-type="float">
            <text:p>1.631</text:p>
          </table:table-cell>
          <table:table-cell table:formula="of:=ROUND(AVERAGEIFS([$test_results_with_conv.F$2:.F$501];[$test_results_with_conv.$A$2:.$A$501];[.$A92];[$test_results_with_conv.$B$2:.$B$501];[.$B92]); 3)" office:value-type="float" office:value="1.067" calcext:value-type="float">
            <text:p>1.067</text:p>
          </table:table-cell>
          <table:table-cell table:formula="of:=ROUND(AVERAGEIFS([$test_results_with_conv.G$2:.G$501];[$test_results_with_conv.$A$2:.$A$501];[.$A92];[$test_results_with_conv.$B$2:.$B$501];[.$B92]); 2)" office:value-type="float" office:value="21.25" calcext:value-type="float">
            <text:p>21.25</text:p>
          </table:table-cell>
          <table:table-cell table:number-matrix-columns-spanned="1" table:number-matrix-rows-spanned="1" table:formula="of:=ROUND(STDEV(IF(IF([.$A92]=[$test_results_with_conv.$A$2:.$A$501];1;0);IF([.$B92]=[$test_results_with_conv.$B$2:.$B$501];[$test_results_with_conv.$C$2:.$C$501];&quot;&quot;);&quot;&quot;));4)" office:value-type="float" office:value="0.0271" calcext:value-type="float">
            <text:p>0.0271</text:p>
          </table:table-cell>
          <table:table-cell table:number-columns-repeated="16"/>
        </table:table-row>
        <table:table-row table:style-name="ro1">
          <table:table-cell table:formula="of:=[test_results_with_conv.A458]" office:value-type="string" office:string-value="SmallNeg_0.4" calcext:value-type="string">
            <text:p>SmallNeg_0.4</text:p>
          </table:table-cell>
          <table:table-cell table:formula="of:=[test_results_with_conv.B453]" office:value-type="float" office:value="2" calcext:value-type="float">
            <text:p>2</text:p>
          </table:table-cell>
          <table:table-cell table:formula="of:=ROUND(AVERAGEIFS([$test_results_with_conv.C$2:.C$501];[$test_results_with_conv.$A$2:.$A$501];[.$A93];[$test_results_with_conv.$B$2:.$B$501];[.$B93]); 2)" office:value-type="float" office:value="0.73" calcext:value-type="float">
            <text:p>0.73</text:p>
          </table:table-cell>
          <table:table-cell table:formula="of:=ROUND(AVERAGEIFS([$test_results_with_conv.D$2:.D$501];[$test_results_with_conv.$A$2:.$A$501];[.$A93];[$test_results_with_conv.$B$2:.$B$501];[.$B93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93];[$test_results_with_conv.$B$2:.$B$501];[.$B93]); 3)" office:value-type="float" office:value="0.869" calcext:value-type="float">
            <text:p>0.869</text:p>
          </table:table-cell>
          <table:table-cell table:formula="of:=ROUND(AVERAGEIFS([$test_results_with_conv.F$2:.F$501];[$test_results_with_conv.$A$2:.$A$501];[.$A93];[$test_results_with_conv.$B$2:.$B$501];[.$B93]); 3)" office:value-type="float" office:value="0.764" calcext:value-type="float">
            <text:p>0.764</text:p>
          </table:table-cell>
          <table:table-cell table:formula="of:=ROUND(AVERAGEIFS([$test_results_with_conv.G$2:.G$501];[$test_results_with_conv.$A$2:.$A$501];[.$A93];[$test_results_with_conv.$B$2:.$B$501];[.$B93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93]=[$test_results_with_conv.$A$2:.$A$501];1;0);IF([.$B93]=[$test_results_with_conv.$B$2:.$B$501];[$test_results_with_conv.$C$2:.$C$501];&quot;&quot;);&quot;&quot;));4)" office:value-type="float" office:value="0.0066" calcext:value-type="float">
            <text:p>0.0066</text:p>
          </table:table-cell>
          <table:table-cell table:number-columns-repeated="16"/>
        </table:table-row>
        <table:table-row table:style-name="ro1">
          <table:table-cell table:formula="of:=[test_results_with_conv.A464]" office:value-type="string" office:string-value="SmallNeg_0.4" calcext:value-type="string">
            <text:p>SmallNeg_0.4</text:p>
          </table:table-cell>
          <table:table-cell table:formula="of:=[test_results_with_conv.B454]" office:value-type="float" office:value="3" calcext:value-type="float">
            <text:p>3</text:p>
          </table:table-cell>
          <table:table-cell table:formula="of:=ROUND(AVERAGEIFS([$test_results_with_conv.C$2:.C$501];[$test_results_with_conv.$A$2:.$A$501];[.$A94];[$test_results_with_conv.$B$2:.$B$501];[.$B94]); 2)" office:value-type="float" office:value="0.75" calcext:value-type="float">
            <text:p>0.75</text:p>
          </table:table-cell>
          <table:table-cell table:formula="of:=ROUND(AVERAGEIFS([$test_results_with_conv.D$2:.D$501];[$test_results_with_conv.$A$2:.$A$501];[.$A94];[$test_results_with_conv.$B$2:.$B$501];[.$B94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94];[$test_results_with_conv.$B$2:.$B$501];[.$B94]); 3)" office:value-type="float" office:value="0.701" calcext:value-type="float">
            <text:p>0.701</text:p>
          </table:table-cell>
          <table:table-cell table:formula="of:=ROUND(AVERAGEIFS([$test_results_with_conv.F$2:.F$501];[$test_results_with_conv.$A$2:.$A$501];[.$A94];[$test_results_with_conv.$B$2:.$B$501];[.$B94]); 3)" office:value-type="float" office:value="0.673" calcext:value-type="float">
            <text:p>0.673</text:p>
          </table:table-cell>
          <table:table-cell table:formula="of:=ROUND(AVERAGEIFS([$test_results_with_conv.G$2:.G$501];[$test_results_with_conv.$A$2:.$A$501];[.$A94];[$test_results_with_conv.$B$2:.$B$501];[.$B94]); 2)" office:value-type="float" office:value="20.99" calcext:value-type="float">
            <text:p>20.99</text:p>
          </table:table-cell>
          <table:table-cell table:number-matrix-columns-spanned="1" table:number-matrix-rows-spanned="1" table:formula="of:=ROUND(STDEV(IF(IF([.$A94]=[$test_results_with_conv.$A$2:.$A$501];1;0);IF([.$B94]=[$test_results_with_conv.$B$2:.$B$501];[$test_results_with_conv.$C$2:.$C$501];&quot;&quot;);&quot;&quot;));4)" office:value-type="float" office:value="0.0028" calcext:value-type="float">
            <text:p>0.0028</text:p>
          </table:table-cell>
          <table:table-cell table:number-columns-repeated="16"/>
        </table:table-row>
        <table:table-row table:style-name="ro1">
          <table:table-cell table:formula="of:=[test_results_with_conv.A470]" office:value-type="string" office:string-value="SmallNeg_0.4" calcext:value-type="string">
            <text:p>SmallNeg_0.4</text:p>
          </table:table-cell>
          <table:table-cell table:formula="of:=[test_results_with_conv.B455]" office:value-type="float" office:value="4" calcext:value-type="float">
            <text:p>4</text:p>
          </table:table-cell>
          <table:table-cell table:formula="of:=ROUND(AVERAGEIFS([$test_results_with_conv.C$2:.C$501];[$test_results_with_conv.$A$2:.$A$501];[.$A95];[$test_results_with_conv.$B$2:.$B$501];[.$B95]); 2)" office:value-type="float" office:value="0.77" calcext:value-type="float">
            <text:p>0.77</text:p>
          </table:table-cell>
          <table:table-cell table:formula="of:=ROUND(AVERAGEIFS([$test_results_with_conv.D$2:.D$501];[$test_results_with_conv.$A$2:.$A$501];[.$A95];[$test_results_with_conv.$B$2:.$B$501];[.$B95]); 2)" office:value-type="float" office:value="0.77" calcext:value-type="float">
            <text:p>0.77</text:p>
          </table:table-cell>
          <table:table-cell table:formula="of:=ROUND(AVERAGEIFS([$test_results_with_conv.E$2:.E$501];[$test_results_with_conv.$A$2:.$A$501];[.$A95];[$test_results_with_conv.$B$2:.$B$501];[.$B95]); 3)" office:value-type="float" office:value="0.635" calcext:value-type="float">
            <text:p>0.635</text:p>
          </table:table-cell>
          <table:table-cell table:formula="of:=ROUND(AVERAGEIFS([$test_results_with_conv.F$2:.F$501];[$test_results_with_conv.$A$2:.$A$501];[.$A95];[$test_results_with_conv.$B$2:.$B$501];[.$B95]); 3)" office:value-type="float" office:value="0.626" calcext:value-type="float">
            <text:p>0.626</text:p>
          </table:table-cell>
          <table:table-cell table:formula="of:=ROUND(AVERAGEIFS([$test_results_with_conv.G$2:.G$501];[$test_results_with_conv.$A$2:.$A$501];[.$A95];[$test_results_with_conv.$B$2:.$B$501];[.$B95]); 2)" office:value-type="float" office:value="20.95" calcext:value-type="float">
            <text:p>20.95</text:p>
          </table:table-cell>
          <table:table-cell table:number-matrix-columns-spanned="1" table:number-matrix-rows-spanned="1" table:formula="of:=ROUND(STDEV(IF(IF([.$A95]=[$test_results_with_conv.$A$2:.$A$501];1;0);IF([.$B95]=[$test_results_with_conv.$B$2:.$B$501];[$test_results_with_conv.$C$2: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476]" office:value-type="string" office:string-value="SmallNeg_0.4" calcext:value-type="string">
            <text:p>SmallNeg_0.4</text:p>
          </table:table-cell>
          <table:table-cell table:formula="of:=[test_results_with_conv.B456]" office:value-type="float" office:value="5" calcext:value-type="float">
            <text:p>5</text:p>
          </table:table-cell>
          <table:table-cell table:formula="of:=ROUND(AVERAGEIFS([$test_results_with_conv.C$2:.C$501];[$test_results_with_conv.$A$2:.$A$501];[.$A96];[$test_results_with_conv.$B$2:.$B$501];[.$B96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96];[$test_results_with_conv.$B$2:.$B$501];[.$B96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96];[$test_results_with_conv.$B$2:.$B$501];[.$B96]); 3)" office:value-type="float" office:value="0.595" calcext:value-type="float">
            <text:p>0.595</text:p>
          </table:table-cell>
          <table:table-cell table:formula="of:=ROUND(AVERAGEIFS([$test_results_with_conv.F$2:.F$501];[$test_results_with_conv.$A$2:.$A$501];[.$A96];[$test_results_with_conv.$B$2:.$B$501];[.$B96]); 3)" office:value-type="float" office:value="0.595" calcext:value-type="float">
            <text:p>0.595</text:p>
          </table:table-cell>
          <table:table-cell table:formula="of:=ROUND(AVERAGEIFS([$test_results_with_conv.G$2:.G$501];[$test_results_with_conv.$A$2:.$A$501];[.$A96];[$test_results_with_conv.$B$2:.$B$501];[.$B96]); 2)" office:value-type="float" office:value="20.98" calcext:value-type="float">
            <text:p>20.98</text:p>
          </table:table-cell>
          <table:table-cell table:number-matrix-columns-spanned="1" table:number-matrix-rows-spanned="1" table:formula="of:=ROUND(STDEV(IF(IF([.$A96]=[$test_results_with_conv.$A$2:.$A$501];1;0);IF([.$B96]=[$test_results_with_conv.$B$2:.$B$501];[$test_results_with_conv.$C$2: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477]" office:value-type="string" office:string-value="SmallNeg_0.5" calcext:value-type="string">
            <text:p>SmallNeg_0.5</text:p>
          </table:table-cell>
          <table:table-cell table:formula="of:=[test_results_with_conv.B477]" office:value-type="float" office:value="1" calcext:value-type="float">
            <text:p>1</text:p>
          </table:table-cell>
          <table:table-cell table:formula="of:=ROUND(AVERAGEIFS([$test_results_with_conv.C$2:.C$501];[$test_results_with_conv.$A$2:.$A$501];[.$A97];[$test_results_with_conv.$B$2:.$B$501];[.$B97]); 2)" office:value-type="float" office:value="0.63" calcext:value-type="float">
            <text:p>0.63</text:p>
          </table:table-cell>
          <table:table-cell table:formula="of:=ROUND(AVERAGEIFS([$test_results_with_conv.D$2:.D$501];[$test_results_with_conv.$A$2:.$A$501];[.$A97];[$test_results_with_conv.$B$2:.$B$501];[.$B97]); 2)" office:value-type="float" office:value="0.71" calcext:value-type="float">
            <text:p>0.71</text:p>
          </table:table-cell>
          <table:table-cell table:formula="of:=ROUND(AVERAGEIFS([$test_results_with_conv.E$2:.E$501];[$test_results_with_conv.$A$2:.$A$501];[.$A97];[$test_results_with_conv.$B$2:.$B$501];[.$B97]); 3)" office:value-type="float" office:value="1.568" calcext:value-type="float">
            <text:p>1.568</text:p>
          </table:table-cell>
          <table:table-cell table:formula="of:=ROUND(AVERAGEIFS([$test_results_with_conv.F$2:.F$501];[$test_results_with_conv.$A$2:.$A$501];[.$A97];[$test_results_with_conv.$B$2:.$B$501];[.$B97]); 3)" office:value-type="float" office:value="1.015" calcext:value-type="float">
            <text:p>1.015</text:p>
          </table:table-cell>
          <table:table-cell table:formula="of:=ROUND(AVERAGEIFS([$test_results_with_conv.G$2:.G$501];[$test_results_with_conv.$A$2:.$A$501];[.$A97];[$test_results_with_conv.$B$2:.$B$501];[.$B97]); 2)" office:value-type="float" office:value="20.23" calcext:value-type="float">
            <text:p>20.23</text:p>
          </table:table-cell>
          <table:table-cell table:number-matrix-columns-spanned="1" table:number-matrix-rows-spanned="1" table:formula="of:=ROUND(STDEV(IF(IF([.$A97]=[$test_results_with_conv.$A$2:.$A$501];1;0);IF([.$B97]=[$test_results_with_conv.$B$2:.$B$501];[$test_results_with_conv.$C$2:.$C$501];&quot;&quot;);&quot;&quot;));4)" office:value-type="float" office:value="0.0096" calcext:value-type="float">
            <text:p>0.0096</text:p>
          </table:table-cell>
          <table:table-cell table:number-columns-repeated="16"/>
        </table:table-row>
        <table:table-row table:style-name="ro1">
          <table:table-cell table:formula="of:=[test_results_with_conv.A483]" office:value-type="string" office:string-value="SmallNeg_0.5" calcext:value-type="string">
            <text:p>SmallNeg_0.5</text:p>
          </table:table-cell>
          <table:table-cell table:formula="of:=[test_results_with_conv.B478]" office:value-type="float" office:value="2" calcext:value-type="float">
            <text:p>2</text:p>
          </table:table-cell>
          <table:table-cell table:formula="of:=ROUND(AVERAGEIFS([$test_results_with_conv.C$2:.C$501];[$test_results_with_conv.$A$2:.$A$501];[.$A98];[$test_results_with_conv.$B$2:.$B$501];[.$B98]); 2)" office:value-type="float" office:value="0.73" calcext:value-type="float">
            <text:p>0.73</text:p>
          </table:table-cell>
          <table:table-cell table:formula="of:=ROUND(AVERAGEIFS([$test_results_with_conv.D$2:.D$501];[$test_results_with_conv.$A$2:.$A$501];[.$A98];[$test_results_with_conv.$B$2:.$B$501];[.$B98]); 2)" office:value-type="float" office:value="0.74" calcext:value-type="float">
            <text:p>0.74</text:p>
          </table:table-cell>
          <table:table-cell table:formula="of:=ROUND(AVERAGEIFS([$test_results_with_conv.E$2:.E$501];[$test_results_with_conv.$A$2:.$A$501];[.$A98];[$test_results_with_conv.$B$2:.$B$501];[.$B98]); 3)" office:value-type="float" office:value="0.836" calcext:value-type="float">
            <text:p>0.836</text:p>
          </table:table-cell>
          <table:table-cell table:formula="of:=ROUND(AVERAGEIFS([$test_results_with_conv.F$2:.F$501];[$test_results_with_conv.$A$2:.$A$501];[.$A98];[$test_results_with_conv.$B$2:.$B$501];[.$B98]); 3)" office:value-type="float" office:value="0.743" calcext:value-type="float">
            <text:p>0.743</text:p>
          </table:table-cell>
          <table:table-cell table:formula="of:=ROUND(AVERAGEIFS([$test_results_with_conv.G$2:.G$501];[$test_results_with_conv.$A$2:.$A$501];[.$A98];[$test_results_with_conv.$B$2:.$B$501];[.$B98]); 2)" office:value-type="float" office:value="20.22" calcext:value-type="float">
            <text:p>20.22</text:p>
          </table:table-cell>
          <table:table-cell table:number-matrix-columns-spanned="1" table:number-matrix-rows-spanned="1" table:formula="of:=ROUND(STDEV(IF(IF([.$A98]=[$test_results_with_conv.$A$2:.$A$501];1;0);IF([.$B98]=[$test_results_with_conv.$B$2:.$B$501];[$test_results_with_conv.$C$2:.$C$501];&quot;&quot;);&quot;&quot;));4)" office:value-type="float" office:value="0.0038" calcext:value-type="float">
            <text:p>0.0038</text:p>
          </table:table-cell>
          <table:table-cell table:number-columns-repeated="16"/>
        </table:table-row>
        <table:table-row table:style-name="ro1">
          <table:table-cell table:formula="of:=[test_results_with_conv.A489]" office:value-type="string" office:string-value="SmallNeg_0.5" calcext:value-type="string">
            <text:p>SmallNeg_0.5</text:p>
          </table:table-cell>
          <table:table-cell table:formula="of:=[test_results_with_conv.B479]" office:value-type="float" office:value="3" calcext:value-type="float">
            <text:p>3</text:p>
          </table:table-cell>
          <table:table-cell table:formula="of:=ROUND(AVERAGEIFS([$test_results_with_conv.C$2:.C$501];[$test_results_with_conv.$A$2:.$A$501];[.$A99];[$test_results_with_conv.$B$2:.$B$501];[.$B99]); 2)" office:value-type="float" office:value="0.76" calcext:value-type="float">
            <text:p>0.76</text:p>
          </table:table-cell>
          <table:table-cell table:formula="of:=ROUND(AVERAGEIFS([$test_results_with_conv.D$2:.D$501];[$test_results_with_conv.$A$2:.$A$501];[.$A99];[$test_results_with_conv.$B$2:.$B$501];[.$B99]); 2)" office:value-type="float" office:value="0.76" calcext:value-type="float">
            <text:p>0.76</text:p>
          </table:table-cell>
          <table:table-cell table:formula="of:=ROUND(AVERAGEIFS([$test_results_with_conv.E$2:.E$501];[$test_results_with_conv.$A$2:.$A$501];[.$A99];[$test_results_with_conv.$B$2:.$B$501];[.$B99]); 3)" office:value-type="float" office:value="0.685" calcext:value-type="float">
            <text:p>0.685</text:p>
          </table:table-cell>
          <table:table-cell table:formula="of:=ROUND(AVERAGEIFS([$test_results_with_conv.F$2:.F$501];[$test_results_with_conv.$A$2:.$A$501];[.$A99];[$test_results_with_conv.$B$2:.$B$501];[.$B99]); 3)" office:value-type="float" office:value="0.66" calcext:value-type="float">
            <text:p>0.66</text:p>
          </table:table-cell>
          <table:table-cell table:formula="of:=ROUND(AVERAGEIFS([$test_results_with_conv.G$2:.G$501];[$test_results_with_conv.$A$2:.$A$501];[.$A99];[$test_results_with_conv.$B$2:.$B$501];[.$B99]); 2)" office:value-type="float" office:value="20.06" calcext:value-type="float">
            <text:p>20.06</text:p>
          </table:table-cell>
          <table:table-cell table:number-matrix-columns-spanned="1" table:number-matrix-rows-spanned="1" table:formula="of:=ROUND(STDEV(IF(IF([.$A99]=[$test_results_with_conv.$A$2:.$A$501];1;0);IF([.$B99]=[$test_results_with_conv.$B$2:.$B$501];[$test_results_with_conv.$C$2:.$C$501];&quot;&quot;);&quot;&quot;));4)" office:value-type="float" office:value="0.0041" calcext:value-type="float">
            <text:p>0.0041</text:p>
          </table:table-cell>
          <table:table-cell table:number-columns-repeated="16"/>
        </table:table-row>
        <table:table-row table:style-name="ro1">
          <table:table-cell table:formula="of:=[test_results_with_conv.A495]" office:value-type="string" office:string-value="SmallNeg_0.5" calcext:value-type="string">
            <text:p>SmallNeg_0.5</text:p>
          </table:table-cell>
          <table:table-cell table:formula="of:=[test_results_with_conv.B480]" office:value-type="float" office:value="4" calcext:value-type="float">
            <text:p>4</text:p>
          </table:table-cell>
          <table:table-cell table:formula="of:=ROUND(AVERAGEIFS([$test_results_with_conv.C$2:.C$501];[$test_results_with_conv.$A$2:.$A$501];[.$A100];[$test_results_with_conv.$B$2:.$B$501];[.$B100]); 2)" office:value-type="float" office:value="0.78" calcext:value-type="float">
            <text:p>0.78</text:p>
          </table:table-cell>
          <table:table-cell table:formula="of:=ROUND(AVERAGEIFS([$test_results_with_conv.D$2:.D$501];[$test_results_with_conv.$A$2:.$A$501];[.$A100];[$test_results_with_conv.$B$2:.$B$501];[.$B100]); 2)" office:value-type="float" office:value="0.78" calcext:value-type="float">
            <text:p>0.78</text:p>
          </table:table-cell>
          <table:table-cell table:formula="of:=ROUND(AVERAGEIFS([$test_results_with_conv.E$2:.E$501];[$test_results_with_conv.$A$2:.$A$501];[.$A100];[$test_results_with_conv.$B$2:.$B$501];[.$B100]); 3)" office:value-type="float" office:value="0.623" calcext:value-type="float">
            <text:p>0.623</text:p>
          </table:table-cell>
          <table:table-cell table:formula="of:=ROUND(AVERAGEIFS([$test_results_with_conv.F$2:.F$501];[$test_results_with_conv.$A$2:.$A$501];[.$A100];[$test_results_with_conv.$B$2:.$B$501];[.$B100]); 3)" office:value-type="float" office:value="0.615" calcext:value-type="float">
            <text:p>0.615</text:p>
          </table:table-cell>
          <table:table-cell table:formula="of:=ROUND(AVERAGEIFS([$test_results_with_conv.G$2:.G$501];[$test_results_with_conv.$A$2:.$A$501];[.$A100];[$test_results_with_conv.$B$2:.$B$501];[.$B100]); 2)" office:value-type="float" office:value="20.04" calcext:value-type="float">
            <text:p>20.04</text:p>
          </table:table-cell>
          <table:table-cell table:number-matrix-columns-spanned="1" table:number-matrix-rows-spanned="1" table:formula="of:=ROUND(STDEV(IF(IF([.$A100]=[$test_results_with_conv.$A$2:.$A$501];1;0);IF([.$B100]=[$test_results_with_conv.$B$2:.$B$501];[$test_results_with_conv.$C$2: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501]" office:value-type="string" office:string-value="SmallNeg_0.5" calcext:value-type="string">
            <text:p>SmallNeg_0.5</text:p>
          </table:table-cell>
          <table:table-cell table:formula="of:=[test_results_with_conv.B481]" office:value-type="float" office:value="5" calcext:value-type="float">
            <text:p>5</text:p>
          </table:table-cell>
          <table:table-cell table:formula="of:=ROUND(AVERAGEIFS([$test_results_with_conv.C$2:.C$501];[$test_results_with_conv.$A$2:.$A$501];[.$A101];[$test_results_with_conv.$B$2:.$B$501];[.$B101]); 2)" office:value-type="float" office:value="0.79" calcext:value-type="float">
            <text:p>0.79</text:p>
          </table:table-cell>
          <table:table-cell table:formula="of:=ROUND(AVERAGEIFS([$test_results_with_conv.D$2:.D$501];[$test_results_with_conv.$A$2:.$A$501];[.$A101];[$test_results_with_conv.$B$2:.$B$501];[.$B101]); 2)" office:value-type="float" office:value="0.79" calcext:value-type="float">
            <text:p>0.79</text:p>
          </table:table-cell>
          <table:table-cell table:formula="of:=ROUND(AVERAGEIFS([$test_results_with_conv.E$2:.E$501];[$test_results_with_conv.$A$2:.$A$501];[.$A101];[$test_results_with_conv.$B$2:.$B$501];[.$B101]); 3)" office:value-type="float" office:value="0.585" calcext:value-type="float">
            <text:p>0.585</text:p>
          </table:table-cell>
          <table:table-cell table:formula="of:=ROUND(AVERAGEIFS([$test_results_with_conv.F$2:.F$501];[$test_results_with_conv.$A$2:.$A$501];[.$A101];[$test_results_with_conv.$B$2:.$B$501];[.$B101]); 3)" office:value-type="float" office:value="0.585" calcext:value-type="float">
            <text:p>0.585</text:p>
          </table:table-cell>
          <table:table-cell table:formula="of:=ROUND(AVERAGEIFS([$test_results_with_conv.G$2:.G$501];[$test_results_with_conv.$A$2:.$A$501];[.$A101];[$test_results_with_conv.$B$2:.$B$501];[.$B101]); 2)" office:value-type="float" office:value="20.12" calcext:value-type="float">
            <text:p>20.12</text:p>
          </table:table-cell>
          <table:table-cell table:number-matrix-columns-spanned="1" table:number-matrix-rows-spanned="1" table:formula="of:=ROUND(STDEV(IF(IF([.$A101]=[$test_results_with_conv.$A$2:.$A$501];1;0);IF([.$B101]=[$test_results_with_conv.$B$2:.$B$501];[$test_results_with_conv.$C$2:.$C$501];&quot;&quot;);&quot;&quot;));4)" office:value-type="float" office:value="0.0036" calcext:value-type="float">
            <text:p>0.0036</text:p>
          </table:table-cell>
          <table:table-cell table:number-columns-repeated="16"/>
        </table:table-row>
      </table:table>
      <table:table table:name="Final Epoch Averages" table:style-name="ta1">
        <table:table-column table:style-name="co1" table:default-cell-style-name="ce3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style-name="Default"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78" calcext:value-type="float">
            <text:p>0.78</text:p>
          </table:table-cell>
          <table:table-cell table:formula="of:=['Epoch Averages'.D6]" office:value-type="float" office:value="0.78" calcext:value-type="float">
            <text:p>0.78</text:p>
          </table:table-cell>
          <table:table-cell table:formula="of:=['Epoch Averages'.E6]" office:value-type="float" office:value="0.613" calcext:value-type="float">
            <text:p>0.613</text:p>
          </table:table-cell>
          <table:table-cell table:formula="of:=['Epoch Averages'.F6]" office:value-type="float" office:value="0.609" calcext:value-type="float">
            <text:p>0.609</text:p>
          </table:table-cell>
          <table:table-cell table:formula="of:=['Epoch Averages'.G6]" office:value-type="float" office:value="12.32" calcext:value-type="float">
            <text:p>12.32</text:p>
          </table:table-cell>
          <table:table-cell table:formula="of:=['Epoch Averages'.H6]" office:value-type="float" office:value="0.0032" calcext:value-type="float">
            <text:p>0.0032</text:p>
          </table:table-cell>
        </table:table-row>
        <table:table-row table:style-name="ro1">
          <table:table-cell table:style-name="Default"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78" calcext:value-type="float">
            <text:p>0.78</text:p>
          </table:table-cell>
          <table:table-cell table:formula="of:=['Epoch Averages'.D11]" office:value-type="float" office:value="0.78" calcext:value-type="float">
            <text:p>0.78</text:p>
          </table:table-cell>
          <table:table-cell table:formula="of:=['Epoch Averages'.E11]" office:value-type="float" office:value="0.615" calcext:value-type="float">
            <text:p>0.615</text:p>
          </table:table-cell>
          <table:table-cell table:formula="of:=['Epoch Averages'.F11]" office:value-type="float" office:value="0.611" calcext:value-type="float">
            <text:p>0.611</text:p>
          </table:table-cell>
          <table:table-cell table:formula="of:=['Epoch Averages'.G11]" office:value-type="float" office:value="12.03" calcext:value-type="float">
            <text:p>12.03</text:p>
          </table:table-cell>
          <table:table-cell table:formula="of:=['Epoch Averages'.H11]" office:value-type="float" office:value="0.0036" calcext:value-type="float">
            <text:p>0.0036</text:p>
          </table:table-cell>
        </table:table-row>
        <table:table-row table:style-name="ro1">
          <table:table-cell table:style-name="Default"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1" calcext:value-type="float">
            <text:p>0.11</text:p>
          </table:table-cell>
          <table:table-cell table:formula="of:=['Epoch Averages'.D16]" office:value-type="float" office:value="0.11" calcext:value-type="float">
            <text:p>0.11</text:p>
          </table:table-cell>
          <table:table-cell table:formula="of:=['Epoch Averages'.E16]" office:value-type="float" office:value="2.302" calcext:value-type="float">
            <text:p>2.302</text:p>
          </table:table-cell>
          <table:table-cell table:formula="of:=['Epoch Averages'.F16]" office:value-type="float" office:value="2.302" calcext:value-type="float">
            <text:p>2.302</text:p>
          </table:table-cell>
          <table:table-cell table:formula="of:=['Epoch Averages'.G16]" office:value-type="float" office:value="12.16" calcext:value-type="float">
            <text:p>12.16</text:p>
          </table:table-cell>
          <table:table-cell table:formula="of:=['Epoch Averages'.H16]" office:value-type="float" office:value="0.0113" calcext:value-type="float">
            <text:p>0.0113</text:p>
          </table:table-cell>
        </table:table-row>
        <table:table-row table:style-name="ro1">
          <table:table-cell table:style-name="Default"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49" calcext:value-type="float">
            <text:p>0.49</text:p>
          </table:table-cell>
          <table:table-cell table:formula="of:=['Epoch Averages'.D21]" office:value-type="float" office:value="0.46" calcext:value-type="float">
            <text:p>0.46</text:p>
          </table:table-cell>
          <table:table-cell table:formula="of:=['Epoch Averages'.E21]" office:value-type="float" office:value="2.216" calcext:value-type="float">
            <text:p>2.216</text:p>
          </table:table-cell>
          <table:table-cell table:formula="of:=['Epoch Averages'.F21]" office:value-type="float" office:value="2.19" calcext:value-type="float">
            <text:p>2.19</text:p>
          </table:table-cell>
          <table:table-cell table:formula="of:=['Epoch Averages'.G21]" office:value-type="float" office:value="12.14" calcext:value-type="float">
            <text:p>12.14</text:p>
          </table:table-cell>
          <table:table-cell table:formula="of:=['Epoch Averages'.H21]" office:value-type="float" office:value="0.0287" calcext:value-type="float">
            <text:p>0.0287</text:p>
          </table:table-cell>
        </table:table-row>
        <table:table-row table:style-name="ro1">
          <table:table-cell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72" calcext:value-type="float">
            <text:p>0.72</text:p>
          </table:table-cell>
          <table:table-cell table:formula="of:=['Epoch Averages'.D26]" office:value-type="float" office:value="0.72" calcext:value-type="float">
            <text:p>0.72</text:p>
          </table:table-cell>
          <table:table-cell table:formula="of:=['Epoch Averages'.E26]" office:value-type="float" office:value="0.872" calcext:value-type="float">
            <text:p>0.872</text:p>
          </table:table-cell>
          <table:table-cell table:formula="of:=['Epoch Averages'.F26]" office:value-type="float" office:value="0.824" calcext:value-type="float">
            <text:p>0.824</text:p>
          </table:table-cell>
          <table:table-cell table:formula="of:=['Epoch Averages'.G26]" office:value-type="float" office:value="12.13" calcext:value-type="float">
            <text:p>12.13</text:p>
          </table:table-cell>
          <table:table-cell table:formula="of:=['Epoch Averages'.H26]" office:value-type="float" office:value="0.0113" calcext:value-type="float">
            <text:p>0.0113</text:p>
          </table:table-cell>
        </table:table-row>
        <table:table-row table:style-name="ro1">
          <table:table-cell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4" table:formula="of:=['Epoch Averages'.C31]" office:value-type="float" office:value="0.77" calcext:value-type="float">
            <text:p>0.77</text:p>
          </table:table-cell>
          <table:table-cell table:style-name="ce4" table:formula="of:=['Epoch Averages'.D31]" office:value-type="float" office:value="0.77" calcext:value-type="float">
            <text:p>0.77</text:p>
          </table:table-cell>
          <table:table-cell table:style-name="ce4" table:formula="of:=['Epoch Averages'.E31]" office:value-type="float" office:value="0.628" calcext:value-type="float">
            <text:p>0.628</text:p>
          </table:table-cell>
          <table:table-cell table:style-name="ce4" table:formula="of:=['Epoch Averages'.F31]" office:value-type="float" office:value="0.623" calcext:value-type="float">
            <text:p>0.623</text:p>
          </table:table-cell>
          <table:table-cell table:style-name="ce4" table:formula="of:=['Epoch Averages'.G31]" office:value-type="float" office:value="12.07" calcext:value-type="float">
            <text:p>12.07</text:p>
          </table:table-cell>
          <table:table-cell table:style-name="ce4" table:formula="of:=['Epoch Averages'.H31]" office:value-type="float" office:value="0.0072" calcext:value-type="float">
            <text:p>0.0072</text:p>
          </table:table-cell>
        </table:table-row>
        <table:table-row table:style-name="ro1">
          <table:table-cell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82" calcext:value-type="float">
            <text:p>0.82</text:p>
          </table:table-cell>
          <table:table-cell table:formula="of:=['Epoch Averages'.D36]" office:value-type="float" office:value="0.81" calcext:value-type="float">
            <text:p>0.81</text:p>
          </table:table-cell>
          <table:table-cell table:formula="of:=['Epoch Averages'.E36]" office:value-type="float" office:value="0.523" calcext:value-type="float">
            <text:p>0.523</text:p>
          </table:table-cell>
          <table:table-cell table:formula="of:=['Epoch Averages'.F36]" office:value-type="float" office:value="0.53" calcext:value-type="float">
            <text:p>0.53</text:p>
          </table:table-cell>
          <table:table-cell table:formula="of:=['Epoch Averages'.G36]" office:value-type="float" office:value="12.18" calcext:value-type="float">
            <text:p>12.18</text:p>
          </table:table-cell>
          <table:table-cell table:formula="of:=['Epoch Averages'.H36]" office:value-type="float" office:value="0.003" calcext:value-type="float">
            <text:p>0.003</text:p>
          </table:table-cell>
        </table:table-row>
        <table:table-row table:style-name="ro1">
          <table:table-cell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84" calcext:value-type="float">
            <text:p>0.84</text:p>
          </table:table-cell>
          <table:table-cell table:formula="of:=['Epoch Averages'.D41]" office:value-type="float" office:value="0.81" calcext:value-type="float">
            <text:p>0.81</text:p>
          </table:table-cell>
          <table:table-cell table:formula="of:=['Epoch Averages'.E41]" office:value-type="float" office:value="0.469" calcext:value-type="float">
            <text:p>0.469</text:p>
          </table:table-cell>
          <table:table-cell table:formula="of:=['Epoch Averages'.F41]" office:value-type="float" office:value="0.504" calcext:value-type="float">
            <text:p>0.504</text:p>
          </table:table-cell>
          <table:table-cell table:formula="of:=['Epoch Averages'.G41]" office:value-type="float" office:value="12.2" calcext:value-type="float">
            <text:p>12.2</text:p>
          </table:table-cell>
          <table:table-cell table:formula="of:=['Epoch Averages'.H41]" office:value-type="float" office:value="0.0023" calcext:value-type="float">
            <text:p>0.0023</text:p>
          </table:table-cell>
        </table:table-row>
        <table:table-row table:style-name="ro1">
          <table:table-cell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79" calcext:value-type="float">
            <text:p>0.79</text:p>
          </table:table-cell>
          <table:table-cell table:formula="of:=['Epoch Averages'.D46]" office:value-type="float" office:value="0.79" calcext:value-type="float">
            <text:p>0.79</text:p>
          </table:table-cell>
          <table:table-cell table:formula="of:=['Epoch Averages'.E46]" office:value-type="float" office:value="0.585" calcext:value-type="float">
            <text:p>0.585</text:p>
          </table:table-cell>
          <table:table-cell table:formula="of:=['Epoch Averages'.F46]" office:value-type="float" office:value="0.583" calcext:value-type="float">
            <text:p>0.583</text:p>
          </table:table-cell>
          <table:table-cell table:formula="of:=['Epoch Averages'.G46]" office:value-type="float" office:value="21.9" calcext:value-type="float">
            <text:p>21.9</text:p>
          </table:table-cell>
          <table:table-cell table:formula="of:=['Epoch Averages'.H46]" office:value-type="float" office:value="0.0037" calcext:value-type="float">
            <text:p>0.0037</text:p>
          </table:table-cell>
        </table:table-row>
        <table:table-row table:style-name="ro1">
          <table:table-cell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81" calcext:value-type="float">
            <text:p>0.81</text:p>
          </table:table-cell>
          <table:table-cell table:formula="of:=['Epoch Averages'.D51]" office:value-type="float" office:value="0.8" calcext:value-type="float">
            <text:p>0.8</text:p>
          </table:table-cell>
          <table:table-cell table:formula="of:=['Epoch Averages'.E51]" office:value-type="float" office:value="0.54" calcext:value-type="float">
            <text:p>0.54</text:p>
          </table:table-cell>
          <table:table-cell table:formula="of:=['Epoch Averages'.F51]" office:value-type="float" office:value="0.542" calcext:value-type="float">
            <text:p>0.542</text:p>
          </table:table-cell>
          <table:table-cell table:formula="of:=['Epoch Averages'.G51]" office:value-type="float" office:value="22.04" calcext:value-type="float">
            <text:p>22.04</text:p>
          </table:table-cell>
          <table:table-cell table:formula="of:=['Epoch Averages'.H51]" office:value-type="float" office:value="0.0044" calcext:value-type="float">
            <text:p>0.0044</text:p>
          </table:table-cell>
        </table:table-row>
        <table:table-row table:style-name="ro1">
          <table:table-cell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82" calcext:value-type="float">
            <text:p>0.82</text:p>
          </table:table-cell>
          <table:table-cell table:formula="of:=['Epoch Averages'.D56]" office:value-type="float" office:value="0.81" calcext:value-type="float">
            <text:p>0.81</text:p>
          </table:table-cell>
          <table:table-cell table:formula="of:=['Epoch Averages'.E56]" office:value-type="float" office:value="0.499" calcext:value-type="float">
            <text:p>0.499</text:p>
          </table:table-cell>
          <table:table-cell table:formula="of:=['Epoch Averages'.F56]" office:value-type="float" office:value="0.51" calcext:value-type="float">
            <text:p>0.51</text:p>
          </table:table-cell>
          <table:table-cell table:formula="of:=['Epoch Averages'.G56]" office:value-type="float" office:value="21.46" calcext:value-type="float">
            <text:p>21.46</text:p>
          </table:table-cell>
          <table:table-cell table:formula="of:=['Epoch Averages'.H56]" office:value-type="float" office:value="0.0039" calcext:value-type="float">
            <text:p>0.0039</text:p>
          </table:table-cell>
        </table:table-row>
        <table:table-row table:style-name="ro1">
          <table:table-cell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83" calcext:value-type="float">
            <text:p>0.83</text:p>
          </table:table-cell>
          <table:table-cell table:formula="of:=['Epoch Averages'.D61]" office:value-type="float" office:value="0.82" calcext:value-type="float">
            <text:p>0.82</text:p>
          </table:table-cell>
          <table:table-cell table:formula="of:=['Epoch Averages'.E61]" office:value-type="float" office:value="0.474" calcext:value-type="float">
            <text:p>0.474</text:p>
          </table:table-cell>
          <table:table-cell table:formula="of:=['Epoch Averages'.F61]" office:value-type="float" office:value="0.493" calcext:value-type="float">
            <text:p>0.493</text:p>
          </table:table-cell>
          <table:table-cell table:formula="of:=['Epoch Averages'.G61]" office:value-type="float" office:value="21.28" calcext:value-type="float">
            <text:p>21.28</text:p>
          </table:table-cell>
          <table:table-cell table:formula="of:=['Epoch Averages'.H61]" office:value-type="float" office:value="0.0033" calcext:value-type="float">
            <text:p>0.0033</text:p>
          </table:table-cell>
        </table:table-row>
        <table:table-row table:style-name="ro1">
          <table:table-cell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9" calcext:value-type="float">
            <text:p>0.9</text:p>
          </table:table-cell>
          <table:table-cell table:formula="of:=['Epoch Averages'.D66]" office:value-type="float" office:value="0.87" calcext:value-type="float">
            <text:p>0.87</text:p>
          </table:table-cell>
          <table:table-cell table:formula="of:=['Epoch Averages'.E66]" office:value-type="float" office:value="0.303" calcext:value-type="float">
            <text:p>0.303</text:p>
          </table:table-cell>
          <table:table-cell table:formula="of:=['Epoch Averages'.F66]" office:value-type="float" office:value="0.381" calcext:value-type="float">
            <text:p>0.381</text:p>
          </table:table-cell>
          <table:table-cell table:formula="of:=['Epoch Averages'.G66]" office:value-type="float" office:value="13.41" calcext:value-type="float">
            <text:p>13.41</text:p>
          </table:table-cell>
          <table:table-cell table:formula="of:=['Epoch Averages'.H66]" office:value-type="float" office:value="0.0048" calcext:value-type="float">
            <text:p>0.0048</text:p>
          </table:table-cell>
        </table:table-row>
        <table:table-row table:style-name="ro1">
          <table:table-cell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87" calcext:value-type="float">
            <text:p>0.87</text:p>
          </table:table-cell>
          <table:table-cell table:formula="of:=['Epoch Averages'.D71]" office:value-type="float" office:value="0.85" calcext:value-type="float">
            <text:p>0.85</text:p>
          </table:table-cell>
          <table:table-cell table:formula="of:=['Epoch Averages'.E71]" office:value-type="float" office:value="0.396" calcext:value-type="float">
            <text:p>0.396</text:p>
          </table:table-cell>
          <table:table-cell table:formula="of:=['Epoch Averages'.F71]" office:value-type="float" office:value="0.428" calcext:value-type="float">
            <text:p>0.428</text:p>
          </table:table-cell>
          <table:table-cell table:formula="of:=['Epoch Averages'.G71]" office:value-type="float" office:value="13.47" calcext:value-type="float">
            <text:p>13.47</text:p>
          </table:table-cell>
          <table:table-cell table:formula="of:=['Epoch Averages'.H71]" office:value-type="float" office:value="0.0029" calcext:value-type="float">
            <text:p>0.0029</text:p>
          </table:table-cell>
        </table:table-row>
        <table:table-row table:style-name="ro1">
          <table:table-cell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83" calcext:value-type="float">
            <text:p>0.83</text:p>
          </table:table-cell>
          <table:table-cell table:formula="of:=['Epoch Averages'.D76]" office:value-type="float" office:value="0.83" calcext:value-type="float">
            <text:p>0.83</text:p>
          </table:table-cell>
          <table:table-cell table:formula="of:=['Epoch Averages'.E76]" office:value-type="float" office:value="0.521" calcext:value-type="float">
            <text:p>0.521</text:p>
          </table:table-cell>
          <table:table-cell table:formula="of:=['Epoch Averages'.F76]" office:value-type="float" office:value="0.521" calcext:value-type="float">
            <text:p>0.521</text:p>
          </table:table-cell>
          <table:table-cell table:formula="of:=['Epoch Averages'.G76]" office:value-type="float" office:value="13.43" calcext:value-type="float">
            <text:p>13.43</text:p>
          </table:table-cell>
          <table:table-cell table:formula="of:=['Epoch Averages'.H76]" office:value-type="float" office:value="0.0049" calcext:value-type="float">
            <text:p>0.0049</text:p>
          </table:table-cell>
        </table:table-row>
        <table:table-row table:style-name="ro1">
          <table:table-cell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78" calcext:value-type="float">
            <text:p>0.78</text:p>
          </table:table-cell>
          <table:table-cell table:formula="of:=['Epoch Averages'.D81]" office:value-type="float" office:value="0.78" calcext:value-type="float">
            <text:p>0.78</text:p>
          </table:table-cell>
          <table:table-cell table:formula="of:=['Epoch Averages'.E81]" office:value-type="float" office:value="0.613" calcext:value-type="float">
            <text:p>0.613</text:p>
          </table:table-cell>
          <table:table-cell table:formula="of:=['Epoch Averages'.F81]" office:value-type="float" office:value="0.609" calcext:value-type="float">
            <text:p>0.609</text:p>
          </table:table-cell>
          <table:table-cell table:formula="of:=['Epoch Averages'.G81]" office:value-type="float" office:value="20.19" calcext:value-type="float">
            <text:p>20.19</text:p>
          </table:table-cell>
          <table:table-cell table:formula="of:=['Epoch Averages'.H81]" office:value-type="float" office:value="0.0024" calcext:value-type="float">
            <text:p>0.0024</text:p>
          </table:table-cell>
        </table:table-row>
        <table:table-row table:style-name="ro1">
          <table:table-cell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78" calcext:value-type="float">
            <text:p>0.78</text:p>
          </table:table-cell>
          <table:table-cell table:formula="of:=['Epoch Averages'.D86]" office:value-type="float" office:value="0.78" calcext:value-type="float">
            <text:p>0.78</text:p>
          </table:table-cell>
          <table:table-cell table:formula="of:=['Epoch Averages'.E86]" office:value-type="float" office:value="0.606" calcext:value-type="float">
            <text:p>0.606</text:p>
          </table:table-cell>
          <table:table-cell table:formula="of:=['Epoch Averages'.F86]" office:value-type="float" office:value="0.604" calcext:value-type="float">
            <text:p>0.604</text:p>
          </table:table-cell>
          <table:table-cell table:formula="of:=['Epoch Averages'.G86]" office:value-type="float" office:value="20.26" calcext:value-type="float">
            <text:p>20.26</text:p>
          </table:table-cell>
          <table:table-cell table:formula="of:=['Epoch Averages'.H86]" office:value-type="float" office:value="0.0023" calcext:value-type="float">
            <text:p>0.0023</text:p>
          </table:table-cell>
        </table:table-row>
        <table:table-row table:style-name="ro1">
          <table:table-cell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78" calcext:value-type="float">
            <text:p>0.78</text:p>
          </table:table-cell>
          <table:table-cell table:formula="of:=['Epoch Averages'.D91]" office:value-type="float" office:value="0.78" calcext:value-type="float">
            <text:p>0.78</text:p>
          </table:table-cell>
          <table:table-cell table:formula="of:=['Epoch Averages'.E91]" office:value-type="float" office:value="0.607" calcext:value-type="float">
            <text:p>0.607</text:p>
          </table:table-cell>
          <table:table-cell table:formula="of:=['Epoch Averages'.F91]" office:value-type="float" office:value="0.604" calcext:value-type="float">
            <text:p>0.604</text:p>
          </table:table-cell>
          <table:table-cell table:formula="of:=['Epoch Averages'.G91]" office:value-type="float" office:value="20.85" calcext:value-type="float">
            <text:p>20.85</text:p>
          </table:table-cell>
          <table:table-cell table:formula="of:=['Epoch Averages'.H91]" office:value-type="float" office:value="0.0055" calcext:value-type="float">
            <text:p>0.0055</text:p>
          </table:table-cell>
        </table:table-row>
        <table:table-row table:style-name="ro1">
          <table:table-cell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79" calcext:value-type="float">
            <text:p>0.79</text:p>
          </table:table-cell>
          <table:table-cell table:formula="of:=['Epoch Averages'.D96]" office:value-type="float" office:value="0.78" calcext:value-type="float">
            <text:p>0.78</text:p>
          </table:table-cell>
          <table:table-cell table:formula="of:=['Epoch Averages'.E96]" office:value-type="float" office:value="0.595" calcext:value-type="float">
            <text:p>0.595</text:p>
          </table:table-cell>
          <table:table-cell table:formula="of:=['Epoch Averages'.F96]" office:value-type="float" office:value="0.595" calcext:value-type="float">
            <text:p>0.595</text:p>
          </table:table-cell>
          <table:table-cell table:formula="of:=['Epoch Averages'.G96]" office:value-type="float" office:value="20.98" calcext:value-type="float">
            <text:p>20.98</text:p>
          </table:table-cell>
          <table:table-cell table:formula="of:=['Epoch Averages'.H96]" office:value-type="float" office:value="0.003" calcext:value-type="float">
            <text:p>0.003</text:p>
          </table:table-cell>
        </table:table-row>
        <table:table-row table:style-name="ro1">
          <table:table-cell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79" calcext:value-type="float">
            <text:p>0.79</text:p>
          </table:table-cell>
          <table:table-cell table:formula="of:=['Epoch Averages'.D101]" office:value-type="float" office:value="0.79" calcext:value-type="float">
            <text:p>0.79</text:p>
          </table:table-cell>
          <table:table-cell table:formula="of:=['Epoch Averages'.E101]" office:value-type="float" office:value="0.585" calcext:value-type="float">
            <text:p>0.585</text:p>
          </table:table-cell>
          <table:table-cell table:formula="of:=['Epoch Averages'.F101]" office:value-type="float" office:value="0.585" calcext:value-type="float">
            <text:p>0.585</text:p>
          </table:table-cell>
          <table:table-cell table:formula="of:=['Epoch Averages'.G101]" office:value-type="float" office:value="20.12" calcext:value-type="float">
            <text:p>20.12</text:p>
          </table:table-cell>
          <table:table-cell table:formula="of:=['Epoch Averages'.H101]" office:value-type="float" office:value="0.0036" calcext:value-type="float">
            <text:p>0.0036</text:p>
          </table:table-cell>
        </table:table-row>
      </table:table>
      <table:named-expressions/>
      <table:database-ranges>
        <table:database-range table:name="__Anonymous_Sheet_DB__1" table:target-range-address="'Epoch Averages'.I8:'Epoch Averages'.I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8T21:24:26.163893861</dc:date>
    <meta:editing-duration>PT8H24M22S</meta:editing-duration>
    <meta:editing-cycles>13</meta:editing-cycles>
    <meta:generator>LibreOffice/7.3.7.2$Linux_X86_64 LibreOffice_project/30$Build-2</meta:generator>
    <meta:document-statistic meta:table-count="3" meta:cell-count="4483" meta:object-count="0"/>
  </office:meta>
</office:document-meta>
</file>